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梅西抵达中国参加友谊赛 数百球迷热烈接机</text:span>
</text:h>
      <text:p text:style-name="P4">
Publisher: 法新社</text:p>
      <text:p text:style-name="P4">
Published Time: 2023-06-10T-19:02:07+00:00</text:p>
      <text:p text:style-name="P4">
Modified Time: 2023-06-10T08:50:01+00:00</text:p>
      <text:p text:style-name="P4">
Description: （法新社北京10日电） 阿根廷足球巨星梅西今天搭私人飞机抵达北京，受到数百名兴高采烈的球迷的欢迎。世界杯冠军阿根廷队将在下周的一场友谊赛迎战澳洲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10T-19-02-07-00-00/000000.png" xlink:type="simple" xlink:show="embed" xlink:actuate="onLoad" draw:mime-type="image/png"/>
</draw:frame>
</text:p>
      <text:p text:style-name="P4">
根据社群媒体图片，数百名在机场等候他的球迷高呼口号，其中许多人身穿阿根廷国家足球队的10号蓝白条纹球衣。</text:p>
      <text:p text:style-name="P4">
据当地媒体报导，这是梅西第7次访中，上一次是在2017年。</text:p>
      <text:p text:style-name="P4">
阿根廷队将于6月15日在北京新装修、可容纳6万8000人的工人体育场与澳洲队进行友谊赛。</text:p>
      <text:p text:style-name="P4">
Source: <text:a xlink:type="simple" xlink:href="https://www.rfi.fr/cn/%E8%BF%90%E5%8A%A8%E5%A4%A9%E5%9C%B0/20230610-%E6%A2%85%E8%A5%BF%E6%8A%B5%E8%BE%BE%E4%B8%AD%E5%9B%BD%E5%8F%82%E5%8A%A0%E5%8F%8B%E8%B0%8A%E8%B5%9B-%E6%95%B0%E7%99%BE%E7%90%83%E8%BF%B7%E7%83%AD%E7%83%88%E6%8E%A5%E6%9C%BA" text:style-name="Internet_20_link" text:visited-style-name="Visited_20_Internet_20_Link">
https://www.rfi.fr/cn/%E8%BF%90%E5%8A%A8%E5%A4%A9%E5%9C%B0/20230610-%E6%A2%85%E8%A5%BF%E6%8A%B5%E8%BE%BE%E4%B8%AD%E5%9B%BD%E5%8F%82%E5%8A%A0%E5%8F%8B%E8%B0%8A%E8%B5%9B-%E6%95%B0%E7%99%BE%E7%90%83%E8%BF%B7%E7%83%AD%E7%83%88%E6%8E%A5%E6%9C%BA</text:a>
</text:p>
      <!--NEWS-->
      <text:h text:style-name="P10" text:outline-level="1">
<text:span text:style-name="T4">
加拿大调查中国干预选举 负责人未竟全功就辞职</text:span>
</text:h>
      <text:p text:style-name="P4">
Publisher: 法新社</text:p>
      <text:p text:style-name="P4">
Published Time: 2023-06-10T-23:32:07+00:00</text:p>
      <text:p text:style-name="P4">
Modified Time: 2023-06-10T08:20:04+00:00</text:p>
      <text:p text:style-name="P4">
Description: （法新社渥太华9日电） 加拿大总理杜鲁道（Justin Trudeau）先前指派曾任总督的强斯敦（David Johnston）调查有关中国两度干预加国选举的指控，但由于反对党质疑这项任命，强斯敦今天辞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10T-23-32-07-00-00/000000.png" xlink:type="simple" xlink:show="embed" xlink:actuate="onLoad" draw:mime-type="image/png"/>
</draw:frame>
</text:p>
      <text:p text:style-name="P4">
强斯敦甫于5月底公布临时报告，认定中国政府企图干预加拿大2019年和2021年选举，但并未影响选举结果。</text:p>
      <text:p text:style-name="P4">
强斯敦原应于7月开始举行听证会，听取被当成干预目标的侨民社群证词、搜集国家安全和国际关系专家意见，然后于10月提交最终报告。</text:p>
      <text:p text:style-name="P4">
但反对党指责强斯敦与杜鲁道关系匪浅，要求另外展开独立公开调查。</text:p>
      <text:p text:style-name="P4">
强斯敦在辞呈中说：「当我接下调查外国干预的独立特别报告人任务时，我的目标是帮忙建立对我们民主制度的信任…我的结论是，在我的任命和工作上，基于严重的党派氛围，我的领导产生了反效果。」</text:p>
      <text:p text:style-name="P4">
杜鲁道所属的自由党（LiberalParty）未在上次大选取得多数，因此筹组少数政府。加拿大媒体先前引用外泄情报文件和不具名消息来源，揭露中国企图干预甚至破坏加拿大的民主程序，现在杜鲁道政府正面临解释官方因应作为的压力。媒体报导提到的指控包括秘密选举捐款、替加拿大候选人或议员效力的中国间谍等，目的是想左右政策。</text:p>
      <text:p text:style-name="P4">
上月，加拿大媒体报导，一位中国外交官被控试图恐吓保守党籍国会议员庄文浩（MichaelChong）及其在香港的家人，因为庄文浩曾经批评中国；加国接着驱逐被控涉案的中国外交官赵巍。</text:p>
      <text:p text:style-name="P4">
中方驳斥这些指控毫无根据，同时也驱逐一名加拿大外交官，并警告加拿大，若在中国政策上采取与美国一致的立场，可能会破坏与中国这个第2大贸易伙伴的关系。</text:p>
      <text:p text:style-name="P4">
强斯敦在初步报告中提到，常见的外国干预伎俩包括网路攻击、线上带风向、恶意造假资讯和「利用人际关系」。他也指出政府内部分享情报的方式有缺失。</text:p>
      <text:p text:style-name="P4">
但强斯敦拒绝公开调查，理由是事关「情报敏感性」。</text:p>
      <text:p text:style-name="P4">
他说，他最晚本月底就会离职。</text:p>
      <text:p text:style-name="P4">
Source: <text:a xlink:type="simple" xlink:href="https://www.rfi.fr/cn/%E5%9B%BD%E9%99%85%E6%8A%A5%E9%81%93/20230610-%E5%8A%A0%E6%8B%BF%E5%A4%A7%E8%B0%83%E6%9F%A5%E4%B8%AD%E5%9B%BD%E5%B9%B2%E9%A2%84%E9%80%89%E4%B8%BE-%E8%B4%9F%E8%B4%A3%E4%BA%BA%E6%9C%AA%E7%AB%9F%E5%85%A8%E5%8A%9F%E5%B0%B1%E8%BE%9E%E8%81%8C" text:style-name="Internet_20_link" text:visited-style-name="Visited_20_Internet_20_Link">
https://www.rfi.fr/cn/%E5%9B%BD%E9%99%85%E6%8A%A5%E9%81%93/20230610-%E5%8A%A0%E6%8B%BF%E5%A4%A7%E8%B0%83%E6%9F%A5%E4%B8%AD%E5%9B%BD%E5%B9%B2%E9%A2%84%E9%80%89%E4%B8%BE-%E8%B4%9F%E8%B4%A3%E4%BA%BA%E6%9C%AA%E7%AB%9F%E5%85%A8%E5%8A%9F%E5%B0%B1%E8%BE%9E%E8%81%8C</text:a>
</text:p>
      <!--NEWS-->
      <text:h text:style-name="P10" text:outline-level="1">
<text:span text:style-name="T4">
泽伦斯基证实 乌克兰正对俄罗斯进行反攻</text:span>
</text:h>
      <text:p text:style-name="P4">
Publisher: 法新社</text:p>
      <text:p text:style-name="P4">
Published Time: 2023-06-10T-6:32:09+00:00</text:p>
      <text:p text:style-name="P4">
Modified Time: 2023-06-10T15:05:03+00:00</text:p>
      <text:p text:style-name="P4">
Description: （法新社基辅10日电） 乌克兰总统泽伦斯基今天表示，对俄罗斯部队的反攻行动正在进行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10T-6-32-09-00-00/000000.png" xlink:type="simple" xlink:show="embed" xlink:actuate="onLoad" draw:mime-type="image/png"/>
</draw:frame>
</text:p>
      <text:p text:style-name="P4">
泽伦斯基（Volodymyr Zelenskyy）在乌克兰首都基辅与来访的加拿大总理杜鲁道（JustinTrudeau）召开联合记者会时指出：「反攻和防卫行动正在乌克兰发生，但是我不会细谈目前处在什么阶段。」</text:p>
      <text:p text:style-name="P4">
他还说，自己每天都跟乌克兰武装部队总司令扎卢兹尼（Valery Zaluzhny）在内的军事指挥官保持联系，大家现在都满怀希望。</text:p>
      <text:p text:style-name="P4">
Source: <text:a xlink:type="simple" xlink:href="https://www.rfi.fr/cn/%E5%9B%BD%E9%99%85%E6%8A%A5%E9%81%93/20230610-%E6%B3%BD%E4%BC%A6%E6%96%AF%E5%9F%BA%E8%AF%81%E5%AE%9E-%E4%B9%8C%E5%85%8B%E5%85%B0%E6%AD%A3%E5%AF%B9%E4%BF%84%E7%BD%97%E6%96%AF%E8%BF%9B%E8%A1%8C%E5%8F%8D%E6%94%BB" text:style-name="Internet_20_link" text:visited-style-name="Visited_20_Internet_20_Link">
https://www.rfi.fr/cn/%E5%9B%BD%E9%99%85%E6%8A%A5%E9%81%93/20230610-%E6%B3%BD%E4%BC%A6%E6%96%AF%E5%9F%BA%E8%AF%81%E5%AE%9E-%E4%B9%8C%E5%85%8B%E5%85%B0%E6%AD%A3%E5%AF%B9%E4%BF%84%E7%BD%97%E6%96%AF%E8%BF%9B%E8%A1%8C%E5%8F%8D%E6%94%BB</text:a>
</text:p>
      <!--NEWS-->
      <text:h text:style-name="P10" text:outline-level="1">
<text:span text:style-name="T4">
香港BNO移民潮：两位母亲携全家移民英国的故事</text:span>
</text:h>
      <text:p text:style-name="P4">
Author: https://www.facebook.com/bbcworldservice/</text:p>
      <text:p text:style-name="P4">
Publisher: BBC News 中文</text:p>
      <text:p text:style-name="P4">
Published Time: 2023-06-10T02:25:53.000Z</text:p>
      <text:p text:style-name="P4">
Modified Time: 2023-06-10T02:25:53.000Z</text:p>
      <text:p text:style-name="P4">
Description: 自香港“反送中”和《国安法》实施以来，香港社会近年迎来移民潮。Luby（鲁比）和Effie（艾菲）是两位香港妈妈，她们举家搬至英国后，是否已经适应了那里的生活？</text:p>
      <text:p text:style-name="P4">
Images: []</text:p>
      <text:p text:style-name="P4">
Videos: ["<text:a xlink:type="simple" xlink:href="https://www.bbc.com/ws/av-embeds/cps/zhongwen/simp/chinese-news-65857150/p0ftfz54/zh-hans" text:style-name="Internet_20_link" text:visited-style-name="Visited_20_Internet_20_Link">
zh-hans</text:a>
"]</text:p>
      <text:p text:style-name="P4">
Tags: ['家庭', '英国', '香港版国安法', '逃犯条例', '香港', '年轻人', '婚姻']</text:p>
      <text:p text:style-name="P4">
Type: Article</text:p>
      <!--METADATA-->
      <text:h text:style-name="P12" text:outline-level="3">
<text:span text:style-name="T4">
香港BNO移民潮：两位母亲携全家移民英国的故事</text:span>
</text:h>
      <text:p text:style-name="P4">
<text:a xlink:type="simple" xlink:href="https://www.bbc.com/ws/av-embeds/cps/zhongwen/simp/chinese-news-65857150/p0ftfz54/zh-hans" text:style-name="Internet_20_link" text:visited-style-name="Visited_20_Internet_20_Link">
 Video-1-Link：/ws/av-embeds/cps/zhongwen/simp/chinese-news-65857150/p0ftfz54/zh-hans </text:a>
 <text:span text:style-name="T4">
你的器材不支持播放多媒体材料</text:span>
<text:span text:style-name="T4">
香港BNO移民潮：两位母亲携全家移民英国的故事</text:span>
 2023年6月10日</text:p>
      <text:p text:style-name="P4">
自香港“反送中”和《国安法》实施以来，香港社会近年迎来移民潮。英国政府开放签证计划予持英国海外国民（BNO）身份的港人与其家人移民。</text:p>
      <text:p text:style-name="P4">
Luby（鲁比）和Effie（艾菲）是两位香港妈妈，她们举家搬至英国后，是否已经适应了那里的生活？</text:p>
      <text:p text:style-name="P4">
Source: <text:a xlink:type="simple" xlink:href="https://www.bbc.com/zhongwen/simp/chinese-news-65857150" text:style-name="Internet_20_link" text:visited-style-name="Visited_20_Internet_20_Link">
https://www.bbc.com/zhongwen/simp/chinese-news-65857150</text:a>
</text:p>
      <!--NEWS-->
      <text:h text:style-name="P10" text:outline-level="1">
<text:span text:style-name="T4">
六四34周年、“反送中”四周年、乌克兰水坝被炸毁和本周更多重要故事</text:span>
</text:h>
      <text:p text:style-name="P4">
Author: https://www.facebook.com/bbcworldservice/</text:p>
      <text:p text:style-name="P4">
Publisher: BBC News 中文</text:p>
      <text:p text:style-name="P4">
Published Time: 2023-06-10T03:11:32.000Z</text:p>
      <text:p text:style-name="P4">
Modified Time: 2023-06-10T03:11:32.000Z</text:p>
      <text:p text:style-name="P4">
Description: BBC国际频道调查小组"BBC之眼"以卧底的方式，揭露通过性暴力牟利的幕后黑手。本周，台湾政坛上“性骚扰”指控海啸来袭。</text:p>
      <text:p text:style-name="P4">
Images: ["<text:a xlink:type="simple" xlink:href="https://ichef.bbci.co.uk/news/640/cpsprodpb/0C9E/production/_130003230_a7a40d2d-2ce8-4db3-91e7-84671a793fd5.jpg" text:style-name="Internet_20_link" text:visited-style-name="Visited_20_Internet_20_Link">
_130003230_a7...</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853731/p0fs9pzr/zh-hans" text:style-name="Internet_20_link" text:visited-style-name="Visited_20_Internet_20_Link">
zh-hans</text:a>
", "<text:a xlink:type="simple" xlink:href="https://www.bbc.com/ws/av-embeds/cps/zhongwen/simp/press-review-65853731/p0ft5s47/zh-hans" text:style-name="Internet_20_link" text:visited-style-name="Visited_20_Internet_20_Link">
zh-hans</text:a>
", "<text:a xlink:type="simple" xlink:href="https://www.bbc.com/ws/av-embeds/cps/zhongwen/simp/press-review-65853731/p0fsqrbd/zh-hans" text:style-name="Internet_20_link" text:visited-style-name="Visited_20_Internet_20_Link">
zh-hans</text:a>
", "<text:a xlink:type="simple" xlink:href="https://www.bbc.com/ws/av-embeds/cps/zhongwen/simp/press-review-65853731/p0ft5zy4/zh-hans" text:style-name="Internet_20_link" text:visited-style-name="Visited_20_Internet_20_Link">
zh-hans</text:a>
"]</text:p>
      <text:p text:style-name="P4">
Tags: ['乌克兰局势升温', '香港版国安法', '逃犯条例', '中國', '政治', '台湾', '军事', '乌克兰']</text:p>
      <text:p text:style-name="P4">
Type: Article</text:p>
      <!--METADATA-->
      <text:h text:style-name="P12" text:outline-level="3">
<text:span text:style-name="T4">
六四34周年、“反送中”四周年、乌克兰水坝被炸毁、台湾政坛性骚扰和本周更多重要故事</text:span>
</text:h>
      <text:p text:style-name="P4">
2023年6月10日<draw:frame draw:style-name="fr1" draw:name="Image6" text:anchor-type="as-char" svg:width="6.9236in" svg:height="3.894525in" draw:z-index="0">
<draw:image xlink:href="../Images/BBC Chinese/2023-06-10T03-11-32.000Z/_130003230_a7a40d2d-2ce8-4db3-91e7-84671a793fd5.jpg" xlink:type="simple" xlink:show="embed" xlink:actuate="onLoad" draw:mime-type="image/jpeg"/>
</draw:frame>
</text:p>
      <text:p text:style-name="P4">
图像来源，  Reuters/Maxar Technologies</text:p>
      <text:p text:style-name="P4">
图像加注文字，</text:p>
      <text:p text:style-name="P4">
卫星图像显示洪水涌过新卡霍夫卡水坝破口，几个城镇已经被淹。</text:p>
      <text:p text:style-name="P4">
<text:span text:style-name="T4">
本周，2019年香港“反送中”运动四周年纪念，BBC中文将陆续推出一系列报道，回顾这次社会运动如何改变香港。值得注意的是，上周末是1989年“六四事件”34周年，往年在香港维园举办纪念活动，今年却了无声息，折射香港的改变。</text:span>
</text:p>
      <text:p text:style-name="P4">
在俄乌战场，俄罗斯占领区的一座乌克兰重要水坝被炸毁后，数千民众从水坝下游疏散。俄乌相互指控对方是炸毁水坝的元凶。</text:p>
      <text:p text:style-name="P4">
BBC国际频道调查小组"BBC之眼"以卧底的方式，揭露通过性暴力牟利的幕后黑手。本周，台湾政坛上“性骚扰”指控的海啸来袭。相关实名指控先在民进党内部开始出现，之后有资深媒体人控诉国民党民代性骚扰等，性骚扰议题成为台湾总统大选开跑后不久的意外风暴。</text:p>
      <text:p text:style-name="P4">
此外，在斯诺克台球（snooker）界最大规模的一宗腐败案中，10名中国球员受到不同程度的处罚。</text:p>
      <text:p text:style-name="P4">
刚刚过去的一周，BBC中文以上新闻内容受到读者的关注。如果你错过了它们，我们带你一一回顾。</text:p>
      <text:p text:style-name="P4">
<draw:frame draw:style-name="fr1" draw:name="Image7"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1. 六四34周年：香港警方严防戒备 在铜锣湾带走数人</text:span>
</text:h>
      <text:p text:style-name="P4">
<text:a xlink:type="simple" xlink:href="https://www.bbc.com/ws/av-embeds/cps/zhongwen/simp/press-review-65853731/p0fs9pzr/zh-hans" text:style-name="Internet_20_link" text:visited-style-name="Visited_20_Internet_20_Link">
 Video-1-Link：/ws/av-embeds/cps/zhongwen/simp/press-review-65853731/p0fs9pzr/zh-hans </text:a>
 <text:span text:style-name="T4">
你的器材不支持播放多媒体材料</text:span>
视频加注文字，</text:p>
      <text:p text:style-name="P4">
周日（6月4日）是1989年「六四」事件34週年纪念日，香港维多利亚公园连续第四年没有举行烛光集会。从白天开始，铜锣湾一带已有大批警力驻守，反恐特勤队也出动巡逻。</text:p>
      <text:p text:style-name="P4">
<text:a xlink:type="simple" xlink:href="https://www.bbc.com/zhongwen/simp/chinese-news-65807448" text:style-name="Internet_20_link" text:visited-style-name="Visited_20_Internet_20_Link">
 六四34周年：香港警方严防戒备 在铜锣湾附近带走数人 </text:a>
</text:p>
      <text:p text:style-name="P4">
1989年"六四"事件34周年纪念日，香港维多利亚公园连续第四年没有举行烛光集会。从白天开始，铜锣湾一带已有大批警力驻守，反恐特勤队也出动巡逻。</text:p>
      <text:p text:style-name="P4">
<draw:frame draw:style-name="fr1" draw:name="Image9"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2.香港“反送中”四周年</text:span>
</text:h>
      <text:p text:style-name="P4">
<text:a xlink:type="simple" xlink:href="https://www.bbc.com/ws/av-embeds/cps/zhongwen/simp/press-review-65853731/p0ft5s47/zh-hans" text:style-name="Internet_20_link" text:visited-style-name="Visited_20_Internet_20_Link">
 Video-2-Link：/ws/av-embeds/cps/zhongwen/simp/press-review-65853731/p0ft5s47/zh-hans </text:a>
 <text:span text:style-name="T4">
你的器材不支持播放多媒体材料</text:span>
视频加注文字，</text:p>
      <text:p text:style-name="P4">
2019年香港的“反修例”运动开始后，大量年轻人因相关抗议被捕入狱。BBC中文採访了两位出狱的“反修例”运动示威者，以及帮助因社运案件入狱人士的支援网络。</text:p>
      <text:p text:style-name="P4">
<text:a xlink:type="simple" xlink:href="https://www.bbc.com/zhongwen/simp/chinese-news-65842285" text:style-name="Internet_20_link" text:visited-style-name="Visited_20_Internet_20_Link">
 香港“反送中”四周年：禁书、禁语、自我审查与香港人被“再教育” </text:a>
</text:p>
      <text:p text:style-name="P4">
2019年香港“反送中”运动被官方定性为“颜色革命”，《国安法》标志着香港"二次回归"。BBC中文采访教育、传媒、公务员等多个界别的前线人员，他们都称感受到翻天覆地的变化，并指官方正从文化上改造香港。</text:p>
      <text:p text:style-name="P4">
此外，2019年香港的"反修例"运动开始后，大量年轻人因相关抗议被捕入狱。BBC中文採访了两位出狱的"反修例"运动示威者，以及帮助因社运案件入狱人士的支援网络。</text:p>
      <text:p text:style-name="P4">
<draw:frame draw:style-name="fr1" draw:name="Image11"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3.乌克兰水坝遭炸毁</text:span>
</text:h>
      <text:p text:style-name="P4">
<text:a xlink:type="simple" xlink:href="https://www.bbc.com/ws/av-embeds/cps/zhongwen/simp/press-review-65853731/p0fsqrbd/zh-hans" text:style-name="Internet_20_link" text:visited-style-name="Visited_20_Internet_20_Link">
 Video-3-Link：/ws/av-embeds/cps/zhongwen/simp/press-review-65853731/p0fsqrbd/zh-hans </text:a>
 <text:span text:style-name="T4">
你的器材不支持播放多媒体材料</text:span>
视频加注文字，</text:p>
      <text:p text:style-name="P4">
乌克兰水坝遭炸毁急撤上万人 俄乌均否认发动攻击</text:p>
      <text:p text:style-name="P4">
<text:a xlink:type="simple" xlink:href="https://www.bbc.com/zhongwen/simp/world-65831170" text:style-name="Internet_20_link" text:visited-style-name="Visited_20_Internet_20_Link">
 乌克兰水坝遭炸毁：数千平民逃命 俄乌均否认发动攻击 </text:a>
</text:p>
      <text:p text:style-name="P4">
本周，俄罗斯占领区的一座乌克兰重要水坝被炸毁后，数千民众从水坝下游疏散。俄乌相互指控对方是炸毁水坝的元凶。</text:p>
      <text:p text:style-name="P4">
乌克兰总统泽连斯基表示，新卡霍夫卡（NovaKakhovka）的水坝被毁后，可能有80个城镇和村庄会被淹没，他将此归咎于俄罗斯。滚滚河水正涌入德聂伯河，据说已经对赫尔松市构成了致命性的洪灾风险。</text:p>
      <text:p text:style-name="P4">
俄罗斯否认摧毁了这座由其控制的水坝，并指责是乌克兰炮击所致。</text:p>
      <text:p text:style-name="P4">
基辅和莫斯科就大坝决口相互指责，交战双方的说法尚未得到BBC的证实。</text:p>
      <text:p text:style-name="P4">
<draw:frame draw:style-name="fr1" draw:name="Image13"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4.地铁性骚扰</text:span>
</text:h>
      <text:p text:style-name="P4">
 图像加注文字，</text:p>
      <text:p text:style-name="P4">
“猫咪”拥有三个“痴汉”网站提供性侵视频（图为BBC记者卧底拍摄的性侵视频网站主谋“猫咪”。）</text:p>
      <text:p text:style-name="P4">
<text:a xlink:type="simple" xlink:href="https://www.bbc.com/zhongwen/simp/world-65840998" text:style-name="Internet_20_link" text:visited-style-name="Visited_20_Internet_20_Link">
 地铁性骚扰：谁在网上贩卖“痴汉”性侵影片？ </text:a>
  * <text:a xlink:type="simple" xlink:href="https://www.bbc.com/zhongwen/simp/chinese-news-65854024" text:style-name="Internet_20_link" text:visited-style-name="Visited_20_Internet_20_Link">
 BBC纪录片：追查“痴汉”──谁在售卖性侵偷拍影片 </text:a>
</text:p>
      <text:p text:style-name="P4">
<text:a xlink:type="simple" xlink:href="https://www.bbc.com/ws/av-embeds/cps/zhongwen/simp/press-review-65853731/p0ft5zy4/zh-hans" text:style-name="Internet_20_link" text:visited-style-name="Visited_20_Internet_20_Link">
 Video-4-Link：/ws/av-embeds/cps/zhongwen/simp/press-review-65853731/p0ft5zy4/zh-hans </text:a>
 <text:span text:style-name="T4">
你的器材不支持播放多媒体材料</text:span>
视频加注文字，</text:p>
      <text:p text:style-name="P4">
追查“痴汉”：谁在售卖性侵偷拍影片</text:p>
      <text:p text:style-name="P4">
在东亚各地的公共交通工具上遭遇性侵犯的女性，还面临着另一种风险：性侵者偷偷拍摄下猥亵过程，并把影片放在网上出售。经过超过一年的调查，BBC国际频道调查小组"BBC之眼"以卧底的方式，揭露通过性暴力牟利的幕后黑手。</text:p>
      <text:p text:style-name="P4">
<draw:frame draw:style-name="fr1" draw:name="Image16"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5.斯诺克假球案</text:span>
</text:h>
      <text:p text:style-name="P4">
</text:p>
      <text:p text:style-name="P4">
图像来源，  George Wood</text:p>
      <text:p text:style-name="P4">
<text:a xlink:type="simple" xlink:href="https://www.bbc.com/zhongwen/simp/sports-65830336" text:style-name="Internet_20_link" text:visited-style-name="Visited_20_Internet_20_Link">
 10名中国斯诺克球员集体涉案，调查称梁文博“游说”其他球员作弊 </text:a>
</text:p>
      <text:p text:style-name="P4">
在斯诺克台球（snooker）界最大规模的一宗腐败案中，中国球员梁文博、李行涉嫌参与假球，被世界职业台球与斯诺克协会（WPBSA）处以终身禁赛。</text:p>
      <text:p text:style-name="P4">
另外八名涉案的中国球员在相关调查中承认有不当行为，被处以20个月至5年不等的禁赛处罚。</text:p>
      <text:p text:style-name="P4">
涉案的10人中，世界排名最高的是第11位的前英国锦标赛冠军赵心童，他被处以1年零8个月禁赛，2021年大师赛冠军颜丙涛则被禁赛5年。</text:p>
      <text:p text:style-name="P4">
案件中的指控包括操纵比赛、打假球、唆使其他球员作弊以及赌球。</text:p>
      <text:p text:style-name="P4">
<draw:frame draw:style-name="fr1" draw:name="Image18"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6.台湾政坛“性骚扰”指控</text:span>
</text:h>
      <text:p text:style-name="P4">
</text:p>
      <text:p text:style-name="P4">
图像来源，  Getty Images</text:p>
      <text:p text:style-name="P4">
图像加注文字，</text:p>
      <text:p text:style-name="P4">
台湾街头。</text:p>
      <text:p text:style-name="P4">
<text:a xlink:type="simple" xlink:href="https://www.bbc.com/zhongwen/simp/chinese-news-65818510" text:style-name="Internet_20_link" text:visited-style-name="Visited_20_Internet_20_Link">
 台湾2024总统大选：性骚扰议题意外成为政治风暴 </text:a>
</text:p>
      <text:p text:style-name="P4">
本周，台湾政坛上“性骚扰”指控的海啸来袭。</text:p>
      <text:p text:style-name="P4">
相关实名指控先在民进党内部开始出现，之后有资深媒体人控诉国民党民代性骚扰等，性骚扰议题成为台湾总统大选开跑后不久的意外风暴。</text:p>
      <text:p text:style-name="P4">
但争议也延烧到学术界及文艺界，这几天被指控者众，包括在台湾清华大学任客座助理教授的的中国“六四”民运人士王丹，曾在台湾访问的流亡作家贝岭。但两人都已否认相关指控。</text:p>
      <text:p text:style-name="P4">
其他案例尚有台湾中正大学副教授，台大医院教授，民众党主席柯文哲前文胆，国民党智库学者，纪录片导演及当地前报社高层等等，台湾的性骚扰议题继续延烧。</text:p>
      <text:p text:style-name="P4">
这些受指控者多数否认相关指控，并称愿意循司法途径釐清。BBC中文无法独立核实相关指控。</text:p>
      <text:p text:style-name="P4">
Source: <text:a xlink:type="simple" xlink:href="https://www.bbc.com/zhongwen/simp/press-review-65853731" text:style-name="Internet_20_link" text:visited-style-name="Visited_20_Internet_20_Link">
https://www.bbc.com/zhongwen/simp/press-review-65853731</text:a>
</text:p>
      <!--NEWS-->
      <text:h text:style-name="P10" text:outline-level="1">
<text:span text:style-name="T4">
肯亚中长跑好手再写新猷 7天内两度缔造世界纪录</text:span>
</text:h>
      <text:p text:style-name="P4">
Publisher: 法新社</text:p>
      <text:p text:style-name="P4">
Published Time: 2023-06-10T08:32:07+00:00</text:p>
      <text:p text:style-name="P4">
Modified Time: 2023-06-10T08:05:01+00:00</text:p>
      <text:p text:style-name="P4">
Description: （法新社巴黎9日电） 肯亚中长跑好手基皮耶贡在钻石联赛巴黎站打破女子5000公尺世界纪录，7天内两度缔造新的世界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6-10T08-32-07-00-00/000000.png" xlink:type="simple" xlink:show="embed" xlink:actuate="onLoad" draw:mime-type="image/png"/>
</draw:frame>
</text:p>
      <text:p text:style-name="P4">
29岁的基皮耶贡（Faith Kipyegon）今天在钻石联赛（Diamond League）巴黎站击败衣索比亚世界纪录保持人吉迪（LetesenbetGidey）拿下金牌，成绩打破女子5000公尺的世界纪录。</text:p>
      <text:p text:style-name="P4">
基皮耶贡在终点前约700公尺处超越吉迪，最后以14分5秒20压线。当基皮耶贡看到自己的成绩后，她难以置信地用双手��住脸，然后高兴地倒在地上，并获得吉迪的拥抱。</text:p>
      <text:p text:style-name="P4">
主攻1500公尺、拿过两面奥运金牌并曾于世锦赛夺金的基皮耶贡，从未想过自己可以在5000公尺打破世界纪录。</text:p>
      <text:p text:style-name="P4">
基皮耶贡说：「我不知道自己是怎么做到的。我只是尽量保持轻松并享受比赛。我只是参加比赛，然后一切随缘。当我发现创下世界纪录后，真的感到非常讶异。」</text:p>
      <text:p text:style-name="P4">
在此之前的世界纪录，是吉迪2020年10月7日在瓦伦西亚缔造的14分6秒62。</text:p>
      <text:p text:style-name="P4">
已经育有一女的基皮耶贡说：「我只是竭尽所能，只想提升个人最佳成绩，改写世界纪录不在计画当中。我只是追着吉迪跑，她是位了不起的女性。这真的太棒了。」</text:p>
      <text:p text:style-name="P4">
「我不知道接下来会怎么样，得先和教练等人谈过。我现在很开心，也非常激动，不知道该说什么好。如果我的身体健康，一切都是有可能的。」</text:p>
      <text:p text:style-name="P4">
基皮耶贡和吉迪在跑了3000公尺后从集团中脱颖而出，吉迪希望刷新自己保持的世界纪录，在最后的直道往前冲刺，但终究追不上基皮耶贡。</text:p>
      <text:p text:style-name="P4">
对成为首位缔造5000公尺世界纪录的肯亚人基皮耶贡来说，这是神奇的一周。</text:p>
      <text:p text:style-name="P4">
基皮耶贡2日在钻石联赛佛罗伦斯站，以3分49秒11打破衣索比亚女将狄芭巴（GenzebeDibaba）2015年创下的3分50秒07女子1500公尺世界纪录。</text:p>
      <text:p text:style-name="P4">
Source: <text:a xlink:type="simple" xlink:href="https://www.rfi.fr/cn/%E8%BF%90%E5%8A%A8%E5%A4%A9%E5%9C%B0/20230610-%E8%82%AF%E4%BA%9A%E4%B8%AD%E9%95%BF%E8%B7%91%E5%A5%BD%E6%89%8B%E5%86%8D%E5%86%99%E6%96%B0%E7%8C%B7-7%E5%A4%A9%E5%86%85%E4%B8%A4%E5%BA%A6%E7%BC%94%E9%80%A0%E4%B8%96%E7%95%8C%E7%BA%AA%E5%BD%95" text:style-name="Internet_20_link" text:visited-style-name="Visited_20_Internet_20_Link">
https://www.rfi.fr/cn/%E8%BF%90%E5%8A%A8%E5%A4%A9%E5%9C%B0/20230610-%E8%82%AF%E4%BA%9A%E4%B8%AD%E9%95%BF%E8%B7%91%E5%A5%BD%E6%89%8B%E5%86%8D%E5%86%99%E6%96%B0%E7%8C%B7-7%E5%A4%A9%E5%86%85%E4%B8%A4%E5%BA%A6%E7%BC%94%E9%80%A0%E4%B8%96%E7%95%8C%E7%BA%AA%E5%BD%95</text:a>
</text:p>
      <!--NEWS-->
      <text:h text:style-name="P10" text:outline-level="1">
<text:span text:style-name="T4">
卡斯特罗访华 洪都拉斯驻华大使馆在北京开馆</text:span>
</text:h>
      <text:p text:style-name="P4">
Author: None (Language: zh)</text:p>
      <text:p text:style-name="P4">
Publisher: None</text:p>
      <text:p text:style-name="P4">
Time: 2023-06-10T09:52:00Z</text:p>
      <text:p text:style-name="P4">
Description: 洪都拉斯总统卡斯特罗周五抵达上海展开国事访问。这是洪都拉斯与中国建交后，卡斯特罗首次访华。6月11日，洪都拉斯驻华大使馆在北京开馆，洪都拉斯外长雷纳和中国外长秦刚共同为大使馆揭牌。</text:p>
      <text:p text:style-name="P4">
Videos: []</text:p>
      <text:p text:style-name="P4">
Images: []</text:p>
      <text:p text:style-name="P4">
Subject: 时政风云</text:p>
      <text:p text:style-name="P4">
Subjects: ['卡斯特罗', '薄熙来', '专题报道：习近平访美', '中国共产党', '岛屿主权争端', '马英九', '专题报道：全景观看“习马会”', '中国反腐风暴', '20国集团', '专题报道：2016年台湾大选']</text:p>
      <text:p text:style-name="P4">
Keywords: ['卡斯特罗', '洪都拉斯', '金砖国家新开发银行', '习近平', '台湾', '邦交国']</text:p>
      <text:p text:style-name="P4">
ID: 65878378</text:p>
      <!--METADATA-->
      <text:p text:style-name="P4">
<text:a xlink:type="simple" xlink:href="https://www.dw.com/zh/overlay/image/article/65878378/65878142" text:style-name="Internet_20_link" text:visited-style-name="Visited_20_Internet_20_Link">
 </text:a>
</text:p>
      <text:p text:style-name="P4">
（德国之声中文网）据中国官媒新华社报道，洪都拉斯总统卡斯特罗应中国国家主席习近平邀请，于6月9日至14日对中国进行国事访问，并将与中国国家主席习近平举行会晤，「共同规划和引领中洪关系未来发展」。</text:p>
      <text:p text:style-name="P4">
在对中国为期六天的访问中，卡斯特罗第一站抵达金融中心上海，周五与上海市委书记陈吉宁会面。卡斯特罗在上海期间还访问了金砖国家新开发银行（NDB）总部及华为上海研究中心。据路透社报道，洪都拉斯总统办公室在推特上发文称，卡斯特罗在与金砖国家新开发银行的行长、巴西前总统罗塞夫会晤时，正式提出洪都拉斯加入该机构的申请。</text:p>
      <text:p text:style-name="P4">
据中国媒体报道，卡斯特罗在上海停留两日后，周六午后转往北京，访京期间将与习近平会晤。此行预计还将出席洪都拉斯驻北京大使馆的揭牌仪式。</text:p>
      <text:p text:style-name="P4">
</text:p>
      <text:p text:style-name="P4">
卡斯特罗第一站抵达上海，周五与上海市委书记陈吉宁会面</text:p>
      <text:p text:style-name="P4">
洪都拉斯于今年3月26日宣布与台湾断交，同日 <text:a xlink:type="simple" xlink:href="https://www.dw.com/zh/zh/宏都拉斯與中國建交-台灣控北京誘迫/a-65123275" text:style-name="Internet_20_link" text:visited-style-name="Visited_20_Internet_20_Link">
 与中国建立正式外交关系 </text:a>
，成为最新一个与台湾断交的国家。自民进党籍的台湾总统蔡英文2016年上台以来，北京加大打压台湾的国际空间并「挖角」台湾邦交国。2016年至今，中国已成功通过数十亿美元的投资，吸引了台湾的九个前盟友。</text:p>
      <text:p text:style-name="P4">
北京最近一次成功令台湾失去邦交国，正值中美紧张关系因台湾等一系列问题加剧之际。新加坡国立大学李光耀公共政策学院副教授吴木銮表示：「台湾始终是中美紧张关系的核心，习近平和中国领导班子将会不遗余力，特别是在台湾问题上。」吴木銮还补充说，无论代价如何，中国认为夺取与台湾的外交盟友是值得的。北京还将这些努力视为对欧美议员越来越频繁访台的一种回应方式。这类访问通常会引发北京的愤怒反应，包括去年8月前美国众议院议长佩洛西的访问。</text:p>
      <ul>
        <li>
</li>
      </ul>
      <h5>
台湾还有哪些邦交国？</h5>
      <text:h text:style-name="P12" text:outline-level="3">
<text:span text:style-name="T4">
危地马拉</text:span>
</text:h>
      <text:p text:style-name="P4">
拉丁美洲是台湾邦交国最集中的地方，共有8个。危地马拉西滨太平洋，东临加勒比海，北与墨西哥接壤，是古代玛雅文化中心之一。人口1124万，首都危地马拉城。居民多信奉天主教，官方语言为西班牙语。1933年与中华民国建交。</text:p>
      <ul>
        <li>
</li>
      </ul>
      <h5>
台湾还有哪些邦交国？</h5>
      <text:h text:style-name="P12" text:outline-level="3">
<text:span text:style-name="T4">
巴拉圭</text:span>
</text:h>
      <text:p text:style-name="P4">
巴拉圭是南美洲内陆国家，面积41万平方公里，人口664万，首都亚松森（Asunción），官方语言为西班牙语。农牧业是该国经济主要支柱，此外巴拉圭国家足球队是南美一支劲旅。1957年与台湾建交。巴拉圭将在2023年4月举行总统大选，在野党候选人已经表示，如果当选将考虑与台湾断交，转而与中国建交。</text:p>
      <ul>
        <li>
</li>
      </ul>
      <h5>
台湾还有哪些邦交国？</h5>
      <text:h text:style-name="P12" text:outline-level="3">
<text:span text:style-name="T4">
貝里斯</text:span>
</text:h>
      <text:p text:style-name="P4">
又称伯利兹，前身为英属洪都拉斯，位置在中美洲东海岸。是人口最少、人口密度最低的中美洲国家。</text:p>
      <ul>
        <li>
</li>
      </ul>
      <h5>
台湾还有哪些邦交国？</h5>
      <text:h text:style-name="P12" text:outline-level="3">
<text:span text:style-name="T4">
圣文森</text:span>
</text:h>
      <text:p text:style-name="P4">
全名为「圣文森特和格林纳丁斯」，简称圣文森国，位于拉丁美洲，1981年起与中华民国建立邦交关系。</text:p>
      <ul>
        <li>
</li>
      </ul>
      <h5>
台湾还有哪些邦交国？</h5>
      <text:h text:style-name="P12" text:outline-level="3">
<text:span text:style-name="T4">
圣克里斯多福及尼维斯</text:span>
</text:h>
      <text:p text:style-name="P4">
又称圣基茨和尼维斯，位于加勒比海。2018年五月，在台湾被拒绝参与世界卫生大会(WHA)时，圣克里斯多福及尼维斯代表与台湾的卫生福利部部长见面并且支持台湾参与大会。</text:p>
      <ul>
        <li>
</li>
      </ul>
      <h5>
台湾还有哪些邦交国？</h5>
      <text:h text:style-name="P12" text:outline-level="3">
<text:span text:style-name="T4">
海地</text:span>
</text:h>
      <text:p text:style-name="P4">
海地是加勒比海岛国，面积2.8万平方公里，人口1070万，首都太子港，官方语言为法语和海地语。海地是全球最贫穷国家之一。2010年发生大地震后，海地经济一定程度上依赖国际社会的援助。1956年与台湾建交。</text:p>
      <ul>
        <li>
</li>
      </ul>
      <h5>
台湾还有哪些邦交国？</h5>
      <text:h text:style-name="P12" text:outline-level="3">
<text:span text:style-name="T4">
圣露西亚</text:span>
</text:h>
      <text:p text:style-name="P4">
又译为圣卢西亚，是个位于加勒比海的火山岛国家。曾经在1997年与中华人民共和国建交，而与中华民国(台湾)断交。之后又在2007年与中华民国恢复邦交关系。</text:p>
      <ul>
        <li>
</li>
      </ul>
      <h5>
台湾还有哪些邦交国？</h5>
      <text:h text:style-name="P12" text:outline-level="3">
<text:span text:style-name="T4">
史瓦帝尼</text:span>
</text:h>
      <text:p text:style-name="P4">
又译斯威士兰（Swaziland）位于非洲东南部，东邻莫桑比克，其余方向与南非接壤。面积1.74万平方公里，人口130万。官方语言为英语和斯瓦蒂语，经济上主要依赖南非。1968年与台湾建交。</text:p>
      <ul>
        <li>
</li>
      </ul>
      <h5>
台湾还有哪些邦交国？</h5>
      <text:h text:style-name="P12" text:outline-level="3">
<text:span text:style-name="T4">
帕劳</text:span>
</text:h>
      <text:p text:style-name="P4">
又译帛琉，位处西太平洋，1999年与中华民国建交。2017年开始，中国以帕劳与中华民国之间维持邦交关系为由，指示旅行社停飞帕劳之后，中国游客遽减。由于来自中国的旅客实在太少，帕劳太平洋航空甚至在2018年时，宣称以成本考量决定暂停飞往中国的航班。</text:p>
      <ul>
        <li>
</li>
      </ul>
      <h5>
台湾还有哪些邦交国？</h5>
      <text:h text:style-name="P12" text:outline-level="3">
<text:span text:style-name="T4">
马绍尔群岛</text:span>
</text:h>
      <text:p text:style-name="P4">
马绍尔群岛是位于太平洋中部的岛国，由一千多个岛礁组成，面积181平方公里，人口5.3万，主要为密克罗尼西亚人，官方语言为英语和马绍尔语。1986年从美国托管下独立，1998年与台湾建交。</text:p>
      <ul>
        <li>
</li>
      </ul>
      <h5>
台湾还有哪些邦交国？</h5>
      <text:h text:style-name="P12" text:outline-level="3">
<text:span text:style-name="T4">
诺鲁共和国</text:span>
</text:h>
      <text:p text:style-name="P4">
又译为瑙鲁，是位于南太平洋中部的岛国，面积24平方公里，人口1.02万。二战期间瑙鲁被日本占领，战后由澳大利亚、英国、新西兰共同托管，1968年正式独立。1980年与台湾建交，2003年断交，2005年复交。</text:p>
      <ul>
        <li>
</li>
      </ul>
      <h5>
台湾还有哪些邦交国？</h5>
      <text:h text:style-name="P12" text:outline-level="3">
<text:span text:style-name="T4">
图瓦卢</text:span>
</text:h>
      <text:p text:style-name="P4">
图瓦卢位于南太平洋，由9个环形珊瑚岛群组成，国土面积约为26平方公里，人口1.1万。1979年与台湾建交。图瓦卢海拔最高4.5米，受到海平面上升的严重威胁。2001年该国领导人在一份声明中说，由于面临国土被海水吞没的命运，该国居民将逐步撤离，举国搬迁新西兰。</text:p>
      <ul>
        <li>
</li>
      </ul>
      <h5>
台湾还有哪些邦交国？</h5>
      <text:h text:style-name="P12" text:outline-level="3">
<text:span text:style-name="T4">
梵蒂冈</text:span>
</text:h>
      <text:p text:style-name="P4">
梵蒂冈是台湾在欧洲唯一的邦交国。位于罗马城内的梵蒂冈，面积仅为0.44平方公里，被称为城中之国，是天主教罗马教廷所在地。1942年与中华民国建交。</text:p>
      <text:p text:style-name="P4">
作者: 叶宣</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台湾目前仅存13个邦交国，包括拉丁美洲的贝里斯、巴拉圭和危地马拉、梵蒂冈城、非洲南部的斯威士兰以及加勒比海和南太平洋地区的几个国家。当洪都拉斯考虑转向中国时，其政府表示希望得到新的投资和减少债务。该国外交部长雷依纳（Eduardo EnriqueReina）今年3月告诉当地媒体，洪都拉斯已要求台湾针对6亿美元的债务重新谈判，并将每年金援翻倍至1亿美元。台湾表示一直与洪都拉斯合作，以满足该国的需求。</text:p>
      <text:p text:style-name="P4">
专家表示，洪都拉斯希望从中国获得在基础设施项目方面的大规模投资，包括在帕图卡河修建三座水电站的计划中的一座新水电站。中国已为在2021年1月启用的第一座水电站投资近3亿美元。</text:p>
      <text:p text:style-name="P4">
（综合报道）</text:p>
      <text:p text:style-name="P4">
Source: <text:a xlink:type="simple" xlink:href="https://www.dw.com/zh/卡斯特罗访华-洪都拉斯驻华大使馆在北京开馆/a-65878378" text:style-name="Internet_20_link" text:visited-style-name="Visited_20_Internet_20_Link">
https://www.dw.com/zh/卡斯特罗访华-洪都拉斯驻华大使馆在北京开馆/a-65878378?maca=chi-rss-chi-all-1127-rdf</text:a>
</text:p>
      <!--NEWS-->
      <text:h text:style-name="P10" text:outline-level="1">
<text:span text:style-name="T4">
秘鲁女性失踪问题严重  4个月内逾3400人下落不明</text:span>
</text:h>
      <text:p text:style-name="P4">
Publisher: 法新社</text:p>
      <text:p text:style-name="P4">
Published Time: 2023-06-10T1:02:07+00:00</text:p>
      <text:p text:style-name="P4">
Modified Time: 2023-06-10T18:50:04+00:00</text:p>
      <text:p text:style-name="P4">
Description: （法新社利马10日电） 秘鲁监察员办公室（Ombudsman's Office）今天表示，单是在今年1月至4月期间，秘鲁就有超过3400名女性被被通报失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10T1-02-07-00-00/000000.png" xlink:type="simple" xlink:show="embed" xlink:actuate="onLoad" draw:mime-type="image/png"/>
</draw:frame>
</text:p>
      <text:p text:style-name="P4">
法新社报导，根据监察员办公室发布、题为「她们发生了什么事？」的报告，在2023年的前4个月中，共有3406起女性失踪案件，但其中仅寻获1902人，仍有1504人下落不明。</text:p>
      <text:p text:style-name="P4">
监察员办公室副主任欧提兹（IsabelOrtiz）表示，在拥有3300万人口的秘鲁，女性失踪情况应被视为「迫切危机」，她还说国家并未采取任何行动避免此类事件发生。</text:p>
      <text:p text:style-name="P4">
她批评，「当局并未将女性失踪（主要是绑架和诱拐）问题当作优先议程。」</text:p>
      <text:p text:style-name="P4">
据报导，2022年秘鲁有超过5380名女性失踪，其中大部分是未成年女孩和青少年，这个数字较2021年减少了 9.7%。</text:p>
      <text:p text:style-name="P4">
根据多个非政府组织的说法，警察和检察官办公室皆未对许多案件进行充分调查，因为他们认为，这些女性是自愿离家的。</text:p>
      <text:p text:style-name="P4">
Source: <text:a xlink:type="simple" xlink:href="https://www.rfi.fr/cn/%E5%9B%BD%E9%99%85%E6%8A%A5%E9%81%93/20230610-%E7%A7%98%E9%B2%81%E5%A5%B3%E6%80%A7%E5%A4%B1%E8%B8%AA%E9%97%AE%E9%A2%98%E4%B8%A5%E9%87%8D-4%E4%B8%AA%E6%9C%88%E5%86%85%E9%80%BE3400%E4%BA%BA%E4%B8%8B%E8%90%BD%E4%B8%8D%E6%98%8E" text:style-name="Internet_20_link" text:visited-style-name="Visited_20_Internet_20_Link">
https://www.rfi.fr/cn/%E5%9B%BD%E9%99%85%E6%8A%A5%E9%81%93/20230610-%E7%A7%98%E9%B2%81%E5%A5%B3%E6%80%A7%E5%A4%B1%E8%B8%AA%E9%97%AE%E9%A2%98%E4%B8%A5%E9%87%8D-4%E4%B8%AA%E6%9C%88%E5%86%85%E9%80%BE3400%E4%BA%BA%E4%B8%8B%E8%90%BD%E4%B8%8D%E6%98%8E</text:a>
</text:p>
      <!--NEWS-->
      <text:h text:style-name="P10" text:outline-level="1">
<text:span text:style-name="T4">
特朗普再遭刑事检控：被控37宗罪，他会因此入狱吗？</text:span>
</text:h>
      <text:p text:style-name="P4">
Author: https://www.facebook.com/bbcworldservice/</text:p>
      <text:p text:style-name="P4">
Publisher: BBC News 中文</text:p>
      <text:p text:style-name="P4">
Published Time: 2023-06-10T10:21:06.000Z</text:p>
      <text:p text:style-name="P4">
Modified Time: 2023-06-10T10:21:06.000Z</text:p>
      <text:p text:style-name="P4">
Description: 法律专家指，对2024年再次竞选总统的特朗普来说，一旦罪成他可能要入狱一段长时间。</text:p>
      <text:p text:style-name="P4">
Images: ["<text:a xlink:type="simple" xlink:href="https://ichef.bbci.co.uk/news/640/cpsprodpb/10F80/production/_130040596_gettyimages-1495224129.jpg" text:style-name="Internet_20_link" text:visited-style-name="Visited_20_Internet_20_Link">
_130040596_ge...</text:a>
"]</text:p>
      <text:p text:style-name="P4">
Videos: ["<text:a xlink:type="simple" xlink:href="https://www.bbc.com/ws/av-embeds/cps/zhongwen/simp/world-65865840/p0fb5sg2/zh-hans" text:style-name="Internet_20_link" text:visited-style-name="Visited_20_Internet_20_Link">
zh-hans</text:a>
", "<text:a xlink:type="simple" xlink:href="https://www.bbc.com/ws/av-embeds/cps/zhongwen/simp/world-65865840/p0fdzvmv/zh-hans" text:style-name="Internet_20_link" text:visited-style-name="Visited_20_Internet_20_Link">
zh-hans</text:a>
"]</text:p>
      <text:p text:style-name="P4">
Tags: ['政治', '唐纳德·特朗普', '美国', '法律']</text:p>
      <text:p text:style-name="P4">
Type: Article</text:p>
      <!--METADATA-->
      <text:h text:style-name="P12" text:outline-level="3">
<text:span text:style-name="T4">
特朗普再遭刑事检控：被控37宗罪，他会因此入狱吗？</text:span>
</text:h>
      <ul>
        <li>
小伯恩德·德布斯曼（Bernd Debusmann Jr）   * BBC记者 发自华盛顿</li>
      </ul>
      <text:p text:style-name="P4">
2023年6月10日<draw:frame draw:style-name="fr1" draw:name="Image37" text:anchor-type="as-char" svg:width="6.9236in" svg:height="3.894525in" draw:z-index="0">
<draw:image xlink:href="../Images/BBC Chinese/2023-06-10T10-21-06.000Z/_130040596_gettyimages-1495224129.jpg" xlink:type="simple" xlink:show="embed" xlink:actuate="onLoad" draw:mime-type="image/jpeg"/>
</draw:frame>
</text:p>
      <text:p text:style-name="P4">
图像来源，  Getty Images</text:p>
      <text:p text:style-name="P4">
图像加注文字，</text:p>
      <text:p text:style-name="P4">
美国前总统特朗普表示自己是无辜的。</text:p>
      <text:p text:style-name="P4">
<text:span text:style-name="T4">
美国前总统特朗普两个月内第二次遭刑事检控。</text:span>
</text:p>
      <text:p text:style-name="P4">
这一次关乎他离开白宫后的机密文件处理。去年，美国联邦调查局搜查他位于佛罗里达州的私人别墅海湖庄园（Mar-a-Lago），查获数千份文件，包括约100份机密文件。</text:p>
      <text:p text:style-name="P4">
根据周五公开的起诉书，他被控37项罪名，指他把有关美国军事和核计划等高度敏感文件藏在别墅内，置于舞厅、浴室甚至淋浴间。</text:p>
      <text:p text:style-name="P4">
法律专家指，对2024年再次竞选总统的特朗普来说，一旦罪成他可能要入狱一段长时间。</text:p>
      <text:p text:style-name="P4">
特朗普一再否认有不法行为，并说他“从未想过这种事情会发生在美国前总统身上”。</text:p>
      <text:p text:style-name="P4">
<text:a xlink:type="simple" xlink:href="https://www.bbc.com/zhongwen/simp/world-63658483" text:style-name="Internet_20_link" text:visited-style-name="Visited_20_Internet_20_Link">
 特朗普宣布再次竞选美国总统：曾投票给他的选民是否仍会支持？ </text:a>
  * <text:a xlink:type="simple" xlink:href="https://www.bbc.com/zhongwen/simp/world-65135322" text:style-name="Internet_20_link" text:visited-style-name="Visited_20_Internet_20_Link">
 特朗普因“封口费”事件遭刑事起诉成美国政坛首例，这将如何影响2024总统大选？ </text:a>
  * <text:a xlink:type="simple" xlink:href="https://www.bbc.com/zhongwen/simp/world-65184982" text:style-name="Internet_20_link" text:visited-style-name="Visited_20_Internet_20_Link">
 特朗普受审：起诉美国前总统的34宗重罪揭露了什么？ </text:a>
  * <text:a xlink:type="simple" xlink:href="https://www.bbc.com/zhongwen/simp/world-63116371" text:style-name="Internet_20_link" text:visited-style-name="Visited_20_Internet_20_Link">
 美国普利策奖得主出版新书 揭秘前总统特朗普的八件事 </text:a>
  * <text:a xlink:type="simple" xlink:href="https://www.bbc.com/zhongwen/simp/world-64084437" text:style-name="Internet_20_link" text:visited-style-name="Visited_20_Internet_20_Link">
 美国国会骚乱调查报告的六大重点 </text:a>
  * <text:a xlink:type="simple" xlink:href="https://www.bbc.com/zhongwen/simp/world-62477249" text:style-name="Internet_20_link" text:visited-style-name="Visited_20_Internet_20_Link">
 特朗普称联邦调查局突击搜查海湖庄园 </text:a>
</text:p>
      <text:p text:style-name="P4">
</text:p>
      <text:h text:style-name="P12" text:outline-level="3">
<text:span text:style-name="T4">
机密文件有什麽？</text:span>
</text:h>
      <text:p text:style-name="P4">
</text:p>
      <text:p text:style-name="P4">
图像来源，  DoJ</text:p>
      <text:p text:style-name="P4">
图像加注文字，</text:p>
      <text:p text:style-name="P4">
根据周五公开的起诉书，他被控37项罪名，指他把有关美国军事和核计划等高度敏感文件藏在私人别墅海湖庄园（Mar-a-Lago）内，置于舞厅、浴室甚至淋浴间。</text:p>
      <text:p text:style-name="P4">
BBC记者裘德·希林（Jude Sheerin）、丽贝卡·西尔斯（RebeccaSeales）从华盛顿报道说，49页的起诉书指出，特朗普存放在箱子里的机密文件包含以下资料：</text:p>
      <ul>
        <li>
美国的核计划   * 美国和外国的国防和武器能力   * 美国及其盟国在军事攻击方面的潜在弱点   * 应对外国袭击的报复计划</li>
      </ul>
      <text:p text:style-name="P4">
检察官说特朗普卸任时，把大约300份机密文件运送到其私人别墅海湖庄园，那里也是一个大型私人会员俱乐部。数万名会员及宾客曾到庄园出席活动，包括在发现文件的一个宴会厅。</text:p>
      <text:p text:style-name="P4">
检察官说，特朗普试图阻挠联邦调查局的调查，他曾建议律师“隐藏或销毁”这些文件，或告诉调查人员他并没有这些文件。</text:p>
      <text:p text:style-name="P4">
根据起诉书，特朗普对他的一位律师说：“如果我们直接告诉他们我们这里什么都没有不是更好吗？”</text:p>
      <text:p text:style-name="P4">
特朗普预料将于下周二、77岁生日前一天首次就该案在佛罗里达州迈阿密出庭应讯。</text:p>
      <text:p text:style-name="P4">
</text:p>
      <text:h text:style-name="P12" text:outline-level="3">
<text:span text:style-name="T4">
一经定罪，特朗普会否入狱？</text:span>
</text:h>
      <text:p text:style-name="P4">
</text:p>
      <text:p text:style-name="P4">
图像来源，  DoJ</text:p>
      <text:p text:style-name="P4">
图像加注文字，</text:p>
      <text:p text:style-name="P4">
海湖庄园（Mar-a-Lago）的浴室里堆放着成箱的文件。</text:p>
      <text:p text:style-name="P4">
法庭文件显示，特朗普被控37项刑事罪行，包括未经授权拥有机密材料，妨碍司法，以及向执法部门作虚假陈述。</text:p>
      <text:p text:style-name="P4">
这些指控包括根据《间谍法》故意保留国防信息的31项罪名。</text:p>
      <text:p text:style-name="P4">
起诉书指，这些控罪的最高刑期为10年。</text:p>
      <text:p text:style-name="P4">
其他四项罪名涉及共谋和扣留或隐瞒文件，每项罪名最高刑期为20年。</text:p>
      <text:p text:style-name="P4">
最后两项罪名，即计划隐瞒以及虚假陈述和表述，每项罪名刑期为5年。</text:p>
      <text:p text:style-name="P4">
“这些指控极其严重，”弗吉尼亚州里士满大学（University of Richmond）法律教授卡尔·托拜厄斯（CarlTobias）说。“文件里有令人难以置信的大量细节，其中大部分是非常有害的。”</text:p>
      <text:p text:style-name="P4">
他补充说，关于对敏感国家安全资料处理不当，这些细节和“非常令人不安”的的指控构成了“对政府有力的证据”。</text:p>
      <text:p text:style-name="P4">
他说：“当然，这一切都必须得到证实，但（起诉书中）有很多资料对我来说是有说服力的，对陪审团来说也很有可能是。显然，对大陪审团来说已经是这样了。”</text:p>
      <text:h text:style-name="P12" text:outline-level="3">
<text:span text:style-name="T4">
特朗普何时会被捕？</text:span>
</text:h>
      <text:p text:style-name="P4">
</text:p>
      <text:p text:style-name="P4">
图像来源，  Getty Images</text:p>
      <text:p text:style-name="P4">
图像加注文字，</text:p>
      <text:p text:style-name="P4">
2022 年，联邦调查局在特朗普的海湖庄园进行搜查时查获了上千份文件。</text:p>
      <text:p text:style-name="P4">
特朗普在其社交媒体平台Truth Social上说，他已被要求于6月13日星期二在迈阿密一个联邦法院出庭。</text:p>
      <text:p text:style-name="P4">
一名执法官员告诉BBC的美国合作伙伴CBS新闻，美国特勤局周五已会见这位前总统的工作人员和安排给他的特勤人员。</text:p>
      <text:p text:style-name="P4">
周五的消息证实，特朗普将在出庭前一晚前往迈阿密。</text:p>
      <text:h text:style-name="P12" text:outline-level="3">
<text:span text:style-name="T4">
他是否会被锁上手铐和按上指纹？</text:span>
</text:h>
      <text:p text:style-name="P4">
在起诉消息传出之前，法律教授托拜厄斯告诉BBC，特朗普这次被捕的形式，可能类似于4月份那次，当时他被指伪造商业记录，向成人电影女星丹尼尔斯（StormyDaniels）支付封口费遭刑事起诉。</text:p>
      <text:p text:style-name="P4">
特朗普4月赴纽约自首并出庭否认控罪。他按了指纹，但没有被锁上手铐，也没有拍下嫌犯大头照。</text:p>
      <text:p text:style-name="P4">
托拜厄斯教授认为，这次特朗普也不太可能被锁上手铐或拍大头照。</text:p>
      <text:p text:style-name="P4">
他说：“我认为这不太可能，因为有前总统的地位，而且他逃亡的风险很小。他会出现去谈判或抗辩......但我认为他们不需要用到这类程序。”</text:p>
      <text:p text:style-name="P4">
一旦特朗普的逮捕文件完成，他将被视为被捕和被拘留。文件处理好後，他就会被提审，意味着他会在法庭上听取控罪并答辩。</text:p>
      <text:h text:style-name="P12" text:outline-level="3">
<text:span text:style-name="T4">
案情是怎么回事？</text:span>
</text:h>
      <text:p text:style-name="P4">
</text:p>
      <text:p text:style-name="P4">
图像来源，  Reuters</text:p>
      <text:p text:style-name="P4">
图像加注文字，</text:p>
      <text:p text:style-name="P4">
特朗普4月曾赴纽约自首并出庭否认控罪。他按了指纹，但没有被锁上手铐，也没有拍下嫌犯大头照。</text:p>
      <text:p text:style-name="P4">
特朗普2021年1月离任时应交出所有总统文件，这些记录被视为联邦财产。</text:p>
      <text:p text:style-name="P4">
包括前总统在内的联邦官员，在未经授权地点拿走或保留机密文件是非法的。</text:p>
      <text:p text:style-name="P4">
但就在特朗普离开白宫数月后，美国国家档案局发现一些文件失踪。</text:p>
      <text:p text:style-name="P4">
其中包括特朗普与朝鲜领导人金正恩的通信，以及前总统奥巴马卸任时留给特朗普的一封信。</text:p>
      <text:p text:style-name="P4">
当局要求提供这些记录，特朗普交出了其中一些。</text:p>
      <text:p text:style-name="P4">
2022年8月，联邦调查局搜查特朗普的私人别墅海湖庄园，查获11,000份文件，部分是机密或最高机密文件，还有一些标有“TS/SCI”，即可能对美国国家安全造成“特别严重”损害的资料。</text:p>
      <text:p text:style-name="P4">
其他物品包括一个照片夹、一张手写纸条、关于法国总统的不明信息，以及特朗普老友及顾问罗杰·斯通写的特赦申请信。</text:p>
      <text:p text:style-name="P4">
检察官认为，特朗普在知情下保留了其中一些文件，并竭力阻碍调查和阻止文件被取回。</text:p>
      <text:h text:style-name="P12" text:outline-level="3">
<text:span text:style-name="T4">
特朗普有什么回应？</text:span>
</text:h>
      <text:p text:style-name="P4">
特朗普对起诉书作出愤怒的回应，称这是出于政治动机的“骗局”。他还称自己“没有什么可隐瞒”，并已经“公开地”提供了相关文件。</text:p>
      <text:p text:style-name="P4">
在一系列Truth Social帖子及一段影片中，特朗普反复说自己无辜，并说起诉书是2024年大选前针对他的“政治战”。</text:p>
      <text:p text:style-name="P4">
他用各种论据辩护自己处理文件的方式，包括指他在文件被发现之前，就解密了档案。</text:p>
      <text:p text:style-name="P4">
尽管过去也有总统直接解密文件，但没证据显示特朗普曾这样做，或遵循任何现有程序。</text:p>
      <text:p text:style-name="P4">
特朗普还称，部分文件是个人档案，受到行政特权保护，卸任时不用移交给国家档案馆。这正是本案的前提。</text:p>
      <text:p text:style-name="P4">
他说：“没有人说不准我看我从白宫带来的个人文件，这没有什么错。”</text:p>
      <text:p text:style-name="P4">
法律专家很大程度上否定了这一论点。</text:p>
      <text:p text:style-name="P4">
乔治敦大学法律中心（Georgetown University Law Center）教授大卫·斯佩尔（DavidSuper）对BBC表示，特朗普的律师可能会辩称，这位前总统只是个“非常糟糕的档案员”。</text:p>
      <text:p text:style-name="P4">
此案的关键之一可能是一段录音，据称特朗普在录音中说他有意保留文件，并承认他解密文件的能力有限。</text:p>
      <text:p text:style-name="P4">
斯佩尔教授指如果录音属实，“这几乎让他沉沦，因为这表明他知道他在公开场合说的那些话不是真的”。</text:p>
      <text:h text:style-name="P12" text:outline-level="3">
<text:span text:style-name="T4">
刑事检控案会影响特朗普选总统吗？</text:span>
</text:h>
      <text:p text:style-name="P4">
<text:a xlink:type="simple" xlink:href="https://www.bbc.com/ws/av-embeds/cps/zhongwen/simp/world-65865840/p0fb5sg2/zh-hans" text:style-name="Internet_20_link" text:visited-style-name="Visited_20_Internet_20_Link">
 Video-1-Link：/ws/av-embeds/cps/zhongwen/simp/world-65865840/p0fb5sg2/zh-hans</text:a>
 <text:span text:style-name="T4">
你的器材不支持播放多媒体材料</text:span>
视频加注文字，</text:p>
      <text:p text:style-name="P4">
特朗普、成人片女星和“封口费”：丹尼尔斯案是怎么回事</text:p>
      <text:p text:style-name="P4">
根据美国法律，即使被刑事起诉也可以竞选公职。</text:p>
      <text:p text:style-name="P4">
卡尔·托比亚斯说：“如果他被起诉和定罪，在政治上肯定是个问题。人们可能会三思是否要投票给他，但我不认为这一定会阻止他参选。”</text:p>
      <text:p text:style-name="P4">
过去至少有两人在竞选总统时有犯罪记录。1920年，左翼候选人尤金·德布斯（EugeneDebs）因在1918年的反战演讲被判违反《间谍法》，但他仍参与总统竞选。</text:p>
      <text:p text:style-name="P4">
以阴谋论吸引支持者的林登·拉罗奇（LyndonLaRouche）在1988年欺诈罪成，他曾多次参选总统，其中一次参选是在1992年，当时他在明尼苏达州的一个联邦监狱里。</text:p>
      <text:p text:style-name="P4">
两人都在选举中落败。</text:p>
      <text:p text:style-name="P4">
<text:a xlink:type="simple" xlink:href="https://www.bbc.com/ws/av-embeds/cps/zhongwen/simp/world-65865840/p0fdzvmv/zh-hans" text:style-name="Internet_20_link" text:visited-style-name="Visited_20_Internet_20_Link">
 Video-2-Link：/ws/av-embeds/cps/zhongwen/simp/world-65865840/p0fdzvmv/zh-hans</text:a>
 <text:span text:style-name="T4">
你的器材不支持播放多媒体材料</text:span>
视频加注文字，</text:p>
      <text:p text:style-name="P4">
美国前总统唐纳德·特朗普（Donald Trump）在曼哈顿的法庭听证会上，被起诉34项伪造商业纪录的重罪，特朗普否认所有控罪。</text:p>
      <text:p text:style-name="P4">
Source: <text:a xlink:type="simple" xlink:href="https://www.bbc.com/zhongwen/simp/world-65865840" text:style-name="Internet_20_link" text:visited-style-name="Visited_20_Internet_20_Link">
https://www.bbc.com/zhongwen/simp/world-65865840</text:a>
</text:p>
      <!--NEWS-->
      <text:h text:style-name="P10" text:outline-level="1">
<text:span text:style-name="T4">
布林肯预计18日访华 着眼管控风险</text:span>
</text:h>
      <text:p text:style-name="P4">
Author: None (Language: zh)</text:p>
      <text:p text:style-name="P4">
Publisher: None</text:p>
      <text:p text:style-name="P4">
Time: 2023-06-10T10:47:00Z</text:p>
      <text:p text:style-name="P4">
Description: 据华盛顿官员透露，美国国务卿布林肯将于6月18日抵达北京进行访问，其间将会晤中国外长秦刚等中国高级官员。这将是2018年以来到访中国的美国最高级别官员。</text:p>
      <text:p text:style-name="P4">
Videos: []</text:p>
      <text:p text:style-name="P4">
Images: []</text:p>
      <text:p text:style-name="P4">
Subject: 时政风云</text:p>
      <text:p text:style-name="P4">
Subjects: ['南希·佩洛西', '专题报道：习近平访美']</text:p>
      <text:p text:style-name="P4">
Keywords: ['布林肯', '中美关系', '拜登', '气球事件', '经济胁迫']</text:p>
      <text:p text:style-name="P4">
ID: 65878688</text:p>
      <!--METADATA-->
      <text:p text:style-name="P4">
<text:a xlink:type="simple" xlink:href="https://www.dw.com/zh/overlay/image/article/65878688/65568035" text:style-name="Internet_20_link" text:visited-style-name="Visited_20_Internet_20_Link">
 </text:a>
</text:p>
      <text:p text:style-name="P4">
布林肯预计下周日到北京访问</text:p>
      <text:p text:style-name="P4">
（德国之声中文网）据法新社报道， <text:a xlink:type="simple" xlink:href="https://www.dw.com/zh/zh/布林肯傳數週內訪華-或見習近平/a-65845535" text:style-name="Internet_20_link" text:visited-style-name="Visited_20_Internet_20_Link">
 美国国务卿布林肯 </text:a>
 计划于6月18日访华。今年年初，他因为气球风波而推迟了原定2月份的访问计划。</text:p>
      <text:p text:style-name="P4">
一名不愿意透露姓名的美国官员提供了上述信息。据称布林肯将在18日抵达北京，这也将是自2018年10月时任国务卿蓬佩奥访华之后，到访中国的最高级别美国官员。</text:p>
      <text:p text:style-name="P4">
</text:p>
      <text:p text:style-name="P4">
柯比未正面证实布林肯访华计划</text:p>
      <text:p text:style-name="P4">
美国国务院尚未正式确认这一行程。国家安全会议发言人柯比（JohnKirby）不久前曾经表示，华盛顿方面将在“近期”宣布高级官员的出访行程，但是没有提供更多细节信息。</text:p>
      <text:p text:style-name="P4">
去年11月，美国总统拜登和中国国家主席习近平在巴厘岛举行了会晤，就努力缓和 <text:a xlink:type="simple" xlink:href="https://www.dw.com/zh/zh/媒体中国拒绝重新安排布林肯访华行程/a-65334015" text:style-name="Internet_20_link" text:visited-style-name="Visited_20_Internet_20_Link">
 紧张的双边关系</text:a>
以避免局势失控达成了共识，而派遣布林肯访华也是两国元首达成协议的一部分。</text:p>
      <text:p text:style-name="P4">
2月初， <text:a xlink:type="simple" xlink:href="https://www.dw.com/zh/zh/美領空發現中國偵察氣球-布林肯推遲北京之行/a-64598956" text:style-name="Internet_20_link" text:visited-style-name="Visited_20_Internet_20_Link">
 美国宣布在其领空监测到中国探测气球 </text:a>
——并在之后将其击落，此事在美国议员中激起愤怒，尽管北京否认那是间谍气球，而坚称只是用于气象研究。布林肯随即取消了访问中国的行程。</text:p>
      <text:p text:style-name="P4">
不过最近一段时间以来，中美双方似乎重新开始寻求控制紧张局势，包括上个月白宫安全顾问 <text:a xlink:type="simple" xlink:href="https://www.dw.com/zh/zh/中美關係解凍沙利文與王毅坦率長談8小時/a-65597495" text:style-name="Internet_20_link" text:visited-style-name="Visited_20_Internet_20_Link">
 苏利文（JakeSullivan）和中共外事办主任王毅在奥地利进行的闭门会议</text:a>
 。</text:p>
      <text:p text:style-name="P4">
近几年来，这两个世界最大经济体之间的紧张关系不断升级，其中最主要的摩擦点之一就是台湾问题。</text:p>
      <text:p text:style-name="P4">
另据路透社报道，美国和五个盟友国家在周五发表了一份联合声明，谴责使用相当于经济胁迫的贸易操作。该声明并未单独点名，但却带有针对中国的意味。</text:p>
      <text:p text:style-name="P4">
该声明强调，“与贸易相关的经济胁迫和非市场导向的政策与操作”威胁到国际多边贸易体系，并且“危害到国与国之间的关系”。</text:p>
      <text:h text:style-name="P12" text:outline-level="3">
<text:span text:style-name="T4">
专访：美国是时候表明有对话的意愿</text:span>
</text:h>
      <text:p text:style-name="P4">
澳大利亚、英国、加拿大、日本和新西兰共同参与了美国发起的这份共同声明。这些国家除了日本之外，都是所谓“五眼联盟”成员。此外美日英加四国也都是七国集团（G7）的成员。</text:p>
      <text:p text:style-name="P4">
上个月，七国集团领导人刚刚签署了一份倡议，呼吁打击经济胁迫，确保任何将经济依赖性当作武器的企图都会最终失败并且面临后果。</text:p>
      <text:p text:style-name="P4">
华盛顿多次对北京的贸易政策表示担忧。一位美国贸易代表办公室官员在就相关联合声明接受媒体采访的时候提到，中国曾经对立陶宛实施过进口禁令，原因是立陶宛允许台湾在该国设立地位相当于使领馆的代表处。</text:p>
      <text:p text:style-name="P4">
不过，与前任特朗普在任末期采取的完全敌对立场不同，拜登政府近来也在寻求与中国在有限的领域保持合作，比如气候保护等。</text:p>
      <text:p text:style-name="P4">
（法新社、路透社）</text:p>
      <text:p text:style-name="P4">
Source: <text:a xlink:type="simple" xlink:href="https://www.dw.com/zh/布林肯预计18日访华-着眼管控风险/a-65878688" text:style-name="Internet_20_link" text:visited-style-name="Visited_20_Internet_20_Link">
https://www.dw.com/zh/布林肯预计18日访华-着眼管控风险/a-65878688?maca=chi-rss-chi-all-1127-rdf</text:a>
</text:p>
      <!--NEWS-->
      <text:h text:style-name="P10" text:outline-level="1">
<text:span text:style-name="T4">
德语媒体：多重危机</text:span>
</text:h>
      <text:p text:style-name="P4">
Author: None (Language: zh)</text:p>
      <text:p text:style-name="P4">
Publisher: None</text:p>
      <text:p text:style-name="P4">
Time: 2023-06-10T13:47:00Z</text:p>
      <text:p text:style-name="P4">
Description: 《新奥斯纳布吕克报》认为，鉴于德中关系正受到多重危机的影响，德方更应该保持双边对话管道的畅通。奥地利《标准报》在刊登金融大鳄索罗斯的客席评论，认为随着俄罗斯在战场上节节失利，紧绷的美中关系有望出现缓和。</text:p>
      <text:p text:style-name="P4">
Videos: []</text:p>
      <text:p text:style-name="P4">
Images: []</text:p>
      <text:p text:style-name="P4">
Subject: 评论分析</text:p>
      <text:p text:style-name="P4">
Subjects: ['南希·佩洛西', '俄罗斯', '专题报道：习近平访美', '乌克兰', '普京', '俄罗斯入侵乌克兰']</text:p>
      <text:p text:style-name="P4">
Keywords: ['德中关系', '中国业务', '中美关系', '俄罗斯', '俄乌战争']</text:p>
      <text:p text:style-name="P4">
ID: 65879562</text:p>
      <!--METADATA-->
      <text:p text:style-name="P4">
<text:a xlink:type="simple" xlink:href="https://www.dw.com/zh/overlay/image/article/65879562/52012922" text:style-name="Internet_20_link" text:visited-style-name="Visited_20_Internet_20_Link">
 </text:a>
</text:p>
      <text:p text:style-name="P4">
德中关系正遭受多重危机的负面影响</text:p>
      <text:p text:style-name="P4">
（德国之声中文网） <text:span text:style-name="T4">
《新奥斯纳布吕克报》</text:span>
 以" <text:a xlink:type="simple" xlink:href="https://www.noz.de/deutschland-welt/meinung/artikel/chinas-wirtschaft-schwaechelt-gefahr-fuer-den-welthandel-44876106" text:style-name="Internet_20_link" text:visited-style-name="Visited_20_Internet_20_Link">
 还可以和中国做生意吗？必须做！</text:a>
"为题，刊发评论指出，中国与俄罗斯的贸易额快速增长，令西方面临一个难题：如何同一个既不是敌人也不是朋友的国家打交道？</text:p>
      <text:p text:style-name="P4">
"作为全球第二大经济体， <text:a xlink:type="simple" xlink:href="https://www.dw.com/zh/zh/美国智库中国没有大规模扩大与俄罗斯的贸易/a-65796772" text:style-name="Internet_20_link" text:visited-style-name="Visited_20_Internet_20_Link">
 中国与俄罗斯的贸易</text:a>
迅猛增长。而在西方，俄罗斯却由于入侵乌克兰而遭到鄙视。如今的德中关系不仅仅由于北京支持莫斯科的姿态而受到了损害。中国对台湾发出的威胁， <text:a xlink:type="simple" xlink:href="https://www.dw.com/zh/zh/德国在哪方面依赖中国脱钩是否可行/a-65492863" text:style-name="Internet_20_link" text:visited-style-name="Visited_20_Internet_20_Link">
德国考虑降低对中国业务的依赖 </text:a>
 ，这些因素都<text:a xlink:type="simple" xlink:href="https://www.dw.com/zh/zh/路透社-德中政府磋商前-柏林无法出台对华战略/a-65709955" text:style-name="Internet_20_link" text:visited-style-name="Visited_20_Internet_20_Link">
 对德中关系构成了压力 </text:a>
 。"</text:p>
      <text:p text:style-name="P4">
"因此，谨慎地选择好未来的道路就更显重要。近年来在双边关系中积累的种种不愉快，不可能在一夜之间消失。但是，确保正在争夺全球主导权的中国不会让世界陷入更多的危机，却非常符合德国以及欧盟的利益。所以，在所有层面上的对华沟通管道都不可以被切断。"</text:p>
      <text:p text:style-name="P4">
</text:p>
      <text:p text:style-name="P4">
俄罗斯在战场上失利，是否有望让中美关系趋向缓和？</text:p>
      <text:p text:style-name="P4">
维也纳出版的 <text:span text:style-name="T4">
《标准报》</text:span>
 以" <text:a xlink:type="simple" xlink:href="https://www.derstandard.at/story/3000000173458/george-soros-kann-die-demokratie-die-polycrisis-ueberleben" text:style-name="Internet_20_link" text:visited-style-name="Visited_20_Internet_20_Link">
 民主国家能否挺过多重危机？</text:a>
 "为题，刊发了由"开放社会基金会"创办人、金融大鳄索罗斯（GeorgeSoros）撰写的客席评论。文章指出，当今世界正面临三大主要危机：难以监管的人工智能正在快速发展、气候变化正愈发严重地威胁生态环境、俄罗斯入侵乌克兰给全世界带来了严重的负面冲击。不过，索罗斯认为，相比前两个危机，俄乌战争的形势并没有早前预期的那么糟糕，<text:a xlink:type="simple" xlink:href="https://www.dw.com/zh/zh/泽连斯基乌克兰已做好反攻准备/a-65816464" text:style-name="Internet_20_link" text:visited-style-name="Visited_20_Internet_20_Link">
 乌克兰有望展开成功的反击 </text:a>
 。</text:p>
      <text:p text:style-name="P4">
"俄罗斯的许多地方本来就已经在普京总统的专制统治之下出现了不安情绪。而战场上的最新进展更有可能让俄罗斯民众彻底背离普京。普京复活沙俄帝国的美梦届时将会破灭，再也无法对欧洲以及全世界构成威胁。"</text:p>
      <text:p text:style-name="P4">
"如果俄乌战争能够结束，全世界就会得到一次积极的冲击。美国总统拜登也会因此得到缓和美中紧张局势的契机。目前，中国自身正在经历经济降温，这有可能让习近平更倾向于和美国达成谅解。拜登并不寻求更迭中国政权，他只不过想要巩固台海现状而已。"</text:p>
      <text:p text:style-name="P4">
"如果俄罗斯在乌克兰战场战败、 <text:a xlink:type="simple" xlink:href="https://www.dw.com/zh/zh/布林肯预计18日访华-着眼管控风险/a-65878688" text:style-name="Internet_20_link" text:visited-style-name="Visited_20_Internet_20_Link">
 中美关系缓和 </text:a>
，全球各国政府都会有更多的空间去聚焦于气候保护，毕竟人类文明正面临毁灭之威胁。然而，通向这一目标的，只有一条狭窄而曲折的道路。所以，民主国家是否能够挺过多重危机，依然是一个问号。"</text:p>
      <text:p text:style-name="P4">
<text:span text:style-name="T5">
摘编自其他媒体的内容，不代表德国之声的立场或观点。</text:span>
</text:p>
      <text:p text:style-name="P4">
Source: <text:a xlink:type="simple" xlink:href="https://www.dw.com/zh/德语媒体：多重危机/a-65879562" text:style-name="Internet_20_link" text:visited-style-name="Visited_20_Internet_20_Link">
https://www.dw.com/zh/德语媒体：多重危机/a-65879562?maca=chi-rss-chi-all-1127-rdf</text:a>
</text:p>
      <!--NEWS-->
      <text:h text:style-name="P10" text:outline-level="1">
<text:span text:style-name="T4">
法国安锡持刀攻击案 凶嫌依杀人未遂罪起诉</text:span>
</text:h>
      <text:p text:style-name="P4">
Publisher: 法新社</text:p>
      <text:p text:style-name="P4">
Published Time: 2023-06-10T15:32:09+00:00</text:p>
      <text:p text:style-name="P4">
Modified Time: 2023-06-10T15:05:02+00:00</text:p>
      <text:p text:style-name="P4">
Description: （法新社法国安锡10日电） 法国检方今天表示，8日在阿尔卑斯山山麓小镇安锡（Annecy）持刀刺伤6人的叙利亚难民男子已被依杀人未遂罪起诉，包括4名儿童在内的住院伤者也已经全数脱离生命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6-10T15-32-09-00-00/000000.png" xlink:type="simple" xlink:show="embed" xlink:actuate="onLoad" draw:mime-type="image/png"/>
</draw:frame>
</text:p>
      <text:p text:style-name="P4">
检察官波内-马提斯（Line Bonnet-Mathis）在记者会上表示，凶嫌阿布达马希．H.（AbdalmasihH.）在遭警方拘留48小时期间及在本案预审法官面前，都表现「不愿意发言」。</text:p>
      <text:p text:style-name="P4">
检察官指出，凶嫌经过精神科医师2度评估后，认为他「可接受警方拘留」，且没有妄想症问题；但现阶段要确认或排除他是否有其他精神疾病尚嫌太早。</text:p>
      <text:p text:style-name="P4">
这起攻击事件发生在风景如画的热门观光湖滨小镇安锡，嫌犯在一座公园游乐场内突然持刀攻击，造成6人受伤。其中4名年龄介于22个月至3岁的伤者初步情况危急送医，另2名成年伤者则一重伤一轻伤。</text:p>
      <text:p text:style-name="P4">
Source: <text:a xlink:type="simple" xlink:href="https://www.rfi.fr/cn/%E5%9B%BD%E9%99%85%E6%8A%A5%E9%81%93/20230610-%E6%B3%95%E5%9B%BD%E5%AE%89%E9%94%A1%E6%8C%81%E5%88%80%E6%94%BB%E5%87%BB%E6%A1%88-%E5%87%B6%E5%AB%8C%E4%BE%9D%E6%9D%80%E4%BA%BA%E6%9C%AA%E9%81%82%E7%BD%AA%E8%B5%B7%E8%AF%89" text:style-name="Internet_20_link" text:visited-style-name="Visited_20_Internet_20_Link">
https://www.rfi.fr/cn/%E5%9B%BD%E9%99%85%E6%8A%A5%E9%81%93/20230610-%E6%B3%95%E5%9B%BD%E5%AE%89%E9%94%A1%E6%8C%81%E5%88%80%E6%94%BB%E5%87%BB%E6%A1%88-%E5%87%B6%E5%AB%8C%E4%BE%9D%E6%9D%80%E4%BA%BA%E6%9C%AA%E9%81%82%E7%BD%AA%E8%B5%B7%E8%AF%89</text:a>
</text:p>
      <!--NEWS-->
      <text:h text:style-name="P10" text:outline-level="1">
<text:span text:style-name="T4">
摩洛哥纺织工厂部分倒塌 至少5人丧生</text:span>
</text:h>
      <text:p text:style-name="P4">
Publisher: 法新社</text:p>
      <text:p text:style-name="P4">
Published Time: 2023-06-10T19:02:07+00:00</text:p>
      <text:p text:style-name="P4">
Modified Time: 2023-06-10T18:50:03+00:00</text:p>
      <text:p text:style-name="P4">
Description: （法新社拉巴特10日电） 摩洛哥的一个工会今天表示，该国商业首都卡萨布兰加（Casablanca）附近的一间纺织厂惊传部分倒塌意外，造成至少5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6-10T19-02-07-00-00/000000.png" xlink:type="simple" xlink:show="embed" xlink:actuate="onLoad" draw:mime-type="image/png"/>
</draw:frame>
</text:p>
      <text:p text:style-name="P4">
地方当局稍早表示，昨天早上，在提特梅利尔镇（Tit Mellil）发生的意外事件造成2人死亡、5人「重伤」。</text:p>
      <text:p text:style-name="P4">
一个纺织业工会今天透过声明宣布，「这起悲剧夺走了5名工人的生命。」</text:p>
      <text:p text:style-name="P4">
根据声明，罹难的工人一直「努力在不符合基本安全规定的条件下，在工厂上方额外增建4层楼」。</text:p>
      <text:p text:style-name="P4">
工会呼吁追究事故责任，包括批准兴建的官员。</text:p>
      <text:p text:style-name="P4">
国营的摩洛哥梅普新闻社（MAP）昨天援引地方官员说法称，当局已着手调查倒塌原因。</text:p>
      <text:p text:style-name="P4">
Source: <text:a xlink:type="simple" xlink:href="https://www.rfi.fr/cn/%E5%9B%BD%E9%99%85%E6%8A%A5%E9%81%93/20230610-%E6%91%A9%E6%B4%9B%E5%93%A5%E7%BA%BA%E7%BB%87%E5%B7%A5%E5%8E%82%E9%83%A8%E5%88%86%E5%80%92%E5%A1%8C-%E8%87%B3%E5%B0%915%E4%BA%BA%E4%B8%A7%E7%94%9F" text:style-name="Internet_20_link" text:visited-style-name="Visited_20_Internet_20_Link">
https://www.rfi.fr/cn/%E5%9B%BD%E9%99%85%E6%8A%A5%E9%81%93/20230610-%E6%91%A9%E6%B4%9B%E5%93%A5%E7%BA%BA%E7%BB%87%E5%B7%A5%E5%8E%82%E9%83%A8%E5%88%86%E5%80%92%E5%A1%8C-%E8%87%B3%E5%B0%915%E4%BA%BA%E4%B8%A7%E7%94%9F</text:a>
</text:p>
      <!--NEWS-->
      <text:h text:style-name="P10" text:outline-level="1">
<text:span text:style-name="T4">
瑞典发生枪击事件 1名青少年丧生</text:span>
</text:h>
      <text:p text:style-name="P4">
Publisher: 法新社</text:p>
      <text:p text:style-name="P4">
Published Time: 2023-06-10T22:32:07+00:00</text:p>
      <text:p text:style-name="P4">
Modified Time: 2023-06-10T22:20:04+00:00</text:p>
      <text:p text:style-name="P4">
Description: （法新社斯德哥尔摩10日电） 瑞典首都斯德哥尔摩（Stockholm）今天发生枪击事件，1名15岁少年被杀，另有3人受伤。警方表示，犯案动机尚待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6-10T22-32-07-00-00/000000.png" xlink:type="simple" xlink:show="embed" xlink:actuate="onLoad" draw:mime-type="image/png"/>
</draw:frame>
</text:p>
      <text:p text:style-name="P4">
其中1名少年因伤身亡，其他人则被送往医院治疗。</text:p>
      <text:p text:style-name="P4">
斯德哥尔摩警方发言人告诉法新社，「死者是1名15岁的男孩。」</text:p>
      <text:p text:style-name="P4">
根据警方发布的声明，伤者包括另名15岁男孩，以及年龄分别为45岁与65岁的男女。</text:p>
      <text:p text:style-name="P4">
在枪击事件发生不到1小时后，2名男子在斯德哥尔摩以南被捕。</text:p>
      <text:p text:style-name="P4">
警方表示，他们已针对谋杀和谋杀未遂案展开调查。</text:p>
      <text:p text:style-name="P4">
昨天，斯德哥尔摩周边地区也发生2起枪击事件，共造成3人受伤。</text:p>
      <text:p text:style-name="P4">
近年来，瑞典一直努力遏制激增的枪击和爆炸事件，因为犯罪集团经常因为毒品交易爆发纠纷。</text:p>
      <text:p text:style-name="P4">
根据警方统计资料，该国2022年共发生391起枪击事件，其中62起导致死亡，高于前1年的45起。</text:p>
      <text:p text:style-name="P4">
Source: <text:a xlink:type="simple" xlink:href="https://www.rfi.fr/cn/%E5%9B%BD%E9%99%85%E6%8A%A5%E9%81%93/20230610-%E7%91%9E%E5%85%B8%E5%8F%91%E7%94%9F%E6%9E%AA%E5%87%BB%E4%BA%8B%E4%BB%B6-1%E5%90%8D%E9%9D%92%E5%B0%91%E5%B9%B4%E4%B8%A7%E7%94%9F" text:style-name="Internet_20_link" text:visited-style-name="Visited_20_Internet_20_Link">
https://www.rfi.fr/cn/%E5%9B%BD%E9%99%85%E6%8A%A5%E9%81%93/20230610-%E7%91%9E%E5%85%B8%E5%8F%91%E7%94%9F%E6%9E%AA%E5%87%BB%E4%BA%8B%E4%BB%B6-1%E5%90%8D%E9%9D%92%E5%B0%91%E5%B9%B4%E4%B8%A7%E7%94%9F</text:a>
</text:p>
      <!--NEWS-->
      <text:h text:style-name="P10" text:outline-level="1">
<text:span text:style-name="T4">
摧毁普京军队“不可战胜的神话”</text:span>
</text:h>
      <text:p text:style-name="P4">
Author: None (Language: zh)</text:p>
      <text:p text:style-name="P4">
Publisher: None</text:p>
      <text:p text:style-name="P4">
Time: 2023-06-11T-10:29:00Z</text:p>
      <text:p text:style-name="P4">
Description: 俄罗斯靠近乌克兰边境地区遭到了猛烈的攻击，居民纷纷逃离家园，恐慌和恐惧的情绪蔓延。克里姆林宫试图进行淡化，专家认为，袭击事件彻底摧毁了普京军队不可战胜的神话。</text:p>
      <text:p text:style-name="P4">
Videos: []</text:p>
      <text:p text:style-name="P4">
Images: []</text:p>
      <text:p text:style-name="P4">
Subject: 时政风云</text:p>
      <text:p text:style-name="P4">
Subjects: []</text:p>
      <text:p text:style-name="P4">
Keywords: ['俄罗斯', '乌克兰', '普京', '俄罗斯入侵乌克兰']</text:p>
      <text:p text:style-name="P4">
ID: 65872418</text:p>
      <!--METADATA-->
      <text:p text:style-name="P4">
<text:a xlink:type="simple" xlink:href="https://www.dw.com/zh/overlay/image/article/65872418/65787647" text:style-name="Internet_20_link" text:visited-style-name="Visited_20_Internet_20_Link">
 </text:a>
</text:p>
      <text:p text:style-name="P4">
俄罗斯民众从贝尔哥罗德地区紧急撤离</text:p>
      <text:p text:style-name="P4">
(德国之声中文网)“一大早，我们在轰炸和炮击下离开了小镇。什么东西都没带。我们被吓坏了”——舍别基诺（Shebekino）居民加林娜（Galina）告诉德国之声记者。因为上周四（6月1日）遭受了猛烈的攻击，她和许多居民都离开了舍别基诺。</text:p>
      <text:p text:style-name="P4">
俄罗斯贝尔哥罗德州（Belgorod）州长葛拉特卡夫（VyacheslavGladkov）表示周五也遭到攻击，导致2500人逃到临时庇护所。当地政府安排了一次疏散，但有居民发现难以逃离当地。一位叫做斯维特拉娜（Svetlana）的居民说：“疏散工作组织得很差；更像是口口相传。提供的热线号码打不通。拨号后有一个声音说，请等待。您所拨打的号码目前无法使用。我不得不靠自己寻找一个能亲自带我出去的人。”</text:p>
      <text:p text:style-name="P4">
拥有4万居民的舍别基诺距离俄乌西南边境仅有大约5公里。当地人介绍说，过去几个月里该地一直断断续续地遭到炮击，但最近一次周四遭到袭击的强度前所未有，舍别基诺已陷入瘫痪，街上空无一人。当地新闻机构在社交媒体发布的视频画面可以看到，街道被烟雾笼罩，建筑物被摧毁，道路上处处看到弹壳碎片。当地政府称在过去48小时内，至少有12人受伤，两名女性死亡。</text:p>
      <text:p text:style-name="P4">
<text:a xlink:type="simple" xlink:href="https://www.dw.com/zh/zh/泽连斯基乌克兰已做好反攻准备/a-65816464" text:style-name="Internet_20_link" text:visited-style-name="Visited_20_Internet_20_Link">
 延申阅读：泽连斯基：乌克兰已做好反攻准备 </text:a>
</text:p>
      <text:p text:style-name="P4">
亲乌克兰的“自由俄罗斯军团”和“俄罗斯志愿军团”武装分子周四声称，他们已经进入舍别基诺，他们表示 “将解放整个俄罗斯，从别尔哥罗德到符拉迪沃斯托克。”乌克兰政府否认与这些武装分子有任何牵连，但一名乌克兰军方官员承认与这些团体有“合作”。</text:p>
      <text:p text:style-name="P4">
5月早些时候，这些自称是由在乌克兰一方作战的俄罗斯人组成的“志愿者”团体对别尔哥罗德地区的前线进行了攻击。观察家们普遍认为，这些袭击让克里姆林宫感到尴尬，并引发了人们对俄罗斯前线领土可能容易受到攻击的担忧。</text:p>
      <text:h text:style-name="P12" text:outline-level="3">
<text:span text:style-name="T4">
“我们不知道谁会保护我们”</text:span>
</text:h>
      <text:p text:style-name="P4">
当地人也很担心。“我们不知道谁会保护我们，会帮助我们，"一名学生在发布到Telegram的视频中直接喊话俄罗斯政府，他也表达了生活在该地区的许多人的愤怒。“为什么我们要逃离这里？把前线推得远离我们，拯救贝尔哥罗德和舍别基诺。"</text:p>
      <text:p text:style-name="P4">
鉴于最近几周武装分子在俄罗斯本土的突袭次数越来越多，贝尔哥罗德州的一些居民要求州长宣布该地区进入紧急状态，以便他们获得国家赔偿。</text:p>
      <text:p text:style-name="P4">
</text:p>
      <text:p text:style-name="P4">
“不知道谁会来保护我们”</text:p>
      <text:p text:style-name="P4">
他们告诉德国之声感觉到已被当局抛弃了。斯维特拉娜问道“我们的政府需要我们吗？……他们把来自边境地区的人视为可有可无。”</text:p>
      <text:p text:style-name="P4">
在接受德国之声采访时，一些居民对战争持批评态度，不过他们不能公开分享这种观点，他们解释说，他们在舍别基诺是少数。一名不愿意透露全名的女性说：“我们应该从其他国家的领土撤军，将克里米亚和被占领土归还乌克兰；当局必须首先照顾他们自己的国民。”</text:p>
      <text:h text:style-name="P12" text:outline-level="3">
<text:span text:style-name="T4">
克里姆林宫试图撇清别尔哥罗德的袭击事件</text:span>
</text:h>
      <text:p text:style-name="P4">
<text:a xlink:type="simple" xlink:href="https://www.dw.com/zh/zh/德国情报机构普京权力未现削弱之势/a-65707629" text:style-name="Internet_20_link" text:visited-style-name="Visited_20_Internet_20_Link">
 俄罗斯总统普京 </text:a>
并没有公开表示对边境地区遭袭有多大担忧。周四，在舍别基诺遭到最严重袭击的那一天，他与一些孩子见面时并无表现出异常，其中一个孩子问他是否比圣诞老人更厉害。</text:p>
      <text:p text:style-name="P4">
当被问及舍别基诺遭到无人机袭击时，普京的发言人佩斯科夫(Dmitry Peskov)似乎在淡化这次袭击，仅仅表示说：“当然，这不能影响特别军事行动的进程”。</text:p>
      <text:p text:style-name="P4">
政治分析人士、卡内基国际和平基金会高级研究员斯坦诺瓦亚（TatianaStanovaya）周三表示，普京的策略是“尽可能保持沉默，把失败说成成功，不纠缠于遭袭的事，这样就不需要做出反应或找借口了。在与国内机构和精英打交道时，普京长期以来一直遵循同样的一条‘不要把事情闹大’。”</text:p>
      <text:p text:style-name="P4">
</text:p>
      <text:p text:style-name="P4">
2022年底俄军撤离赫尔松地区时丢弃了不少装备</text:p>
      <text:p text:style-name="P4">
但她认为，普京的惯用伎俩已经开始起反作用。她表示：“人们希望看到强有力的领导，但现在的领导看起来越来越无助和迷茫。”</text:p>
      <text:p text:style-name="P4">
另外一名政治分析人士、普京前演讲稿撰稿人加利亚莫夫(Abbas Gallyamov)认为，最近 <text:a xlink:type="simple" xlink:href="https://www.dw.com/zh/zh/无人机袭击俄罗斯的背后究竟是怎么回事/a-65803958" text:style-name="Internet_20_link" text:visited-style-name="Visited_20_Internet_20_Link">
 对俄罗斯领土的袭击</text:a>
可能会影响公众对俄罗斯领导层和乌克兰战争的看法。他在Telegram上说：“贝尔哥罗德的袭击事件彻底摧毁了普京军队不可战胜的神话。他们不仅不知道如何前进，他们在防守方面也同样糟糕……没有什么能比[软弱]更能摧毁一个专制政府下的公众支持基础。”</text:p>
      <text:p text:style-name="P4">
Source: <text:a xlink:type="simple" xlink:href="https://www.dw.com/zh/摧毁普京军队-不可战胜的神话/a-65872418" text:style-name="Internet_20_link" text:visited-style-name="Visited_20_Internet_20_Link">
https://www.dw.com/zh/摧毁普京军队-不可战胜的神话/a-65872418?maca=chi-rss-chi-all-1127-rdf</text:a>
</text:p>
      <!--NEWS-->
      <text:h text:style-name="P10" text:outline-level="1">
<text:span text:style-name="T4">
乔科维奇向大满贯迈进 法网若夺冠将破多项纪录</text:span>
</text:h>
      <text:p text:style-name="P4">
Publisher: 法新社</text:p>
      <text:p text:style-name="P4">
Published Time: 2023-06-11T-2:32:07+00:00</text:p>
      <text:p text:style-name="P4">
Modified Time: 2023-06-11T07:20:06+00:00</text:p>
      <text:p text:style-name="P4">
Description: （法新社巴黎11日电） 网球名将乔科维奇（Novak Djokovic）承认「缔造历史」一事萦绕脑海，因为他今天在法网公开赛男单决赛迎战挪威的路德（Casp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1T-2-32-07-00-00/000000.png" xlink:type="simple" xlink:show="embed" xlink:actuate="onLoad" draw:mime-type="image/png"/>
</draw:frame>
</text:p>
      <text:p text:style-name="P4">
塞尔维亚现年36岁的乔科维奇，今天可在他法网的第7场决赛中写下多个里程碑。除了打破他与西班牙好手纳达尔（RafaelNadal）共同保持的22个大满贯金杯头衔外，他还可以成为法网最年长冠军，也是唯一一位至少3次赢得所有4大满贯赛事的人。</text:p>
      <text:p text:style-name="P4">
在女子选手中，只有寇特（Margaret Court）、葛拉芙（Steffi Graf）和小威廉丝（Serena Williams）等人能有此成就。</text:p>
      <text:p text:style-name="P4">
乔科维奇表示，「我唯一能说的就是我非常专注，历史总是萦绕在脑海中。」他是2016年和2021年的法网冠军，也是法网93年来最年长的决赛选手。</text:p>
      <text:p text:style-name="P4">
乔科维奇这回是第34次打进大满贯决赛，他如果战胜路德，世界排名也将重回世界第一，挤下他在准决赛击败的艾卡拉兹（Carlos Alcaraz）。</text:p>
      <text:p text:style-name="P4">
乔科维奇今天的胜利，将使他再次进入具有历史意义的「年度全满贯」（calendar GrandSlam）的中途点。「年度全满贯」是指在同一年横扫所有网球4大满贯赛事，男子单打目前只有美国的巴吉（Don Budge）以及澳洲传奇拉佛（RodLaver）完成过，且拉佛达成过2次，最后一次是在1969年。</text:p>
      <text:p text:style-name="P4">
乔科维奇本有机会在2021年缔造「年度全满贯」，不过最终在压力下于美国公开赛决赛输给俄罗斯的梅迪维夫（DaniilMedvedev），功亏一篑，现在他拒绝去想这些事，担心重蹈覆辙。</text:p>
      <text:p text:style-name="P4">
乔科维奇说，「我没有在想年度全满贯。我真的只是想着周日在巴黎这里赢得另一个大满贯冠军，而且我知道我非常接近，我知道这种感觉。」</text:p>
      <text:p text:style-name="P4">
Source: <text:a xlink:type="simple" xlink:href="https://www.rfi.fr/cn/%E8%BF%90%E5%8A%A8%E5%A4%A9%E5%9C%B0/20230611-%E4%B9%94%E7%A7%91%E7%BB%B4%E5%A5%87%E5%90%91%E5%A4%A7%E6%BB%A1%E8%B4%AF%E8%BF%88%E8%BF%9B-%E6%B3%95%E7%BD%91%E8%8B%A5%E5%A4%BA%E5%86%A0%E5%B0%86%E7%A0%B4%E5%A4%9A%E9%A1%B9%E7%BA%AA%E5%BD%95" text:style-name="Internet_20_link" text:visited-style-name="Visited_20_Internet_20_Link">
https://www.rfi.fr/cn/%E8%BF%90%E5%8A%A8%E5%A4%A9%E5%9C%B0/20230611-%E4%B9%94%E7%A7%91%E7%BB%B4%E5%A5%87%E5%90%91%E5%A4%A7%E6%BB%A1%E8%B4%AF%E8%BF%88%E8%BF%9B-%E6%B3%95%E7%BD%91%E8%8B%A5%E5%A4%BA%E5%86%A0%E5%B0%86%E7%A0%B4%E5%A4%9A%E9%A1%B9%E7%BA%AA%E5%BD%95</text:a>
</text:p>
      <!--NEWS-->
      <text:h text:style-name="P10" text:outline-level="1">
<text:span text:style-name="T4">
伊朗供应无人机  马克宏敦促别再挺俄侵乌</text:span>
</text:h>
      <text:p text:style-name="P4">
Publisher: 法新社</text:p>
      <text:p text:style-name="P4">
Published Time: 2023-06-11T-5:02:07+00:00</text:p>
      <text:p text:style-name="P4">
Modified Time: 2023-06-11T06:50:01+00:00</text:p>
      <text:p text:style-name="P4">
Description: （法新社巴黎10日电） 法国艾里赛宫说，总统马克宏今天敦促伊朗总统莱希（Ebrahim Raisi）应「立即停止」德黑兰支持俄罗斯入侵乌克兰的举动，当中涉及向莫斯科提供攻击型无人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1T-5-02-07-00-00/000000.png" xlink:type="simple" xlink:show="embed" xlink:actuate="onLoad" draw:mime-type="image/png"/>
</draw:frame>
</text:p>
      <text:p text:style-name="P4">
艾里赛宫声明说，马克宏在电话中强调了伊朗运送无人机严重的「安全和人道后果」，「并敦促德黑兰应立即停止支持俄侵乌战争」。</text:p>
      <text:p text:style-name="P4">
在马克宏与伊朗领导人通话的前一天，白宫国家安全会议发言人柯比（JohnKirby）表示，俄罗斯正从伊朗方面接收材料，以在俄境建造无人机工厂，「可能在明年初全面投产」。</text:p>
      <text:p text:style-name="P4">
白宫并发布将来工厂位置的卫星图像，地点位于莫斯科以东约900公里的阿拉布加（Alabuga）经济特区。</text:p>
      <text:p text:style-name="P4">
柯比声明中引述美国情报资讯表示：「俄罗斯与伊朗的军事伙伴关系似乎正在深化。」 （译者：纪锦玲）</text:p>
      <text:p text:style-name="P4">
Source: <text:a xlink:type="simple" xlink:href="https://www.rfi.fr/cn/%E5%9B%BD%E9%99%85%E6%8A%A5%E9%81%93/20230611-%E4%BC%8A%E6%9C%97%E4%BE%9B%E5%BA%94%E6%97%A0%E4%BA%BA%E6%9C%BA-%E9%A9%AC%E5%85%8B%E5%AE%8F%E6%95%A6%E4%BF%83%E5%88%AB%E5%86%8D%E6%8C%BA%E4%BF%84%E4%BE%B5%E4%B9%8C" text:style-name="Internet_20_link" text:visited-style-name="Visited_20_Internet_20_Link">
https://www.rfi.fr/cn/%E5%9B%BD%E9%99%85%E6%8A%A5%E9%81%93/20230611-%E4%BC%8A%E6%9C%97%E4%BE%9B%E5%BA%94%E6%97%A0%E4%BA%BA%E6%9C%BA-%E9%A9%AC%E5%85%8B%E5%AE%8F%E6%95%A6%E4%BF%83%E5%88%AB%E5%86%8D%E6%8C%BA%E4%BF%84%E4%BE%B5%E4%B9%8C</text:a>
</text:p>
      <!--NEWS-->
      <text:h text:style-name="P10" text:outline-level="1">
<text:span text:style-name="T4">
后新冠时代：新老华人移民在美国</text:span>
</text:h>
      <text:p text:style-name="P4">
Author: None (Language: zh)</text:p>
      <text:p text:style-name="P4">
Publisher: None</text:p>
      <text:p text:style-name="P4">
Time: 2023-06-11T-5:30:00Z</text:p>
      <text:p text:style-name="P4">
Description: 历时三年的新冠疫情逐渐淡去，中国与世界的人员流动也开始逐渐恢复。虽然中美关系日趋紧张，但通过各种途径前往美国的中国人却依然不少。新移民和老移民之间有什么差别，他们彼此之间又如何互相看待呢？我们的记者和几位新老移民聊了一下。</text:p>
      <text:p text:style-name="P4">
Videos: []</text:p>
      <text:p text:style-name="P4">
Images: []</text:p>
      <text:p text:style-name="P4">
Subject: 新闻广角</text:p>
      <text:p text:style-name="P4">
Subjects: []</text:p>
      <text:p text:style-name="P4">
Keywords: ['奥巴马', '岛屿主权争端', '专题报道：全景观看“习马会”', '移民难民', '融入社会', '中国', '科隆', '留学德国', '中共十九大', '留学德国']</text:p>
      <text:p text:style-name="P4">
ID: 65866779</text:p>
      <!--METADATA-->
      <text:p text:style-name="P4">
<text:a xlink:type="simple" xlink:href="https://www.dw.com/zh/overlay/image/article/65866779/65352724" text:style-name="Internet_20_link" text:visited-style-name="Visited_20_Internet_20_Link">
 </text:a>
</text:p>
      <text:p text:style-name="P4">
美国纽约唐人街一角</text:p>
      <text:p text:style-name="P4">
（德国之声中文网）小红是大学毕业又工作几年后才想要来美国的，他说自己因为准备仓促，只申请到了一家并不出名的大学，毕业之后，他找到了一份收入普通的工作，但也在积极备考技术类的证书以提升自己。</text:p>
      <text:h text:style-name="P12" text:outline-level="3">
<text:span text:style-name="T4">
隐藏的鄙视链</text:span>
</text:h>
      <text:p text:style-name="P4">
作为新移民的一员，小红对当地华人社群最大的体会是有一条隐藏的鄙视链。“入籍和有绿卡的鄙视还在辛苦抽签证的，技术移民和优秀人才鄙视靠结婚拿到身份的，博士生鄙视本科学历的。”</text:p>
      <text:p text:style-name="P4">
“好像同胞之间更多的是瞧不起，”他告诉记者。在与一些老移民接触的时候，不少人在得知他读的并不是名牌大学，也不是容易找到高薪工作的专业之后，总是语重心长地告诉他要转码，即学习计算机编程，成为一名“码农”。有人建议他去参加网络上的编程课程，有人建议他再读一个学位，有人建议他靠刷题和自学，再在领英等网站上找人推荐工作。“我觉得他们不少人也是出于好心，但有时候他们说你现在这个工作能攒下多少钱啊，就这种话，还挺伤人的。”他在租房时，也曾经被同胞坑过，“明明按照租约应该是房东承认的维修费用，他非让我自掏腰包，还要赔他钱，后来是另外一个美国房客去据理力争，才让房东承担了所有的维修费用。”</text:p>
      <text:p text:style-name="P4">
<text:a xlink:type="simple" xlink:href="https://www.dw.com/zh/zh/海外华人自述我如何看身份认同与文化归属/a-62777605" text:style-name="Internet_20_link" text:visited-style-name="Visited_20_Internet_20_Link">
 延伸阅读——海外华人自述：我如何看身份认同与文化归属</text:a>
</text:p>
      <text:p text:style-name="P4">
赴美国际学生从2020年连续两年下降后，开始回升，其中也包括 <text:a xlink:type="simple" xlink:href="https://www.dw.com/zh/zh/中美关系僵持不下留学生何去何从/a-57610602" text:style-name="Internet_20_link" text:visited-style-name="Visited_20_Internet_20_Link">
 中国留学生</text:a>
。根据美国国务院发布的美海外各使领馆签赴美签证数量报告，2023年第一季度中国学生获得美国F1学生签证的数量为5413人，相较于前3年大幅增长，并且超过了疫情前的同期水平。</text:p>
      <text:p text:style-name="P4">
数据统计显示，中国学生去美国留学正向低龄化发展。2022年，美国中学共招收了8626名来自中国的留学生，占所有国际学生的27%，是占比最高的国家。</text:p>
      <text:p text:style-name="P4">
除了留美学生之外，中国严苛防疫政策带来的限制，房地产市场的泡沫隐患等，也让一部分高净值人群动了“润”到美国的念头。招商银行和贝恩咨询公司共同发布的《2021中国私人财富报告》中，美国是中国内地高净值人群境外资产配置中转站和目的地的第二名，仅次于中国香港。</text:p>
      <text:p text:style-name="P4">
除此以外，也有一部分没有途径获得美国签证的中国人选择了“走线”这个途径。据美国海关和边境保护局的数据显示，自2022年10月起的六个月，有超过6500名中国公民在美国和墨西哥边境被逮捕，这是有记录以来录得的最高数据。而在抖音、推特、telegram群组中，也有不少人将自己成功“走线的”经历分享出来，许多人读到之后都跃跃欲试。</text:p>
      <text:h text:style-name="P12" text:outline-level="3">
<text:span text:style-name="T4">
能融入但依然孤独</text:span>
</text:h>
      <text:p text:style-name="P4">
翟女士是一位中年中产移民族。她原本在上海有自己的喜欢的工作，也有关系要好的闺蜜、同学和同事。</text:p>
      <text:p text:style-name="P4">
但丈夫因为工作调动而搬到美国，不愿意两人长期分居的她也舍弃了自己在国内的圈子和工作。因为遇到疫情，每个人都在家里闭门不出，社交活动几乎为零，所以刚来美国的第一年几乎没交到什么朋友。丈夫忙于工作，她就一个人打理各种琐事，学会了和维修工、水管工、清洁工打交道，学会了参与孩子学校的老师沟通，在国内几乎不开车的她还不得不练就了一身车技，接送孩子参加各种课外活动，甚至还学会了和违约的房东打官司。</text:p>
      <text:p text:style-name="P4">
“说融入也算融入了吧，遇到了很多很好心帮了很多忙的朋友，特别是同样做妈妈的，互相之间能搭把手就搭把手。遇到中国的传统节日，也有很热情的人送来自己家里做的粽子，月饼但是同龄的人也都有自己的工作、家庭、子女要忙，很难再像年轻的时候那样发展出很亲密的友情了，”她告诉记者。</text:p>
      <text:p text:style-name="P4">
她还表示，有些老移民对新移民说话总有种喜欢说教的感觉，她戏称：“爹味很重”。“比如见面就问你住在哪里，然后说那里怎么怎么不好，再告诉你应该住哪个街区，那里买房子看涨。看你朋友圈发了去哪里旅游或者吃饭，他们就说那里不好玩不好吃，然后再介绍你去他们常去的地方。“</text:p>
      <text:h text:style-name="P12" text:outline-level="3">
<text:span text:style-name="T4">
对政治诉求的不同表达</text:span>
</text:h>
      <text:p text:style-name="P4">
在德州的秦女士从大学开始到工作，在美国生活了近二十年。期间辗转东西海岸和中部好几个州，换过好几份工作，是不少新移民眼中的“美国通“。她提起最近遇到的一些刚来美国不久的年轻人，觉得他们有些“太不关注时事了”。</text:p>
      <text:p text:style-name="P4">
德州保守派的政府官员曾一度想要推动限制中国人在德州购买房地产的法律，她带领认识的华人上街游行抗议，去州议会门口举牌子，参加州政府的听证会，也积极在推特等美国的社交媒体上发声，但她说自己向刚来美国不久的年轻人宣传时，对方并不在意。</text:p>
      <text:p text:style-name="P4">
</text:p>
      <text:p text:style-name="P4">
美国德州华人移民抗议州政府限制华人买房的法案</text:p>
      <text:p text:style-name="P4">
“他们中的不少人从来都没有听说过这些，即使听说过的，他们也觉得自己在短期内没有买房的打算，所以和自己的生活毫无关系”。秦女士觉得这群新移民似乎并没有积极参与到本地的社会政治议题和社群建设中去的想法，但如果美国政府对于中国的歧视越来越严重，这些新移民的生活也会被影响。“我觉得中国人哪怕背景和政治立场不同，在这一点上的诉求应该是一样的。因为如果类似的法案被通过，将来也可能会有法案去限制他们在美国的学生签证，工作签证等等。”</text:p>
      <text:p text:style-name="P4">
<text:a xlink:type="simple" xlink:href="https://www.dw.com/zh/zh/俄罗斯入侵乌克兰割裂海外华人/a-61017089" text:style-name="Internet_20_link" text:visited-style-name="Visited_20_Internet_20_Link">
 延伸阅读——俄罗斯入侵乌克兰“割裂”海外华人 </text:a>
</text:p>
      <text:p text:style-name="P4">
但同在德州的周同学对此却有不同的看法。“每个人都有自己关心的政治议题，但也没有义务去关心每一个议题。就好像他们抗议限制中国人购买房地产的法案，但我也没看到他们去抗议限制LGBT群体的法案，限制女性堕胎的法案。”周同学曾参与当地举行的声援白纸运动的活动，也和一群同龄人讨论自己关心的政治议题。他认为年轻人在参与自己关心的话题时，其实做得很好，白纸运动时，海外许多大学的中国留学生都自发地聚集起来进行声援，也在社交媒体上进行宣传。身边的不少同学也都积极做义工，有人救助小动物，也有人利用暑假去清理海洋垃圾。</text:p>
      <text:p text:style-name="P4">
他认为现在美国的中国移民越来越多，大家的背景、喜好、思维方式、做事习惯等都千差万别。融入华人社群本身就是一个伪命题，因为很难和这么多不同的人同时相处得来。</text:p>
      <text:p text:style-name="P4">
Source: <text:a xlink:type="simple" xlink:href="https://www.dw.com/zh/后新冠时代：新老华人移民在美国/a-65866779" text:style-name="Internet_20_link" text:visited-style-name="Visited_20_Internet_20_Link">
https://www.dw.com/zh/后新冠时代：新老华人移民在美国/a-65866779?maca=chi-rss-chi-all-1127-rdf</text:a>
</text:p>
      <!--NEWS-->
      <text:h text:style-name="P10" text:outline-level="1">
<text:span text:style-name="T4">
德国智库新研究：中国正学习使用制裁工具</text:span>
</text:h>
      <text:p text:style-name="P4">
Author: None (Language: zh)</text:p>
      <text:p text:style-name="P4">
Publisher: None</text:p>
      <text:p text:style-name="P4">
Time: 2023-06-11T-7:30:00Z</text:p>
      <text:p text:style-name="P4">
Description: 德国墨卡托中国研究中心本周发布一项研究指出，以往北京总是倾向于用非正式、不公开的方式对别国进行经济胁迫；而近年来，随着地缘政治摩擦的加剧、对外国制裁的反制需求上升，中国正着手完善自己的制裁政策工具。</text:p>
      <text:p text:style-name="P4">
Videos: []</text:p>
      <text:p text:style-name="P4">
Images: []</text:p>
      <text:p text:style-name="P4">
Subject: 时政风云</text:p>
      <text:p text:style-name="P4">
Subjects: ['南希·佩洛西', '希腊债务危机', '欧债危机', '专题报道：习近平访美', '欧盟', '乌克兰', '诺贝尔奖', '欧洲难民危机', '欧洲']</text:p>
      <text:p text:style-name="P4">
Keywords: ['MERICS', '制裁', '欧中关系', '中美关系', '欧盟']</text:p>
      <text:p text:style-name="P4">
ID: 65861451</text:p>
      <!--METADATA-->
      <text:p text:style-name="P4">
<text:a xlink:type="simple" xlink:href="https://www.dw.com/zh/overlay/image/article/65861451/57843122" text:style-name="Internet_20_link" text:visited-style-name="Visited_20_Internet_20_Link">
 </text:a>
</text:p>
      <text:p text:style-name="P4">
中国正着手完善自己的制裁政策工具</text:p>
      <text:p text:style-name="P4">
（德国之声中文网）这篇研究报告开篇就指出， <text:a xlink:type="simple" xlink:href="https://www.dw.com/zh/zh/欧盟出台反制工具-对外来经济胁迫说不/a-65849853" text:style-name="Internet_20_link" text:visited-style-name="Visited_20_Internet_20_Link">
 欧盟 </text:a>
 正在 <text:a xlink:type="simple" xlink:href="https://www.dw.com/zh/zh/媒體歐盟擬制裁七間助俄中企/a-65545705" text:style-name="Internet_20_link" text:visited-style-name="Visited_20_Internet_20_Link">
 考虑对绕开西方对俄制裁的中国企业实施制裁</text:a>
 ，因此有必要事先了解中方可能采取怎样的反制措施。</text:p>
      <text:p text:style-name="P4">
作者认为，与非正式、不公开的经济胁迫相比，中国政府以往并不常运用正式的制裁令。中国一直到最近才着手制定实施制裁的政策工具，以《反外国制裁法》为代表的法律框架让北京当局能够比过去更为频繁地实施制裁以及反制裁。</text:p>
      <text:p text:style-name="P4">
研究指出，2018年与美国开打贸易战堪称一个关键时刻，虽然当时中方颁布的一系列反制措施暂时称不上"制裁"。另一个重要时间节点则是在2021年：当时，欧盟、英国、美国就新疆侵犯人权问题制裁了一系列中国官员与机构，北京迅速祭出了反制措施；同年，<text:a xlink:type="simple" xlink:href="https://www.dw.com/zh/zh/中国出台反制裁法-在华外企考虑双循环/a-57980466" text:style-name="Internet_20_link" text:visited-style-name="Visited_20_Internet_20_Link">
 中国加速出台了《反外国制裁法》 </text:a>
。围绕该法的一整套法律框架让中国政府获得了相当大的自由裁量空间，能够决定何时、针对何人、实施何种制裁措施。</text:p>
      <text:p text:style-name="P4">
</text:p>
      <text:p text:style-name="P4">
德国智库墨卡托中国研究中心(MERICS)本身也在2021年围绕新疆人权议题的争端中成为了中国当局的反制对象</text:p>
      <text:p text:style-name="P4">
作者分析了多起案例，其中包括2022年夏天立陶宛交通与通信部副部长访问台湾遭到中方制裁、美国国会议员麦考尔(MichaelMcCaul)与蔡英文会晤遭到中国制裁。被制裁者在中国境内的资产被冻结，并禁止中国公民与机构与被制裁者进行任何交易。作者指出，有迹象表明，中国动用此类正式制裁令正越来越频繁。</text:p>
      <text:p text:style-name="P4">
在分析了2012到2023年间的39起中方制裁案例后，研究者得出了一系列结论。作者指出，中国打造自己的制裁工具主要有三大重要时间节点：2018年中美贸易战、2021年新疆人权争议、2022年俄罗斯遭受西方制裁。自2018年以来，中国单方面实施的对外制裁数量快速上升，其中大部分针对的是美国的个人与机构，主要是针对美方在香港、台湾、新疆问题上"干涉内政"的回击。作者认为，这一趋势今后不会发生太大变化。</text:p>
      <text:p text:style-name="P4">
研究还盘点了中国制裁的主要手段，其中包括：主要针对个人的境内资产冻结、签证入境禁令、禁止与中国实体合作；主要针对企业的进出口贸易管制。作者指出，当前中国指定金融制裁措施的能力还极其有限，但是近期的政策辩论已经显示出北京至少有着浓厚兴趣为金融制裁措施打下法律基础。而目前中国制裁的法律框架主要是围绕《反外国制裁法》以及《不可靠实体清单》展开。与此同时，中国对外经济斗争的工具依然是正式制裁令以及非正式措施的并重结合。</text:p>
      <ul>
        <li>
</li>
      </ul>
      <h5>
聚焦遭中方制裁的欧盟实体与个人</h5>
      <text:h text:style-name="P12" text:outline-level="3">
<text:span text:style-name="T4">
MERICS：继续使命 不忘初心</text:span>
</text:h>
      <text:p text:style-name="P4">
有四家机构上了中方制裁名单，分别是欧盟理事会政治与安全委员会、欧洲议会人权分委会、丹麦民主联盟基金会和德国墨卡托中国研究中心。其中墨卡托中国研究中心（MERICS）作为一家智库，尤其受关注。中国官媒《环球时报》总编胡锡进发文称，切断该机构与中国的联系，“意味着该研究中心的调研渠道难以为继，影响力将受沉重打击”。该德国智库发声明回应称，对中方决定感到非常遗憾，同时拒绝这些指控。“作为一家独立研究机构，我们致力于增进对于中国更好、更多元的了解。我们将继续通过提供基于事实的分析来追求这一使命，即使在困难时期也以创造交流和对话的机会为目标”。</text:p>
      <ul>
        <li>
</li>
      </ul>
      <h5>
聚焦遭中方制裁的欧盟实体与个人</h5>
      <text:h text:style-name="P12" text:outline-level="3">
<text:span text:style-name="T4">
彼蒂科菲尔：中国会搬起石头砸自己的脚</text:span>
</text:h>
      <text:p text:style-name="P4">
遭到中方制裁的欧方人员还包括8名政界人士和2名学者。首当其冲的是来自德国绿党的欧洲议会议员彼蒂科菲尔（ReinhardBütikofer）。他也是欧洲议会对华关系小组的负责人，曾多次在新疆、香港等问题上对北京提出严厉指控。在得知自己受中方制裁后，彼蒂科菲尔称中方的制裁“荒谬”，指中国如今试图在海外压制言论自由、恐吓批评者，“但这只会适得其反，用中国的谚语说就是搬起石头砸自己的脚”。</text:p>
      <ul>
        <li>
</li>
      </ul>
      <h5>
聚焦遭中方制裁的欧盟实体与个人</h5>
      <text:h text:style-name="P12" text:outline-level="3">
<text:span text:style-name="T4">
盖勒：不会放弃倡导民主和人权</text:span>
</text:h>
      <text:p text:style-name="P4">
盖勒（MichaelGahler）是另一名受到中方制裁的德国籍欧洲议会议员，这位基民盟人士也是欧洲人民党议会党团安全政策发言人。在得知自己受到中方制裁后，盖勒发声明称，表示这会让欧盟与中国的对话变得更艰难，这令人非常遗憾。“无论如何，我不会放弃倡导人权与民主。此外，我也怀疑，我作为欧洲议会友台小组主席的身份，在北京的（制裁）决定中也起了一定作用“。</text:p>
      <ul>
        <li>
</li>
      </ul>
      <h5>
聚焦遭中方制裁的欧盟实体与个人</h5>
      <text:h text:style-name="P12" text:outline-level="3">
<text:span text:style-name="T4">
格鲁克斯曼：制裁是荣誉勋章</text:span>
</text:h>
      <text:p text:style-name="P4">
受到中方制裁的还有来自法国的社民党籍欧洲议会议员格鲁克斯曼（RaphaëlGlucksmann），他也是欧洲议会外交事务委员会以及欧洲议会人权分委会的成员，而后者作为机构同样出现在这次的中方制裁名单上。在中方宣布制裁后，格鲁克斯曼在推特上说，这些制裁是他的“荣誉勋章”，他还会继续抗争！</text:p>
      <ul>
        <li>
</li>
      </ul>
      <h5>
聚焦遭中方制裁的欧盟实体与个人</h5>
      <text:h text:style-name="P12" text:outline-level="3">
<text:span text:style-name="T4">
欧洲议会：中方制裁“不可接受”</text:span>
</text:h>
      <text:p text:style-name="P4">
除了上述三人外，受到制裁的欧洲议会议员还包括来自匈牙利的库楚克（Ilhan Kyuchyuk）、斯洛伐克议员莱克斯曼（MiriamLexmann）。另外，荷兰议会议员舍尔茨玛（Sjoerd Wiemer Sjoerdsma）、比利时议会议员科格拉蒂（SamuelCogolati）以及立陶宛议会议员萨卡利埃内（Dovile Sakaliene）也在制裁名单上。欧盟外交政策负责人博雷尔（图）和欧洲议会主席萨索利(David Sassoli)已经表态支持这些议员，称中方此举“令人不可接受”。</text:p>
      <ul>
        <li>
</li>
      </ul>
      <h5>
聚焦遭中方制裁的欧盟实体与个人</h5>
      <text:h text:style-name="P12" text:outline-level="3">
<text:span text:style-name="T4">
危及欧中投资协议？</text:span>
</text:h>
      <text:p text:style-name="P4">
比利时绿党籍议员科格拉蒂（SamuelCogolati）在得知自己受制裁后，发推特表示会继续捍卫民主和人权。他还转发了比利时外交部长强烈谴责中方制裁的声明，以及另外一位来自比利时的欧洲议会议员维霍夫斯塔（GuyVerhofstadt）的推特，其中称中方的制裁“终结了欧中投资协议”。欧洲议会原定于3月23日审议欧中投资协议，该计划因最新发展而被临时取消。</text:p>
      <ul>
        <li>
</li>
      </ul>
      <h5>
聚焦遭中方制裁的欧盟实体与个人</h5>
      <text:h text:style-name="P12" text:outline-level="3">
<text:span text:style-name="T4">
郑国恩：望德国也像法国一样强硬表态</text:span>
</text:h>
      <text:p text:style-name="P4">
中方制裁名单上除了五位欧洲议会议员、三位欧盟国家议员外，还包含两名学者，分别是德国研究新疆问题的学者郑国恩（AdrianZenz）和瑞典学者叶必扬（BjörnJerdén）。对于中方制裁，郑国恩（图）在推特上表示，希望柏林也能够为受到制裁的德国政治家、学者和智库发声，强调法国政府发出了措辞严厉的声明，谴责中方所作所为。目前，法国和荷兰已经召见了驻该国的中国大使。</text:p>
      <ul>
        <li>
</li>
      </ul>
      <h5>
聚焦遭中方制裁的欧盟实体与个人</h5>
      <text:h text:style-name="P12" text:outline-level="3">
<text:span text:style-name="T4">
欧洲权威学者集体声援</text:span>
</text:h>
      <text:p text:style-name="P4">
瑞典学者叶必扬（BjörnJerdén）是瑞典国际问题研究所中国中心的负责人。瑞典国际问题研究所3月23日对中国制裁其学者叶必扬的做法表示谴责。3月25日，该研究所刊登了欧洲30多家国际事务研究所所长的联署声明，表达在目前“困难时期，将学术研究人员和民间机构拉入当前的紧张情势而深感遗憾”，“将站在我们同事的一边”，对这次被中方制裁的人员和机构进行声援。叶必扬本人在推特上转发了相关消息。他也表示现在研究中国问题的难度越来越大，这令人遗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德国智库新研究：中国正学习使用制裁工具/a-65861451" text:style-name="Internet_20_link" text:visited-style-name="Visited_20_Internet_20_Link">
https://www.dw.com/zh/德国智库新研究：中国正学习使用制裁工具/a-65861451?maca=chi-rss-chi-all-1127-rdf</text:a>
</text:p>
      <!--NEWS-->
      <text:h text:style-name="P10" text:outline-level="1">
<text:span text:style-name="T4">
俄罗斯官员威胁要打击欧洲国家，法国就无人机向伊朗发出警告</text:span>
</text:h>
      <text:p text:style-name="P4">
Author: 通讯社</text:p>
      <text:p text:style-name="P4">
Publisher: Al Jazeera</text:p>
      <text:p text:style-name="P4">
Published Time: 2023-06-11T01:58:37</text:p>
      <text:p text:style-name="P4">
Modified Time: 2023-06-11T01:59:28</text:p>
      <text:p text:style-name="P4">
Description: 一名俄罗斯高级官员6月10日威胁要打击欧洲国家，而法国则警告伊朗向俄罗斯运送无人机的后果。</text:p>
      <text:p text:style-name="P4">
Images: ["<text:a xlink:type="simple" xlink:href="https://chinese.aljazeera.net/wp-content/uploads/2023/06/1-1686448074.jpg" text:style-name="Internet_20_link" text:visited-style-name="Visited_20_Internet_20_Link">
1-1686448074.jpg</text:a>
", "<text:a xlink:type="simple" xlink:href="https://chinese.aljazeera.net/wp-content/uploads/2023/06/2-1686448082.jpg" text:style-name="Internet_20_link" text:visited-style-name="Visited_20_Internet_20_Link">
2-1686448082.jpg</text:a>
", "<text:a xlink:type="simple" xlink:href="https://chinese.aljazeera.net/wp-content/uploads/2023/06/3-1686448087.jpg" text:style-name="Internet_20_link" text:visited-style-name="Visited_20_Internet_20_Link">
3-168644808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0" text:anchor-type="as-char" svg:width="6.9236in" svg:height="4.612736in" draw:z-index="0">
<draw:image xlink:href="../Images/Aljazeera Chinese/2023-06-11T01-58-37/1-1686448074.jpg" xlink:type="simple" xlink:show="embed" xlink:actuate="onLoad" draw:mime-type="image/jpeg"/>
</draw:frame>
 2023年阅兵式上的俄罗斯“苏-30”战斗机(路透)</text:p>
      <text:p text:style-name="P4">
一名俄罗斯高级官员6月10日（周六）威胁要打击欧洲国家，而法国则警告伊朗向俄罗斯运送无人机的后果。</text:p>
      <text:p text:style-name="P4">
俄罗斯安全委员会副主席德米特里·梅德韦杰夫警告要对欧洲国家发动打击，如果北约在与俄罗斯的战争中站在乌克兰一边的话。</text:p>
      <text:p text:style-name="P4">
北约前秘书长安德烈·福格·拉斯穆森此前的声明称，部分北约成员国可能单独向乌克兰派兵。针对这一言论，梅德韦杰夫质问道，“在这样的步骤中是否会考虑这些国家居民的意见”。</text:p>
      <text:p text:style-name="P4">
据阿纳多卢通讯社记者报道，他继续说道，“好吧，那么你有没有问过这些国家的居民，他们当中有谁想要与俄罗斯开战？他们真的想要欧洲遭受高超音速导弹袭击吗？”</text:p>
      <text:p text:style-name="P4">
曾在2008年和2012年担任俄罗斯总统的梅德韦杰夫还质疑“美国的意见如何，因为这也会影响他们”。</text:p>
      <text:p text:style-name="P4">
<draw:frame draw:style-name="fr1" draw:name="Image71" text:anchor-type="as-char" svg:width="6.9236in" svg:height="3.894525in" draw:z-index="0">
<draw:image xlink:href="../Images/Aljazeera Chinese/2023-06-11T01-58-37/2-1686448082.jpg" xlink:type="simple" xlink:show="embed" xlink:actuate="onLoad" draw:mime-type="image/jpeg"/>
</draw:frame>
 俄罗斯独自对抗北约和西方国家 (半岛电视台)</text:p>
      <text:h text:style-name="P13" text:outline-level="4">
<text:span text:style-name="T4">
法国向伊朗发出警告</text:span>
</text:h>
      <text:p text:style-name="P4">
在相关背景下，法国总统埃马纽埃尔·马克龙的办公室10日周六表示，马克龙已警告他的伊朗同行易卜拉欣·莱希将无人机交给俄罗斯的后果。</text:p>
      <text:p text:style-name="P4">
马克龙在通话中敦促伊朗“立即停止”支持俄罗斯与乌克兰开战。</text:p>
      <text:p text:style-name="P4">
英国、法国、德国、美国和乌克兰表示，向俄罗斯提供伊朗制造的无人机违反了2015年联合国安理会关于伊朗核协议的决议。</text:p>
      <text:p text:style-name="P4">
周五，白宫表示，俄罗斯似乎正在加强与伊朗的防务合作，并已收到数百架自杀式无人机，用于攻击乌克兰。</text:p>
      <text:h text:style-name="P13" text:outline-level="4">
<text:span text:style-name="T4">
加拿大的制裁</text:span>
</text:h>
      <text:p text:style-name="P4">
另一方面，加拿大宣布对乌克兰的24名个人和17个法人实体实施制裁，原因是他们与俄罗斯有联系。</text:p>
      <text:p text:style-name="P4">
加拿大政府在一份声明中说道：“为了回应俄罗斯企图摧毁乌克兰文化遗址、机构和身份，作为特别经济措施条例的一部分，加拿大正在对乌克兰的24名个人和17个实体实施新的制裁。”</text:p>
      <text:p text:style-name="P4">
<draw:frame draw:style-name="fr1" draw:name="Image72" text:anchor-type="as-char" svg:width="6.9236in" svg:height="4.603744in" draw:z-index="0">
<draw:image xlink:href="../Images/Aljazeera Chinese/2023-06-11T01-58-37/3-1686448087.jpg" xlink:type="simple" xlink:show="embed" xlink:actuate="onLoad" draw:mime-type="image/jpeg"/>
</draw:frame>
 特鲁多（左）会见乌克兰总统泽连斯基 (路透)</text:p>
      <text:p text:style-name="P4">
这些制裁是在加拿大总理贾斯汀·特鲁多对乌克兰首都基辅进行未经宣布的访问期间宣布的。</text:p>
      <text:p text:style-name="P4">
在与乌克兰总统泽连斯基举行的新闻发布会上，特鲁多宣布向乌克兰提供3.75亿美元的军事援助。</text:p>
      <text:p text:style-name="P4">
特鲁多表示，加拿大将参与培训乌克兰战斗机飞行员的多国努力，并宣布向基辅提供价值5亿加元（3.75亿美元）的军事援助，但并未提供更多细节。</text:p>
      <text:p text:style-name="P4">
制裁特别包括乌克兰前总统维克托·亚努科维奇、博主尤里·波多利亚卡、顿涅茨克前第一副新闻部长丹尼尔·别兹索诺夫和赫尔松文化部长亚历山大·库兹缅科（AlexanderKuzmenko）。</text:p>
      <text:p text:style-name="P4">
Source: <text:a xlink:type="simple" xlink:href="https://chinese.aljazeera.net/news/war-in-ukraine/2023/6/11/%e4%bf%84%e7%bd%97%e6%96%af%e5%ae%98%e5%91%98%e5%a8%81%e8%83%81%e8%a6%81%e6%89%93%e5%87%bb%e6%ac%a7%e6%b4%b2%e5%9b%bd%e5%ae%b6%e6%b3%95%e5%9b%bd%e5%b0%b1%e6%97%a0%e4%ba%ba%e6%9c%ba%e5%90%91%e4%bc%8a" text:style-name="Internet_20_link" text:visited-style-name="Visited_20_Internet_20_Link">
https://chinese.aljazeera.net/news/war-in-ukraine/2023/6/11/%e4%bf%84%e7%bd%97%e6%96%af%e5%ae%98%e5%91%98%e5%a8%81%e8%83%81%e8%a6%81%e6%89%93%e5%87%bb%e6%ac%a7%e6%b4%b2%e5%9b%bd%e5%ae%b6%e6%b3%95%e5%9b%bd%e5%b0%b1%e6%97%a0%e4%ba%ba%e6%9c%ba%e5%90%91%e4%bc%8a</text:a>
</text:p>
      <!--NEWS-->
      <text:h text:style-name="P10" text:outline-level="1">
<text:span text:style-name="T4">
中国在古巴经营情报部门多年：美国官员</text:span>
</text:h>
      <text:p text:style-name="P4">
Publisher: 法新社</text:p>
      <text:p text:style-name="P4">
Published Time: 2023-06-11T03:02:08+00:00</text:p>
      <text:p text:style-name="P4">
Modified Time: 2023-06-11T02:35:01+00:00</text:p>
      <text:p text:style-name="P4">
Description: （法新社华盛顿10日综合外电报导）白宫1名官员今天表示，中国多年来一直在古巴经营情报单位，并于2019年对其升级，以加强中国在古巴的存在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6-11T03-02-08-00-00/000000.png" xlink:type="simple" xlink:show="embed" xlink:actuate="onLoad" draw:mime-type="image/png"/>
</draw:frame>
</text:p>
      <text:p text:style-name="P4">
「这在情报纪录中有详细资料」，这位不愿透露姓名的官员在确认中国情报单位的存在时说。</text:p>
      <text:p text:style-name="P4">
近日，美国媒体报导指称，中国计划在古巴建立一个间谍基地，古巴就位于美国海岸附近。</text:p>
      <text:p text:style-name="P4">
这位政府官员说，当拜登总统于2021年1月上任时，「我们听取了关于中国在全球扩大其海外后勤、基地和基础设施的一系列敏感动作的简报」。</text:p>
      <text:p text:style-name="P4">
官员持续表示，「这些动作包括在古巴设立中国情报收集设施，事实上，中国在2019年对其在古巴的情报收集设施进行了升级。」</text:p>
      <text:p text:style-name="P4">
事态发展之际，中国领导人习近平推动中国在全球的安全存在迅速扩大。</text:p>
      <text:p text:style-name="P4">
Source: <text:a xlink:type="simple" xlink:href="https://www.rfi.fr/cn/%E5%9B%BD%E9%99%85%E6%8A%A5%E9%81%93/20230611-%E4%B8%AD%E5%9B%BD%E5%9C%A8%E5%8F%A4%E5%B7%B4%E7%BB%8F%E8%90%A5%E6%83%85%E6%8A%A5%E9%83%A8%E9%97%A8%E5%A4%9A%E5%B9%B4-%E7%BE%8E%E5%9B%BD%E5%AE%98%E5%91%98" text:style-name="Internet_20_link" text:visited-style-name="Visited_20_Internet_20_Link">
https://www.rfi.fr/cn/%E5%9B%BD%E9%99%85%E6%8A%A5%E9%81%93/20230611-%E4%B8%AD%E5%9B%BD%E5%9C%A8%E5%8F%A4%E5%B7%B4%E7%BB%8F%E8%90%A5%E6%83%85%E6%8A%A5%E9%83%A8%E9%97%A8%E5%A4%9A%E5%B9%B4-%E7%BE%8E%E5%9B%BD%E5%AE%98%E5%91%98</text:a>
</text:p>
      <!--NEWS-->
      <text:h text:style-name="P10" text:outline-level="1">
<text:span text:style-name="T4">
北溪破坏事件调查转向关于波兰的线索</text:span>
</text:h>
      <text:p text:style-name="P4">
Author: 半岛电视台＋通讯社</text:p>
      <text:p text:style-name="P4">
Publisher: Al Jazeera</text:p>
      <text:p text:style-name="P4">
Published Time: 2023-06-11T03:10:06</text:p>
      <text:p text:style-name="P4">
Modified Time: 2023-06-11T03:10:06</text:p>
      <text:p text:style-name="P4">
Description: 据《华尔街日报》报道，调查人员重新调查了一艘涉嫌参与天然气管道破坏的15米游艇的两周航程。</text:p>
      <text:p text:style-name="P4">
Images: ["<text:a xlink:type="simple" xlink:href="https://chinese.aljazeera.net/wp-content/uploads/2023/06/1-1686452545.jpg" text:style-name="Internet_20_link" text:visited-style-name="Visited_20_Internet_20_Link">
1-1686452545.jpg</text:a>
", "<text:a xlink:type="simple" xlink:href="https://chinese.aljazeera.net/wp-content/uploads/2023/04/2-10.jpg" text:style-name="Internet_20_link" text:visited-style-name="Visited_20_Internet_20_Link">
2-10.jpg</text:a>
", "<text:a xlink:type="simple" xlink:href="https://chinese.aljazeera.net/wp-content/uploads/2023/06/3-1686452554.jpg" text:style-name="Internet_20_link" text:visited-style-name="Visited_20_Internet_20_Link">
3-1686452554.jpg</text:a>
"]</text:p>
      <text:p text:style-name="P4">
Topics: ['乌克兰战争', '政治', '新闻']</text:p>
      <text:p text:style-name="P4">
Keywords: ['乌克兰战争', '政治', '新闻', '乌克兰', '俄罗斯', '波兰']</text:p>
      <text:p text:style-name="P4">
Type: Article</text:p>
      <!--METADATA-->
      <text:p text:style-name="P4">
<draw:frame draw:style-name="fr1" draw:name="Image74" text:anchor-type="as-char" svg:width="6.9236in" svg:height="4.612736in" draw:z-index="0">
<draw:image xlink:href="../Images/Aljazeera Chinese/2023-06-11T03-10-06/1-1686452545.jpg" xlink:type="simple" xlink:show="embed" xlink:actuate="onLoad" draw:mime-type="image/jpeg"/>
</draw:frame>
 2022年9月“北溪2”号的主要气体泄漏 (路透)</text:p>
      <text:p text:style-name="P4">
据《华尔街日报》报道，德国调查人员正在调查的证据表明，一个破坏小组以波兰为作战基地，炸毁了波罗的海的北溪管道。</text:p>
      <text:p text:style-name="P4">
该报称，调查人员重新调查了“Andromeda”号为期两周的航程，这艘50英尺（15米）长的游艇涉嫌参与破坏“北溪1”号和“北溪2”号管道。</text:p>
      <text:p text:style-name="P4">
6月10日周六，《华尔街日报》援引熟悉这次航行的人士的话称，破坏行动人员在“北溪1”号上放置了深海炸药，然后这艘船才驶向波兰。它补充道，德国正试图将在船上发现的DNA样本与“至少一名乌克兰士兵”进行比对。</text:p>
      <text:p text:style-name="P4">
据《华尔街日报》报道，证据包括“Andromeda”号的无线电和导航设备数据，以及据称犯罪者所使用的卫星和移动电话以及Gmail帐户的数据。</text:p>
      <text:p text:style-name="P4">
它指出，“综上所述，有一些细节显示这艘船绕过了后来发生爆炸的每个地点。这一证据强化了调查人员的信念，即‘Andromeda’号在2022年管道破坏事件中发挥了重要作用。”</text:p>
      <text:p text:style-name="P4">
该报称，在西方情报部门提供线索后，调查人员开始调查这艘船。</text:p>
      <text:p text:style-name="P4">
德国联邦刑事警察局和波兰政府发言人并未立即回应置评请求。</text:p>
      <text:p text:style-name="P4">
波兰负责特殊服务的部长级协调员副手斯坦尼斯瓦夫·扎林（StanislawZaryn）在推特上写道，“有关波兰或乌克兰销毁‘北溪1’号和‘北溪2’号线索的信息在媒体界反复出现，这一直被俄罗斯影响力机构用来在读者中制造华沙和基辅是这起事件的幕后黑手的印象或假设。”</text:p>
      <text:p text:style-name="P4">
<draw:frame draw:style-name="fr1" draw:name="Image75" text:anchor-type="as-char" svg:width="6.9236in" svg:height="6.9236in" draw:z-index="0">
<draw:image xlink:href="../Images/Aljazeera Chinese/2023-06-11T03-10-06/2-10.jpg" xlink:type="simple" xlink:show="embed" xlink:actuate="onLoad" draw:mime-type="image/jpeg"/>
</draw:frame>
 北溪  天然气管道损坏  连接俄罗斯和德国的两条海底管道的神秘泄露引发了对可能的破坏的担忧，并引发了对气候灾难的担忧。 (半岛电视台)</text:p>
      <text:p text:style-name="P4">
俄罗斯于2022年2月入侵乌克兰，将欧洲对俄罗斯天然气的依赖置于政治聚光灯下。北溪管道的破坏加速了该地区转向其他能源供应商的进程。</text:p>
      <text:p text:style-name="P4">
本周早些时候，《华盛顿邮报》报道称，美国政府从一家欧洲情报机构获悉乌克兰军方利用潜水员攻击管道的秘密计划，他们在2022年9月爆炸发生前三个月直接向武装部队总司令报告。</text:p>
      <text:p text:style-name="P4">
周三，乌克兰总统弗拉基米尔·泽连斯基否认他的政府参与了对天然气管道的破坏活动。</text:p>
      <text:p text:style-name="P4">
泽连斯基说道，“我是总统，我会适当地下达命令。乌克兰没有做过任何此类事情。我绝不会那样做。”他还要求提供有关乌克兰参与的任何证据。</text:p>
      <text:p text:style-name="P4">
德国媒体曾在3月份指出，乌克兰公民拥有的一家波兰公司的游艇可能参与了这次袭击。</text:p>
      <text:p text:style-name="P4">
<draw:frame draw:style-name="fr1" draw:name="Image76" text:anchor-type="as-char" svg:width="6.9236in" svg:height="3.826739in" draw:z-index="0">
<draw:image xlink:href="../Images/Aljazeera Chinese/2023-06-11T03-10-06/3-1686452554.jpg" xlink:type="simple" xlink:show="embed" xlink:actuate="onLoad" draw:mime-type="image/jpeg"/>
</draw:frame>
 新报道指出北溪袭击事件背后的亲乌克兰团体</text:p>
      <text:p text:style-name="P4">
Source: <text:a xlink:type="simple" xlink:href="https://chinese.aljazeera.net/news/war-in-ukraine/2023/6/11/%e5%8c%97%e6%ba%aa%e7%a0%b4%e5%9d%8f%e4%ba%8b%e4%bb%b6%e8%b0%83%e6%9f%a5%e8%bd%ac%e5%90%91%e5%85%b3%e4%ba%8e%e6%b3%a2%e5%85%b0%e7%9a%84%e7%ba%bf%e7%b4%a2" text:style-name="Internet_20_link" text:visited-style-name="Visited_20_Internet_20_Link">
https://chinese.aljazeera.net/news/war-in-ukraine/2023/6/11/%e5%8c%97%e6%ba%aa%e7%a0%b4%e5%9d%8f%e4%ba%8b%e4%bb%b6%e8%b0%83%e6%9f%a5%e8%bd%ac%e5%90%91%e5%85%b3%e4%ba%8e%e6%b3%a2%e5%85%b0%e7%9a%84%e7%ba%bf%e7%b4%a2</text:a>
</text:p>
      <!--NEWS-->
      <text:h text:style-name="P10" text:outline-level="1">
<text:span text:style-name="T4">
驻肯亚大使称非洲人为猴子 遭罗马尼亚召回</text:span>
</text:h>
      <text:p text:style-name="P4">
Publisher: 法新社</text:p>
      <text:p text:style-name="P4">
Published Time: 2023-06-11T06:02:06+00:00</text:p>
      <text:p text:style-name="P4">
Modified Time: 2023-06-11T05:35:02+00:00</text:p>
      <text:p text:style-name="P4">
Description: （法新社布加勒斯特10日电） 罗马尼亚今天表示，他们已将日前疑似在一场会议中把非洲人比做猴子的大使召回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6-11T06-02-06-00-00/000000.png" xlink:type="simple" xlink:show="embed" xlink:actuate="onLoad" draw:mime-type="image/png"/>
</draw:frame>
</text:p>
      <text:p text:style-name="P4">
根据法新社看到的南苏丹驻肯亚大使馆一份报告，4月26日这天，罗马尼亚驻肯亚大使蒂高（Dragos ViorelTigau）在奈洛比（Nairobi）一栋联合国大楼会议室窗户看到一只猴子，脱口而出：「非洲团体加入了我们。」</text:p>
      <text:p text:style-name="P4">
罗马尼亚外交部表示，他们是本周才得知此事，并已「展开召回大使的程序」。</text:p>
      <text:p text:style-name="P4">
罗马尼亚外交部同时表示，「我们对这种情况深表遗憾，并向所有受影响的人表示歉意」，还说「绝对不能接受」种族主义行为或言论。</text:p>
      <text:p text:style-name="P4">
肯亚外交官克莫（Macharia Kamau）表示，这一事件让他「感到震惊且令人作恶」。</text:p>
      <text:p text:style-name="P4">
他在社群网站推特（Twitter）发文表示：「试图掩盖这种羞耻的事，真是丢人现眼。这在任何时代都是无法容忍和不可接受的，更遑论在21世纪了。」</text:p>
      <text:p text:style-name="P4">
Source: <text:a xlink:type="simple" xlink:href="https://www.rfi.fr/cn/%E5%9B%BD%E9%99%85%E6%8A%A5%E9%81%93/20230611-%E9%A9%BB%E8%82%AF%E4%BA%9A%E5%A4%A7%E4%BD%BF%E7%A7%B0%E9%9D%9E%E6%B4%B2%E4%BA%BA%E4%B8%BA%E7%8C%B4%E5%AD%90-%E9%81%AD%E7%BD%97%E9%A9%AC%E5%B0%BC%E4%BA%9A%E5%8F%AC%E5%9B%9E" text:style-name="Internet_20_link" text:visited-style-name="Visited_20_Internet_20_Link">
https://www.rfi.fr/cn/%E5%9B%BD%E9%99%85%E6%8A%A5%E9%81%93/20230611-%E9%A9%BB%E8%82%AF%E4%BA%9A%E5%A4%A7%E4%BD%BF%E7%A7%B0%E9%9D%9E%E6%B4%B2%E4%BA%BA%E4%B8%BA%E7%8C%B4%E5%AD%90-%E9%81%AD%E7%BD%97%E9%A9%AC%E5%B0%BC%E4%BA%9A%E5%8F%AC%E5%9B%9E</text:a>
</text:p>
      <!--NEWS-->
      <text:h text:style-name="P10" text:outline-level="1">
<text:span text:style-name="T4">
川普遭起诉后首度现身造势大会 批起诉书毫无根据</text:span>
</text:h>
      <text:p text:style-name="P4">
Publisher: 法新社</text:p>
      <text:p text:style-name="P4">
Published Time: 2023-06-11T07:02:07+00:00</text:p>
      <text:p text:style-name="P4">
Modified Time: 2023-06-11T06:35:02+00:00</text:p>
      <text:p text:style-name="P4">
Description: （法新社乔治亚州哥伦布市10日电） 前美国总统川普自被起诉多项联邦罪名后，今天首度向他的支持者发表演说，且称起诉书毫无根据。对川普的有关指控也将2024年美国总统大选推向了未知且不稳的境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11T07-02-07-00-00/000000.png" xlink:type="simple" xlink:show="embed" xlink:actuate="onLoad" draw:mime-type="image/png"/>
</draw:frame>
</text:p>
      <text:p text:style-name="P4">
根据昨天公布的起诉书内容指川普遭起诉38项犯行，并着重于川普涉及不当处理机密文件，这些指控比起过去对他个人、政治和商业不当行为的控诉来得更为严重。</text:p>
      <text:p text:style-name="P4">
总统拜登的司法部起诉了共和党党内初选提名战中大幅领先的川普，也前所未见地为角逐白宫大位铺路。</text:p>
      <text:p text:style-name="P4">
川普已经坚称这是出于政治动机的「猎巫」行动，并予以谴责。川普先后造访乔治亚州和北卡罗来纳州参加造势大会，并抨击他所谓的对他不公平的法律攻击。</text:p>
      <text:p text:style-name="P4">
川普今天在乔治亚州哥伦布市（Columbus）抨击拜登和司法部，抱怨他所谓的「虚假起诉书」，他告诉民众说，他因竞选下一任总统而在法庭上被追诉。</text:p>
      <text:p text:style-name="P4">
川普告诉支持者说：「这就是他们这样做的原因，如果我不选总统，就不会有猎巫式政治迫害，也不会有起诉。」</text:p>
      <text:p text:style-name="P4">
川普之后在北卡罗来纳州的格林斯伯勒（Greensboro）说：「你在和疯狂的疯子打交道。拜登政府武器化的『不法部』（Department ofInjustice）对我的起诉毫无根据，将成为我国史上最可怕的滥用权力行为之一。」</text:p>
      <text:p text:style-name="P4">
在这两场大会过后几天，川普将在迈阿密联邦法院出庭，针对爆炸性指控应讯。他被控蓄意持有国防机密、密谋妨碍司法、以腐败方式隐瞒文件和不实陈述，而陷美国国家安全「于危险之中」。</text:p>
      <text:p text:style-name="P4">
依司法部特别检察官史密斯（Jack Smith）所提指控，每项罪名最高可判处20年徒刑。</text:p>
      <text:p text:style-name="P4">
川普已在自创的社群平台「真实社群」（TruthSocial）透过一连串贴文和影片来回应这份起诉书，他称史密斯「精神错乱」、「仇恨川普的人」，并将这项起诉定调为拜登及其竞选团队的精心策画，以意图干预选举。</text:p>
      <text:p text:style-name="P4">
川普说：「他们找上我，因为目前我们在民调上再次大幅领先拜登。」</text:p>
      <text:p text:style-name="P4">
到目前为止，许多共和党人的反应是团结起来支持这位前总统，也将川普的愤怒情绪放大。这些人包括川普的一些党内提名竞争对手。</text:p>
      <text:p text:style-name="P4">
与川普关系起伏的联邦众议院议长麦卡锡（Kevin McCarthy）表示，起诉书标志着美国的「黑暗日子」。</text:p>
      <text:p text:style-name="P4">
麦卡锡说：「我和每一个相信法治的美国人，都和川普总统站在一起。」</text:p>
      <text:p text:style-name="P4">
佛罗里达州州长尚迪特（Ron DeSantis）也呼应司法部「武器化」的说法。在共和党提名战中，尚迪特被视为川普的头号挑战者。 （译者：纪锦玲）</text:p>
      <text:p text:style-name="P4">
Source: <text:a xlink:type="simple" xlink:href="https://www.rfi.fr/cn/%E5%9B%BD%E9%99%85%E6%8A%A5%E9%81%93/20230611-%E5%B7%9D%E6%99%AE%E9%81%AD%E8%B5%B7%E8%AF%89%E5%90%8E%E9%A6%96%E5%BA%A6%E7%8E%B0%E8%BA%AB%E9%80%A0%E5%8A%BF%E5%A4%A7%E4%BC%9A-%E6%89%B9%E8%B5%B7%E8%AF%89%E4%B9%A6%E6%AF%AB%E6%97%A0%E6%A0%B9%E6%8D%AE" text:style-name="Internet_20_link" text:visited-style-name="Visited_20_Internet_20_Link">
https://www.rfi.fr/cn/%E5%9B%BD%E9%99%85%E6%8A%A5%E9%81%93/20230611-%E5%B7%9D%E6%99%AE%E9%81%AD%E8%B5%B7%E8%AF%89%E5%90%8E%E9%A6%96%E5%BA%A6%E7%8E%B0%E8%BA%AB%E9%80%A0%E5%8A%BF%E5%A4%A7%E4%BC%9A-%E6%89%B9%E8%B5%B7%E8%AF%89%E4%B9%A6%E6%AF%AB%E6%97%A0%E6%A0%B9%E6%8D%AE</text:a>
</text:p>
      <!--NEWS-->
      <text:h text:style-name="P10" text:outline-level="1">
<text:span text:style-name="T4">
四个月内 秘鲁逾3400名女性失踪</text:span>
</text:h>
      <text:p text:style-name="P4">
Author: 联合早报 (Person)</text:p>
      <text:p text:style-name="P4">
Publisher: 联合早报 (Organization)</text:p>
      <text:p text:style-name="P4">
Published Time: 2023-06-11T07:06</text:p>
      <text:p text:style-name="P4">
Modified Time: 2023-06-11T07:25</text:p>
      <text:p text:style-name="P4">
Description: 自今年1月至4月期间，秘鲁有超过3400名女性失踪。法新社报道，秘鲁监察办公室星期六（6月10日）发布报告称，在今年前四个月中，当局总共收到3406起女性失踪报告，当中只有1902...</text:p>
      <text:p text:style-name="P4">
Videos: []</text:p>
      <text:p text:style-name="P4">
Audios: []</text:p>
      <text:p text:style-name="P4">
Images: []</text:p>
      <text:p text:style-name="P4">
Type: NewsArticle</text:p>
      <text:p text:style-name="P4">
Breadcrumbs: ['即时', '国际']</text:p>
      <text:p text:style-name="P4">
Keywords: ['秘鲁', '失踪', '女性', '绑架']</text:p>
      <!--METADATA-->
      <text:p text:style-name="P4">
自今年1月至4月期间，秘鲁有超过3400名女性失踪。</text:p>
      <text:p text:style-name="P4">
法新社报道，秘鲁监察办公室星期六（6月10日）发布报告称，在今年前四个月中，当局总共收到3406起女性失踪报告，当中只有1902人被寻回，另有1504人仍下落不明。</text:p>
      <text:p text:style-name="P4">
一名秘鲁检查员奥尔蒂斯（Isabel Ortiz）说，这一失踪情况将被归类为“迫在眉睫的危机”。</text:p>
      <text:p text:style-name="P4">
她呼吁政府采取行动防止事态持续发酵，指“国家没有将失踪问题（主要是绑架和拐带）作为优先议程项目”。</text:p>
      <text:p text:style-name="P4">
不过，部分女权主义的非政府组织称，秘鲁警察和检察官并未充分调查许多失踪案件，因为这些女性是自愿逃离的。</text:p>
      <text:p text:style-name="P4">
Source: <text:a xlink:type="simple" xlink:href="https://www.zaobao.com.sg/realtime/world/story20230611-1403172" text:style-name="Internet_20_link" text:visited-style-name="Visited_20_Internet_20_Link">
https://www.zaobao.com.sg/realtime/world/story20230611-1403172</text:a>
</text:p>
      <!--NEWS-->
      <text:h text:style-name="P10" text:outline-level="1">
<text:span text:style-name="T4">
欧洲国家有可能重拾义务兵役制吗？</text:span>
</text:h>
      <text:p text:style-name="P4">
Author: None (Language: zh)</text:p>
      <text:p text:style-name="P4">
Publisher: None</text:p>
      <text:p text:style-name="P4">
Time: 2023-06-11T07:29:00Z</text:p>
      <text:p text:style-name="P4">
Description: 冷战结束后，许多欧洲国家取消了义务兵役制。不过，自乌克兰战争发生以来，一些国家开始讨论重新实行义务役的可能性。</text:p>
      <text:p text:style-name="P4">
Videos: []</text:p>
      <text:p text:style-name="P4">
Images: []</text:p>
      <text:p text:style-name="P4">
Subject: 文化经纬</text:p>
      <text:p text:style-name="P4">
Subjects: []</text:p>
      <text:p text:style-name="P4">
Keywords: ['北大西洋公约组织', '俄罗斯入侵乌克兰']</text:p>
      <text:p text:style-name="P4">
ID: 65861445</text:p>
      <!--METADATA-->
      <text:p text:style-name="P4">
<text:a xlink:type="simple" xlink:href="https://www.dw.com/zh/overlay/image/article/65861445/65246505" text:style-name="Internet_20_link" text:visited-style-name="Visited_20_Internet_20_Link">
 </text:a>
</text:p>
      <text:p text:style-name="P4">
立陶宛在2007年废除了义务兵役制，并在2015年重新引入（图为2015年的资料图片）</text:p>
      <text:p text:style-name="P4">
（德国之声中文网）自柏林围墙倒塌后，征兵制似乎已经不合时宜。在过去的20年里，大多数欧洲国家都废除了服兵役的义务。 <text:a xlink:type="simple" xlink:href="https://www.dw.com/zh/zh/德国取消义务兵役制-志愿兵进入兵营/a-15210272" text:style-name="Internet_20_link" text:visited-style-name="Visited_20_Internet_20_Link">
 例如，德国在2011年暂停了征兵制</text:a>
。只有在联邦议院宣布《基本法》中规定的紧张局势或国防情况下才能再次启动。</text:p>
      <text:p text:style-name="P4">
在许多其他欧洲国家也有类似情况，如今是北约成员的29个欧洲国家中，包含土耳其在内，只有6个国家自1993年以来一直保持征兵制。而英国、美国和加拿大仅拥有职业军队的情况则已经持续了至少50年。</text:p>
      <text:p text:style-name="P4">
鉴于俄罗斯对乌克兰的侵略战争，现在部分国家已经开始进行一些反思。有些国家不仅增加了国防预算，也正在讨论重新实行义务兵役制，但这些辩论只在少数几个国家中有所进展。</text:p>
      <text:p text:style-name="P4">
<text:span text:style-name="T4">
乌克兰和立陶宛</text:span>
</text:p>
      <text:p text:style-name="P4">
在克里米亚被吞并后不久，乌克兰和立陶宛分别于2014年和2015年对年轻男性重新实行了义务役制。接着在2022年2月俄罗斯入侵乌克兰后，乌克兰政府颁布了一项法律，所有18至60岁的男子都可以根据此法被征召入伍。</text:p>
      <text:h text:style-name="P12" text:outline-level="3">
<text:span text:style-name="T4">
“如果俄军再次进攻基辅 我一定会参加战斗”</text:span>
</text:h>
      <text:p text:style-name="P4">
<text:span text:style-name="T4">
拉脱维亚</text:span>
</text:p>
      <text:p text:style-name="P4">
这个波罗的海国家是与俄罗斯接壤的三个北约成员之一，另外两个国家是从未废除义务兵役制的爱沙尼亚和北约新成员芬兰。现在，拉脱维亚也想重新引入义务兵役制。从2024年开始，所有18至27岁的男子必须接受11个月的军事训练；自2028年起，每年将有7500名拉脱维亚人被征召入伍--根据北约的说法，这就是该国2022年的职业军人数量。</text:p>
      <text:p text:style-name="P4">
<text:span text:style-name="T4">
罗马尼亚</text:span>
</text:p>
      <text:p text:style-name="P4">
2015年，罗马尼亚在柏林围墙倒塌后重新引入义务役制度的尝试失败了，但在今年春季，现任总理、退役将军丘卡（NicolaeCiuca）再度表示支持义务役。罗马尼亚国防部的一个具体要求是，在总动员的情况下，所有居住在国外的罗马尼亚年轻人必须在15天内报到服兵役。</text:p>
      <text:p text:style-name="P4">
<text:span text:style-name="T4">
荷兰和瑞典</text:span>
</text:p>
      <text:p text:style-name="P4">
荷兰武装部队缺少约9000名新兵，这就是为什么荷兰政府正考虑通过义务兵役制强化军队，就像瑞典自2018年以来所做的那样。瑞典在2010年废除了义务兵役制，但由于找不到足够的志愿者来服兵役，故在2018年重新引入了此法。从那时起，所有满18岁的瑞典人都必须向军队报到，不过与邻国挪威一样：最后只有一小部分人会被征召。</text:p>
      <text:p text:style-name="P4">
</text:p>
      <text:p text:style-name="P4">
德国国防部长皮斯托里乌斯在上任后不久就提出义务兵役制建议</text:p>
      <text:p text:style-name="P4">
<text:span text:style-name="T4">
挪威和丹麦</text:span>
</text:p>
      <text:p text:style-name="P4">
自2016年以来，所有挪威人都必须在18岁时报到。然而，在每年参加体能测试的6万名候选人中，只有约9000人被征召服19个月的兵役。由于选拔过程相当严格，官方称在挪威服兵役与其他高等教育学历的声望相似。德国的北方邻国丹麦在法律上仍保有征兵制，但事实上在过去几年已有足够的志愿者填补兵力需求。</text:p>
      <text:p text:style-name="P4">
<text:span text:style-name="T4">
法国</text:span>
</text:p>
      <text:p text:style-name="P4">
法国总统马克龙在2019年推出了「全国普遍兵役制」（Service nationaluniversel）。在这个框架内，年轻人可以自愿为国家服务一个月。现在法国政府正在考虑让所有15至17岁的青少年都参与，其中两个星期要在军事相关机构中完成。</text:p>
      <text:p text:style-name="P4">
<text:span text:style-name="T4">
德国</text:span>
</text:p>
      <text:p text:style-name="P4">
德国总理肖尔茨拒绝了国防部长皮斯托里乌斯（BorisPistorius）提出的义务兵役制建议，然而德国各政治派别都在呼吁对此进行辩论。最近，与肖尔茨和皮斯托里乌斯同为社民党人的德国联邦议会国防专员霍格（EvaHögl）建议，应该讨论在军队或公民机构「义务服务」的可能性。</text:p>
      <text:p text:style-name="P4">
<text:span text:style-name="T4">
更多阅读：<text:a xlink:type="simple" xlink:href="https://www.dw.com/zh/zh/反恐斗争需要恢复义务兵役制/a-19363883" text:style-name="Internet_20_link" text:visited-style-name="Visited_20_Internet_20_Link">
 反恐斗争需要恢复义务兵役制？ </text:a>
</text:span>
</text:p>
      <text:p text:style-name="P4">
Source: <text:a xlink:type="simple" xlink:href="https://www.dw.com/zh/欧洲国家有可能重拾义务兵役制吗？/a-65861445" text:style-name="Internet_20_link" text:visited-style-name="Visited_20_Internet_20_Link">
https://www.dw.com/zh/欧洲国家有可能重拾义务兵役制吗？/a-65861445?maca=chi-rss-chi-all-1127-rdf</text:a>
</text:p>
      <!--NEWS-->
      <text:h text:style-name="P10" text:outline-level="1">
<text:span text:style-name="T4">
客座评论：中国对付美国的双轨策略</text:span>
</text:h>
      <text:p text:style-name="P4">
Author: None (Language: zh)</text:p>
      <text:p text:style-name="P4">
Publisher: None</text:p>
      <text:p text:style-name="P4">
Time: 2023-06-11T07:30:00Z</text:p>
      <text:p text:style-name="P4">
Description: 政治学者张俊华指出，面对美国，习近平为首的中共此前似乎本不想把竞争两字说在口上， 但后来在美国“打开天窗说亮话”的姿态下，中美竞争日趋白热化。于是，北京不久前采纳了一项双轨策略，即软的硬的一起上。</text:p>
      <text:p text:style-name="P4">
Videos: []</text:p>
      <text:p text:style-name="P4">
Images: []</text:p>
      <text:p text:style-name="P4">
Subject: 时政风云</text:p>
      <text:p text:style-name="P4">
Subjects: []</text:p>
      <text:p text:style-name="P4">
Keywords: ['奥巴马', '专题报道：习近平访美', '岛屿主权争端', '专题报道：全景观看“习马会”', '中国', '中共十九大', '美国', '德中关系', '南希·佩洛西']</text:p>
      <text:p text:style-name="P4">
ID: 65868848</text:p>
      <!--METADATA-->
      <text:p text:style-name="P4">
<text:a xlink:type="simple" xlink:href="https://www.dw.com/zh/overlay/image/article/65868848/59244760" text:style-name="Internet_20_link" text:visited-style-name="Visited_20_Internet_20_Link">
 </text:a>
</text:p>
      <text:p text:style-name="P4">
政治学者张俊华指出，中美竞争日趋白热化</text:p>
      <text:p text:style-name="P4">
（德国之声中文网）自从改革开放以来，中共各届领导人一直采用的邓小平“韬光养晦”的政策，利用西方技术和资本，搭“全球化”的便车。一搭三十多年，收获确实不少，仅从经济上来说，已跃入全球第二。但到了习近平时代，便渐渐进入跟以美国为首的西方竞争的阶段。但习近平为首的中共直到去年，似乎还有点像处女般的“害羞”，不想把竞争两字说在口上。 但后来在美国的“打开天窗说亮话”的姿态下，这种竞争显然日趋白热化。</text:p>
      <text:p text:style-name="P4">
首先，这场竞争是美国先把它挑明的。因为美国政府第一意识到如此对中国在技术转移、技术偷窃问题上的宽容，将会直接影响到美国自己在全球的独一无二的技术地位和军事地位，进而削弱整个民主阵营的力量。于是， <text:a xlink:type="simple" xlink:href="https://www.dw.com/zh/zh/特朗普签署国防授权法案-处处影射中国/a-51762998" text:style-name="Internet_20_link" text:visited-style-name="Visited_20_Internet_20_Link">
 从特朗普开始，便开始了对华为等公司的出口和产品使用的限制 </text:a>
 。但特朗普的做法多少还是情绪型的。 <text:a xlink:type="simple" xlink:href="https://www.dw.com/zh/zh/拜登計畫收緊美國對華投資規定/a-64886618" text:style-name="Internet_20_link" text:visited-style-name="Visited_20_Internet_20_Link">
 自拜登上台后，把这种做法扩展到所有跟国家安全有关的敏感技术和敏感产品领域</text:a>
，把一切措施系统化了，而且还努力地拉着其他有关国家加入他的行列。此外，依据“保卫民主阵营”的原则，从去年开始，对台湾和亚洲其他盟国更强化了其军事上的联系和援助，这跟乌克兰战争带来的教训有着直接的关系。</text:p>
      <text:h text:style-name="P12" text:outline-level="3">
<text:span text:style-name="T4">
美国回来了</text:span>
</text:h>
      <text:p text:style-name="P4">
迄今为止，在军事合作方面，美国在太平洋西部的有所进展。日本、南韩、菲律宾、台湾纷纷在军事和情报合作方面向美国靠拢。必须看到美国同时也面临着来自中国的、比以往更大的挑战。美国是否能应对这些挑战，决定了它与中国在太平洋西部地区的竞争的胜负。 而这个胜负将主要体现在两个区域：一个是台湾海峡，另一个则是中国南海。</text:p>
      <text:p text:style-name="P4">
看到美国如此重新恢复在太平洋西岸的军事和安全方面影响，中共自然会不满，因为这直接破坏北京的“宏伟计划”。其计划之一，就是在习近平在任期间解决台湾问题，把这个岛屿真正成为隶属北京统治的地盘。计划之二，就是尽力在习近平在任期间，让所有在中国南海的周边国家接受中国的“九段线”的界定，以便在能源开发、获取鱼资源、军事布局等方面占据上风。本来，北京凭着中国自己的蓝水海军（blue-water navy）和其他的军事实力已相当强大的情况下，实施这个计划并不难。但却没想到，美国一改越南战争失败后对亚太地区的疏忽，不断加强在该地区的活动。从派军舰维护航运线的航行自由到对台湾的军援，无不在对北京设置实施计划的障碍。</text:p>
      <text:p text:style-name="P4">
</text:p>
      <text:p text:style-name="P4">
美国总统拜登在上任后高调宣布：“美国回来了”</text:p>
      <text:h text:style-name="P12" text:outline-level="3">
<text:span text:style-name="T4">
软硬兼施</text:span>
</text:h>
      <text:p text:style-name="P4">
至于今年二月的气球事件，中方反应强烈，恐怕是气愤美国在东南亚国家面前揭了中国间谍行为的丑。至于佩洛西对台湾的访问，更是开启一个非常不利于中国外交上孤立台湾的新阶段。于是，北京利用各种机会，铺天盖地对美国政府进行漫骂，把自己描述成美国霸权的牺牲者，力争在世界占居道德的高地。同时，开始对西方民主阵营进行分解工作， 使尽一切力量，把欧洲拉到自己的一边，鼓励欧洲“战略自主”。但显然，如此做效果不大。</text:p>
      <text:p text:style-name="P4">
目前看起来，中共认定的目标很明确：只要使美国人远离太平洋西岸，那中国对该地区的影响就没有对手。因为，即便那些似乎在领海问题跟中国作对的国家，如越南、菲律宾、日本等，经济上对中国的依赖依然不小，而他们在地区安全上，则向美国靠拢。一旦美国在该区的军事存在大大削弱，解决台湾和南海问题就迎刃而解了。</text:p>
      <text:p text:style-name="P4">
于是，北京不久前采纳了一项双轨策略，即软的硬的一起上。 所谓软的，就是强调中国是个热爱和平、反对脱钩的国家，遵守国际法的国家。从努力地扮演乌克兰战争的调解人、派中国政府欧亚事务特别代表李辉和其他要员游说欧洲，同时，利用第20届香格里拉对话，让国防部长放风：中美之间任何冲突对人类将是最大的灾难。于此同时，把美国在南海和台湾海峡军舰的巡逻，说成是跟维护国际海洋法无关，而仅仅是维护美国自己的“海洋法”而已。</text:p>
      <text:p text:style-name="P4">
硬的方面，就是用所谓的灰色手段，把美国在太平洋西岸频繁的军事存在成为不可能。 最典型的最近两次的 <text:a xlink:type="simple" xlink:href="https://www.dw.com/zh/zh/南海較勁美稱中國戰鬥機逼近挑釁攔截/a-65775811" text:style-name="Internet_20_link" text:visited-style-name="Visited_20_Internet_20_Link">
 在南海拦截美国侦察机</text:a>
 以及 <text:a xlink:type="simple" xlink:href="https://www.dw.com/zh/zh/美中軍艦險相撞-白宮中國侵略性日增恐致傷亡/a-65823182" text:style-name="Internet_20_link" text:visited-style-name="Visited_20_Internet_20_Link">
 在台湾海峡危险靠近美国驱逐舰</text:a>
。而这种灰色做法的前提是，中方知道美国至少在目前是尽一切力量避免跟中国发生任何军事方面的冲突，因为美国由于对乌克兰的援助、国内自己的一系列问题，无暇开辟在该地区的战场。北京仗着中国有的是“勇敢的、爱国主义的”的士兵，也有的是军舰和战机，所以他们冒险。中方想用这种方式，这将“极大增加美军的心理压力（胡锡进语）”，这分明是试图再次制造2001年的事件。2001年，一架中国战斗机有意跟一架美国侦察机相撞。美国飞机紧急迫降在海南岛。事件中，一名中国飞行员死亡，北京将24 名美国机组人员拘留了 11 天，  在华盛顿致函表示“遗憾 （regret）”后才释放他们  。但是，现在中国的决定，将大大增加这个撞机或撞舰的概率。</text:p>
      <text:p text:style-name="P4">
</text:p>
      <text:p text:style-name="P4">
美国印太司令部在6月初表示，美国海军驱逐舰“钟云号”（USS Chung-Hoon）在通过台湾海峡时险些与一艘中国海军舰艇发生碰撞，“钟云号”不得不改变航向，以避免相撞</text:p>
      <text:h text:style-name="P12" text:outline-level="3">
<text:span text:style-name="T4">
美国面临的挑战</text:span>
</text:h>
      <text:p text:style-name="P4">
不仅在技术上，而且在军事上，中国政府明显已认定其在国际上最大的竞争对手就是美国。而且，北京已经不得不改变自己以往搭便车和轻微修正主义的做法，开始从各方面与美国竞争，并开始自己制定游戏规则。而竞争的最现实的目标，在对外政策方面，就是解决台湾问题和确立中国在各地区尤其在中国南海地区的主导地位， 即把它们置于自己的控制之下。</text:p>
      <text:p text:style-name="P4">
美国在这场竞争中面临的挑战之一就是，中共的言行不一。言行不一必定造成竞争中不按照游戏规则即国际法行事。缺乏最起码的信任。要知道，在中国的军舰冒险地阻挡美国“钟云”号驱逐舰过航台湾海峡、险些发生碰撞的第二天，中国国防部长李尚福在正经八百地强调，<text:a xlink:type="simple" xlink:href="https://www.dw.com/zh/zh/中国中美激烈冲突对抗是世界不可承受之痛/a-65819515" text:style-name="Internet_20_link" text:visited-style-name="Visited_20_Internet_20_Link">
 中美激烈冲突对抗是“世界不可承受之痛”</text:a>
 。又如，习近平在2015年向美国前总统奥巴马承诺，中国不会在南海的岛屿军事化--而这恰恰是它此后一直在做的。</text:p>
      <text:p text:style-name="P4">
挑战之二，就是中国认定它用灰色手段拦截美军的军机和军舰，能使得美国在该地区巡航时束手无策，最后也许放弃或者减少在该地区的存在。而在使用这种手段的同时，中方一改以前的不成文的规则，譬如把台湾海峡不再看成是国际水域，而是中国领土的范围。</text:p>
      <text:p text:style-name="P4">
要指出的是，在采用硬的手段的工具箱中，中国还有王牌没出呢。可以想见，随着中国人工智能在军事上的成熟应用，今后可能拦截美国军舰和军机的就是无人机、无人艇了，而且用多艘对付美国的一艘。</text:p>
      <text:p text:style-name="P4">
或者，把俄罗斯在太平洋的军事力量组合起来，共同对付美国的定期巡逻。最近北京已跟俄空军进行了第6次联合空中战略巡航，威吓日本，这已经显示了其苗头。</text:p>
      <text:p text:style-name="P4">
挑战之三，中方将用切香肠的方式，不断强化对台湾的军事压力。现在，中国的军用飞机和船只定期穿越中间线，每天多达10次。北京这个行为尽管不是直接针对美国，但是，由于美国对台湾的义务，使得美国也处于疲于应对状态。</text:p>
      <text:h text:style-name="P12" text:outline-level="3">
<text:span text:style-name="T4">
中国军演继续 两岸民众如何看待？</text:span>
</text:h>
      <text:p text:style-name="P4">
为了维护在台湾海峡现状，美国目前依然在寻找对策，譬如，不仅动员Aukus国家，而且要把在欧洲大陆的北约国家一起拉入保卫亚太地区（包括台湾海峡）航行的自由。尽管欧洲大陆国家如德国有意愿加入南海的巡航，但更令美国担心的是，欧洲大陆的人对台湾海峡两岸的和平并非像美国那样当作切身利益看待。德国已决定在明年的军舰去中国南海进行航行自由演习，但对穿越台湾海峡的问题上避免表态，更有像法国那样，公开表示，根本不想把台湾地区当作自己关心的事来处理。而法国人的态度多少也体现了欧洲大陆相当一部分人的想法。而这样，给北京感觉，其指责美国在台湾海峡执行的“自己的海洋法”而不是国际法，似乎更是得到了依据。</text:p>
      <text:p text:style-name="P4">
当然，美国似乎很希望通过跟北京建立直线联系（包括军界的直线电话），来缓和这种局面。但是如同上面提到的北京的“软硬结合”的手段，北京现在表面上不反对跟美国对话，但是在所谓的“核心利益”上，习近平将强化灰色的、硬的手段的使用，从而逼迫美国就范。</text:p>
      <text:p text:style-name="P4">
总之，在地域军事外交竞争中，以美国为首的西方民主阵营能否在到明年美国大选前应对好中国的挑战，将对太平洋西岸的安全格局有着直接的影响。而中国在太平洋西岸的就主导权的不顾于自身安全的竞争，是一种危险的竞争，弄不好就会导致中美双方走火。</text:p>
      <text:p text:style-name="P4">
<text:span text:style-name="T5">
本文作者张俊华为徳籍华人政治学者，在德国生活三十余年。他曾就读于德国法兰克福大学，并获得哲学博士学位。此后曾执教于柏林自由大学等高校。现为法国EcoleUniversitaire de Management客座教授。</text:span>
</text:p>
      <text:p text:style-name="P4">
<text:span text:style-name="T5">
德国之声致力于为您提供客观中立的新闻报导，以及展现多种角度的评论分析。 文中评论及分析仅代表作者或专家个人立场。</text:span>
</text:p>
      <text:p text:style-name="P4">
<text:span text:style-name="T5">
© 2023年 德国之声版权声明：本文所有内容受到著作权法保护，如无德国之声特别授权，不得擅自使用。任何不当行为都将导致追偿，并受到刑事追究。</text:span>
</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客座评论：中国对付美国的双轨策略/a-65868848" text:style-name="Internet_20_link" text:visited-style-name="Visited_20_Internet_20_Link">
https://www.dw.com/zh/客座评论：中国对付美国的双轨策略/a-65868848?maca=chi-rss-chi-all-1127-rdf</text:a>
</text:p>
      <!--NEWS-->
      <text:h text:style-name="P10" text:outline-level="1">
<text:span text:style-name="T4">
芬兰富豪驾车超速 被罚款12万欧元</text:span>
</text:h>
      <text:p text:style-name="P4">
Author: None (Language: zh)</text:p>
      <text:p text:style-name="P4">
Publisher: None</text:p>
      <text:p text:style-name="P4">
Time: 2023-06-11T07:31:00Z</text:p>
      <text:p text:style-name="P4">
Description: 在芬兰，驾车超速的罚款金额和司机的收入状况挂钩。就在刚刚过去的周末，该国奥兰群岛自治区的一名富豪就收到了一张12.1万欧元的天价罚单。</text:p>
      <text:p text:style-name="P4">
Videos: []</text:p>
      <text:p text:style-name="P4">
Images: []</text:p>
      <text:p text:style-name="P4">
Subject: 新闻广角</text:p>
      <text:p text:style-name="P4">
Subjects: ['芬兰', '超速驾驶', '交通罚款']</text:p>
      <text:p text:style-name="P4">
Keywords: ['意见反馈']</text:p>
      <text:p text:style-name="P4">
ID: 65837590</text:p>
      <!--METADATA-->
      <text:p text:style-name="P4">
<text:a xlink:type="simple" xlink:href="https://www.dw.com/zh/overlay/image/article/65837590/65833767" text:style-name="Internet_20_link" text:visited-style-name="Visited_20_Internet_20_Link">
 </text:a>
</text:p>
      <text:p text:style-name="P4">
芬兰的超速罚单金额与司机收入挂钩</text:p>
      <text:p text:style-name="P4">
（德国之声中文网）据当地报纸《奥兰新闻》(Nya Aaland)报道，这已经是富豪维克罗夫(AndersWiklof)十年来缴纳的第三次巨额罚款。维克罗夫对该报表示"真的很后悔"，还说事发时他的车正在从时速70公里限速区过渡到50公里限速区，但"显然减速不够及时"。</text:p>
      <text:p text:style-name="P4">
而根据罚单，维克罗夫在时速50公里限速区以时速82公里行驶，随后被警察截停。据报道，除了罚款，他的驾驶执照也被扣押10天。</text:p>
      <text:p text:style-name="P4">
</text:p>
      <text:p text:style-name="P4">
居中者为维克罗夫</text:p>
      <text:p text:style-name="P4">
维克罗夫可以称得上是超速"惯犯"：2018年他被发现超速驾驶，罚款63680欧元；2013年，他还曾支付过一张9.5万欧元的超速罚单，同样引起了全球媒体的关注。</text:p>
      <text:p text:style-name="P4">
维克罗夫被认为是奥兰群岛最富有的居民，他控股的企业经营物流、直升机服务、房地产、贸易、旅游业等多项业务，常被戏称为"奥兰群岛国王"。他对媒体表示，希望这笔巨额罚款能被用于医疗系统。</text:p>
      <text:p text:style-name="P4">
延伸阅读: <text:a xlink:type="simple" xlink:href="https://www.dw.com/zh/zh/欧洲最严限速令荷兰不得超百公里/a-52819386" text:style-name="Internet_20_link" text:visited-style-name="Visited_20_Internet_20_Link">
 欧洲最严限速令：荷兰不得超百公里</text:a>
</text:p>
      <text:p text:style-name="P4">
（美联社）</text:p>
      <text:p text:style-name="P4">
Source: <text:a xlink:type="simple" xlink:href="https://www.dw.com/zh/芬兰富豪驾车超速-被罚款12万欧元/a-65837590" text:style-name="Internet_20_link" text:visited-style-name="Visited_20_Internet_20_Link">
https://www.dw.com/zh/芬兰富豪驾车超速-被罚款12万欧元/a-65837590?maca=chi-rss-chi-all-1127-rdf</text:a>
</text:p>
      <!--NEWS-->
      <text:h text:style-name="P10" text:outline-level="1">
<text:span text:style-name="T4">
非洲6国领袖访俄乌促和平 南非总统向习近平简报</text:span>
</text:h>
      <text:p text:style-name="P4">
Publisher: 法新社</text:p>
      <text:p text:style-name="P4">
Published Time: 2023-06-11T07:32:07+00:00</text:p>
      <text:p text:style-name="P4">
Modified Time: 2023-06-11T07:20:05+00:00</text:p>
      <text:p text:style-name="P4">
Description: （法新社约翰尼斯堡10日电） 南非政府今天表示，总统拉玛佛沙（Cyril Ramaphosa）针对非洲领袖代表团即将前往俄罗斯和乌克兰，以试图促成和平，已向中国国家主席习近平简报有关任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11T07-32-07-00-00/000000.png" xlink:type="simple" xlink:show="embed" xlink:actuate="onLoad" draw:mime-type="image/png"/>
</draw:frame>
</text:p>
      <text:p text:style-name="P4">
拉玛佛沙上月宣布，俄罗斯总统蒲亭（Vladimir Putin ）和乌克兰总统泽伦斯基（VolodymyrZelenskyy）已同意会见6国非洲领袖组成的代表团，此团预定6月成行。</text:p>
      <text:p text:style-name="P4">
拉玛佛沙在声明中指出，他已向习近平「简报」。代表团成员包括刚果共和国、埃及、塞内加尔、南非、乌干达和尚比亚等6国总统。</text:p>
      <text:p text:style-name="P4">
拉玛佛沙的办公室并未详述他是何时与习近平通话，但表示这位中国领导人「赞扬非洲大陆这项倡议，并承认俄乌冲突已对民众生活与非洲粮食安全造成影响」。</text:p>
      <text:p text:style-name="P4">
北京在2月间公布对乌克兰危机的立场声明，呼吁「政治解决」这场冲突 。西方国家则警告，这恐让俄罗斯得以控制在乌克兰占领的大部分领土。</text:p>
      <text:p text:style-name="P4">
中国表示他们是中立方，但也因为拒绝谴责俄罗斯攻击乌克兰，以及中俄的亲密战略伙伴关系而遭受批评。</text:p>
      <text:p text:style-name="P4">
同样地，自从反种族隔离抗争以来和克里姆林宫关系密切的南非执政党，也未谴责俄罗斯全面入侵乌克兰，还说其立场公正，赞成对话。</text:p>
      <text:p text:style-name="P4">
金砖五国（BRICS）峰会将于8月在南非约翰尼斯堡登场，南非目前陷入外交难题。</text:p>
      <text:p text:style-name="P4">
因为被控非法驱逐乌克兰儿童而遭国际刑事法院（International Criminal Court,ICC）通缉的蒲亭，已被邀请参加这场峰会。而南非身为国际刑事法院成员，将有义务在蒲亭抵达时将他拘留。</text:p>
      <text:p text:style-name="P4">
法新社报导，习近平和拉玛佛沙通话还谈到金砖峰会的准备工作。外界猜测南非正考虑将8月峰会改在中国举行，以避免逮捕蒲亭。</text:p>
      <text:p text:style-name="P4">
南非声明说，两位领导人「致力于举办一场成功的峰会」。</text:p>
      <text:p text:style-name="P4">
金砖五国包括巴西、俄罗斯、印度、中国和南非，其目的在制衡欧洲和美国在世界舞台上的传统主导地位。（译者：纪锦玲）</text:p>
      <text:p text:style-name="P4">
Source: <text:a xlink:type="simple" xlink:href="https://www.rfi.fr/cn/%E5%9B%BD%E9%99%85%E6%8A%A5%E9%81%93/20230611-%E9%9D%9E%E6%B4%B26%E5%9B%BD%E9%A2%86%E8%A2%96%E8%AE%BF%E4%BF%84%E4%B9%8C%E4%BF%83%E5%92%8C%E5%B9%B3-%E5%8D%97%E9%9D%9E%E6%80%BB%E7%BB%9F%E5%90%91%E4%B9%A0%E8%BF%91%E5%B9%B3%E7%AE%80%E6%8A%A5" text:style-name="Internet_20_link" text:visited-style-name="Visited_20_Internet_20_Link">
https://www.rfi.fr/cn/%E5%9B%BD%E9%99%85%E6%8A%A5%E9%81%93/20230611-%E9%9D%9E%E6%B4%B26%E5%9B%BD%E9%A2%86%E8%A2%96%E8%AE%BF%E4%BF%84%E4%B9%8C%E4%BF%83%E5%92%8C%E5%B9%B3-%E5%8D%97%E9%9D%9E%E6%80%BB%E7%BB%9F%E5%90%91%E4%B9%A0%E8%BF%91%E5%B9%B3%E7%AE%80%E6%8A%A5</text:a>
</text:p>
      <!--NEWS-->
      <text:h text:style-name="P10" text:outline-level="1">
<text:span text:style-name="T4">
加拿大野火加剧 大火或持续整个夏季</text:span>
</text:h>
      <text:p text:style-name="P4">
Author: 联合早报 (Person)</text:p>
      <text:p text:style-name="P4">
Publisher: 联合早报 (Organization)</text:p>
      <text:p text:style-name="P4">
Published Time: 2023-06-11T07:42</text:p>
      <text:p text:style-name="P4">
Modified Time: 2023-06-11T08:26</text:p>
      <text:p text:style-name="P4">
Description: 加拿大野火正在境内东、西部狂烧，迫使当局疏散数以千计的居民，当地官员警告称，大火可能会持续“整个夏天”。法新社报道，加拿大西部的火势尤为严重，阿尔伯塔省（Alberta）的林火进一...</text:p>
      <text:p text:style-name="P4">
Videos: []</text:p>
      <text:p text:style-name="P4">
Audios: []</text:p>
      <text:p text:style-name="P4">
Images: []</text:p>
      <text:p text:style-name="P4">
Type: NewsArticle</text:p>
      <text:p text:style-name="P4">
Breadcrumbs: ['即时', '国际']</text:p>
      <text:p text:style-name="P4">
Keywords: ['加拿大', '野火', '火灾', '林火']</text:p>
      <!--METADATA-->
      <text:p text:style-name="P4">
加拿大野火正在境内东、西部狂烧，迫使当局疏散数以千计的居民，当地官员警告称，大火可能会持续“整个夏天”。</text:p>
      <text:p text:style-name="P4">
法新社报道，加拿大西部的火势尤为严重，阿尔伯塔省（Alberta）的林火进一步加剧，当局被迫在星期五（6月9日）二次疏散埃德森镇（Edson）居民，该省中部多地已发布高温预警。</text:p>
      <text:p text:style-name="P4">
埃德森的黄石县（Yellowhead）首席行政官梅西尔（LucMercier）说：“火势已失去控制，一些林业人员不得不撤离。”他补充：“他们无法扑灭这场林火。”</text:p>
      <text:p text:style-name="P4">
另一方面，加拿大东部魁北克省中部和西北部地区火势依旧猛烈，几处城镇受到威胁。据魁北克省政府星期四（8日）通报，省内火情已趋于稳定，但仍有1万4000人无法归家。</text:p>
      <text:p text:style-name="P4">
魁北克省公共安全部长博纳德尔（FrancoisBonnardel）说：“这是魁北克省历史上第一次扑灭如此多的火灾，疏散如此多的人。我们认为我们将进行一场持续整个夏天的战斗。”</text:p>
      <text:p text:style-name="P4">
自今年年初以来，有逾4万6000平方公里的加拿大土地被烧毁，远高于往常的平均水平。据加拿大环境管理局的数据，加国目前仍有燃416处活跃野火，其中203起被归类为无法控制。</text:p>
      <text:p text:style-name="P4">
Source: <text:a xlink:type="simple" xlink:href="https://www.zaobao.com.sg/realtime/world/story20230611-1403173" text:style-name="Internet_20_link" text:visited-style-name="Visited_20_Internet_20_Link">
https://www.zaobao.com.sg/realtime/world/story20230611-1403173</text:a>
</text:p>
      <!--NEWS-->
      <text:h text:style-name="P10" text:outline-level="1">
<text:span text:style-name="T4">
分析：台海现状尚无爆发战争的立即明显征候</text:span>
</text:h>
      <text:p text:style-name="P4">
Author: chinese@voanews.com (陈筠)</text:p>
      <text:p text:style-name="P4">
Publisher: 美国之音中文网 (Type: NewsMediaOrganization)</text:p>
      <text:p text:style-name="P4">
Published Time: 2023-06-11T08:00:07+08:00</text:p>
      <text:p text:style-name="P4">
Modified Time: 2023-06-11 14:28:35Z</text:p>
      <text:p text:style-name="P4">
Description: 北京最近一次大规模空中扰台行动发生在6月8日，当天有37架次解放军军机扰台。虽然近来国际间不断示警台海危机在正升高，中国关于国防项目的准备也越来越多，但这是否就代表习近平已经做好发动战争的决定，则是众说纷纭。分析人士表示，虽然中国当前遭逢前所未有的内外交迫困境，但尚不足以让中共以“替罪羔羊”的手段来转移国内矛盾，台海现状尚无爆发战争的立即明显征候。</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experts-say-that-there-are-no-immediate-and-obvious-signs-of-war-in-the-taiwan-strait-20230610/7132016.html" text:style-name="Internet_20_link" text:visited-style-name="Visited_20_Internet_20_Link">
https://www.voachinese.com/a/experts-say-that-there-are-no-immediate-and-obvious-signs-of-war-in-the-taiwan-strait-20230610/7132016.html</text:a>
</text:p>
      <!--NEWS-->
      <text:h text:style-name="P10" text:outline-level="1">
<text:span text:style-name="T4">
美国官员：中国一段时间以来一直从古巴开展间谍活动</text:span>
</text:h>
      <text:p text:style-name="P4">
Author: chinese@voanews.com (美国之音)</text:p>
      <text:p text:style-name="P4">
Publisher: 美国之音中文网 (Type: NewsMediaOrganization)</text:p>
      <text:p text:style-name="P4">
Published Time: 2023-06-11T08:11:18+08:00</text:p>
      <text:p text:style-name="P4">
Modified Time: 2023-06-11 00:11:18Z</text:p>
      <text:p text:style-name="P4">
Description: 拜登政府一名官员星期六说，中国一段时间以来一直从古巴开展间谍活动，并在2019年对在古巴的情报搜集设施进行了升级。</text:p>
      <text:p text:style-name="P4">
Videos: []</text:p>
      <text:p text:style-name="P4">
Images: []</text:p>
      <text:p text:style-name="P4">
Categories: ['中国', '非洲', '美国']</text:p>
      <text:p text:style-name="P4">
Type: None</text:p>
      <!--METADATA-->
      <text:p text:style-name="P4">
NoneNone</text:p>
      <text:p text:style-name="P4">
Source: <text:a xlink:type="simple" xlink:href="https://www.voachinese.com/a/china-spy-from-cuba-for-sometime-20230610/7132018.html" text:style-name="Internet_20_link" text:visited-style-name="Visited_20_Internet_20_Link">
https://www.voachinese.com/a/china-spy-from-cuba-for-sometime-20230610/7132018.html</text:a>
</text:p>
      <!--NEWS-->
      <text:h text:style-name="P10" text:outline-level="1">
<text:span text:style-name="T4">
达赖喇嘛会见刘晓波遗孀刘霞</text:span>
</text:h>
      <text:p text:style-name="P4">
Author: chinese@voanews.com (美国之音藏语组)</text:p>
      <text:p text:style-name="P4">
Publisher: 美国之音中文网 (Type: NewsMediaOrganization)</text:p>
      <text:p text:style-name="P4">
Published Time: 2023-06-11T08:30:26+08:00</text:p>
      <text:p text:style-name="P4">
Modified Time: 2023-06-11 11:37:44Z</text:p>
      <text:p text:style-name="P4">
Description: 西藏宗教精神领袖达赖喇嘛星期六（6月10日）在印度达兰萨拉会见了诺贝尔和平奖获得者、著名社会与人权活动家刘晓波的遗孀刘霞。达赖喇嘛对能够见到刘霞表示非常高兴。</text:p>
      <text:p text:style-name="P4">
Videos: []</text:p>
      <text:p text:style-name="P4">
Images: []</text:p>
      <text:p text:style-name="P4">
Categories: ['中国', '人权', '宗教']</text:p>
      <text:p text:style-name="P4">
Type: None</text:p>
      <!--METADATA-->
      <text:p text:style-name="P4">
NoneNone</text:p>
      <text:p text:style-name="P4">
Source: <text:a xlink:type="simple" xlink:href="https://www.voachinese.com/a/liu-xia-met-dalai-lama-20230610/7132020.html" text:style-name="Internet_20_link" text:visited-style-name="Visited_20_Internet_20_Link">
https://www.voachinese.com/a/liu-xia-met-dalai-lama-20230610/7132020.html</text:a>
</text:p>
      <!--NEWS-->
      <text:h text:style-name="P10" text:outline-level="1">
<text:span text:style-name="T4">
美国女篮球星格林纳遭网红挑衅 WNBA谴责</text:span>
</text:h>
      <text:p text:style-name="P4">
Publisher: 法新社</text:p>
      <text:p text:style-name="P4">
Published Time: 2023-06-11T08:32:07+00:00</text:p>
      <text:p text:style-name="P4">
Modified Time: 2023-06-11T08:20:03+00:00</text:p>
      <text:p text:style-name="P4">
Description: （法新社华盛顿10日电） 去年12月从俄罗斯监狱获释的美国女子职篮（WNBA）格林纳，今天在机场准备搭机时，和凤凰城水星队（Phoenix……</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11T08-32-07-00-00/000000.png" xlink:type="simple" xlink:show="embed" xlink:actuate="onLoad" draw:mime-type="image/png"/>
</draw:frame>
</text:p>
      <text:p text:style-name="P4">
社群媒体发布的影片显示，一名男子在达拉斯/沃斯堡国际机场（Dallas/Fort Worth Internationalairport）对格林纳（Brittney Griner）和她的队友大吼大叫。</text:p>
      <text:p text:style-name="P4">
格林纳当时准备搭乘飞往印第安纳波利斯（Indianapolis）的班机，参加明天的比赛。</text:p>
      <text:p text:style-name="P4">
格林纳的经纪人柯拉斯（Lindsay KagawaColas）发布声明说：「格林纳和@WNBA的球员是领导者，激发人们对更美好、更具包容性和更少分裂的美国的希望。」</text:p>
      <text:p text:style-name="P4">
「他们以行动激发积极改革的方式闻名，在这样做的过程中，他们也成为仇恨、威胁和暴力的目标，今天的事件清楚提醒了这一点。」</text:p>
      <text:p text:style-name="P4">
32岁的格林纳因持有内含少量大麻油的电子菸匣入境俄罗斯，2022年2月在莫斯科机场被捕，8月被判9年徒刑，之后因美俄换囚获释。</text:p>
      <text:p text:style-name="P4">
水星队也在调查事件细节，与联盟讨论下一步行动。</text:p>
      <text:p text:style-name="P4">
Source: <text:a xlink:type="simple" xlink:href="https://www.rfi.fr/cn/%E8%BF%90%E5%8A%A8%E5%A4%A9%E5%9C%B0/20230611-%E7%BE%8E%E5%9B%BD%E5%A5%B3%E7%AF%AE%E7%90%83%E6%98%9F%E6%A0%BC%E6%9E%97%E7%BA%B3%E9%81%AD%E7%BD%91%E7%BA%A2%E6%8C%91%E8%A1%85-wnba%E8%B0%B4%E8%B4%A3" text:style-name="Internet_20_link" text:visited-style-name="Visited_20_Internet_20_Link">
https://www.rfi.fr/cn/%E8%BF%90%E5%8A%A8%E5%A4%A9%E5%9C%B0/20230611-%E7%BE%8E%E5%9B%BD%E5%A5%B3%E7%AF%AE%E7%90%83%E6%98%9F%E6%A0%BC%E6%9E%97%E7%BA%B3%E9%81%AD%E7%BD%91%E7%BA%A2%E6%8C%91%E8%A1%85-wnba%E8%B0%B4%E8%B4%A3</text:a>
</text:p>
      <!--NEWS-->
      <text:h text:style-name="P10" text:outline-level="1">
<text:span text:style-name="T4">
台国防部：十架中国军机飞越台海中线</text:span>
</text:h>
      <text:p text:style-name="P4">
Author: None (Language: zh)</text:p>
      <text:p text:style-name="P4">
Publisher: None</text:p>
      <text:p text:style-name="P4">
Time: 2023-06-11T08:39:00Z</text:p>
      <text:p text:style-name="P4">
Description: 台湾国防部称，十艘中国战机飞越台海中线后，台湾空军采取了应急行动。据称，四艘中国军舰也参与了本次联合巡航行动。</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台湾', '台海中线', '中国人民解放军', '两岸关系', '台海局势', '蔡英文']</text:p>
      <text:p text:style-name="P4">
ID: 65883792</text:p>
      <!--METADATA-->
      <text:p text:style-name="P4">
<text:a xlink:type="simple" xlink:href="https://www.dw.com/zh/overlay/image/article/65883792/59095251" text:style-name="Internet_20_link" text:visited-style-name="Visited_20_Internet_20_Link">
 </text:a>
</text:p>
      <text:p text:style-name="P4">
中国空军的歼16战机。（资料图）</text:p>
      <text:p text:style-name="P4">
（德国之声中文网）这已是本周内，台湾方面第二次通报中国方面的军事行动，周四，37架中国战机曾飞入台湾的防空识别区。</text:p>
      <text:p text:style-name="P4">
过去三年来，中国方面不断加强在台湾空域的巡航行动，不过，中国战机并未进入台湾领空。</text:p>
      <text:p text:style-name="P4">
台湾外交部发布的一份声明中称，截至当地时间周日下午14时：“國防部陸續偵獲中共殲10、殲11、殲16、蘇愷30、轟6及預警等各型機計24架次，其中10架次逾越中線，另共艦4艘配合執行聯合戰備警巡。”</text:p>
      <text:p text:style-name="P4">
不过，台湾国防部并未说明中国战机的具体航线，只是说有十架中国战机飞跃了台海中线。台海中线曾被双方默认为分界线， <text:a xlink:type="simple" xlink:href="https://www.dw.com/zh/zh/法新社2022年中国军机扰台次数翻倍-高达1727架次/a-64265026" text:style-name="Internet_20_link" text:visited-style-name="Visited_20_Internet_20_Link">
但过去几年来，中国公开表示，中方并不认可这一分界线，中国战机军舰跨越台海中线的事情时有发生。</text:a>
    台湾国防部的声明还宣称，台湾军队“運用聯合情監偵手段，全程掌握共軍動態，並檢派任務機、任務艦及岸置飛彈系統，嚴密監控應處。”</text:p>
      <text:p text:style-name="P4">
中国国防部暂未就周四和周日的军事行动发表评论。不过，中国方面此前曾多次表示，中国人民解放军的相关行动，针对的是"台独"分裂活动和外部势力干涉，目的是捍卫国家主权和领土完整。    台湾政府拒绝北京提出的主权要求，并表示只有台湾民众才有权决定台湾的未来。 <text:a xlink:type="simple" xlink:href="https://www.dw.com/zh/zh/台灣總統大選戰爭與和平之間的抉擇/a-65415439" text:style-name="Internet_20_link" text:visited-style-name="Visited_20_Internet_20_Link">
 明年1月，台湾将举行总统大选</text:a>
 。现任总统蔡英文因任期限制，将不能再次参选。</text:p>
      <text:p text:style-name="P4">
<text:span text:style-name="T5">
(路透社，中央社）</text:span>
</text:p>
      <text:p text:style-name="P4">
Source: <text:a xlink:type="simple" xlink:href="https://www.dw.com/zh/台国防部：十架中国军机飞越台海中线/a-65883792" text:style-name="Internet_20_link" text:visited-style-name="Visited_20_Internet_20_Link">
https://www.dw.com/zh/台国防部：十架中国军机飞越台海中线/a-65883792?maca=chi-rss-chi-all-1127-rdf</text:a>
</text:p>
      <!--NEWS-->
      <text:h text:style-name="P10" text:outline-level="1">
<text:span text:style-name="T4">
索马里旧式炸弹不慎引爆 酿27死53伤</text:span>
</text:h>
      <text:p text:style-name="P4">
Author: 联合早报 (Person)</text:p>
      <text:p text:style-name="P4">
Publisher: 联合早报 (Organization)</text:p>
      <text:p text:style-name="P4">
Published Time: 2023-06-11T08:57</text:p>
      <text:p text:style-name="P4">
Modified Time: 2023-06-11T09:02</text:p>
      <text:p text:style-name="P4">
Description: 索马里一座村庄的足球场日前惊现一枚旧式炸弹，并被人们不慎引爆，造成至少27人死亡，53人受伤。据索马里国家新闻社（SONNA）星期六（6月10日）报道，这起发生在下谢贝利州东部贾纳...</text:p>
      <text:p text:style-name="P4">
Videos: []</text:p>
      <text:p text:style-name="P4">
Audios: []</text:p>
      <text:p text:style-name="P4">
Images: []</text:p>
      <text:p text:style-name="P4">
Type: NewsArticle</text:p>
      <text:p text:style-name="P4">
Breadcrumbs: ['即时', '国际']</text:p>
      <text:p text:style-name="P4">
Keywords: ['索马里', '爆炸']</text:p>
      <!--METADATA-->
      <text:p text:style-name="P4">
索马里一座村庄的足球场日前惊现一枚旧式炸弹，并被人们不慎引爆，造成至少27人死亡，53人受伤。</text:p>
      <text:p text:style-name="P4">
据索马里国家新闻社（SONNA）星期六（6月10日）报道，这起发生在下谢贝利州东部贾纳勒镇（Janaale）姆拉莱村（Muraale）的爆炸事故造成大规模人员伤亡，且大多是儿童。</text:p>
      <text:p text:style-name="P4">
贾纳勒镇长阿达拉说，一些人发现了一个看起来老旧的巨大金属，并试图用作烹饪工具，但在他们试图用火点燃它后，引发了爆炸。</text:p>
      <text:p text:style-name="P4">
阿达拉警告在地居民应谨慎看待这些用途不明的“旧金属”，不要靠近或接触物品，以及在他人受伤前，通知当局。</text:p>
      <text:p text:style-name="P4">
地方当局已要求政府派遣援助机构协助清理地雷和炮弹。</text:p>
      <text:p text:style-name="P4">
Source: <text:a xlink:type="simple" xlink:href="https://www.zaobao.com.sg/realtime/world/story20230611-1403177" text:style-name="Internet_20_link" text:visited-style-name="Visited_20_Internet_20_Link">
https://www.zaobao.com.sg/realtime/world/story20230611-1403177</text:a>
</text:p>
      <!--NEWS-->
      <text:h text:style-name="P10" text:outline-level="1">
<text:span text:style-name="T4">
暂停升息机率高  Fed会前内部看法仍分歧</text:span>
</text:h>
      <text:p text:style-name="P4">
Publisher: 法新社</text:p>
      <text:p text:style-name="P4">
Published Time: 2023-06-11T09:32:08+00:00</text:p>
      <text:p text:style-name="P4">
Modified Time: 2023-06-11T09:05:02+00:00</text:p>
      <text:p text:style-name="P4">
Description: （法新社华盛顿10日电） 各界普遍预期美国联邦准备理事会（Fed）将在14日暂停升息，好让决策者有更多时间评估既有升息和近期银行业压力对经济的影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11T09-32-08-00-00/000000.png" xlink:type="simple" xlink:show="embed" xlink:actuate="onLoad" draw:mime-type="image/png"/>
</draw:frame>
</text:p>
      <text:p text:style-name="P4">
但制定利率的联邦公开市场委员会（FOMC）成员在6月13日至14日的会议前仍意见分歧，在通货膨胀仍高于联准会长期目标2%之际，委员会少数成员仍在推动连续第11次升息以对抗通膨。</text:p>
      <text:p text:style-name="P4">
包括联准会主席鲍尔（Jerome Powell）在内的高官表示，可能会在下次开会时投票表决暂停升息，但也不排除必要时在7月升息。</text:p>
      <text:p text:style-name="P4">
但推动进一步升息者，例如联准会理事华勒（Christopher Waller），支持对通膨采取更积极的立场。</text:p>
      <text:p text:style-name="P4">
期货交易员上月底预期会再度升息，但现在认为，联准会14日有超过7成机率不会升息。（译者：郑诗韵/核稿：陈政一）</text:p>
      <text:p text:style-name="P4">
Source: <text:a xlink:type="simple" xlink:href="https://www.rfi.fr/cn/%E8%B4%A2%E7%BB%8F%E5%BF%AB%E8%AE%AF/20230611-%E6%9A%82%E5%81%9C%E5%8D%87%E6%81%AF%E6%9C%BA%E7%8E%87%E9%AB%98-fed%E4%BC%9A%E5%89%8D%E5%86%85%E9%83%A8%E7%9C%8B%E6%B3%95%E4%BB%8D%E5%88%86%E6%AD%A7" text:style-name="Internet_20_link" text:visited-style-name="Visited_20_Internet_20_Link">
https://www.rfi.fr/cn/%E8%B4%A2%E7%BB%8F%E5%BF%AB%E8%AE%AF/20230611-%E6%9A%82%E5%81%9C%E5%8D%87%E6%81%AF%E6%9C%BA%E7%8E%87%E9%AB%98-fed%E4%BC%9A%E5%89%8D%E5%86%85%E9%83%A8%E7%9C%8B%E6%B3%95%E4%BB%8D%E5%88%86%E6%AD%A7</text:a>
</text:p>
      <!--NEWS-->
      <text:h text:style-name="P10" text:outline-level="1">
<text:span text:style-name="T4">
香港反修例示威歌曲《愿荣光归香港》恐遭政府禁制令</text:span>
</text:h>
      <text:p text:style-name="P4">
Author: https://www.facebook.com/bbcworldservice/</text:p>
      <text:p text:style-name="P4">
Publisher: BBC News 中文</text:p>
      <text:p text:style-name="P4">
Published Time: 2023-06-11T09:54:52.000Z</text:p>
      <text:p text:style-name="P4">
Modified Time: 2023-06-11T09:54:52.000Z</text:p>
      <text:p text:style-name="P4">
Description: 香港政府一直在努力寻求对2019年民主抗议活动期间广泛传播的歌曲实施禁制，这一努力现在有可能会在近期得逞。</text:p>
      <text:p text:style-name="P4">
Images: ["<text:a xlink:type="simple" xlink:href="https://ichef.bbci.co.uk/news/640/cpsprodpb/1BAC/production/_108748070_tv056405392.jpg" text:style-name="Internet_20_link" text:visited-style-name="Visited_20_Internet_20_Link">
_108748070_tv...</text:a>
", "<text:a xlink:type="simple" xlink:href="https://ichef.bbci.co.uk/news/640/cpsprodpb/13124/production/_108761187_hi056438439.jpg" text:style-name="Internet_20_link" text:visited-style-name="Visited_20_Internet_20_Link">
_108761187_hi...</text:a>
"]</text:p>
      <text:p text:style-name="P4">
Videos: ["<text:a xlink:type="simple" xlink:href="https://www.bbc.com/ws/av-embeds/cps/zhongwen/simp/chinese-news-65870520/p07nc05q/zh-hans" text:style-name="Internet_20_link" text:visited-style-name="Visited_20_Internet_20_Link">
zh-hans</text:a>
"]</text:p>
      <text:p text:style-name="P4">
Tags: ['香港']</text:p>
      <text:p text:style-name="P4">
Type: Article</text:p>
      <!--METADATA-->
      <text:h text:style-name="P12" text:outline-level="3">
<text:span text:style-name="T4">
香港反修例示威歌曲《愿荣光归香港》恐遭政府禁制令</text:span>
</text:h>
      <text:p text:style-name="P4">
2023年6月11日上午9点54分<draw:frame draw:style-name="fr1" draw:name="Image97" text:anchor-type="as-char" svg:width="6.9236in" svg:height="3.894525in" draw:z-index="0">
<draw:image xlink:href="../Images/BBC Chinese/2023-06-11T09-54-52.000Z/_108748070_tv056405392.jpg" xlink:type="simple" xlink:show="embed" xlink:actuate="onLoad" draw:mime-type="image/jpeg"/>
</draw:frame>
</text:p>
      <text:p text:style-name="P4">
图像来源，  Getty Images</text:p>
      <text:p text:style-name="P4">
图像加注文字，</text:p>
      <text:p text:style-name="P4">
近数月的香港示威，产生出各种口号和歌曲。</text:p>
      <text:p text:style-name="P4">
<text:span text:style-name="T4">
中国当局2020年在香港颁布和实施《国安法》以来，该地的政治生活，公民运动和舆论表达均受到冲击，2019年民主抗议活动期间，成为游行者非官方“国歌”的《愿荣光归香港》似乎也难逃厄运。</text:span>
</text:p>
      <text:p text:style-name="P4">
香港律政司司长6月5日向高等法院申请对这首匿名创作歌曲的禁制令，法院将于周一（6月12日）开庭审理。</text:p>
      <text:p text:style-name="P4">
根据当局的要求，禁制令针对包括这首作品以任何方式发布或复制这首歌，人们还可能会被禁止在公开场合表演及在网上传播。</text:p>
      <text:p text:style-name="P4">
香港政府声称，它侮辱了中华人民共和国国歌《义勇军进行曲》，并对国家和特区造成严重损害。</text:p>
      <text:p text:style-name="P4">
《义勇军进行曲》也是香港特区的官方国歌，但是最近多个月，香港几个项目的运动代表队参加国际比赛时，《愿荣光归香港》都被当成国歌在仪式上播放。</text:p>
      <text:p text:style-name="P4">
香港当局曾指责谷歌（Google），在其平台上搜索“香港国歌”时，得到的结果包括这首抗议歌曲。</text:p>
      <text:p text:style-name="P4">
假如禁制令申请获得法院支持，将可能使谷歌等美国科技公司陷入困境，并成为香港扩大网路内容控制能力的重要案例。</text:p>
      <text:h text:style-name="P12" text:outline-level="3">
<text:span text:style-name="T4">
《荣光》由来</text:span>
</text:h>
      <text:p text:style-name="P4">
《愿荣光归香港》最先在2019年8月香港民主抗议运动期间，在俗称“连登”的LIHKG网上讨论区发布，词典作者均匿名。</text:p>
      <text:p text:style-name="P4">
作曲者署名“Thomas”（汤玛士），是一名20多岁的全职音乐人，歌词则是在他号召下根据“连登”网民的建议，对他的原创歌词修改而成。</text:p>
      <text:p text:style-name="P4">
这首以粤语填词的四段式歌曲，在讨论区发布时被形容为一首“军歌”，歌词中也明确提到“民主与自由”、“建自由光辉香港”等内容。</text:p>
      <text:p text:style-name="P4">
从未公开真正身份的汤玛士在2019年曾向BBC中文表示，他希望这首歌能够“团结香港人和提升民众士气”。</text:p>
      <text:p text:style-name="P4">
他当时在论坛上传了一个器乐版本和歌词，并号召网民录制自己演唱的不同版本，收集起来再组合成一个如同大合唱的版本，在8月31日发布到YouTube上——当时，这个交响合唱版的播放很快过百万。</text:p>
      <text:p text:style-name="P4">
从2014年被称为“雨伞运动”的香港学生抗议开始，唱歌是一直是抗议者在活动现场的一种重要表达方式。</text:p>
      <text:p text:style-name="P4">
抗议者在当时的亲民主集会活动会常常合唱Beyond乐队的《海阔天空》。2014年由几名粤语流行歌手合唱的《撑起雨伞》则成为“雨伞运动”的非正式主题曲，并在那一年的“叱咤乐坛流行榜”颁奖礼上被票选为当年最受欢迎的歌曲。</text:p>
      <text:p text:style-name="P4">
2019年的社会运动中，基督教崇拜歌曲《唱哈利路亚赞美主》（Sing Hallelujah to the Lord）以及百老汇音乐居《悲惨世界》（LesMiserables，《孤星泪》）中的名曲《你可听见民众的呼声》（Do You Hear the People Sing?）等都是当时抗议者经常颂唱的歌曲。</text:p>
      <text:p text:style-name="P4">
<draw:frame draw:style-name="fr1" draw:name="Image98" text:anchor-type="as-char" svg:width="6.9236in" svg:height="3.894525in" draw:z-index="0">
<draw:image xlink:href="../Images/BBC Chinese/2023-06-11T09-54-52.000Z/_108761187_hi056438439.jpg" xlink:type="simple" xlink:show="embed" xlink:actuate="onLoad" draw:mime-type="image/jpeg"/>
</draw:frame>
</text:p>
      <text:p text:style-name="P4">
图像来源，  Reuters</text:p>
      <text:p text:style-name="P4">
图像加注文字，</text:p>
      <text:p text:style-name="P4">
2019年示威期间，香港多个商场有示威者聚集唱《愿荣光归香港》。</text:p>
      <text:p text:style-name="P4">
在网民自主创作的本土歌曲当中，惟独《愿荣光归香港》获得高度关注。</text:p>
      <text:p text:style-name="P4">
即使后来香港政府撤回了逃犯条例的修订提案，但民众的抗议诉求已扩大为建立民主制度和调查警暴。</text:p>
      <text:p text:style-name="P4">
随着抗议运动持续，这首歌在线下 <text:a xlink:type="simple" xlink:href="https://www.bbc.com/zhongwen/simp/chinese-news-49673333" text:style-name="Internet_20_link" text:visited-style-name="Visited_20_Internet_20_Link">
 “遍地开花” </text:a>
。当时香港多个大型商场均有人聚集合唱甚至携带乐器演奏这首歌，香港球迷也在一场香港代表队的世界杯预选赛上唱这首歌，并对港队的官方国歌 <text:a xlink:type="simple" xlink:href="https://www.bbc.com/zhongwen/simp/chinese-news-49658785" text:style-name="Internet_20_link" text:visited-style-name="Visited_20_Internet_20_Link">
 报以嘘声</text:a>
 。</text:p>
      <text:p text:style-name="P4">
香港中文大学政治与行政学系教授周保松在2019年曾向BBC中文表示，这首歌在社会运动多个场合当中被参与者以各种方式合唱和演奏，旋律和歌词捕捉了抗议的背景下大众的感受，产生共鸣，使得“许多人对这首歌产生很大的连系感（attachment）”。</text:p>
      <text:p text:style-name="P4">
当时很多香港网民表示，希望这首歌能成为“我们的国歌”。</text:p>
      <text:p text:style-name="P4">
亲北京媒体则形容这首歌是“港独”之歌，网上制作的音乐录像大部分画面在“鼓吹和美化暴力”，似有意向青年学生“洗脑”，令香港走上一条与国家分离的“不归路”。</text:p>
      <text:h text:style-name="P12" text:outline-level="3">
<text:span text:style-name="T4">
《国安法》下的《荣光》</text:span>
</text:h>
      <text:p text:style-name="P4">
2020年中国人大常委颁布《香港国安法》，给司法部门提供了打击异见的广泛权力，其中包括禁制抗议歌曲在内。</text:p>
      <text:p text:style-name="P4">
《国安法》实施后，民众街头集会和示威活动基本停止、香港当局已在学校将《愿荣光归香港》列为禁歌之下，关于这首歌的争议事件仍在以不同形式进入民众视野。</text:p>
      <text:p text:style-name="P4">
2021年，一名网媒记者将香港击剑运动员张家朗在东京奥运会夺得金牌的颁奖片段配上《愿荣光归香港》发布于网络，并在商场内高举“港英旗”。他在一年后被控侮辱国歌罪，入狱3个月。</text:p>
      <text:p text:style-name="P4">
2022年9月，英女王伊丽莎白二世举行国葬之际，香港民众前往英国驻港总领事馆弔唁期间，有市民在马路用口琴吹奏《荣光》，被警察带走。</text:p>
      <text:p text:style-name="P4">
2023年1月农历新年期间，港英时代的最后一任港督彭定康透过非政府组织“香港监察”发布一段影片，以《荣光》为背景音乐向香港人拜年，并在影片中批评中共打压香港自由，称香港代表的价值会比任何独裁政权更长久。</text:p>
      <text:p text:style-name="P4">
</text:p>
      <text:p text:style-name="P4">
图像来源，  AFP</text:p>
      <text:p text:style-name="P4">
图像加注文字，</text:p>
      <text:p text:style-name="P4">
仁川事件发生前一周，香港七人榄球赛恢复举办，被视为香港对外宣称已走出新冠病毒病（COVID-19）疫情的重要里程碑。</text:p>
      <text:p text:style-name="P4">
2022年底至2023年，则曾出现过三宗在香港代表队或运动员参加的体育比赛中《愿荣光归香港》被错误作为香港“国歌”播放的事件：</text:p>
      <ul>
        <li>
          <text:p text:style-name="P4">
2022年11月的亚洲七人橄榄球系列赛韩国仁川站男子组比赛，香港代表队在决赛中击败韩国队夺得冠军，在仪式上《愿荣光归香港》被当作中国国歌播放。事后虽然主办方向中国及香港政府致歉，但香港警方仍然就事件是否涉及“串谋违反《国歌条例》”而展开 <text:a xlink:type="simple" xlink:href="https://www.bbc.com/zhongwen/simp/chinese-news-63635439" text:style-name="Internet_20_link" text:visited-style-name="Visited_20_Internet_20_Link">
 刑事调查 </text:a>
</text:p>
        </li>
        <li>
          <text:p text:style-name="P4">
12月的亚洲经典健力锦标赛，主办方错将《荣光》作为国歌播放，领奖台上的运动员连炜桢随即作出暂停手势要求停止，随后主办方再换播《义勇军进行曲》</text:p>
        </li>
        <li>
          <text:p text:style-name="P4">
2023年2月，香港冰球队参加世界冰球锦标赛第三级别赛事时，主办方播错国歌，有队友作暂停手势叫停，其后大会道歉并更正。香港冰协在事后提交报告，承认当时未成功与主办方检查国歌，但否认香港体育协会指其持回避态度的指控</text:p>
        </li>
      </ul>
      <text:h text:style-name="P12" text:outline-level="3">
<text:span text:style-name="T4">
“开先例”或“计错数”</text:span>
</text:h>
      <text:p text:style-name="P4">
香港政府就《愿荣光归香港》申请的禁制令适用范围目前尚不清楚，但是是否会与《香港国安法》一样，可以将香港以外的行为列为非法，将是其中一个受到关注的问题。</text:p>
      <text:p text:style-name="P4">
长久以来，香港一直是中国大陆审查制度的例外，允许外国企业在此相对自由地运营。</text:p>
      <text:p text:style-name="P4">
在香港用谷歌、脸书（Facebook）、YouTube及推特（Twitter）等在中国大陆被屏蔽的工具搜索这首歌曲，均能找到结果。</text:p>
      <text:p text:style-name="P4">
据香港媒体报道，香港政府向法庭提交的禁制令申请当中，提到了YouTube上与《荣光》有关的32个链接。</text:p>
      <text:p text:style-name="P4">
外界相信，香港政府加强限制言论的努力可能会进一步损害香港的亚洲金融和经济中心的地位——许多跨国企业已经将人员转移到新加坡和其他地区，未来可能会有更多企业选择远离香港。</text:p>
      <text:p text:style-name="P4">
</text:p>
      <text:p text:style-name="P4">
图像来源，  Getty Images</text:p>
      <text:p text:style-name="P4">
图像加注文字，</text:p>
      <text:p text:style-name="P4">
2018年世界杯预选赛期间，有一些观众在香港队比赛看台上举起印有“Boo”字样的纸片</text:p>
      <text:p text:style-name="P4">
《纽约时报》引述科技行业人士称，如果香港政府的申请得到批准，禁令可能会为在香港运营的美国科技公司带来审查困难和成本增加。</text:p>
      <text:p text:style-name="P4">
咨询公司亚洲集团董事总经理、曾任Meta大中华区公共政策负责人的陈澍向该报形容，香港政府利用法庭的决定是“在打开闸门”。</text:p>
      <text:p text:style-name="P4">
有港媒则分析，假如谷歌、脸书等不遵守香港法庭颁布的禁制令，执行的责任则可能会落在香港的网络供应商头上，从而导致谷歌等平台在香港被屏蔽的可能。</text:p>
      <text:p text:style-name="P4">
周六（6月10日），台湾关注香港的人权团体发起游行，在台北自由广场集结并高唱《愿荣光归香港》。另有消息指，全球多地港人正在努力与当地电台联系，在周一广播这首歌曲。</text:p>
      <text:p text:style-name="P4">
在港府发出禁制令申请之后两天，《愿荣光归香港》的十个版本一度在香港iTune的音乐排行榜上占据前十位。</text:p>
      <text:p text:style-name="P4">
<text:a xlink:type="simple" xlink:href="https://www.bbc.com/ws/av-embeds/cps/zhongwen/simp/chinese-news-65870520/p07nc05q/zh-hans" text:style-name="Internet_20_link" text:visited-style-name="Visited_20_Internet_20_Link">
 Video-1-Link：/ws/av-embeds/cps/zhongwen/simp/chinese-news-65870520/p07nc05q/zh-hans </text:a>
 <text:span text:style-name="T4">
你的器材不支持播放多媒体材料</text:span>
视频加注文字，</text:p>
      <text:p text:style-name="P4">
香港“反送中”歌曲作者：希望为民主运动注入新元素</text:p>
      <text:p text:style-name="P4">
Source: <text:a xlink:type="simple" xlink:href="https://www.bbc.com/zhongwen/simp/chinese-news-65870520" text:style-name="Internet_20_link" text:visited-style-name="Visited_20_Internet_20_Link">
https://www.bbc.com/zhongwen/simp/chinese-news-65870520</text:a>
</text:p>
      <!--NEWS-->
      <text:h text:style-name="P10" text:outline-level="1">
<text:span text:style-name="T4">
大满贯纪录召唤 乔科维奇距历史仅一步之遥</text:span>
</text:h>
      <text:p text:style-name="P4">
Publisher: 法新社</text:p>
      <text:p text:style-name="P4">
Published Time: 2023-06-11T10:02:07+00:00</text:p>
      <text:p text:style-name="P4">
Modified Time: 2023-06-11T09:50:02+00:00</text:p>
      <text:p text:style-name="P4">
Description: （法新社巴黎11日电） 塞尔维亚网球名将乔科维奇承认「缔造历史」一事萦绕在他脑海中，因为他今天在法国公开赛男单决赛迎战挪威的路德时，距离破纪录的男子第23个大满贯冠军头衔是这么的触手可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3.617581in" draw:z-index="0">
<draw:image xlink:href="../Images/rficn/2023-06-11T10-02-07-00-00/000000.png" xlink:type="simple" xlink:show="embed" xlink:actuate="onLoad" draw:mime-type="image/png"/>
</draw:frame>
</text:p>
      <text:p text:style-name="P4">
现年36岁的乔科维奇（Novak Djokovic），今天可在他法网的第7场决赛中写下多个里程碑。除了打破他与西班牙好手纳达尔（RafaelNadal）共同保持的22个大满贯金杯头衔外，他还可以成为法网最年长冠军，也是唯一一位至少3次赢得所有4大满贯赛事的人。</text:p>
      <text:p text:style-name="P4">
在女子选手中，只有寇特（Margaret Court）、葛拉芙（Steffi Graf）和小威廉丝（Serena Williams）等人能有此成就。</text:p>
      <text:p text:style-name="P4">
Source: <text:a xlink:type="simple" xlink:href="https://www.rfi.fr/cn/%E8%BF%90%E5%8A%A8%E5%A4%A9%E5%9C%B0/20230611-%E5%A4%A7%E6%BB%A1%E8%B4%AF%E7%BA%AA%E5%BD%95%E5%8F%AC%E5%94%A4-%E4%B9%94%E7%A7%91%E7%BB%B4%E5%A5%87%E8%B7%9D%E5%8E%86%E5%8F%B2%E4%BB%85%E4%B8%80%E6%AD%A5%E4%B9%8B%E9%81%A5" text:style-name="Internet_20_link" text:visited-style-name="Visited_20_Internet_20_Link">
https://www.rfi.fr/cn/%E8%BF%90%E5%8A%A8%E5%A4%A9%E5%9C%B0/20230611-%E5%A4%A7%E6%BB%A1%E8%B4%AF%E7%BA%AA%E5%BD%95%E5%8F%AC%E5%94%A4-%E4%B9%94%E7%A7%91%E7%BB%B4%E5%A5%87%E8%B7%9D%E5%8E%86%E5%8F%B2%E4%BB%85%E4%B8%80%E6%AD%A5%E4%B9%8B%E9%81%A5</text:a>
</text:p>
      <!--NEWS-->
      <text:h text:style-name="P10" text:outline-level="1">
<text:span text:style-name="T4">
特朗普：他们比“中俄朝伊加一块都烂”</text:span>
</text:h>
      <text:p text:style-name="P4">
Author: None (Language: zh)</text:p>
      <text:p text:style-name="P4">
Publisher: None</text:p>
      <text:p text:style-name="P4">
Time: 2023-06-11T10:24:00Z</text:p>
      <text:p text:style-name="P4">
Description: 因陷入文件丑闻而遭到起诉后，美国前总统特朗普对司法部提出强烈指责。他形容相关指控荒唐可笑，毫无根据，而美国有股势力“比中俄朝伊加一起都更恶劣”。</text:p>
      <text:p text:style-name="P4">
Videos: []</text:p>
      <text:p text:style-name="P4">
Images: []</text:p>
      <text:p text:style-name="P4">
Subject: 时政风云</text:p>
      <text:p text:style-name="P4">
Subjects: ['特朗普', '机密文件', '总统竞选', '拜登', '拜登政府']</text:p>
      <text:p text:style-name="P4">
Keywords: ['意见反馈']</text:p>
      <text:p text:style-name="P4">
ID: 65884434</text:p>
      <!--METADATA-->
      <text:p text:style-name="P4">
<text:a xlink:type="simple" xlink:href="https://www.dw.com/zh/overlay/image/article/65884434/65883571" text:style-name="Internet_20_link" text:visited-style-name="Visited_20_Internet_20_Link">
 </text:a>
</text:p>
      <text:p text:style-name="P4">
（德国之声中文网）因私藏秘密文件被提起诉讼一天之后，美国前总统特朗普对司法部做出措辞强硬的指责。在佐治亚州共和党的一次集会上，特朗普表示，对他提起诉讼完全是出于政治动机，是为了阻止他重返白宫。</text:p>
      <text:p text:style-name="P4">
特朗普声称，现任总统拜登一直想把他“最具竞争力的政治对手送进监狱”。他表示，司法部已经变成了政府的“武器”，对他提出的指控“荒诞可笑，毫无根据”。 <text:a xlink:type="simple" xlink:href="https://www.dw.com/zh/zh/美国检方公布特朗普案起诉书性质严重/a-65878432" text:style-name="Internet_20_link" text:visited-style-name="Visited_20_Internet_20_Link">
这是针对特朗普的37项指控周五被公开之后，特朗普首次做出公开回应</text:a>
 。</text:p>
      <text:h text:style-name="P12" text:outline-level="3">
<text:span text:style-name="T4">
特朗普：相关指控只会提升他的民意支持率</text:span>
</text:h>
      <text:p text:style-name="P4">
指控内容被公开之后，特朗普在其社交平台“ TruthSocial”发文对司法部特别检察官史密斯予以强烈谴责。而在佐治亚的集会上，特朗普表示，对他提出的指控将作为“最恶劣的滥权行为”被载入史册。“如此恶劣的迫害行为是对司法公正的讽刺。”</text:p>
      <text:p text:style-name="P4">
</text:p>
      <text:p text:style-name="P4">
特别检察官史密斯周五公开了针对特朗普的起诉。</text:p>
      <text:p text:style-name="P4">
特朗普在演讲中宣称，有一股势力正在试图摧毁美国。他说：“我对此确信不疑。这股势力比俄罗斯、中国、朝鲜和伊朗加在一起都更恶劣。”他表示，这股势力是美国的敌人，“包括马克思主义者、社会主义者、共产主义者以及环保极端分子，除此之外，还包括腐败透顶的拜登总统、假媒体以及那些名义上的共和党人。</text:p>
      <text:p text:style-name="P4">
特朗普表示，对他本人的打压行动也有好处，那就是他的支持率会不断攀升。今年三月，特朗普被控在2016年总统大选前，向色情明星支付“闭口费”，特朗普本人坚称自己无罪，随后，他的民调支持率确有提升。</text:p>
      <text:p text:style-name="P4">
（德广联，南德意志报）</text:p>
      <text:p text:style-name="P4">
Source: <text:a xlink:type="simple" xlink:href="https://www.dw.com/zh/特朗普：他们比-中俄朝伊加一块都烂/a-65884434" text:style-name="Internet_20_link" text:visited-style-name="Visited_20_Internet_20_Link">
https://www.dw.com/zh/特朗普：他们比-中俄朝伊加一块都烂/a-65884434?maca=chi-rss-chi-all-1127-rdf</text:a>
</text:p>
      <!--NEWS-->
      <text:h text:style-name="P10" text:outline-level="1">
<text:span text:style-name="T4">
朝鲜劳动党或在下周召开第八届八中全会</text:span>
</text:h>
      <text:p text:style-name="P4">
Author: 联合早报 (Person)</text:p>
      <text:p text:style-name="P4">
Publisher: 联合早报 (Organization)</text:p>
      <text:p text:style-name="P4">
Published Time: 2023-06-11T10:36</text:p>
      <text:p text:style-name="P4">
Modified Time: 2023-06-11T10:49</text:p>
      <text:p text:style-name="P4">
Description: 朝鲜劳动党第八届中央委员会第八次全体会议有望在本月中旬举行。韩联社引述朝中社星期天（6月11日）报道称，朝鲜劳动党中央委员会政治局决定于6月上旬召开第八届八中全会，会议或在下星期四...</text:p>
      <text:p text:style-name="P4">
Videos: []</text:p>
      <text:p text:style-name="P4">
Audios: []</text:p>
      <text:p text:style-name="P4">
Images: []</text:p>
      <text:p text:style-name="P4">
Type: NewsArticle</text:p>
      <text:p text:style-name="P4">
Breadcrumbs: ['即时', '国际']</text:p>
      <text:p text:style-name="P4">
Keywords: ['朝鲜', '金正恩', '农业']</text:p>
      <!--METADATA-->
      <text:p text:style-name="P4">
朝鲜劳动党第八届中央委员会第八次全体会议有望在本月中旬举行。</text:p>
      <text:p text:style-name="P4">
韩联社引述朝中社星期天（6月11日）报道称，朝鲜劳动党中央委员会政治局决定于6月上旬召开第八届八中全会，会议或在下星期四（15日）前召开。</text:p>
      <text:p text:style-name="P4">
据了解，此次会议是为了总结2023年上半年党和国家行政机关的工作情况和人民经济规划的落实情况，并讨论对国家革命发展具有重要意义的政策问题。</text:p>
      <text:p text:style-name="P4">
韩国专家分析称，预计此次会议重点将着重于鼓励实现经济目标，此外，由于粮食危机有望在下半年缓解或消除，预计朝鲜会在此次会议上“自信地讨论农业领域”。</text:p>
      <text:p text:style-name="P4">
至于朝鲜领导人、国务委员会委员长金正恩是否会重申加强国防力量的立场、提及上月底发射军事侦查卫星、对韩美两国发出的信息、是否将放缓锁国防疫政策等，则备受关注。</text:p>
      <text:p text:style-name="P4">
劳动党中央委全会在不举行党代会期间举行，讨论和决定主要对内外政策，由金正恩以党总书记的身份主持。朝鲜一般每年召开一至两次劳动党中央委全会，但在今年上半年，朝鲜就召开两次全会，实属罕见。朝鲜于2022年末和今年2月底分别召开劳动党八届六中和七中全会。</text:p>
      <text:p text:style-name="P4">
Source: <text:a xlink:type="simple" xlink:href="https://www.zaobao.com.sg/realtime/world/story20230611-1403182" text:style-name="Internet_20_link" text:visited-style-name="Visited_20_Internet_20_Link">
https://www.zaobao.com.sg/realtime/world/story20230611-1403182</text:a>
</text:p>
      <!--NEWS-->
      <text:h text:style-name="P10" text:outline-level="1">
<text:span text:style-name="T4">
墙外文摘：主张“批量宰杀女人”的网暴者为什么在中国不受审查？</text:span>
</text:h>
      <text:p text:style-name="P4">
Author: None (Language: zh)</text:p>
      <text:p text:style-name="P4">
Publisher: None</text:p>
      <text:p text:style-name="P4">
Time: 2023-06-11T11:08:00Z</text:p>
      <text:p text:style-name="P4">
Description: 有评论认为，在中国女权博主遭到大量删号和人身攻击的同时，主张“建立一个屠宰场批量宰杀女人”并组织网暴行动的仇女群组却没有遭到审查，因为网络平台审查的标准在于“是否危害社会稳定和国家安全”。</text:p>
      <text:p text:style-name="P4">
Videos: []</text:p>
      <text:p text:style-name="P4">
Images: []</text:p>
      <text:p text:style-name="P4">
Subject: 评论分析</text:p>
      <text:p text:style-name="P4">
Subjects: ['薄熙来', '专题报道：习近平访美', '中国共产党', '专题报道：全景观看“习马会”', '中国反腐风暴', '20国集团', '德国之声系列报道：打破藩篱的亚洲女性们', '六四事件', '专题报道：六四30周年', '毛泽东']</text:p>
      <text:p text:style-name="P4">
Keywords: ['女权', '男权', '仇女', '红丸主义', '网暴', '言论审查', '网络管理', '习近平', '六四', '屠杀', '历史记忆', '极权', '台海危机', '极限思维', '中国军事']</text:p>
      <text:p text:style-name="P4">
ID: 65884548</text:p>
      <!--METADATA-->
      <text:p text:style-name="P4">
<text:a xlink:type="simple" xlink:href="https://www.dw.com/zh/overlay/image/article/65884548/64914844" text:style-name="Internet_20_link" text:visited-style-name="Visited_20_Internet_20_Link">
 </text:a>
</text:p>
      <text:p text:style-name="P4">
在网络上攻击女性的“孙吧人”究竟是一些什么人？</text:p>
      <text:p text:style-name="P4">
（德国之声中文网）新加坡“端传媒”发表文章《简中互联网上的激进男权：孙吧人，是什么人？》，作者EvanZhang描述，2023年5月21日，微信公众号“vitamin维她时代”发布了一篇题为《四百多万孙吧男正在“社会性谋sha”我们》的文章。文章怀疑中国大陆一些针对女性的“网络侵害”活动是有组织有计划的“集体行动”：群组会通过非法集资或动员群内的警务人员人肉（暴露）他人的真实身份信息、获取他人详细住址和联系方式，进行线上骚扰和线下跟踪，甚至寄送“死亡威胁”。其中一个群组常常安排给人寄送花圈和恐吓信，还有群成员晒出自己精神分裂的诊断书，声称要以“精神病”发作为名在大街上使用电锯制造无差别屠杀事件。但是，这篇揭发文章，在网上仅存活了两个小时就被举报下架，在微博上声援此事的一些博主，其后不是被删除动态就是被“禁言”。</text:p>
      <text:p text:style-name="P4">
EvanZhang指出，一些“红丸主义者”qq群的成员发泄对女性不满的言论已经远远超出了“抱怨”的界限，比如他们将女性形容为“占用人口的母猪”，有人认为“应该建立一个屠宰场批量宰杀女人，但要保留一部分女人作为‘慰安妇’”，还有人觉得应该“切除女人的阴蒂，剥夺她们的性快感，以便留住她们的‘贞洁’”。并且对女权者进行了有组织、有分工的网暴行动。但是，这些组织和言论在中国并未受到限制。</text:p>
      <text:p text:style-name="P4">
文章说， <text:a xlink:type="simple" xlink:href="https://www.dw.com/zh/zh/女权活动家梁晓雯谈支持婧尧与中国女权/a-63593121" text:style-name="Internet_20_link" text:visited-style-name="Visited_20_Internet_20_Link">
 女权 </text:a>
kol、博主和lgbtq博主的社群结构模式，则与之相反，他们往往都是“孤身作战”，彼此之间的联结也大多是基于观点的认同或是为共同关注的社会议题发声，因此无法匹敌成规模有组织的举报大潮，而轻而易举被平台审查和下架。与此同时，平台并未对攻击女性的“孙吧人”的言论进行限流，因为平台审查的标准在于“是否危害社会稳定和国家安全”，孙吧人攻击的对象主要是人群中的更弱者，因此不具备对主流意识形态的威胁；而女权博主们则倾向于批判社会结构中的系统性不公，于是，他们被审查系统认为是“危险群体”。这也造成了针对这些博主的网暴呈现出不可遏止的趋势，早在“维她时代”之前，就有许多微博、小红书女权博主被举报至封号或人身威胁至自行注销账号。</text:p>
      <text:h text:style-name="P12" text:outline-level="3">
<text:span text:style-name="T4">
“六四”屠杀：“残酷程度怎么夸大都不为过”</text:span>
</text:h>
      <text:p text:style-name="P4">
《纽约时报》发表文章《中国政府试图抹去“六四”大屠杀，但我们不能忘记》，作者纪思道(NicholasKristof)说，“纵观我数十载的报道生涯，最痛苦的经历之一莫过于在1989年的北京亲眼见证中国人民解放军向大批手无寸铁的民主抗议者动用战争武器。因此，当几天前这场全市范围的大屠杀迎来<text:a xlink:type="simple" xlink:href="https://www.dw.com/zh/zh/中国社媒审查升级-外国使馆微博纪念六四被删/a-65829947" text:style-name="Internet_20_link" text:visited-style-name="Visited_20_Internet_20_Link">
 34周年纪念 </text:a>
之时，中国政府的辩护者坚决否认此事令我震惊不已。更糟糕的是，我发现自己成了为他们所引用的目击证人之一。”</text:p>
      <text:p text:style-name="P4">
</text:p>
      <text:p text:style-name="P4">
台北举行的“六四”34周年纪念活动</text:p>
      <text:p text:style-name="P4">
作者讲述了自己1989年6月3日至4日在北京目睹的屠杀：“军队抵达时我就在天安门广场上，他们向我所在的人群开火。我躲在所能找到的任何掩体，看着中华人民共和国对其子民进行了长达数小时的杀戮”；“只有军队有枪，所以当晚的情况并非两军对垒，而是一场屠杀”，“残酷程度怎么夸大都不为过”。</text:p>
      <text:p text:style-name="P4">
作者相信，总有一天中国也会歌颂 <text:a xlink:type="simple" xlink:href="https://www.dw.com/zh/zh/六四34周年天安门母亲重申三项诉求/a-65820830" text:style-name="Internet_20_link" text:visited-style-name="Visited_20_Internet_20_Link">
 1989年的那些英雄</text:a>
。与此同时，我们所能做的就是努力尊重这个总有混乱和微妙、依然隐藏谜团的真相，从而为捷克作家米兰·昆德拉所谓的“记忆与遗忘的斗争”出上自己的一份力。</text:p>
      <ul>
        <li>
</li>
      </ul>
      <h5>
港警称「涉破坏安宁」带走六四点灯、持花者</h5>
      <text:h text:style-name="P12" text:outline-level="3">
<text:span text:style-name="T4">
手举鲜花的「王婆婆」</text:span>
</text:h>
      <text:p text:style-name="P4">
又称「王婆婆」的香港社运人士王凤瑶在6月4日下午5点多到了警方封锁范围附近。她拿着一束鲜花，双手比出「五一」手势，接着便被一群警察包围并带上警车。今年67岁的王凤瑶因在2019年反修例游行中经常举着英国国旗而引人注目，曾数次被香港和中国大陆警方拘留。</text:p>
      <ul>
        <li>
</li>
      </ul>
      <h5>
港警称「涉破坏安宁」带走六四点灯、持花者</h5>
      <text:h text:style-name="P12" text:outline-level="3">
<text:span text:style-name="T4">
前记协主席遭扣留后获释</text:span>
</text:h>
      <text:p text:style-name="P4">
香港记者协会前主席麦燕庭（图右上二）在傍晚6点多现身铜锣湾，在一家商场外遭到警方盘查，几分钟后被警察带走。香港记协6月5日透过公开声明表示，记协前主席兼法广特约记者麦燕庭在湾仔警署被扣留至晚上11时始获释，但未获告知被控任何罪行。</text:p>
      <ul>
        <li>
</li>
      </ul>
      <h5>
港警称「涉破坏安宁」带走六四点灯、持花者</h5>
      <text:h text:style-name="P12" text:outline-level="3">
<text:span text:style-name="T4">
社民连主席的纸花和电子蜡烛</text:span>
</text:h>
      <text:p text:style-name="P4">
社运人士、社民连主席陈宝莹（左二）在晚上7点多到了维园附近的纪利佐治街，手持黄色纸花和电子蜡烛，在被警方问话之后便被带上警车。社民连在当天稍晚表示，陈宝莹被带到被带到湾仔警署后，于晚上9时15分获准离开，未被要求任何担保。</text:p>
      <ul>
        <li>
</li>
      </ul>
      <h5>
港警称「涉破坏安宁」带走六四点灯、持花者</h5>
      <text:h text:style-name="P12" text:outline-level="3">
<text:span text:style-name="T4">
邓建华、徐汉光也被带走</text:span>
</text:h>
      <text:p text:style-name="P4">
晚间8点左右，身穿印有《文汇报》六四报导图案上衣的香港职工盟前副主席邓建华（图中）被警方拦下盘查，接着被带上警车，他随后于Facebook上表示正于湾仔「协助调查」。大约也在8点多，手持电子蜡烛的前支联会常委徐汉光也于铜锣湾地铁站附近被一群警察带上警车离开。</text:p>
      <ul>
        <li>
</li>
      </ul>
      <h5>
港警称「涉破坏安宁」带走六四点灯、持花者</h5>
      <text:h text:style-name="P12" text:outline-level="3">
<text:span text:style-name="T4">
《5月35日》剧本</text:span>
</text:h>
      <text:p text:style-name="P4">
一名身穿黑衣、戴口罩的男子向在场记者展示香港剧作家庄梅岩的六四舞台剧本《5月35日》；也有人用手机播放六四相关歌曲，在街上喊「我们要自由」、「香港人不要怕」，最终也被带离开。</text:p>
      <ul>
        <li>
</li>
      </ul>
      <h5>
港警称「涉破坏安宁」带走六四点灯、持花者</h5>
      <text:h text:style-name="P12" text:outline-level="3">
<text:span text:style-name="T4">
手机点灯破坏社会安宁？</text:span>
</text:h>
      <text:p text:style-name="P4">
多名员警将一名开着手机闪光灯的男子带离维园附近。香港警方晚上表示，6月4日当天有11男12女，合共23人涉嫌「破坏社会安宁」被警方拘捕或带走调查；有1人因「涉嫌妨碍警务人员执行职务」遭到拘捕。</text:p>
      <ul>
        <li>
</li>
      </ul>
      <h5>
港警称「涉破坏安宁」带走六四点灯、持花者</h5>
      <text:h text:style-name="P12" text:outline-level="3">
<text:span text:style-name="T4">
「不要忘記六四」</text:span>
</text:h>
      <text:p text:style-name="P4">
6月3日，艺名「三木」的陈式森（图中）在六四前一天于铜锣湾的某条街上唱着「不要忘记六四！不要忘记六四！香港人，不要怕他们」。随后他被警员带走时，还沿途高喊着「勿忘六四」、「打倒暴政」、「香港人不要怕」。</text:p>
      <ul>
        <li>
</li>
      </ul>
      <h5>
港警称「涉破坏安宁」带走六四点灯、持花者</h5>
      <text:h text:style-name="P12" text:outline-level="3">
<text:span text:style-name="T4">
禁食89643.4秒</text:span>
</text:h>
      <text:p text:style-name="P4">
前支联会义工关振邦（左）、香港天安门母亲成员刘家仪也在6月3日前往维园喷水池，计划在6点04分起在维园禁食。他们手中举着「禁食89643.4秒」、「哀悼六四死难者，向天安门母亲致敬」的标语，身穿印有「896420」和「真相」字样的上衣。两人在喷水池前停留数分钟后便被香港警方带走，同时警告两人涉「作出具意图煽动的作为」。刘家仪在6月5日于Facebook上表示「已在48小时内保释，同时亦完成个人悼念的禁食，暂时平安」。</text:p>
      <ul>
        <li>
</li>
      </ul>
      <h5>
港警称「涉破坏安宁」带走六四点灯、持花者</h5>
      <text:h text:style-name="P12" text:outline-level="3">
<text:span text:style-name="T4">
过去几年六四的维园</text:span>
</text:h>
      <text:p text:style-name="P4">
自1990年以来，每年6月4日由香港支联会举办的六四烛光晚会都会吸引上万人齐聚香港维多利亚公园，一同悼念六四事件死难者。但此活动自2019年新冠疫情爆发后，香港当局以防疫为由两度禁止集会。接下来，2020年通过的《国安法》将纪念活动视为违法，2021年又遭遇了支联会解散，此后六四纪念晚会不复存在。图为2020年6月4日香港民众自发地至维园以烛光纪念六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国“极限思维”将迎来“惊滔骇浪”</text:span>
</text:h>
      <text:p text:style-name="P4">
台湾“上报”发表文章《中国以“三兵疲美”回应“香格里拉会谈”》，作者汤名晖指出，2023年的“香格里拉会谈”如往常于6月初在新加坡举行，本次会谈前美中两国的互动较去年更为激烈，使得外界更为关注是否能缓和美中之间的潜在冲突。</text:p>
      <text:p text:style-name="P4">
文章指出，中国的“极限思维”的展现却未能让美国退缩，有鉴于中国在南海地区的军事实力增长，并且在最前线的行动持续升高压力，美国国防部长奥斯丁、日本防卫大臣滨田靖一、澳洲防长马勒斯（RichardMarles），以及菲律宾防长加维斯（Carlito GalvezJr.）在香格里拉会谈表示，为实现“自由开放的印度太平洋”，有必要加强安全合作。面对“美日澳加”四国强化与印太地区各国的合作和共同演习，北约同时也东进日本设立办事处。这一波来自西方国家的压力是韩战结束以所未有过，即使亚太版北约尚未成形，对中国而言也称得上是面临“惊滔骇浪”。</text:p>
      <text:p text:style-name="P4">
文章说，自QUAD和AUKUS成形以来，美国与盟邦已在数次美中交锋汲取相当经验，中国虽然有朝鲜为应，但是美中问题的热点是在中国沿海边缘地带而非加勒比海，中国未能在香格里拉会谈进行风险控管，政治上的损失恐怕是大于美国。现况美国能以盟邦之力分进合击，但是中国要以一己之力从北到南“三兵疲美”，不只实力尚待验证，反而让周边国家更为疑惧，“极限思维”的赛局思维恐怕也会让更多国家思考“去风险化”的必要。</text:p>
      <text:p text:style-name="P4">
<text:span text:style-name="T5">
摘编自其他媒体的内容，不代表德国之声的立场或观点。</text:span>
</text:p>
      <text:p text:style-name="P4">
Source: <text:a xlink:type="simple" xlink:href="https://www.dw.com/zh/墙外文摘：主张-批量宰杀女人-的网暴者为什么在中国不受审查？/a-65884548" text:style-name="Internet_20_link" text:visited-style-name="Visited_20_Internet_20_Link">
https://www.dw.com/zh/墙外文摘：主张-批量宰杀女人-的网暴者为什么在中国不受审查？/a-65884548?maca=chi-rss-chi-all-1127-rdf</text:a>
</text:p>
      <!--NEWS-->
      <text:h text:style-name="P10" text:outline-level="1">
<text:span text:style-name="T4">
江西“指鼠为鸭”事件发酵   法律人士发布公民建议书</text:span>
</text:h>
      <text:p text:style-name="P4">
Author: None</text:p>
      <text:p text:style-name="P4">
Publisher: Radio Free Asia (Organization)</text:p>
      <text:p text:style-name="P4">
Published Time: 2023-06-11T11:12:13-04:00</text:p>
      <text:p text:style-name="P4">
Modified Time: 2023-06-11T11:1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288165in" draw:z-index="0">
<draw:image xlink:href="../Images/rfamandarin/2023-06-11T11-12-13-04-00/000000.png" xlink:type="simple" xlink:show="embed" xlink:actuate="onLoad" draw:mime-type="image/png"/>
</draw:frame>
 江西学生食堂中吃到的疑似老鼠头，被官方认定为鸭脖。网络截图/古亭提供</text:p>
      <text:p text:style-name="P4">
江西一职业高校近日因学生投诉食品中吃到疑似老鼠头，而官方却声称是鸭脖的事件持续发酵。有律师界人士发出公民建议书，呼吁当地市场管理部门履行法定职责，彻查事实并接受社会监督。</text:p>
      <text:p text:style-name="P4">
本台此前报道，江西工业职业技术学院一名学生6月1日发布视频和图片，展示在吃饭时竟然发现菜中出现异物。事发后，校方承认视频的拍摄地点是学校食堂，并且封存了食堂相关档口的食物。但随后，南昌高新区市场监督管理局负责人却向中国媒体表示，经过反复对比，他们确认异物是“鸭脖子”。相关话题和网民的批评迅速冲上微博热搜。</text:p>
      <text:p text:style-name="P4">
“江西工职院6·1食品安全事件”联合调查组周六通报，针对江西工业职业技术学院食安事件，江西省已成立由省教育厅、省公安厅、省国资委、省市场监督管理局等部门组成的联合调查组，进行调查。</text:p>
      <text:p text:style-name="P4">
维权网6月10日发布公益法律人士蔺其磊针对“指鼠为鸭”事件，向江西省南昌市市场监督管理局发出公民监督建议书。建议书敦促当局尽快、全面调查该校食品安全状况，公开近两年江西工业职业技术学院食堂的卫生检查记录，提高学校和相关企业的食品安全意识和食品安全管理能力，并且公开涉事餐饮企业在该校食堂运营中标的公示记录。</text:p>
      <text:p text:style-name="P4">
责编：何平</text:p>
      <text:p text:style-name="P4">
Source: <text:a xlink:type="simple" xlink:href="https://www.rfa.org/mandarin/Xinwen/1-06112023110719.html" text:style-name="Internet_20_link" text:visited-style-name="Visited_20_Internet_20_Link">
https://www.rfa.org/mandarin/Xinwen/1-06112023110719.html</text:a>
</text:p>
      <!--NEWS-->
      <text:h text:style-name="P10" text:outline-level="1">
<text:span text:style-name="T4">
梅西滞留北京机场  反问海关“台湾不是中国”？</text:span>
</text:h>
      <text:p text:style-name="P4">
Author: None</text:p>
      <text:p text:style-name="P4">
Publisher: Radio Free Asia (Organization)</text:p>
      <text:p text:style-name="P4">
Published Time: 2023-06-11T11:20:00-04:00</text:p>
      <text:p text:style-name="P4">
Modified Time: 2023-06-11T11:23: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7.359117in" draw:z-index="0">
<draw:image xlink:href="../Images/rfamandarin/2023-06-11T11-20-00-04-00/000000.png" xlink:type="simple" xlink:show="embed" xlink:actuate="onLoad" draw:mime-type="image/png"/>
</draw:frame>
足球巨星梅西日前到访中国，但却因签证问题滞留北京机场。 <text:a xlink:type="simple" xlink:href="https://www.rfa.org/mandarin/Xinwen/2-06112023111249.html/@@images/image" text:style-name="Internet_20_link" text:visited-style-name="Visited_20_Internet_20_Link">
</text:a>
推特截图/王局志安 @wangzhian8848</text:p>
      <text:p text:style-name="P4">
足球巨星梅西日前到访中国，但却因签证问题滞留北京机场，相关消息甚至引发台湾是不是属于中国一部分的舆论热议。</text:p>
      <text:p text:style-name="P4">
据中国的每日经济新闻网报道，梅西此行计划6月15日率阿根廷队在北京与澳大利亚队进行友谊比赛。但梅西周六抵达中国时，却因所持西班牙护照与中国没有免签证待遇而滞留北京机场约2个小时。</text:p>
      <text:p text:style-name="P4">
台湾中央社的报道说，西班牙民众入境中国没有免签待遇，但入境台湾却可以免签，因此有中国网友表示，有现场人士说梅西还反问“台湾不是中国吗”？这个反问，“呛得魔都海关没法正面回应”。还有网友表示，都说中国的朋友遍天下，但大国的落地签有几何？为什么台湾民众能去那么多落地签的地方，而中国大陆居民却不行？</text:p>
      <text:p text:style-name="P4">
责编：何平</text:p>
      <text:p text:style-name="P4">
Source: <text:a xlink:type="simple" xlink:href="https://www.rfa.org/mandarin/Xinwen/2-06112023111249.html" text:style-name="Internet_20_link" text:visited-style-name="Visited_20_Internet_20_Link">
https://www.rfa.org/mandarin/Xinwen/2-06112023111249.html</text:a>
</text:p>
      <!--NEWS-->
      <text:h text:style-name="P10" text:outline-level="1">
<text:span text:style-name="T4">
俄官员：两架无人机在莫斯科卡卢加州坠毁</text:span>
</text:h>
      <text:p text:style-name="P4">
Author: 联合早报 (Person)</text:p>
      <text:p text:style-name="P4">
Publisher: 联合早报 (Organization)</text:p>
      <text:p text:style-name="P4">
Published Time: 2023-06-11T11:21</text:p>
      <text:p text:style-name="P4">
Modified Time: 2023-06-11T14:07</text:p>
      <text:p text:style-name="P4">
Description: 俄罗斯官员发布消息称，两架无人机星期天（6月11日）凌晨在距离莫斯科西南150公里的卡卢加州（Kaluga）坠毁。路透社报道称，卡卢加地区的州长沙普沙（Vladislav Shap...</text:p>
      <text:p text:style-name="P4">
Videos: []</text:p>
      <text:p text:style-name="P4">
Audios: []</text:p>
      <text:p text:style-name="P4">
Images: []</text:p>
      <text:p text:style-name="P4">
Type: NewsArticle</text:p>
      <text:p text:style-name="P4">
Breadcrumbs: ['即时', '国际']</text:p>
      <text:p text:style-name="P4">
Keywords: ['俄乌战争', '俄罗斯', '无人机', '乌克兰']</text:p>
      <!--METADATA-->
      <text:p text:style-name="P4">
俄罗斯官员发布消息称，两架无人机星期天（6月11日）凌晨在距离莫斯科西南150公里的卡卢加州（Kaluga）坠毁。</text:p>
      <text:p text:style-name="P4">
路透社报道称，卡卢加地区的州长沙普沙（Vladislav Shapsha）同日在即时通信平台Telegram宣布这一消息，称暂未出现人员伤亡。</text:p>
      <text:p text:style-name="P4">
据了解，一架无人机在斯特列科夫卡村（Strelkovka）附近坠毁，另一架无人机则在梅登斯基（Medynsky）市辖区的树林中坠毁。</text:p>
      <text:p text:style-name="P4">
卡卢加地区北部与莫斯科地区接壤。</text:p>
      <text:p text:style-name="P4">
Source: <text:a xlink:type="simple" xlink:href="https://www.zaobao.com.sg/realtime/world/story20230611-1403187" text:style-name="Internet_20_link" text:visited-style-name="Visited_20_Internet_20_Link">
https://www.zaobao.com.sg/realtime/world/story20230611-1403187</text:a>
</text:p>
      <!--NEWS-->
      <text:h text:style-name="P10" text:outline-level="1">
<text:span text:style-name="T4">
研究：深部脑刺激法 睡眠中改善增强记忆</text:span>
</text:h>
      <text:p text:style-name="P4">
Author: 联合早报 (Person)</text:p>
      <text:p text:style-name="P4">
Publisher: 联合早报 (Organization)</text:p>
      <text:p text:style-name="P4">
Published Time: 2023-06-11T11:26</text:p>
      <text:p text:style-name="P4">
Modified Time: 2023-06-11T11:26</text:p>
      <text:p text:style-name="P4">
Description: 美国和以色列研究员发现，在睡眠期间使用深部脑刺激疗法，除了能显著改善记忆准确性，还能在睡眠期间增强记忆。新华社星期六（6月10日）报道，这项发表在英国《自然·神经学》杂志上的研究首...</text:p>
      <text:p text:style-name="P4">
Videos: []</text:p>
      <text:p text:style-name="P4">
Audios: []</text:p>
      <text:p text:style-name="P4">
Images: []</text:p>
      <text:p text:style-name="P4">
Type: NewsArticle</text:p>
      <text:p text:style-name="P4">
Breadcrumbs: ['即时', '国际']</text:p>
      <text:p text:style-name="P4">
Keywords: ['研究', '美国', '以色列', '帕金森']</text:p>
      <!--METADATA-->
      <text:p text:style-name="P4">
美国和以色列研究员发现，在睡眠期间使用深部脑刺激疗法，除了能显著改善记忆准确性，还能在睡眠期间增强记忆。</text:p>
      <text:p text:style-name="P4">
新华社星期六（6月10日）报道，这项发表在英国《自然·神经学》杂志上的研究首次证明了一个长久以来的说法——睡眠期间，海马体和大脑皮层的协同活动是增强记忆的关键机制，即通过睡眠期间海马体和大脑皮层之间的交流，大脑中的记忆能够得到增强。</text:p>
      <text:p text:style-name="P4">
深部脑刺激法是治疗帕金森病等神经疾病的重要方法之一，即把电极植入脑中特定的神经区域，再外接电池给予刺激，以改善脑细胞的功能。</text:p>
      <text:p text:style-name="P4">
新研究由美国加州大学洛杉矶分校和以色列特拉维夫大学等机构的研究人员合作完成。研究人员在18名癫痫患者脑中植入电极，研究睡眠期间深部脑刺激法的作用。</text:p>
      <text:p text:style-name="P4">
研究指出，睡眠期间深部脑刺激法可改善大脑中负责获取新记忆的海马体，以及负责长期存储记忆的额叶皮层之间的交流。此外，透过监测睡眠期间海马体活动发现，这一疗法能够精确、定时将电刺激传递到额叶皮层。</text:p>
      <text:p text:style-name="P4">
研究员对接受和不接受深部脑刺激法两组受试者进行对比后发现，睡眠期间深部脑刺激法能够显著改善受试者记忆的准确性。</text:p>
      <text:p text:style-name="P4">
研究人员还监测了这一方法以单个神经元为单位对大脑活动的影响，结果发现，在睡眠期间开展精准刺激有助于加强海马体和额叶皮层之间的交流。</text:p>
      <text:p text:style-name="P4">
研究员认为，作为特殊的干预式刺激疗法，深部脑刺激法有助于改善和巩固记忆，增强大脑中海马体和大脑皮层的协同性，有望为治疗痴呆症等记忆障碍疾病带来启发。</text:p>
      <text:p text:style-name="P4">
Source: <text:a xlink:type="simple" xlink:href="https://www.zaobao.com.sg/realtime/world/story20230611-1403188" text:style-name="Internet_20_link" text:visited-style-name="Visited_20_Internet_20_Link">
https://www.zaobao.com.sg/realtime/world/story20230611-1403188</text:a>
</text:p>
      <!--NEWS-->
      <text:h text:style-name="P10" text:outline-level="1">
<text:span text:style-name="T4">
太原郇城教会传道人夫妇被拘留  “执行去年处罚决定”</text:span>
</text:h>
      <text:p text:style-name="P4">
Author: None</text:p>
      <text:p text:style-name="P4">
Publisher: Radio Free Asia (Organization)</text:p>
      <text:p text:style-name="P4">
Published Time: 2023-06-11T11:28:15-04:00</text:p>
      <text:p text:style-name="P4">
Modified Time: 2023-06-11T11:28: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5.215034in" draw:z-index="0">
<draw:image xlink:href="../Images/rfamandarin/2023-06-11T11-28-15-04-00/000000.png" xlink:type="simple" xlink:show="embed" xlink:actuate="onLoad" draw:mime-type="image/png"/>
</draw:frame>
 山西太原郇城教会传道人王应杰、王瑛夫妇 <text:a xlink:type="simple" xlink:href="https://www.rfa.org/mandarin/Xinwen/3-06112023112121.html/@@images/image" text:style-name="Internet_20_link" text:visited-style-name="Visited_20_Internet_20_Link">
</text:a>
网络截图/对华援助协会</text:p>
      <text:p text:style-name="P4">
据美国民间宗教权益组织对华援助协会发布的消息，山西太原郇城教会传道人王应杰、王瑛夫妇上周五与外界失联后，目前得知，俩人已被迎泽区派出所警方带走，以执行去年4月份当局的行政拘留决定。</text:p>
      <text:p text:style-name="P4">
据介绍，太原郇城归正教会去年4月3日的主日聚会遭警方冲击，警察以防疫为由，带走安彦魁传道的妻子姚聪娅、张乘豪的妻子郭娟、王应杰、王瑛等7位基督徒。那时，安彦魁和张乘豪正在狱中。这7位基督徒被警方双手铐住送到羁押室，两位男性基督徒被双手铐在地桩上，3位女基督徒被拘束在老虎椅上，他们全都拒绝在“不再参加郇城教会聚会”的保证书上签字。警方当时本想对这些基督徒处以15天行政拘留、各罚款500元的处罚，但鉴于疫情，行政拘留无法执行，于是对他们每人处以500元罚款后释放。</text:p>
      <text:p text:style-name="P4">
对华援助协会指出，随着中国新宗教事务条例的实施，太原郇城归正教会因拒绝加入官方三自教会、拒绝登记而不断遭受逼迫。该教会多位基督徒和同工近年先后因所谓“偷越国境”、“非法持有恐怖主义、极端主义物品”等罪名被当局抓捕、判刑。</text:p>
      <text:p text:style-name="P4">
责编：何平</text:p>
      <text:p text:style-name="P4">
Source: <text:a xlink:type="simple" xlink:href="https://www.rfa.org/mandarin/Xinwen/3-06112023112121.html" text:style-name="Internet_20_link" text:visited-style-name="Visited_20_Internet_20_Link">
https://www.rfa.org/mandarin/Xinwen/3-06112023112121.html</text:a>
</text:p>
      <!--NEWS-->
      <text:h text:style-name="P10" text:outline-level="1">
<text:span text:style-name="T4">
日本北海道规模6.2强震  未发布海啸警报</text:span>
</text:h>
      <text:p text:style-name="P4">
Publisher: 法新社</text:p>
      <text:p text:style-name="P4">
Published Time: 2023-06-11T11:32:08+00:00</text:p>
      <text:p text:style-name="P4">
Modified Time: 2023-06-11T11:05:02+00:00</text:p>
      <text:p text:style-name="P4">
Description: （法新社东京11日电） 美国地质调查所（U.S. Geological Survey）的资料指出，日本北海道今天晚间发生规模6.2强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11T11-32-08-00-00/000000.png" xlink:type="simple" xlink:show="embed" xlink:actuate="onLoad" draw:mime-type="image/png"/>
</draw:frame>
</text:p>
      <text:p text:style-name="P4">
这起强震于日本当地晚间6时55分发生在北海道地区，但日本气象厅没有发布海啸警报。（译者：林沂锋/核稿：陈彦钧）</text:p>
      <text:p text:style-name="P4">
Source: <text:a xlink:type="simple" xlink:href="https://www.rfi.fr/cn/%E5%9B%BD%E9%99%85%E6%8A%A5%E9%81%93/20230611-%E6%97%A5%E6%9C%AC%E5%8C%97%E6%B5%B7%E9%81%93%E8%A7%84%E6%A8%A16-2%E5%BC%BA%E9%9C%87-%E6%9C%AA%E5%8F%91%E5%B8%83%E6%B5%B7%E5%95%B8%E8%AD%A6%E6%8A%A5" text:style-name="Internet_20_link" text:visited-style-name="Visited_20_Internet_20_Link">
https://www.rfi.fr/cn/%E5%9B%BD%E9%99%85%E6%8A%A5%E9%81%93/20230611-%E6%97%A5%E6%9C%AC%E5%8C%97%E6%B5%B7%E9%81%93%E8%A7%84%E6%A8%A16-2%E5%BC%BA%E9%9C%87-%E6%9C%AA%E5%8F%91%E5%B8%83%E6%B5%B7%E5%95%B8%E8%AD%A6%E6%8A%A5</text:a>
</text:p>
      <!--NEWS-->
      <text:h text:style-name="P10" text:outline-level="1">
<text:span text:style-name="T4">
中国军机再次侵扰台湾空域   军方：10架次逾越台海中线</text:span>
</text:h>
      <text:p text:style-name="P4">
Author: None</text:p>
      <text:p text:style-name="P4">
Publisher: Radio Free Asia (Organization)</text:p>
      <text:p text:style-name="P4">
Published Time: 2023-06-11T11:39:50-04:00</text:p>
      <text:p text:style-name="P4">
Modified Time: 2023-06-11T11:39: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5.237368in" draw:z-index="0">
<draw:image xlink:href="../Images/rfamandarin/2023-06-11T11-39-50-04-00/000000.png" xlink:type="simple" xlink:show="embed" xlink:actuate="onLoad" draw:mime-type="image/png"/>
</draw:frame>
 中国军机再次侵扰台湾空域 <text:a xlink:type="simple" xlink:href="https://www.rfa.org/mandarin/Xinwen/4-06112023112858.html/@@images/image" text:style-name="Internet_20_link" text:visited-style-name="Visited_20_Internet_20_Link">
</text:a>
网络截图/台湾的国防部提供</text:p>
      <text:p text:style-name="P4">
台湾军方本周日证实，截至当天下午2点，已侦获多达10架次中方军机逾越台海中线，总共涉及歼10、歼11、歼16、苏恺30、轰6及预警等中方军机24架次，另有4艘中方舰船在配合执行所谓的“战备警巡”任务。</text:p>
      <text:p text:style-name="P4">
这也是台湾军方在不到一周内，第二次通报中方的军事活动。上周四，多达37架次中方军机侵扰台湾西南防空识别区，并随后进入西太平洋空域。台湾的国防部周日发布新闻稿表示，国军运用联合情监侦手段，全程掌握共军动态，并检派任务机、舰及岸置导弹系统，严密监控应处。</text:p>
      <text:p text:style-name="P4">
中国对台武力威胁升级之际，台湾明年一月将举行总统和议会选举。代表民进党参选的副总统赖清德此前在靠近中国沿海的马祖群岛表示，如果他当选总统，将尽最大努力“稳定台湾海峡的和平现状”。</text:p>
      <text:p text:style-name="P4">
路透社周日披露，美国在台协会主席罗森伯格上周到访台湾，并会见了所有三位台湾大选参选人。</text:p>
      <text:p text:style-name="P4">
责编：何平</text:p>
      <text:p text:style-name="P4">
Source: <text:a xlink:type="simple" xlink:href="https://www.rfa.org/mandarin/Xinwen/4-06112023112858.html" text:style-name="Internet_20_link" text:visited-style-name="Visited_20_Internet_20_Link">
https://www.rfa.org/mandarin/Xinwen/4-06112023112858.html</text:a>
</text:p>
      <!--NEWS-->
      <text:h text:style-name="P10" text:outline-level="1">
<text:span text:style-name="T4">
瑞典发生枪击事件 酿一死三伤</text:span>
</text:h>
      <text:p text:style-name="P4">
Author: 联合早报 (Person)</text:p>
      <text:p text:style-name="P4">
Publisher: 联合早报 (Organization)</text:p>
      <text:p text:style-name="P4">
Published Time: 2023-06-11T11:44</text:p>
      <text:p text:style-name="P4">
Modified Time: 2023-06-11T12:17</text:p>
      <text:p text:style-name="P4">
Description: 瑞典首都斯德哥尔摩星期六（6月10日）发生枪击事件，造成一名15岁少年死亡，另有三人受伤。法新社报道，警方在星期六傍晚接获枪击通报，称斯德哥尔摩南部一个广场传出枪响，案发现场周边出...</text:p>
      <text:p text:style-name="P4">
Videos: []</text:p>
      <text:p text:style-name="P4">
Audios: []</text:p>
      <text:p text:style-name="P4">
Images: []</text:p>
      <text:p text:style-name="P4">
Type: NewsArticle</text:p>
      <text:p text:style-name="P4">
Breadcrumbs: ['即时', '国际']</text:p>
      <text:p text:style-name="P4">
Keywords: ['瑞典', '枪击事件', '枪击']</text:p>
      <!--METADATA-->
      <text:p text:style-name="P4">
瑞典首都斯德哥尔摩星期六（6月10日）发生枪击事件，造成一名15岁少年死亡，另有三人受伤。</text:p>
      <text:p text:style-name="P4">
法新社报道，警方在星期六傍晚接获枪击通报，称斯德哥尔摩南部一个广场传出枪响，案发现场周边出现四名伤者。</text:p>
      <text:p text:style-name="P4">
三名年龄介于45岁到65岁的伤者随后被紧急送医，另一名15岁少年因伤势过重当场死亡。</text:p>
      <text:p text:style-name="P4">
枪击事件发生后的一个小时内，警方在斯德哥尔摩南部的一场汽车追逐战中，逮捕了两名男子。</text:p>
      <text:p text:style-name="P4">
目前尚不清楚凶嫌的作案动机，当局已就谋杀和谋杀未遂的罪名对他们展开调查。</text:p>
      <text:p text:style-name="P4">
近年来，瑞典政府一直在努力实施枪支管控措施，但该国的枪击和爆炸事件因毒品交易等社会问题持续激增。</text:p>
      <text:p text:style-name="P4">
瑞典警方公布数据称，仅在2022年，瑞典便发生了391起枪击案，其中62起是致命袭击。</text:p>
      <text:p text:style-name="P4">
Source: <text:a xlink:type="simple" xlink:href="https://www.zaobao.com.sg/realtime/world/story20230611-1403190" text:style-name="Internet_20_link" text:visited-style-name="Visited_20_Internet_20_Link">
https://www.zaobao.com.sg/realtime/world/story20230611-1403190</text:a>
</text:p>
      <!--NEWS-->
      <text:h text:style-name="P10" text:outline-level="1">
<text:span text:style-name="T4">
中韩相继召见大使抗议  “战狼”外交再挑风波</text:span>
</text:h>
      <text:p text:style-name="P4">
Author: None</text:p>
      <text:p text:style-name="P4">
Publisher: Radio Free Asia (Organization)</text:p>
      <text:p text:style-name="P4">
Published Time: 2023-06-11T11:45:28-04:00</text:p>
      <text:p text:style-name="P4">
Modified Time: 2023-06-11T11:45: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6-11T11-45-28-04-00/000000.png" xlink:type="simple" xlink:show="embed" xlink:actuate="onLoad" draw:mime-type="image/png"/>
</draw:frame>
外交部部长助理农融周六约见韩国驻华大使郑在浩，就韩方针对中国驻韩国大使同韩在野党党首李在明会见交流所作“不当反应”提出交涉，并表明“严重关切和不满”。 <text:a xlink:type="simple" xlink:href="https://www.rfa.org/mandarin/Xinwen/5-06112023114022.html/@@images/image" text:style-name="Internet_20_link" text:visited-style-name="Visited_20_Internet_20_Link">
</text:a>
路透社图片</text:p>
      <text:p text:style-name="P4">
中国外交部官方网站6月11日发布新闻稿表示，外交部部长助理农融周六约见韩国驻华大使郑在浩，就韩方针对中国驻韩国大使同韩在野党党首李在明会见交流所作“不当反应”提出交涉，并表明“严重关切和不满”。</text:p>
      <text:p text:style-name="P4">
据悉，中国驻韩大使邢海明上周四通过上述场合公开表示，“在美国全力打压中国的状况下，有人赌美国会赢、中国会输”，而“可以确定的是，现在赌中国会输的人之后一定会后悔”。韩国外交部随后召见邢海明并提出抗议。韩国外交部第一次官张虎镇指出，邢海明以令人无法坐视不理的措辞和与事实相悖的内容谴责韩方政策，这违背了《维也纳外交关系公约》。</text:p>
      <text:p text:style-name="P4">
据韩联社6月11日报道，韩国大使郑在浩当天向农融也转达了韩方的严正抗议，并重申中国驻韩国大使会见韩国在野党党首时发表的言论，有违外交惯例、不合常理、具有挑衅性且与事实不符。</text:p>
      <text:p text:style-name="P4">
责编：何平</text:p>
      <text:p text:style-name="P4">
Source: <text:a xlink:type="simple" xlink:href="https://www.rfa.org/mandarin/Xinwen/5-06112023114022.html" text:style-name="Internet_20_link" text:visited-style-name="Visited_20_Internet_20_Link">
https://www.rfa.org/mandarin/Xinwen/5-06112023114022.html</text:a>
</text:p>
      <!--NEWS-->
      <text:h text:style-name="P10" text:outline-level="1">
<text:span text:style-name="T4">
台湾数位发展部长本周对英国进行罕见的访问</text:span>
</text:h>
      <text:p text:style-name="P4">
Author: chinese@voanews.com (美国之音)</text:p>
      <text:p text:style-name="P4">
Publisher: 美国之音中文网 (Type: NewsMediaOrganization)</text:p>
      <text:p text:style-name="P4">
Published Time: 2023-06-11T12:06:00+08:00</text:p>
      <text:p text:style-name="P4">
Modified Time: 2023-06-11 04:06:00Z</text:p>
      <text:p text:style-name="P4">
Description: 数位发展部长唐凤（Audrey Tang）本周将对英国进行罕见的高级别部长级访问，预计她将访问英国的政府部门并会见一家专门从事低地球轨道卫星的公司，台湾数位发展部周日表示。</text:p>
      <text:p text:style-name="P4">
Videos: []</text:p>
      <text:p text:style-name="P4">
Images: []</text:p>
      <text:p text:style-name="P4">
Categories: '台湾'</text:p>
      <text:p text:style-name="P4">
Type: None</text:p>
      <!--METADATA-->
      <text:p text:style-name="P4">
NoneNone</text:p>
      <text:p text:style-name="P4">
Source: <text:a xlink:type="simple" xlink:href="https://www.voachinese.com/a/taiwanese-minister-to-make-rare-britain-visit-this-week-20230611/7132044.html" text:style-name="Internet_20_link" text:visited-style-name="Visited_20_Internet_20_Link">
https://www.voachinese.com/a/taiwanese-minister-to-make-rare-britain-visit-this-week-20230611/7132044.html</text:a>
</text:p>
      <!--NEWS-->
      <text:h text:style-name="P10" text:outline-level="1">
<text:span text:style-name="T4">
莫斯科准备无条件与基辅对话，乌克兰：我们收复了巴赫穆特北部地区</text:span>
</text:h>
      <text:p text:style-name="P4">
Author: 半岛电视台＋通讯社</text:p>
      <text:p text:style-name="P4">
Publisher: Al Jazeera</text:p>
      <text:p text:style-name="P4">
Published Time: 2023-06-11T12:43:15</text:p>
      <text:p text:style-name="P4">
Modified Time: 2023-06-11T13:38:15</text:p>
      <text:p text:style-name="P4">
Description: 6月11日周日，乌克兰国防部表示，它的部队收复了该国东部巴赫穆特市以北的一个城镇，而克里姆林宫则称莫斯科准备无条件地与基辅举行会谈。</text:p>
      <text:p text:style-name="P4">
Images: ["<text:a xlink:type="simple" xlink:href="https://chinese.aljazeera.net/wp-content/uploads/2023/06/1-1686489918.jpg" text:style-name="Internet_20_link" text:visited-style-name="Visited_20_Internet_20_Link">
1-1686489918.jpg</text:a>
", "<text:a xlink:type="simple" xlink:href="https://chinese.aljazeera.net/wp-content/uploads/2023/06/2-1686489932.jpg" text:style-name="Internet_20_link" text:visited-style-name="Visited_20_Internet_20_Link">
2-1686489932.jpg</text:a>
", "<text:a xlink:type="simple" xlink:href="https://chinese.aljazeera.net/wp-content/uploads/2023/06/1-1686486844.jpg" text:style-name="Internet_20_link" text:visited-style-name="Visited_20_Internet_20_Link">
1-1686486844.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6" text:anchor-type="as-char" svg:width="6.9236in" svg:height="4.612736in" draw:z-index="0">
<draw:image xlink:href="../Images/Aljazeera Chinese/2023-06-11T12-43-15/1-1686489918.jpg" xlink:type="simple" xlink:show="embed" xlink:actuate="onLoad" draw:mime-type="image/jpeg"/>
</draw:frame>
一辆乌克兰装甲车在距离巴赫穆特市不远的一条战线附近行驶 (路透)</text:p>
      <text:p text:style-name="P4">
6月11日周日，乌克兰国防部表示，它的部队收复了该国东部巴赫穆特市以北的一个城镇，而克里姆林宫则称莫斯科准备无条件地与基辅举行会谈。</text:p>
      <text:p text:style-name="P4">
乌克兰宣布其军队重新控制了位于巴赫穆特以北的苏勒达尔市附近的布拉霍达特内（Blagodtna）镇。乌克兰国防部补充道，俄罗斯军队已从布拉霍达特内撤出。</text:p>
      <text:p text:style-name="P4">
乌克兰军队发布了据称是士兵在该镇升起乌克兰国旗的照片，并表示他们将在稍后发布有关他们所说的部队进展的图片和信息。</text:p>
      <text:p text:style-name="P4">
<draw:frame draw:style-name="fr1" draw:name="Image127" text:anchor-type="as-char" svg:width="6.9236in" svg:height="3.892985in" draw:z-index="0">
<draw:image xlink:href="../Images/Aljazeera Chinese/2023-06-11T12-43-15/2-1686489932.jpg" xlink:type="simple" xlink:show="embed" xlink:actuate="onLoad" draw:mime-type="image/jpeg"/>
</draw:frame>
 乌克兰军队发布了据称是士兵在该镇升起乌克兰国旗的照片(社交网站)</text:p>
      <text:p text:style-name="P4">
此前，乌克兰东部作战司令部发言人谢尔希·切列瓦蒂表示，乌克兰军队趁着俄军在那里换防的行动，从不同方向往巴赫穆特地区推进了约1400米。</text:p>
      <text:p text:style-name="P4">
切列瓦蒂补充道，他的部队杀死了138名俄罗斯士兵，俄罗斯继续轰炸乌克兰军队的阵地和巴赫穆特周围的城镇。</text:p>
      <text:h text:style-name="P13" text:outline-level="4">
<text:span text:style-name="T4">
赫尔松前线</text:span>
</text:h>
      <text:p text:style-name="P4">
乌克兰国防部表示，俄罗斯已经开始将精锐部队转移到该国南部的赫尔松，尤其是海军陆战队和空降部队。</text:p>
      <text:p text:style-name="P4">
乌克兰总参谋部表示，它在赫尔松州的战斗中轰炸了俄罗斯军事基地，击落了4架俄罗斯无人机。</text:p>
      <text:p text:style-name="P4">
乌克兰国防部副部长安娜·马利亚尔表示，日前炸毁卡霍夫卡大坝意在阻止乌克兰军队在赫尔松发动袭击，并缩小乌军积极行动的可能地域范围。</text:p>
      <text:p text:style-name="P4">
乌克兰国防部副部长补充道，轰炸大坝还旨在为在扎波罗热和巴赫穆特地区部署俄罗斯预备役部队提供机会。</text:p>
      <text:p text:style-name="P4">
另一方面，英国国防部在周日的最新情报更新中表示，卡霍夫卡大坝的倒塌几乎肯定会破坏乌克兰克里米亚居民的主要淡水来源，莫斯科自2014年以来一直占领着克里米亚。</text:p>
      <text:p text:style-name="P4">
另外关于大坝，乌克兰内政部表示，大坝被毁后，寻找失踪人员的工作仍在继续，目前仍有29人失踪。</text:p>
      <text:p text:style-name="P4">
基辅和莫斯科对卡霍夫卡大坝爆炸事件以及在大坝爆炸事件后的救援行动中轰炸平民负有责任。</text:p>
      <text:h text:style-name="P13" text:outline-level="4">
<text:span text:style-name="T4">
俄罗斯的说法</text:span>
</text:h>
      <text:p text:style-name="P4">
与此同时，俄罗斯国防部发言人表示，在俄罗斯军队击退扎波罗热和顿涅茨克南部的袭击期间，乌克兰军队损失了9辆坦克，其中包括4辆德国豹式坦克。</text:p>
      <text:p text:style-name="P4">
<draw:frame draw:style-name="fr1" draw:name="Image128" text:anchor-type="as-char" svg:width="6.9236in" svg:height="4.612736in" draw:z-index="0">
<draw:image xlink:href="../Images/Aljazeera Chinese/2023-06-11T12-43-15/1-1686486844.jpg" xlink:type="simple" xlink:show="embed" xlink:actuate="onLoad" draw:mime-type="image/jpeg"/>
</draw:frame>
俄罗斯军队声称在击退顿涅茨克南部的一次袭击时摧毁的乌克兰坦克 (路透)</text:p>
      <text:p text:style-name="P4">
俄罗斯发言人补充道，乌克兰方面在最后一天损失了300名士兵和9辆坦克，其中包括4辆豹式坦克。</text:p>
      <text:p text:style-name="P4">
据同一发言人称，当天，俄军在顿涅茨克南部Klychevka和Dubovo-Vasylivka地区击退了5次乌克兰袭击，200多名乌克兰士兵阵亡。</text:p>
      <text:p text:style-name="P4">
与此同时，俄罗斯防空系统在与卢甘斯克组成的顿巴斯地区的Platonovka地区击落了一架乌克兰战斗机。</text:p>
      <text:p text:style-name="P4">
俄罗斯国防部公布了据称是在顿涅茨克南部发生的冲突中乌克兰装备被毁坏程度的照片，并表示12辆美制“布拉德利”（Bradly）坦克被彻底摧毁。</text:p>
      <text:h text:style-name="P13" text:outline-level="4">
<text:span text:style-name="T4">
俄罗斯境内</text:span>
</text:h>
      <text:p text:style-name="P4">
俄罗斯首都莫斯科南部卡卢加地区州长表示，两架乌克兰无人机在该州无人居住的地区坠毁，强调没有造成任何损失或人员受伤。</text:p>
      <text:p text:style-name="P4">
这起事件发生在两架无人机发生事故后不到一周，目标地区是莫斯科西南 400 公里处。</text:p>
      <text:p text:style-name="P4">
在与乌克兰接壤的俄罗斯别尔哥罗德州，该地区州长表示，乌克兰军队10日（周六）对该州不同地区进行了大约175次轰炸。</text:p>
      <text:p text:style-name="P4">
俄罗斯州长补充道，乌克兰的轰炸导致阿列克谢耶夫斯科耶地区的 15 节空车厢脱轨。</text:p>
      <text:p text:style-name="P4">
在政治事态发展方面，俄罗斯总统周日宣布，莫斯科没有任何可能与基辅会谈的先决条件。</text:p>
      <text:p text:style-name="P4">
克里姆林宫发言人德米特里·佩斯科夫在电视声明中表示，俄罗斯意识到基辅政权不愿意、也不准备进行对话。</text:p>
      <text:p text:style-name="P4">
佩斯科夫补充道，莫斯科不认为与基辅没有任何建立对话机制的基础，即使基础很薄弱。</text:p>
      <text:p text:style-name="P4">
Source: <text:a xlink:type="simple" xlink:href="https://chinese.aljazeera.net/news/war-in-ukraine/2023/6/11/%e8%8e%ab%e6%96%af%e7%a7%91%e5%87%86%e5%a4%87%e6%97%a0%e6%9d%a1%e4%bb%b6%e4%b8%8e%e5%9f%ba%e8%be%85%e5%af%b9%e8%af%9d%e4%b9%8c%e5%85%8b%e5%85%b0%e6%88%91%e4%bb%ac%e6%94%b6%e5%a4%8d%e4%ba%86%e5%b7%b4" text:style-name="Internet_20_link" text:visited-style-name="Visited_20_Internet_20_Link">
https://chinese.aljazeera.net/news/war-in-ukraine/2023/6/11/%e8%8e%ab%e6%96%af%e7%a7%91%e5%87%86%e5%a4%87%e6%97%a0%e6%9d%a1%e4%bb%b6%e4%b8%8e%e5%9f%ba%e8%be%85%e5%af%b9%e8%af%9d%e4%b9%8c%e5%85%8b%e5%85%b0%e6%88%91%e4%bb%ac%e6%94%b6%e5%a4%8d%e4%ba%86%e5%b7%b4</text:a>
</text:p>
      <!--NEWS-->
      <text:h text:style-name="P10" text:outline-level="1">
<text:span text:style-name="T4">
马国六州选举 吉兰丹或6月14日宣布解散议会日期</text:span>
</text:h>
      <text:p text:style-name="P4">
Author: 联合早报 (Person)</text:p>
      <text:p text:style-name="P4">
Publisher: 联合早报 (Organization)</text:p>
      <text:p text:style-name="P4">
Published Time: 2023-06-11T12:45</text:p>
      <text:p text:style-name="P4">
Modified Time: 2023-06-11T13:07</text:p>
      <text:p text:style-name="P4">
Description: 马来西亚吉兰丹预计将在6月14日宣布州议会解散日期，为州选铺路。《东方日报》星期天（6月11日）报道，吉兰丹州务大臣阿末耶谷说，预计将在下星期三（14日）的州行政会议后，宣布州议会...</text:p>
      <text:p text:style-name="P4">
Videos: []</text:p>
      <text:p text:style-name="P4">
Audios: []</text:p>
      <text:p text:style-name="P4">
Images: []</text:p>
      <text:p text:style-name="P4">
Type: NewsArticle</text:p>
      <text:p text:style-name="P4">
Breadcrumbs: ['即时', '国际']</text:p>
      <text:p text:style-name="P4">
Keywords: ['吉兰丹', '马来西亚', '巫统', '马国六州选举']</text:p>
      <!--METADATA-->
      <text:p text:style-name="P4">
马来西亚吉兰丹预计将在6月14日宣布州议会解散日期，为州选铺路。</text:p>
      <text:p text:style-name="P4">
《东方日报》星期天（6月11日）报道，吉兰丹州务大臣阿末耶谷说，预计将在下星期三（14日）的州行政会议后，宣布州议会的解散日期。</text:p>
      <text:p text:style-name="P4">
吉兰丹州副州务大臣莫哈末阿玛说：“关于解散州议会，大臣将在本周宣布日期，请耐心等候。”</text:p>
      <text:p text:style-name="P4">
吉兰丹的45个州议席中，巫统占七席，土团党占一席，其他由伊党获得。</text:p>
      <text:p text:style-name="P4">
伊党总秘书斯里达基尤丁早前说，国盟即将完成六州州选议席分配。</text:p>
      <text:p text:style-name="P4">
Source: <text:a xlink:type="simple" xlink:href="https://www.zaobao.com.sg/realtime/world/story20230611-1403195" text:style-name="Internet_20_link" text:visited-style-name="Visited_20_Internet_20_Link">
https://www.zaobao.com.sg/realtime/world/story20230611-1403195</text:a>
</text:p>
      <!--NEWS-->
      <text:h text:style-name="P10" text:outline-level="1">
<text:span text:style-name="T4">
台湾数位部长唐凤出访英国</text:span>
</text:h>
      <text:p text:style-name="P4">
Author: None (Language: zh)</text:p>
      <text:p text:style-name="P4">
Publisher: None</text:p>
      <text:p text:style-name="P4">
Time: 2023-06-11T12:52:00Z</text:p>
      <text:p text:style-name="P4">
Description: 这类台湾部长级官员正式出访英国的行程以往较为罕见。台湾官方称，数位部长唐凤访英期间，将同英国政府官员及企业届代表举行会谈。</text:p>
      <text:p text:style-name="P4">
Videos: []</text:p>
      <text:p text:style-name="P4">
Images: []</text:p>
      <text:p text:style-name="P4">
Subject: 时政风云</text:p>
      <text:p text:style-name="P4">
Subjects: ['德中关系', '戴安娜', '岛屿主权争端', '马英九', '专题报道：全景观看“习马会”', '专题报道：2016年台湾大选', '中国', '英国', '英国退欧', '台湾']</text:p>
      <text:p text:style-name="P4">
Keywords: ['台湾', '数码', '唐凤', '英国', '中国', '通讯卫星']</text:p>
      <text:p text:style-name="P4">
ID: 65884895</text:p>
      <!--METADATA-->
      <text:p text:style-name="P4">
<text:a xlink:type="simple" xlink:href="https://www.dw.com/zh/overlay/image/article/65884895/62920091" text:style-name="Internet_20_link" text:visited-style-name="Visited_20_Internet_20_Link">
 </text:a>
</text:p>
      <text:p text:style-name="P4">
（德国之声中文网）尽管台英并没有正式外交关系，但台湾视英国为其重要的民主盟友。而英国则对中国加强在台湾海峡的军事行动表示关切，也支持台湾加入世卫组织等国际机构的努力。</text:p>
      <text:p text:style-name="P4">
因英文娴熟，又擅长使用社交媒体，唐凤是台湾政坛受关注度最高的部长级官员之一。台湾数位部表示，访英期间，唐凤将出席伦敦科技周活动，还将拜会英国科技部和经贸部，"就如何加强双方在数位领域的合作交换意见"。但台湾方面并没有透露有关本次出访行动的进一步细节。</text:p>
      <text:p text:style-name="P4">
<text:a xlink:type="simple" xlink:href="https://www.dw.com/zh/zh/專訪台灣首任數位發展部長唐鳳我無性別也無黨派/a-62923917" text:style-name="Internet_20_link" text:visited-style-name="Visited_20_Internet_20_Link">
 背景阅读：專訪台灣首任數位發展部長唐鳳——我無性別也無黨派</text:a>
</text:p>
      <text:p text:style-name="P4">
在英国期间，唐凤还将拜访低轨道卫星公司OneWeb，寻求该公司对台湾通讯发展计划的支持。台湾当局希望仿效马斯克为乌克兰提供的星链宽带服务，建立中低轨道卫星通讯网络，以便在遭受中国攻击时，能够保障网络通讯的畅通。近期内即将完成其太空网络工程的OneWeb公司暂未就路透社的问询做出回应。</text:p>
      <text:p text:style-name="P4">
</text:p>
      <text:p text:style-name="P4">
唐风部长2022年通过视频参加德国之声全球媒体论坛的讨论。</text:p>
      <text:p text:style-name="P4">
台湾数位部表示， <text:a xlink:type="simple" xlink:href="https://www.dw.com/zh/zh/唐凤被韩方取消线上演讲邀约-台湾外交部提抗议/a-60209703" text:style-name="Internet_20_link" text:visited-style-name="Visited_20_Internet_20_Link">
 唐凤 </text:a>
期望通过此次英国之行，加强双边在信息安全和技术革新领域的合作，并进一步加深台英合作。    台湾外交部长吴钊燮本周也将出访欧洲，并将在布拉格出席一次安全论坛。    上一次台湾部长级官员出访英国，是台湾最高贸易谈判代表邓振中去年六月对英国的访问。去年十一月，英国国际贸易部国务部长汉兹（ GregHands）访问台湾，并同台湾总统蔡英文举行了会谈。同以往历次西方政治家访问台湾一样，北京也对此次访问行程提出强烈谴责。北京视台湾为其领土的一部分，任何国家同台湾的官方接触，都会引发北京的强烈抗议。</text:p>
      <text:p text:style-name="P4">
(路透社，中央社）</text:p>
      <text:p text:style-name="P4">
Source: <text:a xlink:type="simple" xlink:href="https://www.dw.com/zh/台湾数位部长唐凤出访英国/a-65884895" text:style-name="Internet_20_link" text:visited-style-name="Visited_20_Internet_20_Link">
https://www.dw.com/zh/台湾数位部长唐凤出访英国/a-65884895?maca=chi-rss-chi-all-1127-rdf</text:a>
</text:p>
      <!--NEWS-->
      <text:h text:style-name="P10" text:outline-level="1">
<text:span text:style-name="T4">
触目惊心：18年来各地战争造成12万儿童死伤</text:span>
</text:h>
      <text:p text:style-name="P4">
Author: None (Language: zh)</text:p>
      <text:p text:style-name="P4">
Publisher: None</text:p>
      <text:p text:style-name="P4">
Time: 2023-06-11T13:50:00Z</text:p>
      <text:p text:style-name="P4">
Description: 这是一个令人悲伤的数字：根据联合国儿童基金会的统计，自2005年以来至少有12万名儿童在战争、武装冲突中丧生或者致残。</text:p>
      <text:p text:style-name="P4">
Videos: []</text:p>
      <text:p text:style-name="P4">
Images: []</text:p>
      <text:p text:style-name="P4">
Subject: 时政风云</text:p>
      <text:p text:style-name="P4">
Subjects: ['联合国儿童基金会', '儿童', '联合国机构', '战争', '武装冲突', '孩子', '童年']</text:p>
      <text:p text:style-name="P4">
Keywords: ['意见反馈']</text:p>
      <text:p text:style-name="P4">
ID: 65836095</text:p>
      <!--METADATA-->
      <text:p text:style-name="P4">
<text:a xlink:type="simple" xlink:href="https://www.dw.com/zh/overlay/image/article/65836095/65302581" text:style-name="Internet_20_link" text:visited-style-name="Visited_20_Internet_20_Link">
 </text:a>
</text:p>
      <text:p text:style-name="P4">
在巴基斯坦白沙瓦被地雷炸伤残的女童拉赫拉（Raheela）</text:p>
      <text:p text:style-name="P4">
（德国之声中文网）联合国儿童基金会表示，在过去18年中，至少有12万名儿童在战争、武装冲突中丧生、致残。此外，至少有10.5万名儿童被武装部队或武装团体招募、利用。还有<text:a xlink:type="simple" xlink:href="https://www.dw.com/zh/zh/联合国冲突地区针对儿童的绑架和强奸大增/a-57991204" text:style-name="Internet_20_link" text:visited-style-name="Visited_20_Internet_20_Link">
 超过32500名儿童被绑架，以及超过16000名儿童遭受了性暴力</text:a>
 。</text:p>
      <text:p text:style-name="P4">
这个联合国机构在奥斯陆举行的关于在战争中保护儿童的国际会议上公布了这些数字，该会议本周一开始。联合国儿童基金会执行主任拉塞尔（CatherineRussell）说："每一场战争最终都是针对儿童的战争。"她表示，世界必须做更多，来更好地保护战争中的儿童。</text:p>
      <text:h text:style-name="P12" text:outline-level="3">
<text:span text:style-name="T4">
战火下的孩子们</text:span>
</text:h>
      <text:h text:style-name="P12" text:outline-level="3">
<text:span text:style-name="T4">
学校和医院遭遇了至少1.6万次袭击</text:span>
</text:h>
      <text:p text:style-name="P4">
联合国方面还表示，自2005年以来，学校和医院遭遇了超过16000次袭击。该援助机构称，这些数据来自非洲、亚洲和拉丁美洲的30多起冲突。而且这些只是有记录的虐待和暴力侵害儿童的案件，实际数字可能要高得多。此外，数以百万的儿童流离失所，失去亲朋。</text:p>
      <text:p text:style-name="P4">
联合国儿童基金会执行主任拉塞尔强调，整个国际社会有责任确保"儿童不必为成年人的战争付出代价"。她表示，该联合国机构在去年为近12500名属于武装部队、武装团体的儿童提供了重返社会等保护措施。</text:p>
      <text:h text:style-name="P12" text:outline-level="3">
<text:span text:style-name="T4">
近500名儿童在乌克兰遇害</text:span>
</text:h>
      <text:p text:style-name="P4">
乌克兰总统泽连斯基周日（6月4日）表示，自俄罗斯侵略战争开始以来，至少有485名儿童遇害。他表示，这些仅是记录在案的受害者，实际数字要高得多。泽连斯基还提到，有超过19500名乌克兰占领区的儿童被强行带到俄罗斯。他表示，迄今仅在大约370个案中带回了乌克兰儿童。</text:p>
      <text:h text:style-name="P12" text:outline-level="3">
<text:span text:style-name="T4">
硝烟之中 告别童年</text:span>
</text:h>
      <text:p text:style-name="P4">
鉴于被指强行转移乌克兰儿童，国际刑事法院于3月中旬向俄罗斯总统普京和俄罗斯儿童权利专员贝洛娃（Maria Lwowa-Belowa）发出逮捕令，法院指控其犯下"战争罪"。</text:p>
      <text:p text:style-name="P4">
（德新社，德国基督教通讯社，联合国儿童基金会）</text:p>
      <text:p text:style-name="P4">
Source: <text:a xlink:type="simple" xlink:href="https://www.dw.com/zh/触目惊心：18年来各地战争造成12万儿童死伤/a-65836095" text:style-name="Internet_20_link" text:visited-style-name="Visited_20_Internet_20_Link">
https://www.dw.com/zh/触目惊心：18年来各地战争造成12万儿童死伤/a-65836095?maca=chi-rss-chi-all-1127-rdf</text:a>
</text:p>
      <!--NEWS-->
      <text:h text:style-name="P10" text:outline-level="1">
<text:span text:style-name="T4">
中韩交恶继续加剧：北京召见韩国大使</text:span>
</text:h>
      <text:p text:style-name="P4">
Author: None (Language: zh)</text:p>
      <text:p text:style-name="P4">
Publisher: None</text:p>
      <text:p text:style-name="P4">
Time: 2023-06-11T13:55:00Z</text:p>
      <text:p text:style-name="P4">
Description: 由中国驻韩大使邢海明一番“赌美国赢、中国输显然是误判”言论引发的外交摩擦还在继续：在韩国外交部召见邢海明并表示对其“挑衅行为”表示抗议之后，中国外交部紧接着也约见了韩国驻华大使，对首尔方面的“不当反应”表示不满。</text:p>
      <text:p text:style-name="P4">
Videos: []</text:p>
      <text:p text:style-name="P4">
Images: []</text:p>
      <text:p text:style-name="P4">
Subject: 时政风云</text:p>
      <text:p text:style-name="P4">
Subjects: ['南希·佩洛西', '专题报道：习近平访美']</text:p>
      <text:p text:style-name="P4">
Keywords: ['中韩关系', '邢海明', '中美关系', '美韩同盟', '台湾问题']</text:p>
      <text:p text:style-name="P4">
ID: 65884991</text:p>
      <!--METADATA-->
      <text:p text:style-name="P4">
<text:a xlink:type="simple" xlink:href="https://www.dw.com/zh/overlay/image/article/65884991/41179841" text:style-name="Internet_20_link" text:visited-style-name="Visited_20_Internet_20_Link">
 </text:a>
</text:p>
      <text:p text:style-name="P4">
中韩关系在2023年持续紧张</text:p>
      <text:p text:style-name="P4">
（德国之声中文网）在 <text:a xlink:type="simple" xlink:href="https://www.dw.com/zh/zh/韩国召见中国驻韩大使抗议其挑衅行为/a-65871711" text:style-name="Internet_20_link" text:visited-style-name="Visited_20_Internet_20_Link">
 韩国外交部周五召见中国驻韩大使邢海明</text:a>
之后，北京方面周六也采取了相应的行动。据德新社报道，中国外交部部长助理农融6月10日召见了韩国驻华大使郑在浩，就日前韩方针对中国驻韩国大使同韩在野党党首李在明会见交流所作不当反应提出交涉，表明严重关切和不满。</text:p>
      <text:p text:style-name="P4">
引起中韩关系新一轮摩擦的起因是中国驻韩国大使邢海明此前与韩国最大在野党共同民主党党魁李在明会面时指责首尔受到美国的影响，不尊重包括台湾问题在内的北京的核心关切。</text:p>
      <text:p text:style-name="P4">
据中国驻韩国大使馆网站消息，邢海明在与李在明会面时强调，当前中韩关系遇到不小的困难，“其中责任不在中方”，他强调“中国一贯尊重韩国的核心关切，韩国也应尊重中国的核心关切。台湾问题是中国核心利益中的核心，关乎到中韩关系的基础。希望韩方能够恪守承诺，切实尊重中方在台湾等问题上的核心关切。”</text:p>
      <text:p text:style-name="P4">
</text:p>
      <text:p text:style-name="P4">
资料照片：中国驻韩大使邢海明</text:p>
      <text:p text:style-name="P4">
邢海明还呼吁“韩方在处理对华关系时摆脱外部因素的干扰”。他表示，美国正竭力打压中国，“有的人赌美国赢、中国输，这显然是误判，没看清历史大势......现在赌中国输的人今后一定会后悔”。</text:p>
      <text:p text:style-name="P4">
这位中国外交官的言论引起了首尔政府方面的强烈不满。6月9日，韩国外交部第一次官（副部长）张虎镇召见了中国驻韩国大使邢海明，对其“违反外交礼仪、荒谬的挑衅行为表示强烈遗憾”。在韩国外交部的一项声明中，张虎镇警告说，中国驻韩国大使用“不准确的事实”批评东道国的政策是“不能容忍的”，这些言论可能被视为“对韩国国内政治的干涉”。</text:p>
      <ul>
        <li>
</li>
      </ul>
      <h5>
中韩关系：先做生意，再谈战略利益？</h5>
      <text:h text:style-name="P12" text:outline-level="3">
<text:span text:style-name="T4">
“台湾问题也是一个全球性问题”</text:span>
</text:h>
      <text:p text:style-name="P4">
韩国总统尹锡悦4月19日在接受路透社专访谈到台湾海峡局势说，韩国和国际社会站在一起，反对试图以武力改变台海现状。他还说:“台湾问题不仅是中国和台湾之间的问题，也和朝鲜问题一样，是一个全球性问题。”次日中国外交部召见韩国驻华大使提出严正交涉，称尹锡悦的言论“完全不可接受”。韩国外交部同日也召见中国驻韩大使，就中方评论韩国总统涉台发言表达抗议。两国关系再度蒙上阴影。建交30年来，中韩关系经历了怎样的发展？</text:p>
      <ul>
        <li>
</li>
      </ul>
      <h5>
中韩关系：先做生意，再谈战略利益？</h5>
      <text:h text:style-name="P12" text:outline-level="3">
<text:span text:style-name="T4">
90年代才建交</text:span>
</text:h>
      <text:p text:style-name="P4">
1992年8月24日，中华人民共和国与大韩民国正式建立大使级外交关系，结束了两国长期互不承认和相互隔绝的历史。图为韩国外长李相玉（前左）和中国外长钱其琛在北京签署、交换建交联合公报。之前一天，韩国宣布与中华民国断交，使台湾失去了亚洲最后一个邦交国。</text:p>
      <ul>
        <li>
</li>
      </ul>
      <h5>
中韩关系：先做生意，再谈战略利益？</h5>
      <text:h text:style-name="P12" text:outline-level="3">
<text:span text:style-name="T4">
韩国总统首访</text:span>
</text:h>
      <text:p text:style-name="P4">
1992年9月，时任韩国总统卢泰愚（1995年资料图片）在两国建交数周后便出访中国，会见了中共中央总书记江泽民、国家主席杨尚昆、国务院总理李鹏等人。双方签署了《中韩贸易协定》、《中韩投资保护协定》等一系列合作协议。</text:p>
      <ul>
        <li>
</li>
      </ul>
      <h5>
中韩关系：先做生意，再谈战略利益？</h5>
      <text:h text:style-name="P12" text:outline-level="3">
<text:span text:style-name="T4">
从全面合作到战略伙伴</text:span>
</text:h>
      <text:p text:style-name="P4">
上世纪90年代末到2000年代初，韩国总统金大中在任期间，中韩关系被提升为 “面向21世纪的全面合作伙伴关系”。2008年5月，时任韩国总统李明博访华时，两国关系被再次提升为“战略合作伙伴关系”。图为中国总理温家宝2010年5月访问韩国时受到李明博的欢迎。</text:p>
      <ul>
        <li>
</li>
      </ul>
      <h5>
中韩关系：先做生意，再谈战略利益？</h5>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h5>
中韩关系：先做生意，再谈战略利益？</h5>
      <text:h text:style-name="P12" text:outline-level="3">
<text:span text:style-name="T4">
“蜜月期”</text:span>
</text:h>
      <text:p text:style-name="P4">
朴槿惠（图：2016年在杭州参加G20峰会）任韩国总统期间也多次访问北京，2014年习近平也曾访问韩国，中韩两国关系被认为i进入“蜜月期”，两国经济、文化领域的交往进一步密切。</text:p>
      <ul>
        <li>
</li>
      </ul>
      <h5>
中韩关系：先做生意，再谈战略利益？</h5>
      <text:h text:style-name="P12" text:outline-level="3">
<text:span text:style-name="T4">
萨德事件</text:span>
</text:h>
      <text:p text:style-name="P4">
鉴于朝鲜发展核武能力对韩国构成的安全威胁，2016年，韩国政府决定部署美国的萨德反导弹系统（THAAD）。由于其雷达有探测到中方的潜在能力，被中国认为会对其国土安全造成影响。在反对无效后，北京对韩采取多项反制措施，包括对禁制韩国媒体及艺人演出、旅游封锁等。这些措施也导致中韩关系迅速冷却。</text:p>
      <ul>
        <li>
</li>
      </ul>
      <h5>
中韩关系：先做生意，再谈战略利益？</h5>
      <text:h text:style-name="P12" text:outline-level="3">
<text:span text:style-name="T4">
殃及韩国企业</text:span>
</text:h>
      <text:p text:style-name="P4">
由于部署萨德系统的地皮，是首尔政府向韩国乐天集团置换而来，该零售业巨头成为中国官方和民间报复的目标。一时间出现消费者抵制乐天、示威抗议，甚至供货商断供，数十家乐天超市被“勒令停业”。此外，三星手机、启亚汽车等韩国品牌的销量也暴跌。中国旅行社纷纷下架韩国游，让韩国旅游业受到冲击。</text:p>
      <ul>
        <li>
</li>
      </ul>
      <h5>
中韩关系：先做生意，再谈战略利益？</h5>
      <text:h text:style-name="P12" text:outline-level="3">
<text:span text:style-name="T4">
“三不一限”共识</text:span>
</text:h>
      <text:p text:style-name="P4">
2017年11月，中韩达成共识，韩方表明不考虑追加新的萨德系统；对既有的萨德系统在使用上进行必要的限制；不加入美国反导体系；不发展韩美日三方军事同盟及无意损害中方安全利益。2017年时任总统文在寅访问中国以后，两国关系开始趋于缓和。</text:p>
      <ul>
        <li>
</li>
      </ul>
      <h5>
中韩关系：先做生意，再谈战略利益？</h5>
      <text:h text:style-name="P12" text:outline-level="3">
<text:span text:style-name="T4">
机遇还是威胁</text:span>
</text:h>
      <text:p text:style-name="P4">
中国是韩国最大的贸易伙伴、出口市场和进口来源国，韩国则是中国第三大贸易伙伴国。在韩国最大单一收入来源半导体出口中，对华出口超过四成。2022年8月韩国《中央日报》的一份问卷调查显示，19.3%的受访者认为中国的崛起是一种“机会”，而75.4%的受访者认为这是一种“威胁”。图为抗议文在寅政府与朝鲜亲善政策的韩国民众打出反中标语（2018年4月，首尔）。</text:p>
      <ul>
        <li>
</li>
      </ul>
      <h5>
中韩关系：先做生意，再谈战略利益？</h5>
      <text:h text:style-name="P12" text:outline-level="3">
<text:span text:style-name="T4">
靠向哪一边</text:span>
</text:h>
      <text:p text:style-name="P4">
现任韩国总统尹锡悦（右）2022年5月上任后表现出更积极向美国靠拢的路线，表示将加速萨德系统的部署建设。韩国2022年5月正式加入美国牵头的“印太经济框架”(IPEF)，并于8月宣布加入美国主导、包括日本、韩国和台湾的“芯片四方联盟”，其目的除强化供应链，也包括对中国的技术出口管制。</text:p>
      <ul>
        <li>
</li>
      </ul>
      <h5>
中韩关系：先做生意，再谈战略利益？</h5>
      <text:h text:style-name="P12" text:outline-level="3">
<text:span text:style-name="T4">
韩国的“安全关切”</text:span>
</text:h>
      <text:p text:style-name="P4">
种种迹象表明，韩国正在力图减少经济上对中国的依赖性。在2022年中韩建交30周年之际，吉林大学国际关系研究所副所长孙兴杰在《明报》撰文称，目前中韩需要拓展合作领域，在安全议题上沟通协调，“补齐安全合作短板”。图为韩国星洲郡部署的萨德导弹防御系统（2017年9月资料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据韩联社报道，在周六约见韩国驻华大使的谈话中，中国外交部部长助理农融向郑在浩阐述了中方对当前中韩关系的看法和立场，指出邢海明大使同韩国各界人士广泛接触交流是其职责所在，目的是增进理解、促进合作，维护和推动中韩关系发展。</text:p>
      <text:p text:style-name="P4">
韩国驻华大使馆当天下午通过官网发布消息称，郑在浩也对农融表示，中国驻韩国大使会见韩国在野党党首时发表的言论有违外交惯例，不合常理、具有挑衅性且与事实不符。他已对此表示严重忧虑并转达了韩方的严正抗议。</text:p>
      <text:p text:style-name="P4">
中韩两国之间近来关系持续紧张。韩国和日本都是美国在东亚地区的紧密盟友。韩国总统尹锡悦曾经在谈到台湾海峡局势时说，韩国和国际社会站在一起，反对试图以武力改变台海现状。他还说:“台湾问题不仅是中国和台湾之间的问题，也和朝鲜问题一样，是一个全球性问题。”</text:p>
      <text:p text:style-name="P4">
美联社指出，韩国和中国之间有着紧密的经贸联系， <text:a xlink:type="simple" xlink:href="https://www.dw.com/zh/zh/中美半導體大戰封殺美光韓企得利/a-65705950" text:style-name="Internet_20_link" text:visited-style-name="Visited_20_Internet_20_Link">
 韩国经济严重依赖于电脑芯片以及其他科技产品的出口</text:a>
。首尔政府在数十年的军事同盟美国和最大贸易伙伴中国之间寻求着艰难的平衡。  <text:a xlink:type="simple" xlink:href="https://www.dw.com/zh/zh/客座评论-尹锡悦选边站中韩关系改善难/a-65442201" text:style-name="Internet_20_link" text:visited-style-name="Visited_20_Internet_20_Link">
 背景阅读：客座评论: 尹锡悦选边站，中韩关系改善难 </text:a>
</text:p>
      <text:p text:style-name="P4">
（德新社、韩联社、美联社）</text:p>
      <text:p text:style-name="P4">
Source: <text:a xlink:type="simple" xlink:href="https://www.dw.com/zh/中韩交恶继续加剧：北京召见韩国大使/a-65884991" text:style-name="Internet_20_link" text:visited-style-name="Visited_20_Internet_20_Link">
https://www.dw.com/zh/中韩交恶继续加剧：北京召见韩国大使/a-65884991?maca=chi-rss-chi-all-1127-rdf</text:a>
</text:p>
      <!--NEWS-->
      <text:h text:style-name="P10" text:outline-level="1">
<text:span text:style-name="T4">
三成德国青年男子认为“打老婆”理所当然</text:span>
</text:h>
      <text:p text:style-name="P4">
Author: None (Language: zh)</text:p>
      <text:p text:style-name="P4">
Publisher: None</text:p>
      <text:p text:style-name="P4">
Time: 2023-06-11T14:16:00Z</text:p>
      <text:p text:style-name="P4">
Description: 为了让“女人学会尊重”，大约三分之一的德国年轻男子认为偶尔动手也无可厚非。这是德国国际培幼会（Plan International Deutschland ）最新民调得出的结论。</text:p>
      <text:p text:style-name="P4">
Videos: []</text:p>
      <text:p text:style-name="P4">
Images: []</text:p>
      <text:p text:style-name="P4">
Subject: 新闻广角</text:p>
      <text:p text:style-name="P4">
Subjects: ['欧债危机', '欧盟', '德国', '留学德国', '留学德国', '德国联邦大选', '德中关系', '默克尔']</text:p>
      <text:p text:style-name="P4">
Keywords: ['男女平等', '男权主义', '德国', '民调', '父亲', '性别暴力']</text:p>
      <text:p text:style-name="P4">
ID: 65885221</text:p>
      <!--METADATA-->
      <text:p text:style-name="P4">
<text:a xlink:type="simple" xlink:href="https://www.dw.com/zh/overlay/image/article/65885221/65883318" text:style-name="Internet_20_link" text:visited-style-name="Visited_20_Internet_20_Link">
 </text:a>
</text:p>
      <text:p text:style-name="P4">
(德国之声中文网）尽管已经进入二十一世纪，但很多德国男性仍对传统的性别角色分配难舍难分，甚至为了捍卫自身至高无上的家庭地对配偶大打出手。这是德国国际培幼会最新民调得出的结论。</text:p>
      <text:h text:style-name="P12" text:outline-level="3">
<text:span text:style-name="T4">
动手打人是为了"让女人学会敬畏"</text:span>
</text:h>
      <text:p text:style-name="P4">
年龄介于18至35岁的受访者当中，33%的人认为，同配偶发生争吵时，一气之下"动手"也是可以接受的。 <text:a xlink:type="simple" xlink:href="https://www.dw.com/zh/zh/杀害女性的犯罪案件在德国越来越多/a-55726319" text:style-name="Internet_20_link" text:visited-style-name="Visited_20_Internet_20_Link">
而34%声称，曾有过动手殴打女性的经历，目的是为了让对方产生敬畏之心。</text:a>
 德国男性联邦论坛的专家喀斯内尔（Karsten Kassner）表示，这一民调结果令他感到震惊。喀斯内尔对丰克报业集团表示： <text:a xlink:type="simple" xlink:href="https://www.dw.com/zh/zh/德国平均每3天有1名女性死于伴侣之手/a-41527604" text:style-name="Internet_20_link" text:visited-style-name="Visited_20_Internet_20_Link">
"竟有三分之一的男性认为动手打人不值得大惊小怪，这才是问题所在。这一现状必须尽快得到改变。"</text:a>
</text:p>
      <text:h text:style-name="P12" text:outline-level="3">
<text:span text:style-name="T4">
男性的刻板印象：男主外 女主内</text:span>
</text:h>
      <text:p text:style-name="P4">
除此之外，对于在公共场合展示同性恋倾向，大多数受访者持排斥的立场：48%的受访者认为，这种行为令他们"感到不适"。</text:p>
      <text:p text:style-name="P4">
根据丰克报业的报道，民调还反映出，很多男性头脑中,"家庭主妇"的刻板印象似乎仍根深蒂固：52%的受访者认为，他们在家庭中扮演的主要角色就是挣足够的钱，而女性则应当做好家务。大约半数男性表示，他们无法接受一名已有过多名性伙伴的女性作为伴侣。</text:p>
      <text:p text:style-name="P4">
</text:p>
      <text:p text:style-name="P4">
33%的人认为，同配偶发生争吵时，一气之下"动手"也是可以接受的</text:p>
      <text:h text:style-name="P12" text:outline-level="3">
<text:span text:style-name="T4">
改变现状，政界也义不容辞</text:span>
</text:h>
      <text:p text:style-name="P4">
51%的受访者还表示，轻易流露感情，会使他们显得脆弱。63%的受访者表示，有时他们会感到"悲伤、孤独和寂寞。"国际培幼会发言人察哈尔（AlexandraTschacher ）对丰克报业表示："传统的角色分配仍然深深地植根于社会和人们的头脑中。"</text:p>
      <text:p text:style-name="P4">
喀斯内尔也表示，虽然很多男性也表示愿意促成男女平等，反对性别偏见，但他们并不愿意为此付出实际行动。喀斯内尔说，改变整个社会的框架条件是政界的任务。他表示，联邦政府为父亲提供带薪育儿假的计划就是一个很好的例子。</text:p>
      <text:p text:style-name="P4">
本次问卷调查中，年龄介于18岁至35岁的各一千名男女在3月9日至21日期间接受了书面问卷调查。"国际培幼会"自称是世界上规模最大、历史最长的儿童救助组织，分支机构遍布世界50多个国家。德国联邦男性论坛则是一个联合会性质的机构，下辖38个旨在维护男性和父亲权益的组织。</text:p>
      <text:p text:style-name="P4">
（天主教新闻社，法新社）</text:p>
      <text:p text:style-name="P4">
Source: <text:a xlink:type="simple" xlink:href="https://www.dw.com/zh/三成德国青年男子认为-打老婆-理所当然/a-65885221" text:style-name="Internet_20_link" text:visited-style-name="Visited_20_Internet_20_Link">
https://www.dw.com/zh/三成德国青年男子认为-打老婆-理所当然/a-65885221?maca=chi-rss-chi-all-1127-rdf</text:a>
</text:p>
      <!--NEWS-->
      <text:h text:style-name="P10" text:outline-level="1">
<text:span text:style-name="T4">
乌南水坝溃决居民受困 无人机驰援及时送暖</text:span>
</text:h>
      <text:p text:style-name="P4">
Publisher: 法新社</text:p>
      <text:p text:style-name="P4">
Published Time: 2023-06-11T14:32:09+00:00</text:p>
      <text:p text:style-name="P4">
Modified Time: 2023-06-11T14:05:02+00:00</text:p>
      <text:p text:style-name="P4">
Description: （法新社赫松10日电） 乌克兰南部卡科夫卡水坝溃堤后，俄罗斯占领区民众克鲁皮奇和她的两个孩子爬上3层楼民房的阁楼，惊恐目睹大水吞没下方楼层。多亏乌方操作无人机驰援，让他们免于饿死渴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6-11T14-32-09-00-00/000000.png" xlink:type="simple" xlink:show="embed" xlink:actuate="onLoad" draw:mime-type="image/png"/>
</draw:frame>
</text:p>
      <text:p text:style-name="P4">
卡科夫卡水坝（Kakhovka Dam）于6日溃决，洪水涌入第聂伯河（DniproRiver），淹没数十座村庄和赫松市（Kherson）部分地区，迫使数以千计民众逃离家园。俄国和乌克兰相互指控对方炸毁水坝。</text:p>
      <text:p text:style-name="P4">
克鲁皮奇（KaterynaKrupich）与孩子当时人在俄国占领区奥莱什基镇（Oleshky）附近一座淹大水的岛上，他们受困于邻居房子的阁楼，将近24小时没有食物和饮用水。</text:p>
      <text:p text:style-name="P4">
就在他们快失去希望的时候，头顶上传来无人机的嗡嗡声。</text:p>
      <text:p text:style-name="P4">
40岁的克鲁皮奇流着泪告诉法新社，当下她知道，那是一架乌克兰的无人机。这名绝望的母亲探出阁楼窗外，举起双手作出祈祷的姿势。</text:p>
      <text:p text:style-name="P4">
她说：「我给他们看我们这里有3个人，而且我们没东西可以吃喝，请帮帮忙。」</text:p>
      <text:p text:style-name="P4">
这架无人机来回数趟，送去食物以及一罐塑胶瓶，塑胶瓶上头贴着字条写着：「撑下去，别慌张，你们会被疏散撤离的。耶诞老人留。」读到这张字条，克鲁皮奇潸然泪下。</text:p>
      <text:p text:style-name="P4">
乌克兰救援队7日晚间救出克鲁皮奇和她的12岁儿子及4岁女儿，如今人在赫松市的克鲁皮奇说：「我决定牢记我们经历过的事。」</text:p>
      <text:p text:style-name="P4">
Source: <text:a xlink:type="simple" xlink:href="https://www.rfi.fr/cn/%E5%9B%BD%E9%99%85%E6%8A%A5%E9%81%93/20230611-%E4%B9%8C%E5%8D%97%E6%B0%B4%E5%9D%9D%E6%BA%83%E5%86%B3%E5%B1%85%E6%B0%91%E5%8F%97%E5%9B%B0-%E6%97%A0%E4%BA%BA%E6%9C%BA%E9%A9%B0%E6%8F%B4%E5%8F%8A%E6%97%B6%E9%80%81%E6%9A%96" text:style-name="Internet_20_link" text:visited-style-name="Visited_20_Internet_20_Link">
https://www.rfi.fr/cn/%E5%9B%BD%E9%99%85%E6%8A%A5%E9%81%93/20230611-%E4%B9%8C%E5%8D%97%E6%B0%B4%E5%9D%9D%E6%BA%83%E5%86%B3%E5%B1%85%E6%B0%91%E5%8F%97%E5%9B%B0-%E6%97%A0%E4%BA%BA%E6%9C%BA%E9%A9%B0%E6%8F%B4%E5%8F%8A%E6%97%B6%E9%80%81%E6%9A%96</text:a>
</text:p>
      <!--NEWS-->
      <text:h text:style-name="P10" text:outline-level="1">
<text:span text:style-name="T4">
曼市终于夺得首座欧冠冠军杯 成就三冠王</text:span>
</text:h>
      <text:p text:style-name="P4">
Author: 何欣颜 (Person)</text:p>
      <text:p text:style-name="P4">
Publisher: 联合早报 (Organization)</text:p>
      <text:p text:style-name="P4">
Published Time: 2023-06-11T14:43</text:p>
      <text:p text:style-name="P4">
Modified Time: 2023-06-11T16:33</text:p>
      <text:p text:style-name="P4">
Description: 凭借中场罗德里（Rodri）在第68分钟的全场唯一进球，曼市（Man City）终于在本地时间星期天（6月11日）凌晨的欧洲冠军联赛决赛中，以1比0战胜国际米兰（Inter Mil...</text:p>
      <text:p text:style-name="P4">
Videos: []</text:p>
      <text:p text:style-name="P4">
Audios: []</text:p>
      <text:p text:style-name="P4">
Images: []</text:p>
      <text:p text:style-name="P4">
Type: NewsArticle</text:p>
      <text:p text:style-name="P4">
Breadcrumbs: ['即时', '国际']</text:p>
      <text:p text:style-name="P4">
Keywords: ['曼市', '瓜迪奥拉', '欧冠', '足球', '国际米兰']</text:p>
      <!--METADATA-->
      <text:p text:style-name="P4">
凭借中场罗德里（Rodri）在第68分钟的全场唯一进球，曼市（ManCity）终于在本地时间星期天（6月11日）凌晨的欧洲冠军联赛决赛中，以1比0战胜国际米兰（Inter Milan），夺得这座他们渴望已久的冠军杯。</text:p>
      <text:p text:style-name="P4">
曼市本季已 <text:a xlink:type="simple" xlink:href="https://www.zaobao.com/news/sports/story20230522-1397146" text:style-name="Internet_20_link" text:visited-style-name="Visited_20_Internet_20_Link">
 夺得了英超联赛 </text:a>
与足总杯冠军，随着本季的欧冠冠军也落入他们口袋，他们成为了继同城对手曼联（Man Utd）之后，第二支完成赛季三冠的英格兰球队。</text:p>
      <text:p text:style-name="P4">
尽管赛前就被视为本届欧冠冠军大热门，但曼市胜得并不轻松，国米给予了他们非常顽强的抵抗，而中场大将德布吕纳（DeBruyne）在上半场还未结束就因伤被迫提前被换下，对曼市来说也是重大打击，但“蓝月亮”最终还是顶住压力，将1比0的优势保持到最后。</text:p>
      <text:p text:style-name="P4">
曼市主帅瓜迪奥拉（Guardiola）在赛后受访时说：“要赢得这项赛事，实现三冠王真的很困难，所以今天最重要的是赢得比赛，方式并不重要。”</text:p>
      <text:p text:style-name="P4">
Source: <text:a xlink:type="simple" xlink:href="https://www.zaobao.com.sg/realtime/world/story20230611-1403209" text:style-name="Internet_20_link" text:visited-style-name="Visited_20_Internet_20_Link">
https://www.zaobao.com.sg/realtime/world/story20230611-1403209</text:a>
</text:p>
      <!--NEWS-->
      <text:h text:style-name="P10" text:outline-level="1">
<text:span text:style-name="T4">
动荡世界中的气候外交：中国再出发 (Free Version)</text:span>
</text:h>
      <text:p text:style-name="P4">
Authors: ['为环境网站“中外对话”撰稿']</text:p>
      <text:p text:style-name="P4">
Publisher: 英国《金融时报》</text:p>
      <text:p text:style-name="P4">
Time: 2023-06-11T14:45:22+00:00</text:p>
      <text:p text:style-name="P4">
Published Time: 2023-06-10T12:00:99+08:00</text:p>
      <text:p text:style-name="P4">
Modified Time: 2023-06-11T10:44:99+08:00</text:p>
      <text:p text:style-name="P4">
Description: 刘元玲：中国积极投入双边和多边气候外交，有助于世界更好地了解中国气候政策与行动，也为全球气候治理增添活力和动力。</text:p>
      <text:p text:style-name="P4">
Images: ["<text:a xlink:type="simple" xlink:href="https://thumbor.ftacademy.cn/unsafe/picture/8/000184008_piclink.jpg" text:style-name="Internet_20_link" text:visited-style-name="Visited_20_Internet_20_Link">
000184008_pic...</text:a>
"]</text:p>
      <text:p text:style-name="P4">
Themes: ['专栏', '中外对话', '关注']</text:p>
      <text:p text:style-name="P4">
Keywords: ['中外对话', '气候变化', '中国外交']</text:p>
      <text:p text:style-name="P4">
Type: Article</text:p>
      <!--METADATA-->
      <text:p text:style-name="P4">
<draw:frame draw:style-name="fr1" draw:name="Image149" text:anchor-type="as-char" svg:width="6.9236in" svg:height="4.617987in" draw:z-index="0">
<draw:image xlink:href="../Images/FT Chinese Free Version/2023-06-11T14-45-22-00-00/00018400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全球化的张力持续加增，去全球化的趋势仍在继续，应对全球气候危机需要的集体行动难上加难。疫情导致国家间的隔离和疏离、俄乌冲突带来相关各方的对抗与角力、中美关系呈现自1979年建交以来最为紧张的局面，造成世界上两个最大的排放体之间的合作匮乏等，所有这些因素交织在一起让世界充满动荡不安。这也给全球气候治理带来更大的挑战，因为应对气候问题所需要的信任与合作在当下变得尤其困难。</text:p>
      <text:p text:style-name="P4">
最近一个月，中国在气候外交方面的活动频繁，不仅在《中法联合声明》中有诸多两国气候合作的切实内容，还与巴西签署《中巴气候变化联合声明》，中国高层与联合国气候变化迪拜大会候任主席苏尔坦、欧盟委员会主席冯德莱恩的会谈中均有提及在气候变化方面加强对话和合作。在当今复杂动荡的地缘政治环境中，中国的气候外交活动明显有助于增进欧洲、拉美对中国的正面认知。同时，通过积极投入与这些国家和地区的气候外交以及多边合作，中国可以为全球气候治理注入活力与动力。</text:p>
      <text:p text:style-name="P4">
自2015年《巴黎协定》签署以来，中国重视双边气候合作，在中美关系紧张期间气候议题依旧是双方努力维持合作的”安全地带”，虽遭挫折至今仍未完全”沙化”。与此同时，中国一直坚持在国内与国际两个层面重视气候问题，希望通过双边或多边气候外交在国际气候治理层面找到合作空间并贡献力量。笔者认为，中国积极投入双边和多边气候外交，有助于世界更好地了解中国气候政策与行动。当中国在气候问题上的作为与成就被外部世界看见并认可，会形成良性互动，中国气候乃至全球气候治理都将因此受益。</text:p>
      <text:p text:style-name="P4">
<text:span text:style-name="T4">
大国合作</text:span>
</text:p>
      <text:p text:style-name="P4">
气候问题是系统性的问题，需要系统性的力量来解决，任何一国都独木难支。</text:p>
      <text:p text:style-name="P4">
从排放数据上看，大国合作对完成《巴黎协定》的承诺具有不可替代的重要性。2021年，碳排放排名前六的国家（中、美、欧、印、俄、日）的排放量占全球碳排量约68%，中美欧三方的碳排放量占比超过50%。作为世界两大经济体，中美合起来的碳排放量占据全球总量的40%以上，这意味着，没有大国间的协调合作，全球气候治理难以为继。</text:p>
      <text:p text:style-name="P4">
从行动力上看，大国合作是推动全球气候治理向前发展的必要条件。应对气候危机是一项集体行动，回顾该行动的历程会发现，尽管中间历经曲折和反复，但大国协同合作、率先垂范的作用显著。欧盟曾一度在议题设置、技术储备以及气候目标的设定与践行方面发挥引领作用。例如，2020年3月，欧盟将其碳中和目标写入法律，许多国家纷纷效仿；而中美气候合作曾做为全球气候治理顶层设计的主要推动力，最终促使《巴黎协定》的达成。</text:p>
      <text:p text:style-name="P4">
然而，全球气候治理中存在东西南北之间的信任赤字。应对全球气候危机方面，”谁根据什么做哪些”以及”谁先做、谁后做”等问题已喋喋不休地争吵了几十载。无论是发达国家内部，还是发达国家与发展中国家之间，亦或是发展中国家的内部，彼此之间的信任赤字对全球气候治理造成显而易见的牵制。</text:p>
      <text:p text:style-name="P4">
最明显的莫过于绿色气候基金的资金问题，2010年，《联合国气候变化框架公约》第十六次缔约方会议设立了绿色气候基金（GCF)，规定发达国家应在2010至2012年间出资300亿美元作为绿色气候基金的快速启动资金，并在2013至2020年间每年出资1000亿美元帮助发展中国家积极应对气候变化。然而目前有关气候资金支持的定义以及统计、报告、核算制度仍不够清晰，关于哪些资金支持应该纳入核算也仍存很大争议。</text:p>
      <text:p text:style-name="P4">
据经合组织（Organisation for Economic Co-operation and Development，简称OECD）称，2020年发达国家为发展中国家的气候行动提供并撬动了833亿美元，今年有望实现每年1000亿美元的目标。</text:p>
      <text:p text:style-name="P4">
领导力的匮乏也是应对气候危机的重大障碍。欧盟在全球气候治理领域常起到率先垂范作用，无论在理念还是行动方面，常走在世界前沿，但往往也因为诸如自身经济发展难题、内部凝聚性和团结力不足等各种困扰和难题，表现得心有余力不足。美国则囿于国内政治极化，导致其对气候议题的应对如过山车般猛烈摇摆，民主党亲气候议题，共和党反其道而行之。特朗普任期内推行美国优先的单边主义，在气候问题上各种”倒行逆施”，这极大地损害了美国的国际信誉和领导力，阻碍国际气候治理的健康发展。自2021年上任以来，拜登总统在气候行动方面提出了雄心勃勃的立法和支出。但是，谁也不能保证特朗普不会回来。</text:p>
      <text:p text:style-name="P4">
在地缘冲突明显、大国博弈激烈、安全危机频仍、信任赤字扩大与领导力匮乏的局势下，全球气候变暖的趋势不断增加，留给人类应对问题的时间窗口愈来愈小，全球气候治理因此遭遇前所未有的冲击。</text:p>
      <text:p text:style-name="P4">
<text:span text:style-name="T4">
中美关系</text:span>
</text:p>
      <text:p text:style-name="P4">
中美关系尤其值得重视。中美自1979年建交以来，双边关系虽有起伏，但经历危机后总是很快恢复昔日外交动力与活力。</text:p>
      <text:p text:style-name="P4">
自拜登就任美国总统以来，中美气候领域互动频繁。从2021年除夕的领导人电话峰会、3月在安克雷奇的中美战略对话，到双方气候特使在春秋两季分别在上海和天津的磋商以及两国领导人9月份再度通话、11月中美两国在《联合国气候变化框架公约》第26次缔约方大会上发布《格拉斯哥联合宣言》。交锋也好，协商也罢，气候问题从未缺席，在磕磕绊绊中向前推进。</text:p>
      <text:p text:style-name="P4">
然而，自疫情爆发以来，中美关系持续下滑，如“自由落体”般急速跌落。诚如北京大学国际关系学院教授、国际战略研究院院长王缉思教授指出：“自特朗普执政后期开始，中美关系持续恶化，双方在贸易、科技、军事及意识形态等领域的博弈不断升级。拜登上台后保留了特朗普时期大部分的对华政策，但手法上更注重通过建立护轨管控对华关系。现在，拜登第一个任期已经过半，中美关系因为俄乌冲突、台海紧张局势以及美国推动的科技脱钩而不断恶化。”中美原计划在2022年9月共商有关甲烷减排、清洁电力、循环经济和城市气候行动等问题，但随着2022年8月佩洛西访台，相关工作只得暂停。最近有报道称美国气候特使约翰•克里将访华，或许新的曙光会再次来临，让中美气候外交得以重启。</text:p>
      <text:p text:style-name="P4">
<text:span text:style-name="T4">
推进多边气候外交</text:span>
</text:p>
      <text:p text:style-name="P4">
尽管中美气候外交暂时停滞，自《巴黎协定》签署以来，中国在双边和多边气候外交领域一直稳步推进。</text:p>
      <text:p text:style-name="P4">
根据中国生态环境部国际交流与合作的信息记录，中国在过去几年间在气候领域不断拓展交往范围，与欧盟、东盟、非洲国家、金砖国家等保持着气候领域的合作与交流，还参与了”第二届中日韩碳中和论坛”等多边气候外交。</text:p>
      <text:p text:style-name="P4">
最近几个月，中国与多国在气候方面互动频繁。中法两国4月份发布的《中华人民共和国和法兰西共和国联合声明》共有51条内容，共同应对气候问题就占8条；应对气候变化的议题放在中法两国共同应对全球性挑战的部分，为两国气候外交的顺利开展奠定良好基础，提出很多具体的可操作事项。例如第36条指出：中法两国愿开展合作，解决发展中经济体和新兴市场经济体融资困难问题，鼓励其加快能源和气候转型，支持其可持续发展。中方将出席2023年6月在巴黎举行的应对气候变化全球融资契约峰会。法方将出席第三届”一带一路”国际合作高峰论坛。</text:p>
      <text:p text:style-name="P4">
4月，中国还与巴西发布了《中国—巴西应对气候变化联合声明》。其中有几条内容特别值得关注，例如：中巴两国决心进一步加强多边主义，包括同“77国集团和中国”所有伙伴一道，以期建立一个集体性、反对单边主义和绿色贸易壁垒，并坚定立足于国际社会团结合作价值观的气候团结典范；中巴继续敦促发达国家兑现其尚未履行的气候资金义务，做出他们远高于每年1000亿美元的新的集体量化目标承诺，并提出清晰的适应资金翻倍路线图。</text:p>
      <text:p text:style-name="P4">
<text:span text:style-name="T4">
气候措施：从内政到外交</text:span>
</text:p>
      <text:p text:style-name="P4">
准确评价中国气候外交以及未来的走向，不仅对中国而言非常重要，对全球气候治理的进程而言，也同样重要。</text:p>
      <text:p text:style-name="P4">
中国仍然是一个发展中国家，经济社会发展不协调、不平衡，能源结构偏煤，科技基础能力较薄弱。2012年至2021年，中国以年均3%的能源消费增速支撑了年均6.5%的经济增长。如此情况下，中国为实现双碳目标所付出的巨大努力，值得被看见、被重视。</text:p>
      <text:p text:style-name="P4">
回顾气候议题在中国内政外交历程中的发展与变化，尤其近几年在机构设置、人员安排、资金投入、政策倾斜等等方面，则会发现尽管伴随着一些批评与质疑。中国在应对气候问题上依旧呈现出积极主动、投入负责，且可持续性的内政外交之举措。</text:p>
      <text:p text:style-name="P4">
根据国家能源局的数据，2022年底，中国新增风电、太阳能、水电装机容量远超煤炭新增装机容量。同时，风能和太阳能发电量达到1.19万亿千瓦时，同比增长21%，占总用电量的13.8%。中国发电结构正在发生巨大变化：同样在2022年，煤电占总发电量的比重从过去的65-70%下降到58.4%，非化石能源发电比重上升到36.2%。</text:p>
      <text:p text:style-name="P4">
近期中法和中巴的联合声明奠定了积极合作的基调。外部世界能否给中国应对气候问题一个客观公正的看见与评论，能否看到中国在应对气候问题上的努力与成就，并积极寻找合作点，互相取长补短，让彼此间的合作成为主旋律，并不断深化和扩展这种合作范围，其影响非常深远。只有在这种彼此看见与接纳的态度立场中，对华气候外交才会有愈来愈多的合作空间，全球气候治理的未来也会因此更光明，充满希望。</text:p>
      <text:p text:style-name="P4">
<text:span text:style-name="T4">
作者简介：刘元玲，中国社会科学院美国研究所助理研究员。</text:span>
</text:p>
      <text:p text:style-name="P4">
_注：此文原载环境网站<text:a xlink:type="simple" xlink:href="https://www.chinadialogue.net/" text:style-name="Internet_20_link" text:visited-style-name="Visited_20_Internet_20_Link">
 “中外对话” </text:a>
。FT中文网经“中外对话”授权转载此文。中外对话是一个致力于环境问题的中英双语网站，总部位于伦敦，是一个独立的非营利性组织。 _</text:p>
      <text:p text:style-name="P4">
Source: <text:a xlink:type="simple" xlink:href="http://www.ftchinese.com/story/001099918" text:style-name="Internet_20_link" text:visited-style-name="Visited_20_Internet_20_Link">
http://www.ftchinese.com/story/001099918</text:a>
</text:p>
      <!--NEWS-->
      <text:h text:style-name="P10" text:outline-level="1">
<text:span text:style-name="T4">
2023年下半年全球经济展望：虽迟将至的趋势反噬 (Free Version)</text:span>
</text:h>
      <text:p text:style-name="P4">
Authors: ['程实，张弘顼为FT中文网撰稿']</text:p>
      <text:p text:style-name="P4">
Publisher: 英国《金融时报》</text:p>
      <text:p text:style-name="P4">
Time: 2023-06-11T15:04:12+00:00</text:p>
      <text:p text:style-name="P4">
Published Time: 2023-06-10T12:00:99+08:00</text:p>
      <text:p text:style-name="P4">
Modified Time: 2023-06-11T11:04:99+08:00</text:p>
      <text:p text:style-name="P4">
Description: 程实、张弘顼：从2023年底开始，全球经济衰退的压力将渐次放大，并将沿着欧美、新兴市场经济体的顺序持续扩散，保有审慎预判才是未雨绸缪的理性选择。</text:p>
      <text:p text:style-name="P4">
Images: ["<text:a xlink:type="simple" xlink:href="https://thumbor.ftacademy.cn/unsafe/picture/7/000119637_piclink.jpg" text:style-name="Internet_20_link" text:visited-style-name="Visited_20_Internet_20_Link">
000119637_pic...</text:a>
", "<text:a xlink:type="simple" xlink:href="https://thumbor.ftacademy.cn/unsafe/picture/6/000184016_piclink.png" text:style-name="Internet_20_link" text:visited-style-name="Visited_20_Internet_20_Link">
000184016_pic...</text:a>
", "<text:a xlink:type="simple" xlink:href="https://thumbor.ftacademy.cn/unsafe/picture/5/000184015_piclink.png" text:style-name="Internet_20_link" text:visited-style-name="Visited_20_Internet_20_Link">
000184015_pic...</text:a>
"]</text:p>
      <text:p text:style-name="P4">
Themes: ['全球经济', '关注']</text:p>
      <text:p text:style-name="P4">
Keywords: ['全球经济', '美国经济']</text:p>
      <text:p text:style-name="P4">
Type: Article</text:p>
      <!--METADATA-->
      <text:p text:style-name="P4">
<draw:frame draw:style-name="fr1" draw:name="Image150" text:anchor-type="as-char" svg:width="6.9236in" svg:height="4.617987in" draw:z-index="0">
<draw:image xlink:href="../Images/FT Chinese Free Version/2023-06-11T15-04-12-00-00/00011963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如果一件事无法避免，那么，它必将发生。2022年以来，全球主要央行的激进加息引发了市场对于经济衰退的普遍担忧。但和市场预期不同的是，欧美经济在2023年上半年展现出韧性，预期中的衰退并未立刻发生。从理论分析和历史现实的角度看，急速紧缩的货币政策必将对经济增长产生反噬作用，只不过超额储蓄起到了阶段性的缓冲作用，延缓了衰退发生的时点。</text:p>
      <text:p text:style-name="P4">
通过对全球信贷环境、货币政策传导、经济基本面变化的综合判断，我们认为，趋势反噬虽迟将至，从2023年底开始，全球经济衰退的压力将渐次放大，并将沿着美国、欧洲、新兴市场经济体的顺序持续扩散，全球经济正在面临挑战，保有审慎预判才是未雨绸缪的理性选择。</text:p>
      <text:p text:style-name="P4">
展望全球下半年经济，进入三季度，考虑到欧美居民部门超额储蓄仍存留近1万亿左右规模水平，这将继续支持欧美私人消费短期内保持稳健增长。新兴市场方面，尽管受到2022年下半年大宗商品价格持续回落影响，多数新兴市场国家经济增速在上半年显著放缓，但预计部分新兴市场国家（如巴西，印度，及东南亚主要国家）得益于欧美私人消费稳健，全球贸易链重塑，以及中国经济复苏，经济在三季度仍将快速修复。进入四季度，美国整体信贷收缩或导致全球经济正式步入滞后的衰退周期。</text:p>
      <text:p text:style-name="P4">
尽管2023年以来欧美银行一系列流动性危机出现了阶段性缓和，但在高利率水平下，银行负债端始终面临存款流出问题。我们模拟的衰退路径预测三季度末随着美国商业银行存款持续流出，美国工商业贷款将率先开始下滑，压力随之传导至商业地产贷款，而随着居民部门超额储蓄四季度末消耗见底，居民贷款也将整体下降。最终，整体信贷收缩恐将促使美国进入衰退周期。当美国率先进入衰退周期后也将推倒全球的多米诺骨牌，而全球通胀将在年底或明年年初逐步回落。我们预测四季度中旬至明年年初美国和欧洲核心通胀将先后下滑约1.5个百分点至3.5%上下的核心通胀水平，而全球主要新兴市场国家通胀增速也将预计在年内下滑1.0-1.5个百分点。全球通胀回落长期趋势或许能够为部分新兴市场国家提供更多的货币及财政政策空间。然而，对于长期处于恶性通胀且内外债压力始终较重的国家（如阿根廷，土耳其），即便通胀至温和增长区间仍难以解决货币危机爆发的可能。</text:p>
      <text:p text:style-name="P4">
<text:span text:style-name="T4">
欧美经济近期仍将保持稳健，新兴市场维持复苏。</text:span>
</text:p>
      <text:p text:style-name="P4">
自2022年以来，在全球高通胀影响下，欧美等主要发达国家及全球43个发展中国家相继启动加息。然而，一年多来，持续紧缩的宏观政策和不断抬高的利率水平似乎仍未对欧美经济产生实质性的负面影响。进入2023年二季度，从当前判断欧美经济衰退的领先指标来看，多数指标仍继续保持稳健。美国方面，尽管二季度GDP增速受到库存投资波动影响有所下滑，但实际经济增速仍高于美联储估算的潜在经济增速。其中，GDP增速贡献超过70%的私人消费数据整体仍保持稳健。疫情前美国实际消费增速低于2%，疫情后美国实际消费增速已经攀升至3.1%上下水平。而实际消费支出，零售销售环比，新屋销售，汽车销售，个人消费支出等先行指标也显示美国整体消费今年二季度以来仍表现稳健。</text:p>
      <text:p text:style-name="P4">
欧元区方面，随着乌俄战争阶段性放缓，欧元区各国经济进入复苏通道。尽管零售销售增速仍然疲弱，但居民可支配收入持续增长，消费者信心同步快速修复。此外，中国经济复苏也提振了欧元区净出口表现。在通胀水平整体仍高、利率水平整体大幅抬升、长期潜在增长率仍保持低位的情况下，欧美经济短期内持续保持韧性的原因何在？</text:p>
      <text:p text:style-name="P4">
首先，欧美主要经济体在高利率条件下仍然能维持强劲私人消费主要原因在于沉淀在居民部门的超额储蓄留存仍然充裕。美国居民部门超额储蓄大致由三个部分组成：1）薪酬收入；2）财政支持性收入（财政支付转移收入）；3）支出（消费支出和其他支出）。2020年美国疫情爆发以来，美国财政部通过美联储直接向美国居民账户进行转移支付高达2.3万亿美元，这部分转移支付堆积在居民账户形成超额储蓄，并最终支持居民个人消费支出，推动美国经济的复苏但也同步加剧了通胀恶化。根据我们的估算，2023年1季度末美国居民部门的超额储蓄仍有1万亿美元（占GDP的4%），这持续支持了居民部门消费端支出。同时，由于财政政策支持，美国家庭部门月度的超额储蓄消耗较前期有所收窄，导致超额储蓄留存消耗减少。类似的，欧洲央行的数据显示欧元区居民部门的超额储蓄在2023年3月末仍留存有近9千亿欧元。</text:p>
      <text:p text:style-name="P4">
其次，整体通胀显著下行提振了欧美居民部门消费购买力。进入2023年二季度，欧美国家由于能源和食品通胀显著下滑，边际改善了欧美家庭部门在耐用品消费上的购买力，从而保证了服务类消费购买力的可持续。</text:p>
      <text:p text:style-name="P4">
最后，欧美国家劳动力市场不平衡问题仍然存在，工资粘性支持服务业和制造业时薪上行。制造业和服务业劳动力的持续短缺，支持制造业和核心服务部门时薪的快速增长，居民可支配收入增加进一步缓解了高通胀和高利率对购买力的抑制。整体来看，疫情期间欧美大规模的财政刺激和货币超发（货币增速20-21年接近20%）仍在支持当前的私人消费，以至于虽然利率水平已经攀升至15年来新高，但经济显著衰退并未实质性到来，2023年三季度欧美私人消费整体仍将稳健，这将支持欧美实际GDP同比全年分别保持在1.9%和1%的增速水平（表1）。</text:p>
      <text:p text:style-name="P4">
新兴市场方面，随着大宗商品价格进入2023年开始显著回落，巴西，阿根廷，沙特，南非等高度依赖能源和粮食出口国GDP增速在2023年一季度出现显著放缓。印度和东南亚主要经济体得益于欧美内需稳健，全球贸易链重塑和中国防疫政策开放，经济仍在快速修复中。俄罗斯方面，受到西方集体制裁，俄国经济持续维持负值区间，但中国及印度的内需复苏将推动俄国经济衰退速度有所收窄。预计主要新兴市场国家中，印度、巴西、俄罗斯及南非全年实际GDP同比增速分别为：6.1%，0.8%，0.1%，0.2%（表1）。</text:p>
      <text:p text:style-name="P4">
图1：全球实际GDP增长预测 %</text:p>
      <text:p text:style-name="P4">
<draw:frame draw:style-name="fr1" draw:name="Image151" text:anchor-type="as-char" svg:width="6.9236in" svg:height="3.842352in" draw:z-index="0">
<draw:image xlink:href="../Images/FT Chinese Free Version/2023-06-11T15-04-12-00-00/000184016_piclink.png" xlink:type="simple" xlink:show="embed" xlink:actuate="onLoad" draw:mime-type="image/png"/>
</draw:frame>
</text:p>
      <text:p text:style-name="P4">
数据来源：作者估算，注：新兴市场包括了全球89个国家GDP增长预测均值</text:p>
      <text:p text:style-name="P4">
图2：美国实际消费支出未见显著下滑</text:p>
      <text:p text:style-name="P4">
<draw:frame draw:style-name="fr1" draw:name="Image152" text:anchor-type="as-char" svg:width="6.9236in" svg:height="3.778815in" draw:z-index="0">
<draw:image xlink:href="../Images/FT Chinese Free Version/2023-06-11T15-04-12-00-00/000184015_piclink.png" xlink:type="simple" xlink:show="embed" xlink:actuate="onLoad" draw:mime-type="image/png"/>
</draw:frame>
</text:p>
      <text:p text:style-name="P4">
数据来源：作者估算</text:p>
      <text:p text:style-name="P4">
<text:span text:style-name="T4">
临近年末信贷收缩或将导致全球经济进入衰退周期。</text:span>
</text:p>
      <text:p text:style-name="P4">
尽管2023年以来欧美银行一系列流动性危机出现了阶段性缓和，联储资产负债表自3月以来重启收缩，美国中小银行超储资金逐步回升，但中小银行的流动性危机似乎并未结束。具体来说，临时性的“输血”政策无法解决根本问题。无论是通过贴现窗口操作（DW）还是银行定期融资计划（BankTerm FundingProgram，BTFP）直接向中小银行提供贷款，在货币市场利率持续处于高位（4月货币市场利率区间为4.5-5%）的情况下，银行负债端就会始终面临存款流出问题。即使美联储当前暂停加息，高利率水平的持续也会逐步传导影响信贷市场，一旦银行信贷条件加速恶化，企业部门和居民部门贷款收缩，金融稳定性将受到显著冲击，最终导致经济出现实质性衰退。从目前的数据来看，尽管美国居民部门和企业部门的商业贷款仍然保持稳健，反映美国整体的信贷扩张仍未出现显著的收窄迹象。然而，我们认为四季度内美国出现信贷显著收缩的可能性正在逐渐上升。</text:p>
      <text:p text:style-name="P4">
首先，四季度美国银行工商业贷款和商业地产贷款可能会加速下行。一方面，存款的流动性补偿风险一直存在，存款流出会传导影响贷款增速。尽管5月以来，美国中小银行危机得到解决，但是5月美国商业银行存款规模持续下行，中小银行存款流出压力一直存在。不仅如此，大银行的存款规模在5月中上旬也出现显著下降，显示中小银行存款流出正在进一步传导大银行流动性补充风险。另一方面，美国中小银行整体贷款规模占存款规模的80%。其中工商业贷款和商业地产贷款占总贷款比重超过50%。从历史数据来看，银行存款持续流出会加速工商业贷款率先下滑，进一步传导影响商业地产贷款下滑，从而实质性影响经济活动。</text:p>
      <text:p text:style-name="P4">
其次，居民超额储蓄预计将在四季度末耗尽，带动消费者贷款显著下滑。从历史数据来看，居民超额储蓄与消费者贷款呈现显著正相关性。当前美国税收政策仍在继续支持美国家庭部门每季度获得750亿美元的超额储蓄。基于我们的估算，若美国消费支出继续维持高于疫情前的平均增速水平，未来两个季度将消耗约6000-7000亿美元的超额储蓄（图3）。考虑到消费者预期对消费行为的影响，我们预计今年年底美国居民部门信贷将伴随超额储蓄接近见底而显著回落。综上，工商业贷款率先下滑，商业地产贷款进一步下滑，到居民贷款最终下滑，将导致整体信贷持续收缩并不断弱化美国金融市场稳定性，最终传导影响实体经济部门，使经济活动进入衰退周期（图4）。</text:p>
      <text:p text:style-name="P4">
若美国在四季度末或明年年初因信贷条件恶化而进入衰退周期，预计联储将在四季度开始释放降息信号以提前积极应对衰退风险。美国经济临近衰退将进一步不同程度传导影响欧洲，日本和新兴市场经济。考虑到欧洲信贷与美国信贷条件的滞后性，欧元区内信贷收紧对经济活动（消费与投资）的影响将在2024年年中有所显现。预计明年一季度，欧元区银行对家庭部门和企业部门的信贷支持将开始出现弱化。日本经济预料将随着欧美经济衰退临近而受到外需冲击，当前日本在收益率曲线控制的基础上实施紧缩政策并不现实，保持货币政策宽松仍将在年内继续。</text:p>
      <text:p text:style-name="P4">
Source: <text:a xlink:type="simple" xlink:href="http://www.ftchinese.com/story/001099919" text:style-name="Internet_20_link" text:visited-style-name="Visited_20_Internet_20_Link">
http://www.ftchinese.com/story/001099919</text:a>
</text:p>
      <!--NEWS-->
      <text:h text:style-name="P10" text:outline-level="1">
<text:span text:style-name="T4">
如何看待中国的经济风险 (Free Version)</text:span>
</text:h>
      <text:p text:style-name="P4">
Authors: ['']</text:p>
      <text:p text:style-name="P4">
Publisher: 英国《金融时报》</text:p>
      <text:p text:style-name="P4">
Time: 2023-06-11T15:11:11+00:00</text:p>
      <text:p text:style-name="P4">
Published Time: 2023-06-10T12:00:99+08:00</text:p>
      <text:p text:style-name="P4">
Modified Time: 2023-06-11T11:11:99+08:00</text:p>
      <text:p text:style-name="P4">
Description: 王丹：市场信心并没有从疫情中恢复过来。2023年将是情绪主导的一年，严峻的就业形势会让许多人对未来感到紧张，结果就是高储蓄和低投资。</text:p>
      <text:p text:style-name="P4">
Images: ["<text:a xlink:type="simple" xlink:href="https://thumbor.ftacademy.cn/unsafe/picture/3/000180143_piclink.jpg" text:style-name="Internet_20_link" text:visited-style-name="Visited_20_Internet_20_Link">
000180143_pic...</text:a>
", "<text:a xlink:type="simple" xlink:href="https://thumbor.ftacademy.cn/unsafe/picture/6/000183996_piclink.png" text:style-name="Internet_20_link" text:visited-style-name="Visited_20_Internet_20_Link">
000183996_pic...</text:a>
", "<text:a xlink:type="simple" xlink:href="https://thumbor.ftacademy.cn/unsafe/picture/7/000183997_piclink.png" text:style-name="Internet_20_link" text:visited-style-name="Visited_20_Internet_20_Link">
000183997_pic...</text:a>
"]</text:p>
      <text:p text:style-name="P4">
Themes: ['专栏', '新型冠状病毒', '关注']</text:p>
      <text:p text:style-name="P4">
Keywords: ['中国经济', '消费', '新型冠状病毒', '房地产', '地方债', '通货膨胀']</text:p>
      <text:p text:style-name="P4">
Type: Article</text:p>
      <!--METADATA-->
      <text:p text:style-name="P4">
<draw:frame draw:style-name="fr1" draw:name="Image153" text:anchor-type="as-char" svg:width="6.9236in" svg:height="3.894525in" draw:z-index="0">
<draw:image xlink:href="../Images/FT Chinese Free Version/2023-06-11T15-11-11-00-00/00018014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每个国家在面对经济困境时，必须做出艰难的选择。经济理论和经济直觉，不见得总能殊途同归。地方债和房地产看似高风险，却是政策有意为之，通过行政加市场的方式释放金融风险、并加强对地方政府的约束。真正的风险来自需求侧的失败。民间支出赶不上产能积累的速度。降息可以改善资产负债表，但并不会创造新的需求。想摆脱流动性陷阱，需要创造通胀预期。</text:p>
      <text:p text:style-name="P4">
2023年的政府报告清楚指出中国经济的两大风险：房地产和地方政府债务。房地产的风险是个体性的，债台高筑的开发商很难存续，但信用良好注重质量的房企受到的影响就会较小。与之相反，地方债只有系统性风险，没有个体性风险。市场对于城投债的信仰是基于对政府的信赖，一旦某一个城市城投债有实质违约，那么所有地区的城投债都会有被抛售的风险。</text:p>
      <text:p text:style-name="P4">
<text:span text:style-name="T4">
房地产</text:span>
</text:p>
      <text:p text:style-name="P4">
2021年，监管部门推出“三条红线”政策，要求房地产企业去杠杆。房市流动性逐步枯竭，许多房企资金链断裂，住宅交易下降。房地产调控的首要目标是稳房价。这在2022年表现的最为突出：全年商品房交易下降了28%，百强房企交易量下降40%，但新房价格并没有跌。对于二手房市场没有类似的限制，各地区二手房房价涨跌互现。因此有些地方出现一手房和二手房市场之间的套利，给房地产调控增加了困难。</text:p>
      <text:p text:style-name="P4">
假如让房价自由调整，可能会刺激需求，也可能开启萧条。发达国家的经验是前车之鉴。市场自发调整的结果往往难以预料。美国的经验是正面的。2007年次贷危机后，美国房价在两年内跌了20%。但之后一路走高，并在2022年再创历史新高，房价比2009年涨了一倍多。但日本的经验是负面的。1991年日本房市崩盘，到2009年时价格跌了一半，至今都没有能再回到90年代的高点。</text:p>
      <text:p text:style-name="P4">
自1998年建立商品房市场以来，中国房地产经历了25年的扩张，大部分城市库存高企而人口流失。过快下降的人口出生率、放缓的城市化都拉低了未来的住房需求。未来房地产税推出将会把房价拉的更低。“房住不炒”的改革从2016年推出以来，经历几次经济下行压力都未转向，目前市场对于长期房价的预期回归理性。未来几年内，会有更多房企出清，现有库存去化或者重新定位会加快。</text:p>
      <text:p text:style-name="P4">
<text:span text:style-name="T4">
地方政府债务</text:span>
</text:p>
      <text:p text:style-name="P4">
<draw:frame draw:style-name="fr1" draw:name="Image154" text:anchor-type="as-char" svg:width="6.9236in" svg:height="4.684187in" draw:z-index="0">
<draw:image xlink:href="../Images/FT Chinese Free Version/2023-06-11T15-11-11-00-00/000183996_piclink.png" xlink:type="simple" xlink:show="embed" xlink:actuate="onLoad" draw:mime-type="image/png"/>
</draw:frame>
</text:p>
      <text:p text:style-name="P4">
宏观经济学家OlivierBlanchard曾提出，政府债务利率小于经济增长率（即r小于g）是一个经济常态。对美国来说，这个关系仅在80年代被短暂的打破过。高负债的确意味着更高的利息支付，但是对于偿付能力而言，重要的不是债务的绝对水平，而是相对于税基的债务水平。二战后美国债务不断增加，但政府并没做什么特别的操作来偿债，只是由于GDP增长和通胀，债务自行化解了。中国的情况是类似的，政府债收益率一直低于GDP增速，仅仅在疫情初期出现过短暂的偏离。</text:p>
      <text:p text:style-name="P4">
<draw:frame draw:style-name="fr1" draw:name="Image155" text:anchor-type="as-char" svg:width="6.9236in" svg:height="5.08947in" draw:z-index="0">
<draw:image xlink:href="../Images/FT Chinese Free Version/2023-06-11T15-11-11-00-00/000183997_piclink.png" xlink:type="simple" xlink:show="embed" xlink:actuate="onLoad" draw:mime-type="image/png"/>
</draw:frame>
</text:p>
      <text:p text:style-name="P4">
一般情况下，主权国家的内债不会构成真正的金融风险。如果政府债以外债为主，经济动荡时期将会影响币值和资本流动，可能引发金融危机。但内债总会随着经济增长而摊薄。政府债和个人债有着根本性的差别。个人有生老病死，需要在有收入的时候偿债。然而，政府几乎是永远存在的，收入是永续的。几乎所有国家的税收都随着时间流逝持续增长。政府的确必须支付债务利息，但不一定要还清，还可以发新债置换旧债。英国在19世纪初期发行永续债券支持拿破仑战争，一直支付利息但永远不需要偿还本金。中国最近几次对于城投债的操作展现出类似的风格：2023年初贵州遵义宣布156亿元城投债重组，延期20年，前10年仅付息不还本。贷款银行不得不接受条件恶劣的债款展期，恐怕今后会有很多城投债风险会用类似的方式化解。</text:p>
      <text:p text:style-name="P4">
然而，城投债没有个体风险，只有系统性风险。城投债发行是为了基建。基建项目回报率极低，2019年是2%，2022年只有1.3%，而同时期的产业投资回报率约为5%。如果只看投资回报率，没有人会买城投债。城投债之所以仍可以售出，就是因为市场相信政府。2018年，新疆建设兵团六师出现技术性违约，成为首支违约的城投债，但一周之后也偿付了。中央政府一直强调要守住不发生金融危机的底线，一旦打破就会引发系统性金融危机。因此很难想象昆明、贵阳或者山东的城投债会出现实质意义上的违约。监管想要规范融资平台的意图非常明确，也将会用更多市场化方式的对地方政府进行金融约束。</text:p>
      <text:p text:style-name="P4">
<text:span text:style-name="T4">
短期增长有解决方案吗</text:span>
</text:p>
      <text:p text:style-name="P4">
疫情结束后，市场对于经济反弹一度有极高的期待。然而，重建信心是长期的过程，短期的政策强调控制风险和保就业。年初至今，基本面有所好转，但内需不足的问题逐步显现。领导换届后，货币财政均未发力。</text:p>
      <text:p text:style-name="P4">
经济下行期，私营部门通常会减员增效，压低成本和开支。政府仍需财政支出投资公共项目，带动大家消费和投资的意愿。城投公司在过去的许多年承担了第二金融的角色。因为中国大多数的民营企业是不能获得银行贷款的。城投公司搞基建，只要项目能够开工，它就能够释放流动性给民营企业。</text:p>
      <text:p text:style-name="P4">
目前的困境是好项目不多了。2008年后一揽子刺激方案主要通过基建投资实现，导致中国的基建水平远远超越了同等收入的新兴市场。同时，基建的自动化程度越来越高。就算财政支出仍能够有效刺激GDP增长，对于就业的拉动效果越来越差了。</text:p>
      <text:p text:style-name="P4">
日本陷入1990年代的萧条后，采取了类似的方式刺激经济。一连串的方案包括举债修桥修路，完全不管有没有需求。只要建造就会有增长。但一旦基建投资停止，经济就会停滞。日本和所有发达国家一样，婴儿潮之后是婴儿荒。老龄化愈发严重，消费和房地产低迷。90年代末，政府债务飞速累积，迫使首相桥本龙太郎1997年加税，随即引发经济衰退。之后政府只得再用赤字支出搞基建，然而效果越来越差。</text:p>
      <text:p text:style-name="P4">
相比之下，美国采取了不那么和平的版本来刺激经济。1929-1933年代的大萧条后，内需始终半温不火。后来之所以能走出困境，就是靠美国政府举债投资大型公共项目，这个工程就是二战。政府支出变成了实实在在的军用品和民用品，向欧洲的出口也井喷式上升。在此过程中，美元代替英镑成为国际储备货币。</text:p>
      <text:p text:style-name="P4">
简单来说，就是赤字支出仍然至关重要，就算基建空间减小或者地方债负担上升，也不可能停止额外的公共支出。因为这是对抗衰退最直接有效的手段。有人认为公共投资会挤出私人投资，导致国进民退。然而低利率环境表明私营部门的投资回报率很低，这说明更多的资源用于私人投资并不会带动经济增长。因此，对于私人投资的挤出效应不应该是赤字支出的主要顾虑。</text:p>
      <text:p text:style-name="P4">
<text:span text:style-name="T4">
警惕流动性陷阱</text:span>
</text:p>
      <text:p text:style-name="P4">
面对衰退，货币政策的应对通常是降息。今年中国的情况不同寻常，即使降息，也无法刺激经济，即陷入了广义上的流动性陷阱。市场信心并没有从疫情中恢复过来。2023年将是情绪主导的一年，其中会有不切实际的期待、对现状的不满、预期落空带来的悲观。严峻的就业形势会让许多人对未来感到紧张。结果就是我们看到的高储蓄和低投资。</text:p>
      <text:p text:style-name="P4">
从政策层面，鼓励私人消费和投资仍是最现实的选择。但怎样激励民众花钱？经济学的答案是创造通胀。通胀预期会使货币的实际价值降低，民众持有货币的热情下降，花钱的动力会增加。即，只有营造通胀环境，才能最终摆脱流动性陷阱。然而，主张通胀的人，必须和根深蒂固的观念对抗，因为一般认为物价稳定更重要。</text:p>
      <text:p text:style-name="P4">
我们固然不能把短期的经济波动误以为是长期的增长趋势，可内需不足的风险是真实的。过去十年，中国经济政策的重心，已经从需求侧转为供给侧，旨在提高经济安全和生产效率。然而目前的风险是，假如内需不振持续太久，就可能转化为萧条，届时再想扭转趋势就会相当困难。毕竟，日本尝试了20年都没能够提高国内的通胀预期。</text:p>
      <text:p text:style-name="P4">
<text:span text:style-name="T5">
（本文仅代表作者本人观点，恒生中国助理研究员徐玉倩对本文亦有贡献，责编：闫曼 man.yan@ftchinese.com)）</text:span>
</text:p>
      <text:p text:style-name="P4">
Source: <text:a xlink:type="simple" xlink:href="http://www.ftchinese.com/story/001099917" text:style-name="Internet_20_link" text:visited-style-name="Visited_20_Internet_20_Link">
http://www.ftchinese.com/story/001099917</text:a>
</text:p>
      <!--NEWS-->
      <text:h text:style-name="P10" text:outline-level="1">
<text:span text:style-name="T4">
伦理：为什么是创业需要解决的核心问题 (Free Version)</text:span>
</text:h>
      <text:p text:style-name="P4">
Authors: ['']</text:p>
      <text:p text:style-name="P4">
Publisher: 英国《金融时报》</text:p>
      <text:p text:style-name="P4">
Time: 2023-06-11T15:22:19+00:00</text:p>
      <text:p text:style-name="P4">
Published Time: 2023-06-10T12:00:99+08:00</text:p>
      <text:p text:style-name="P4">
Modified Time: 2023-06-11T11:18:99+08:00</text:p>
      <text:p text:style-name="P4">
Description: 本力：ChatGPT等创新带来空前机遇，版权、学术不端、歧视、造谣、伪造身份等也成为社会关注的焦点。如何理解并解决创新创业中的伦理问题？</text:p>
      <text:p text:style-name="P4">
Images: []</text:p>
      <text:p text:style-name="P4">
Themes: ['伦理', '关注']</text:p>
      <text:p text:style-name="P4">
Keywords: ['伦理', '创业', '创新经济', '人工智能', 'ChatGPT', '自我管理']</text:p>
      <text:p text:style-name="P4">
Type: Article</text:p>
      <!--METADATA-->
      <text:p text:style-name="P4">
来自FT中文网的温馨提示：如您对更多FT中文网的内容感兴趣，请在苹果应用商店或谷歌应用市场搜索“FT中文网”，下载FT中文网的官方应用。</text:p>
      <text:p text:style-name="P4">
2023年伊始，ChatGPT成为现象级应用并带来空前冲击，已经有些平静下来的AI创业热迅速升温，AIGC(AI生成内容)带来的巨大创业机会让人们兴奋不已。同时，ChatGPT带来的版权、学术不端、歧视、数据安全以及被滥用于欺诈、造谣、伪造身份等一系列问题也成为社会关注的焦点，理解和解决这些创新创业中的伦理问题，既是商业伦理这门学科应对新技术发展的重点方向，也是创业者和创业企业在实践中对伦理层面不断探索和反思的核心内容。</text:p>
      <text:p text:style-name="P4">
<text:span text:style-name="T4">
创业伦理的复杂性与伦理决策的简单化之间的矛盾</text:span>
</text:p>
      <text:p text:style-name="P4">
作为人类文明和社会秩序的重要组成部分，无论在发达国家还是发展中国家，都在强调伦理的重要性。但是，实践中的现状不容乐观，随着技术进步和经济社会发展，世界新的趋势、新的事物、新的技术又对人类的伦理构成了冲击。尤其是对于创业者的伦理教育普遍缺失，对其的认识、反思和建设往往是严重滞后的。这给创业伦理这门学科的发展带来了困难，但也提出了一些更深层次和面向未来的问题。</text:p>
      <text:p text:style-name="P4">
当今的中国是一个尚在转型中的发展中国家，既存在着传统社会的许多特征，也面对着现代化的诸多问题。同时，由于互联网和个人创业的发展，又呈现出诸多后现代社会的特征。传统社会是熟人社会和人情社会、面子社会，更注重传统的道德规范，中国在历史上尤其讲究“以礼入法”，被哲学家李泽厚定义为“情本体”。现代社会注重规则和利益，更加追求理性和契约精神，“四个现代化”与“两个一百年”都是中国在现代化进程中的实现了的和正在实现的宏伟战略。而后现代社会是以事实和创造、价值为导向，打破陈规，悬置了“真理”和意义的一种状态。这三种社会的特征并存，处理不同的道德和利益关系，面对着不同的伦理困境和伦理问题，有着不同的理念和方法，矛盾与困惑比比皆是，也使中国的伦理道德问题尤其复杂。</text:p>
      <text:p text:style-name="P4">
特别重要的是当前呈现出来的后现代社会的特征，与创业伦理直接相关。后现代主义关心的是非线性的表现力和丰富性，以及超越理性的思想。随着互联网及各类信息技术的迅速发展，呈现出开放、在线、去中心化、大规模协作、长尾等特征，使这种后现代主义的思想得到了最适宜的发展空间，可以说创业本身就是一种后现代的生活方式。正如英特尔创始人格鲁夫所言“只有偏执狂才能生存”，这是极客、黑客、创客如鱼得水、大放异彩的时代。许多传统的理论失去了解释力，打破常规所创造出来的财富，也使一些传统的经验似乎失去了魅力。王健林与马云、董明珠与雷军在央视财经频道年度财经人物颁奖仪式上著名的两次打赌，也成为重要的标志性事件。但其中一个负面作用就是：消解了传统价值观的意义，“一切坚固的东西都烟消云散”，甚至也有许多创业者缺乏对道德最起码的敬畏之心。</text:p>
      <text:p text:style-name="P4">
正如经济学家熊彼特基于创业的两面性给出了“创造”和“破坏”两种属性。创业与伦理之间既有矛盾又相互制约促进，在大的创业时代背景下，这种辩证统一关系使创业者面对的道德问题更为复杂，需要能解决实际问题指导实践的系统性理念和解决方案。</text:p>
      <text:p text:style-name="P4">
创业伦理虽然本质上具有模糊、复杂的特征，但人类本能的反应都是直奔目标的线性思维。在长期的应试教育中，“不犯错”“精确”“唯一答案”的思维方式又在不断强化。在长期的指令性经济和行政思维中，这种本能的线性思维和应试教育非此即彼的习惯性思维，又得到了进一步的加深和固化。在一些传统的、基层的工作岗位，个人行为决策所考虑的因素非常有限，按照本能的直线思维循规蹈矩，似乎并无大碍。但是，在竞争激烈，发展变化迅速的市场领域，尤其是在极高风险的创业活动中，没有非线性、动态、权变的分析决策能力，甚至是跨学科的复杂性思维，很难识别出本应认真对待的伦理问题，就更不要说做出客观、正确、有利的判断和决策。例如，先赔钱再赚钱在创业领域虽然不鲜见，但像互联网这样大规模、长时间的烧钱，这对一般人而言是反本能和反直觉的。按照传统的态度，在盈利遥遥无期的情况下这样烧投资人的钱也是不道德的。但这种赔本赚吆喝的新经济却带来了人类历史上最快速度的指数级增长机会和无数商业神话，让按照线性思维的人们完全错过了这个划时代的机会。“非黑即白”思维导致的开放度不够，让不少人丧失了创业良机，也错杀了许多时代赋予的绝佳机会。</text:p>
      <text:p text:style-name="P4">
<text:span text:style-name="T4">
“灰度法则”的意义</text:span>
</text:p>
      <text:p text:style-name="P4">
“万业皆下品，惟有读书高”，根据一般的逻辑，完成学业毋庸置疑是一种更重要的价值观，但是在信息技术飞跃的创业黄金年代，也会有一些不同的结果。纵观全球创新创业领域的佼佼者，其中有众多退学创业的明星级人物，例如创办甲骨文的拉里•埃克森、创办微软的比尔•盖茨、创办苹果的史蒂夫•乔布斯、创办Facebook的扎克伯格、创办YouTube的陈士骏。而且，Facebook对招聘人才有着其独特的标准，他们偏向于聘请年轻人，对这群中途退学、挑战旧习俗、自学成才的人来说，辍学是一种美德。“当你可以参与其中时，为什么要浪费时间去研究它呢？”扎德伯格会这样问他试图招聘的毕业生，他甚至开始保证如果某人退学来Facebook工作，而且以后决定再去读书的话，公司将为其支付学费。</text:p>
      <text:p text:style-name="P4">
国内也有一个高中开始创业，没有上大学的创业者典型，那就是先后创办了泡泡网、汽车之家、理想汽车的李想。他自述“我18岁之前，学习成绩中下等，老师亲戚都觉得我以后没什么出息。我那时候和很多同学一样，随波逐流，满眼是非，但是也没什么改变命运的行动。”</text:p>
      <text:p text:style-name="P4">
创业对他的改变肯定比上大学更大。中国餐饮业最大市值的上市公司海底捞的创始人、董事长张勇也只是中专生。本书并非鼓励盲目的辍学创业，甚至并不建议大学生直接创业。但在创业这种情境下，保持创业激情体现了一种价值观，这样就需要聚焦于机会，也需要竭尽全力把机会转化成为成果。至少，这是一种更宽容的文化。其背后是在人类创新创业密集度、成功率集中的大的趋势之下，对机会的把握。</text:p>
      <text:p text:style-name="P4">
华为的灰度理论是一个在实践中解决问题的典型案例，对理解创业伦理复杂性的解决有一定启示。任正非在《开放、妥协与灰度》一文中指出：“一个清晰方向，是在混沌中产生的，是从灰色中脱颖而出的，方向是随时间与空间而变的，它常常又会变得不清晰，并不是非白即黑、非此即彼。合理地掌握合适的灰度，使各种影响发展的要素在一段时间内保持和谐，这种和谐的过程叫妥协，这种和谐的结果叫灰度。任何事物都有对立统一的两面，管理上的灰色，是我们的生命之树。我们要深刻理解开放、妥协、灰度。”</text:p>
      <text:p text:style-name="P4">
无独有偶，腾讯也有一个类似的“灰度法则”，2012年7月9日，在腾讯合作伙伴大会举办一周年之际，腾讯公司董事会主席兼CEO马化腾向广大合作伙伴发出公开信，其中重点强调了灰度法则的七个维度：具体包括需求度、速度、灵活度、冗余度、开放协作度、创新度、进化度等（详见第二章导入案例），虽然更侧重于“产品创新和企业管理”，但仍然体现了符合“后现代特征”的非线性、复杂性思维。</text:p>
      <text:p text:style-name="P4">
伦理学从普适性上来看，可以分为道德绝对主义与道德相对主义两种观点。对于创业伦理而言，特别需要注重道德相对主义。在一个成功的创业者的眼中，不存在任何时间、任何地点都普遍适用的永恒的道德价值理念和原则。对于不符合现代工作和创业的一些农业时代的伦理不必过分僵化对待。对于符合未来时代特征的、将会纳入到新的人类文明的新的伦理理念，要保持一定的开放度和包容度。</text:p>
      <text:p text:style-name="P4">
正如乔布斯所言：“人的时间都有限，所以不要按照别人的意愿去活，这是浪费时间。不要囿于成见，那是在按照别人设想的结果而活。不要让别人观点的聒噪声淹没了自己的心声，最重要的是要有跟着自己的感觉和直觉走的勇气。”</text:p>
      <text:p text:style-name="P4">
注：本文仅代表作者个人观点，本力为香港中文大学（深圳）高等金融研究院政策研究员、深圳市金融科技伦理委员会秘书长。本文部分内容来自本力与秦弋合著的《创业伦理》一书。</text:p>
      <text:p text:style-name="P4">
<text:span text:style-name="T4">
本文编辑徐瑾 Jin.Xu@FTChinese.com</text:span>
</text:p>
      <text:p text:style-name="P4">
Source: <text:a xlink:type="simple" xlink:href="http://www.ftchinese.com/story/001099920" text:style-name="Internet_20_link" text:visited-style-name="Visited_20_Internet_20_Link">
http://www.ftchinese.com/story/001099920</text:a>
</text:p>
      <!--NEWS-->
      <text:h text:style-name="P10" text:outline-level="1">
<text:span text:style-name="T4">
马国的印尼帮佣批准率不到5.5%</text:span>
</text:h>
      <text:p text:style-name="P4">
Author: 联合早报 (Person)</text:p>
      <text:p text:style-name="P4">
Publisher: 联合早报 (Organization)</text:p>
      <text:p text:style-name="P4">
Published Time: 2023-06-11T15:44</text:p>
      <text:p text:style-name="P4">
Modified Time: 2023-06-11T15:44</text:p>
      <text:p text:style-name="P4">
Description: 马来西亚许多民众发现很难申请印度尼西亚帮佣。印尼驻马国大使馆透露，过去一年多总共提呈8万1129名印尼民众申请马国的帮佣工作，但马国政府只批准其中4400份。印尼政府对不到5.5%...</text:p>
      <text:p text:style-name="P4">
Videos: []</text:p>
      <text:p text:style-name="P4">
Audios: []</text:p>
      <text:p text:style-name="P4">
Images: []</text:p>
      <text:p text:style-name="P4">
Type: NewsArticle</text:p>
      <text:p text:style-name="P4">
Breadcrumbs: ['即时', '国际']</text:p>
      <text:p text:style-name="P4">
Keywords: ['马来西亚', '印度尼西亚', '帮佣']</text:p>
      <!--METADATA-->
      <text:p text:style-name="P4">
马来西亚许多民众发现很难申请印度尼西亚帮佣。印尼驻马国大使馆透露，过去一年多总共提呈8万1129名印尼民众申请马国的帮佣工作，但马国政府只批准其中4400份。印尼政府对不到5.5%的批准率深表关注。</text:p>
      <text:p text:style-name="P4">
印尼驻马国大使赫摩诺告诉《每日新闻星期刊》，上述数据显示印尼帮佣申请者与获得马国政府批准者之间存在很大差距。“我们质疑为何八万多个申请中，只有4400份获准，（申请与获批）两者之间差距很大。”</text:p>
      <text:p text:style-name="P4">
赫摩诺说，4400份获得批准的申请当中，约2300人已抵达马国工作。“我们认为审批程序必须加速，以免雇主通过不合法方式聘用印尼帮佣，进而引发非法帮佣问题。”他也说，沙特阿拉伯重新开放外籍劳工入境后，印尼民众其实更想前往沙特成为帮佣。</text:p>
      <text:p text:style-name="P4">
印尼与马国去年4月1日签署“招聘和保护印尼家庭帮佣谅解备忘录”。两国同意使用单一渠道筛选真正符合聘用家庭帮佣资格的雇主。</text:p>
      <text:p text:style-name="P4">
Source: <text:a xlink:type="simple" xlink:href="https://www.zaobao.com.sg/realtime/world/story20230611-1403312" text:style-name="Internet_20_link" text:visited-style-name="Visited_20_Internet_20_Link">
https://www.zaobao.com.sg/realtime/world/story20230611-1403312</text:a>
</text:p>
      <!--NEWS-->
      <text:h text:style-name="P10" text:outline-level="1">
<text:span text:style-name="T4">
反送中运动4周年    全英港人团结抗赤化</text:span>
</text:h>
      <text:p text:style-name="P4">
Author: None</text:p>
      <text:p text:style-name="P4">
Publisher: Radio Free Asia (Organization)</text:p>
      <text:p text:style-name="P4">
Published Time: 2023-06-11T15:49:14-04:00</text:p>
      <text:p text:style-name="P4">
Modified Time: 2023-06-11T15:49: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5.1927in" draw:z-index="0">
<draw:image xlink:href="../Images/rfamandarin/2023-06-11T15-49-14-04-00/000000.png" xlink:type="simple" xlink:show="embed" xlink:actuate="onLoad" draw:mime-type="image/png"/>
</draw:frame>
近千名港人酷热下在英国国会大楼前“如水再聚”，无惧港府恐吓，高唱《愿荣光归香港》。不少参加者颂唱时手放胸前，神情凝重。 <text:a xlink:type="simple" xlink:href="https://www.rfa.org/mandarin/yataibaodao/gangtai/al-06112023152417.html/@@images/image" text:style-name="Internet_20_link" text:visited-style-name="Visited_20_Internet_20_Link">
</text:a>
吕熙摄</text:p>
      <text:p text:style-name="P4">
4年前的6月12日，大批示威者包围香港立法会，阻止港府强推《逃犯条例》修订草案。但抗议行动遭港警以催泪瓦斯、橡胶子弹武力镇压，成为香港反送中运动标志性的一天。在反送中运动4周年之际，全球多地举办纪念活动。</text:p>
      <ul>
        <li>
<text:span text:style-name="T4">
<text:a xlink:type="simple" xlink:href="https://www.rfa.org/mandarin/Xinwen/10-06102023171128.html" text:style-name="Internet_20_link" text:visited-style-name="Visited_20_Internet_20_Link">
 香港反送中四周年 台北千人游行挺港 </text:a>
 </text:span>
  * <text:span text:style-name="T4">
<text:a xlink:type="simple" xlink:href="https://www.rfa.org/mandarin/yataibaodao/gangtai/al-06092023100550.html" text:style-name="Internet_20_link" text:visited-style-name="Visited_20_Internet_20_Link">
 反送中运动四周年: 海外港人街头抗争以外的深耕细作 </text:a>
 </text:span>
  * <text:span text:style-name="T4">
<text:a xlink:type="simple" xlink:href="https://www.rfa.org/mandarin/yataibaodao/gangtai/al-06062023111302.html" text:style-name="Internet_20_link" text:visited-style-name="Visited_20_Internet_20_Link">
 《愿荣光归香港》或成香港首支“禁歌” </text:a>
 </text:span>
</li>
      </ul>
      <text:p text:style-name="P4">
在有最多香港移民的英国，当天至少12个城市举办了纪念集会。其中，伦敦在周日（11日）的集会以“守护初心，抵抗赤化”为主题。近千名港人酷热下，在国会大楼前“如水再聚”，他们无惧港府恐吓，高唱《愿荣光归香港》。现场所见不少参加者颂唱时手放胸前，神情凝重。</text:p>
      <text:p text:style-name="P4">
近千名港人酷热下在英国国会大楼前“如水再聚”，无惧港府恐吓，高唱《愿荣光归香港》。不少参加者颂唱时手放胸前，神情凝重。（吕熙摄）  <text:a xlink:type="simple" xlink:href="https://www.rfa.org/mandarin/yataibaodao/gangtai/al-06112023152417.html/8599.jpg" text:style-name="Internet_20_link" text:visited-style-name="Visited_20_Internet_20_Link">
</text:a>
</text:p>
      <text:p text:style-name="P4">
这首在2019年反送中运动期间出现的抗争歌曲，被不少港人形容为“香港人的真国歌”，但近日却被港府指控为”煽动分裂”，向法庭申请禁制令阻止传播。</text:p>
      <text:p text:style-name="P4">
参与集会的香港艺术家淋漓淋浪向本台表示，文化界几年前已预视港府会逐步打压言论自由，近日香港政治漫画家尊子专栏被港府施压停刊等种种事例已足以印证，而《愿荣光归香港》被禁只是早晚的事。</text:p>
      <text:p text:style-name="P4">
他表示，明白有些海外港人仍有需要回港或担心在港家人安危，而有所顾虑。不过，海外港人不能毫无底线地妥协，“这首歌不能不唱，你愈害怕，政权就会愈凶”。</text:p>
      <text:p text:style-name="P4">
香港艺术家淋漓淋浪表示，《愿荣光归香港》不能不唱，“你愈害怕，政权就会愈凶”。 （吕熙摄）  <text:a xlink:type="simple" xlink:href="https://www.rfa.org/mandarin/yataibaodao/gangtai/al-06112023152417.html/8628.jpg" text:style-name="Internet_20_link" text:visited-style-name="Visited_20_Internet_20_Link">
</text:a>
</text:p>
      <text:p text:style-name="P4">
主办单位在舞台中央贴出“抵抗英国赤化”六字，并提出四大诉求，包括要求英国政府公开支持壹传媒集团创办人黎智英等香港政治犯、关闭孔子学院、确保英国机构坚持言论自由的原则，以及加快政治庇护申请者的审批等。</text:p>
      <text:p text:style-name="P4">
主办单位在舞台中央贴出“抵抗英国赤化”六字，并向英国政府提出四大诉求。 （吕熙摄）  <text:a xlink:type="simple" xlink:href="https://www.rfa.org/mandarin/yataibaodao/gangtai/al-06112023152417.html/8611.jpg" text:style-name="Internet_20_link" text:visited-style-name="Visited_20_Internet_20_Link">
</text:a>
</text:p>
      <text:p text:style-name="P4">
这四项诉求也是针对英国政府近期对华态度软化、拒绝关闭孔子学院；有港人组织举办“羊村”教育日营被当地教会取消场地，而部分香港政治庇护申请者仍未获批难民身份，部分人转为申请BNO（英国国民海外护照）签证被拒等情况。大会在现场收集参与者的签名，向英国政府表达诉求。</text:p>
      <text:p text:style-name="P4">
和女儿一同出席集会的徐小姐一直都有留意英国首相苏纳克处理香港问题的态度。她形容苏纳克现在如同“躺平”一样，什么都不做，对此感到无奈和愤怒。她认为，有必要通过集会向英国政府表达香港人的声音。</text:p>
      <text:p text:style-name="P4">
和女儿一同出席集会的徐小姐对英国首相苏纳克近日的行为感到无奈和愤怒，认为有必要通过集会向英国政府表达香港人的声音。 （吕熙摄）  <text:a xlink:type="simple" xlink:href="https://www.rfa.org/mandarin/yataibaodao/gangtai/al-06112023152417.html/8627.jpg" text:style-name="Internet_20_link" text:visited-style-name="Visited_20_Internet_20_Link">
</text:a>
</text:p>
      <text:p text:style-name="P4">
陈氏夫妇连续第三年和一对子女一同参与伦敦的612集会。陈太特别关注在英国申请政治庇护的香港年轻人，部分人申请经年，在漫长的等待中不能就业、缺乏收入而生活困苦，希望英国政府提供更多支援。他们不认为集会是行礼如仪，希望以此让香港手足和不能发声的香港朋友知道，他们会守护初心，一直坚持。</text:p>
      <text:p text:style-name="P4">
陈氏夫妇连续第三年和一对子女参与伦敦的612集会，希望以此让香港手足和不能发声的朋友知道，他们会一直坚持。 （吕熙摄）  <text:a xlink:type="simple" xlink:href="https://www.rfa.org/mandarin/yataibaodao/gangtai/al-06112023152417.html/8624.jpg" text:style-name="Internet_20_link" text:visited-style-name="Visited_20_Internet_20_Link">
</text:a>
</text:p>
      <text:p text:style-name="P4">
</text:p>
      <text:p text:style-name="P4">
</text:p>
      <text:p text:style-name="P4">
</text:p>
      <text:p text:style-name="P4">
 反送中运动4周年活动照片（吕熙摄）  <text:a xlink:type="simple" xlink:href="https://www.rfa.org/mandarin/yataibaodao/gangtai/al-06112023152417.html/8620.jpg" text:style-name="Internet_20_link" text:visited-style-name="Visited_20_Internet_20_Link">
</text:a>
</text:p>
      <text:p text:style-name="P4">
记者：吕熙（伦敦） 责编：何平 网编：杰西</text:p>
      <text:p text:style-name="P4">
Source: <text:a xlink:type="simple" xlink:href="https://www.rfa.org/mandarin/yataibaodao/gangtai/al-06112023152417.html" text:style-name="Internet_20_link" text:visited-style-name="Visited_20_Internet_20_Link">
https://www.rfa.org/mandarin/yataibaodao/gangtai/al-06112023152417.html</text:a>
</text:p>
      <!--NEWS-->
      <text:h text:style-name="P10" text:outline-level="1">
<text:span text:style-name="T4">
中国周日再次扰台 10架次军机飞越台海中线</text:span>
</text:h>
      <text:p text:style-name="P4">
Author: chinese@voanews.com (美国之音)</text:p>
      <text:p text:style-name="P4">
Publisher: 美国之音中文网 (Type: NewsMediaOrganization)</text:p>
      <text:p text:style-name="P4">
Published Time: 2023-06-11T16:31:30+08:00</text:p>
      <text:p text:style-name="P4">
Modified Time: 2023-06-11 08:31:30Z</text:p>
      <text:p text:style-name="P4">
Description: 台湾国防部表示，台湾空军周日在发现10架次中国战机越过敏感的台湾海峡中线后紧急采取行动，并对四艘执行联合战备警巡中国军舰进行了严密监控应处。</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taiwan-sends-up-fighters-as-chinese-warplanes-cross-strait-s-median-line-20230611/7132065.html" text:style-name="Internet_20_link" text:visited-style-name="Visited_20_Internet_20_Link">
https://www.voachinese.com/a/taiwan-sends-up-fighters-as-chinese-warplanes-cross-strait-s-median-line-20230611/7132065.html</text:a>
</text:p>
      <!--NEWS-->
      <text:h text:style-name="P10" text:outline-level="1">
<text:span text:style-name="T4">
南非豪登省发生5.0级地震 撼动约翰内斯堡</text:span>
</text:h>
      <text:p text:style-name="P4">
Author: 联合早报 (Person)</text:p>
      <text:p text:style-name="P4">
Publisher: 联合早报 (Organization)</text:p>
      <text:p text:style-name="P4">
Published Time: 2023-06-11T16:59</text:p>
      <text:p text:style-name="P4">
Modified Time: 2023-06-11T17:19</text:p>
      <text:p text:style-name="P4">
Description: 南非豪登省（Gauteng）发生5.0级地震，震中位于最大城市约翰内斯堡市（Johannesburg）艾伯顿地区，目前尚未有人员伤亡报告。地震发生在当地时间星期天（6月11日）凌晨...</text:p>
      <text:p text:style-name="P4">
Videos: []</text:p>
      <text:p text:style-name="P4">
Audios: []</text:p>
      <text:p text:style-name="P4">
Images: []</text:p>
      <text:p text:style-name="P4">
Type: NewsArticle</text:p>
      <text:p text:style-name="P4">
Breadcrumbs: ['即时', '国际']</text:p>
      <text:p text:style-name="P4">
Keywords: ['南非', '地震']</text:p>
      <!--METADATA-->
      <text:p text:style-name="P4">
南非豪登省（Gauteng）发生5.0级地震，震中位于最大城市约翰内斯堡市（Johannesburg）艾伯顿地区，目前尚未有人员伤亡报告。</text:p>
      <text:p text:style-name="P4">
地震发生在当地时间星期天（6月11日）凌晨2时38分（新加坡时间早上8时38分），震源深度约10公里。法新社引述美国地质调查局信息说，地震撼动了这个南非人口最多省份的建筑物。</text:p>
      <text:p text:style-name="P4">
安全风险和危机管理咨询公司Crisis24说，目前还没有关于地震造成损失或人员伤亡的报告。</text:p>
      <text:p text:style-name="P4">
路透社引述居民在社交媒体的话说：“我感受到时间最长、最强烈的地震！感觉上持续了大约30秒。”</text:p>
      <text:p text:style-name="P4">
中国新闻社报道，地震发生时，大部分南非民众正在睡梦中，但他们均感受到了强烈震感，有人将震感形容为“坐在一列奔驰的火车之中”。此次地震活动持续了十余秒。由于该时段正值南非政府的限电措施期间，地震发生后，豪登省部分地区民众随即陷入停电停水且没有网络信号的困境之中。</text:p>
      <text:p text:style-name="P4">
记者随后走访发现，位于震中艾伯顿地区附近的部分民房，遭到不同程度的毁坏，尤其是临时安置点的简易房屋更是成片倒塌。约堡市民苏珊达告诉记者，她当时被地震惊醒，“这就像个噩梦，简直难以置信，我在一片飞舞的灰尘中吓醒。”</text:p>
      <text:p text:style-name="P4">
另一个约堡市民克里斯托回忆说，这么严重的地震在他印象里还是首次在南非发生，“当时就像一只怪兽闯进了卧室，一切都在咯咯作响，一时间让人迷失了方向。”</text:p>
      <text:p text:style-name="P4">
地震发生后，有传闻指出，此次地震是“采矿活动所引起”。对此，南非政府未予证实，并称正在对此次地震原因进行调查。</text:p>
      <text:p text:style-name="P4">
2014年8月，约翰内斯堡附近的一个金矿小镇发生了5.3级地震。上一次撼动南非的大地震是1969年袭击西开普省的6.3级地震。</text:p>
      <text:p text:style-name="P4">
Source: <text:a xlink:type="simple" xlink:href="https://www.zaobao.com.sg/realtime/world/story20230611-1403321" text:style-name="Internet_20_link" text:visited-style-name="Visited_20_Internet_20_Link">
https://www.zaobao.com.sg/realtime/world/story20230611-1403321</text:a>
</text:p>
      <!--NEWS-->
      <text:h text:style-name="P10" text:outline-level="1">
<text:span text:style-name="T4">
人权团体：青海为建水库强占藏区农牧民数万亩土地</text:span>
</text:h>
      <text:p text:style-name="P4">
Author: None</text:p>
      <text:p text:style-name="P4">
Publisher: Radio Free Asia (Organization)</text:p>
      <text:p text:style-name="P4">
Published Time: 2023-06-11T17:03:26-04:00</text:p>
      <text:p text:style-name="P4">
Modified Time: 2023-06-11T17:03: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8.889009in" draw:z-index="0">
<draw:image xlink:href="../Images/rfamandarin/2023-06-11T17-03-26-04-00/000000.png" xlink:type="simple" xlink:show="embed" xlink:actuate="onLoad" draw:mime-type="image/png"/>
</draw:frame>
 青海为建水库强占藏区农牧民数万亩土地 <text:a xlink:type="simple" xlink:href="https://www.rfa.org/mandarin/Xinwen/6-06112023165028.html/@@images/image" text:style-name="Internet_20_link" text:visited-style-name="Visited_20_Internet_20_Link">
</text:a>
自自由西藏官网</text:p>
      <text:p text:style-name="P4">
据总部位于挪威奥斯陆的西藏之声引述援藏团体自由西藏发布的消息，青海黄南州当局近日发出通知，计划在流入黄河的浪加河上建设水库项目，同仁市附近涉及浪加村等8个村的17万多亩土地被强征。此举导致当地藏人失去赖以生存的土地，只能前往县城寻找临时工作。</text:p>
      <text:p text:style-name="P4">
据介绍，当地政府在5月23日的通知中表示，水库建设项目是第13个五年计划的一部分，项目在通知发布后十日内启动，并警告当地藏人如违反指示将不会获得赔偿。</text:p>
      <text:p text:style-name="P4">
自由西藏引述中国境内消息人士表示，当地藏人以农业和游牧业土地为生，此举导致他们被迫前往县城寻找临时工作。西藏农牧民在当局实施农村城镇化政策后，生计困顿一直未得解决。而所谓的城镇化，其真实目的在于将藏人融入到汉人占多数的城市进行同化。</text:p>
      <text:p text:style-name="P4">
责编：何平</text:p>
      <text:p text:style-name="P4">
Source: <text:a xlink:type="simple" xlink:href="https://www.rfa.org/mandarin/Xinwen/6-06112023165028.html" text:style-name="Internet_20_link" text:visited-style-name="Visited_20_Internet_20_Link">
https://www.rfa.org/mandarin/Xinwen/6-06112023165028.html</text:a>
</text:p>
      <!--NEWS-->
      <text:h text:style-name="P10" text:outline-level="1">
<text:span text:style-name="T4">
中国器官捐献日  黄洁夫谴责香港数千人退出登记</text:span>
</text:h>
      <text:p text:style-name="P4">
Author: None</text:p>
      <text:p text:style-name="P4">
Publisher: Radio Free Asia (Organization)</text:p>
      <text:p text:style-name="P4">
Published Time: 2023-06-11T17:11:29-04:00</text:p>
      <text:p text:style-name="P4">
Modified Time: 2023-06-11T17:11: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12011in" draw:z-index="0">
<draw:image xlink:href="../Images/rfamandarin/2023-06-11T17-11-29-04-00/000000.png" xlink:type="simple" xlink:show="embed" xlink:actuate="onLoad" draw:mime-type="image/png"/>
</draw:frame>
卢宠茂（左）与中国人体器官捐献与移植委员会主任委员兼基金会顾问委员会主席黄洁夫（中）和澳门特别行政区卫生局长罗奕龙（右）在上海出席中国器官捐献日活动。 <text:a xlink:type="simple" xlink:href="https://www.rfa.org/mandarin/Xinwen/7-06112023170402.html/@@images/image" text:style-name="Internet_20_link" text:visited-style-name="Visited_20_Internet_20_Link">
</text:a>
网络截图/香港政府新闻网</text:p>
      <text:p text:style-name="P4">
6月11日是中国的“器官捐献日”。官方央视新闻客户端当天引述中国人体器官捐献管理中心最新数据显示，中国累计器官捐献志愿登记者目前已超过626万人，器官捐献累计完成45800多例，捐献器官13.9万多个。截至目前，中国具有人体器官移植资质的医院有183家，心脏、肾脏移植术后生存率居国际前列，器官移植数量居世界第二位。</text:p>
      <text:p text:style-name="P4">
外界注意到，中国政府虽在2015年承诺废除采用死刑犯器官进行移植，但中国每年器官捐献与实际移植数量间的巨大差异，仍受到国际人权组织的普遍质疑。</text:p>
      <text:p text:style-name="P4">
另据香港《明报》本周日报道，香港医务卫生局长卢宠茂当天率领代表团出席在复旦大学上海医学院举行的“中国器官捐献日”活动。中国人体器官捐献与移植委员会主任委员、基金会顾问委员会主席黄洁夫在致辞时表示，知悉香港有数千人退出器官捐赠登记，认为是因为有人歪曲器官捐赠的奉献精神所致，并对所谓“弄虚作假的行为”予以谴责。</text:p>
      <text:p text:style-name="P4">
责编：何平</text:p>
      <text:p text:style-name="P4">
Source: <text:a xlink:type="simple" xlink:href="https://www.rfa.org/mandarin/Xinwen/7-06112023170402.html" text:style-name="Internet_20_link" text:visited-style-name="Visited_20_Internet_20_Link">
https://www.rfa.org/mandarin/Xinwen/7-06112023170402.html</text:a>
</text:p>
      <!--NEWS-->
      <text:h text:style-name="P10" text:outline-level="1">
<text:span text:style-name="T4">
朝鲜预报发射卫星期限已过   韩日延长戒备状态</text:span>
</text:h>
      <text:p text:style-name="P4">
Author: None</text:p>
      <text:p text:style-name="P4">
Publisher: Radio Free Asia (Organization)</text:p>
      <text:p text:style-name="P4">
Published Time: 2023-06-11T17:19:00-04:00</text:p>
      <text:p text:style-name="P4">
Modified Time: 2023-06-11T17:2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4.701348in" draw:z-index="0">
<draw:image xlink:href="../Images/rfamandarin/2023-06-11T17-19-00-04-00/000000.png" xlink:type="simple" xlink:show="embed" xlink:actuate="onLoad" draw:mime-type="image/png"/>
</draw:frame>
朝鲜通报日本政府，将于5月31日零时至6月11日零时之间发射人造卫星，截至当天零时，朝鲜预告发射军事侦察卫星的期限已过，韩国政府将继续保持戒备态势。6月1日，韩国首尔火车站，电视屏幕上播放着新闻节目中朝鲜发射火箭的画面。美联社图片</text:p>
      <text:p text:style-name="P4">
韩联社本周日引述韩国总统室一位高级官员表示，截至当天零时，朝鲜预告发射军事侦察卫星的期限已过，韩国政府将继续保持戒备态势。</text:p>
      <text:p text:style-name="P4">
本台此前报道，朝鲜上月底通报日本政府，将于5月31日零时至6月11日零时之间发射人造卫星。此举迅速引发韩国和日本的高度警戒，中国外交部发言人毛宁则以半岛形势“事出有因”作为回应。毛宁还表示，“希望有关各方能够正视问题症结，坚持政治解决方向，通过有意义的对话均衡解决各自合理关切。”</text:p>
      <text:p text:style-name="P4">
上述韩国总统室高级官员表示，朝鲜是在借发射侦察卫星之名试射远程弹道导弹，此举是违反联合国安理会决议的严重挑衅。韩国和美国持续对朝监视和侦察工作，韩美日三国也将如期推进朝鲜导弹预警信息共享。</text:p>
      <text:p text:style-name="P4">
美国研究朝鲜问题的专题网站“北纬38度”日前通过卫星照片发现，朝鲜西海卫星发射场的垂直发动机试验台有活动迹象，疑似朝方正准备向发动机添加液体燃料。</text:p>
      <text:p text:style-name="P4">
共同社本周日也引述日本防卫省宣布，为防备朝鲜再次发射“军事侦察卫星”，延长向自卫队发出的弹道导弹“摧毁措施命令”，并继续向冲绳县冲绳本岛和宫古、石垣、与那国三岛部署“爱国者-3型”地对空拦截导弹。</text:p>
      <text:p text:style-name="P4">
责编：何平</text:p>
      <text:p text:style-name="P4">
Source: <text:a xlink:type="simple" xlink:href="https://www.rfa.org/mandarin/Xinwen/8-06112023171205.html" text:style-name="Internet_20_link" text:visited-style-name="Visited_20_Internet_20_Link">
https://www.rfa.org/mandarin/Xinwen/8-06112023171205.html</text:a>
</text:p>
      <!--NEWS-->
      <text:h text:style-name="P10" text:outline-level="1">
<text:span text:style-name="T4">
中国应对疫情再起举办国际会议  广州确诊2例猴痘病例</text:span>
</text:h>
      <text:p text:style-name="P4">
Author: None</text:p>
      <text:p text:style-name="P4">
Publisher: Radio Free Asia (Organization)</text:p>
      <text:p text:style-name="P4">
Published Time: 2023-06-11T17:22:47-04:00</text:p>
      <text:p text:style-name="P4">
Modified Time: 2023-06-11T17:22: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12011in" draw:z-index="0">
<draw:image xlink:href="../Images/rfamandarin/2023-06-11T17-22-47-04-00/000000.png" xlink:type="simple" xlink:show="embed" xlink:actuate="onLoad" draw:mime-type="image/png"/>
</draw:frame>
日本政府新冠病毒感染症对策小组会会长的尾身茂本月下旬将访问中国。 <text:a xlink:type="simple" xlink:href="https://www.rfa.org/mandarin/Xinwen/9-06112023171949.html/@@images/image" text:style-name="Internet_20_link" text:visited-style-name="Visited_20_Internet_20_Link">
</text:a>
路透社图片</text:p>
      <text:p text:style-name="P4">
共同社6月11日引述多名日中相关消息人士透露，担任日本政府新冠病毒感染症对策小组会会长的尾身茂本月下旬将访问中国，并出席有关传染病的国际会议，探讨新冠对策。会议将于28至30日在云南省昆明举行，由北京中日友好医院和昆明的云南省第一人民医院共同主办。</text:p>
      <text:p text:style-name="P4">
报道说，中国近期新冠疫情再次流行，希望与包括日本在内的各国共享相关对策。除日中两国外，主办方目前仍在协调越南、老挝、柬埔寨、缅甸、英国的研究者与会，而美国也受到邀请，但目前尚未决定是否参加。</text:p>
      <text:p text:style-name="P4">
另据中国每日经济新闻周日引述广东疾病预防控制中心发布的消息，广州市本周六监测发现2例猴痘病例，分别为43岁男性和29岁男性。经广东省、广州市疾控中心实验室检测及中国疾控中心复核，实验室结果猴痘病毒核酸阳性，结合病例流行病学调查、临床表现、实验室检测结果，诊断为猴痘确诊病例。</text:p>
      <text:p text:style-name="P4">
责编：何平</text:p>
      <text:p text:style-name="P4">
Source: <text:a xlink:type="simple" xlink:href="https://www.rfa.org/mandarin/Xinwen/9-06112023171949.html" text:style-name="Internet_20_link" text:visited-style-name="Visited_20_Internet_20_Link">
https://www.rfa.org/mandarin/Xinwen/9-06112023171949.html</text:a>
</text:p>
      <!--NEWS-->
      <text:h text:style-name="P10" text:outline-level="1">
<text:span text:style-name="T4">
中国结婚人数创新低   路透社：人力减少与地方债务导致“未富先老”</text:span>
</text:h>
      <text:p text:style-name="P4">
Author: None</text:p>
      <text:p text:style-name="P4">
Publisher: Radio Free Asia (Organization)</text:p>
      <text:p text:style-name="P4">
Published Time: 2023-06-11T17:25:31-04:00</text:p>
      <text:p text:style-name="P4">
Modified Time: 2023-06-11T17:25: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88615in" draw:z-index="0">
<draw:image xlink:href="../Images/rfamandarin/2023-06-11T17-25-31-04-00/000000.png" xlink:type="simple" xlink:show="embed" xlink:actuate="onLoad" draw:mime-type="image/png"/>
</draw:frame>
 中国结婚人数创新低 美联社资料图片</text:p>
      <text:p text:style-name="P4">
路透社本周日引述中国民政部官方数据显示，中国去年只有683万对新人登记结婚，比上年减少了约80万对。而根据中国媒体第一财经统计，这一数据创下1986年民政部网站公布相关统计以来37年的最低水平，与2013年最高峰相比，9年来中国的结婚人数下降了49.3%。</text:p>
      <text:p text:style-name="P4">
中国人口在去年出现60年来的首次下滑，这一状况对维持中国劳动密集型经济模式的“人口红利”产生深远影响。根据官方统计，中国人口出生率从 2021 年的每千人7.52 人降至 6.77人，创历史最低水平。截至目前，多地政府为弥补生育低迷的状况已采取鼓励婚姻的措施，一些省份甚至提出给年轻新婚夫妇延长带薪婚假。但中国民政部的上述数据凸显相关措施并未产生即时的效果。</text:p>
      <text:p text:style-name="P4">
路透社援引人口学家警告说，随着劳动力的减少和负债累累的地方政府在老年人口上的支出增加，中国将在富裕之前变老。</text:p>
      <text:p text:style-name="P4">
责编：何平</text:p>
      <text:p text:style-name="P4">
Source: <text:a xlink:type="simple" xlink:href="https://www.rfa.org/mandarin/Xinwen/10-06112023172315.html" text:style-name="Internet_20_link" text:visited-style-name="Visited_20_Internet_20_Link">
https://www.rfa.org/mandarin/Xinwen/10-06112023172315.html</text:a>
</text:p>
      <!--NEWS-->
      <text:h text:style-name="P10" text:outline-level="1">
<text:span text:style-name="T4">
巴基斯坦西北部强降雨致27人死145人伤</text:span>
</text:h>
      <text:p text:style-name="P4">
Author: 联合早报 (Person)</text:p>
      <text:p text:style-name="P4">
Publisher: 联合早报 (Organization)</text:p>
      <text:p text:style-name="P4">
Published Time: 2023-06-11T17:58</text:p>
      <text:p text:style-name="P4">
Modified Time: 2023-06-11T18:02</text:p>
      <text:p text:style-name="P4">
Description: 巴基斯坦西北部开伯尔-普什图省的强降雨引发的各类灾害已造成27人死亡，其中包括八名孩童，另有145人受伤。开伯尔-普什图省（Khyber Pakhtunkhwa）灾害管理局发言人泰...</text:p>
      <text:p text:style-name="P4">
Videos: []</text:p>
      <text:p text:style-name="P4">
Audios: []</text:p>
      <text:p text:style-name="P4">
Images: []</text:p>
      <text:p text:style-name="P4">
Type: NewsArticle</text:p>
      <text:p text:style-name="P4">
Breadcrumbs: ['即时', '国际']</text:p>
      <text:p text:style-name="P4">
Keywords: ['巴基斯坦', '强降雨']</text:p>
      <!--METADATA-->
      <text:p text:style-name="P4">
巴基斯坦西北部开伯尔-普什图省的强降雨引发的各类灾害已造成27人死亡，其中包括八名孩童，另有145人受伤。</text:p>
      <text:p text:style-name="P4">
开伯尔-普什图省（KhyberPakhtunkhwa）灾害管理局发言人泰穆尔·阿里·汗星期六（6月10日）夜间告诉法新社：“至少有12人在房屋的屋顶和墙壁倒塌后被活埋。”</text:p>
      <text:p text:style-name="P4">
风暴星期六晚间袭击开伯尔-普什图省的四个地区，本努地区有15人死亡、100人受伤，罹难者包括五名年龄介于二至11岁的兄弟姐妹。他说，还有140多人受伤，200多头牲畜死亡。此外，降雨还导致本努地区68间房屋受损。</text:p>
      <text:p text:style-name="P4">
另外三个灾区，勒吉默尔沃德、格勒格和德拉伊斯梅尔汗分别有五人、四人和一人死亡。所有四个地区已宣布进入紧急状态。</text:p>
      <text:p text:style-name="P4">
新华社报道，巴基斯坦总理夏巴兹·谢里夫星期六晚发表声明，对灾害中的遇难者表示哀悼，并指示国家灾害管理局和有关省政府立即开展救援工作。</text:p>
      <text:p text:style-name="P4">
与此同时，在气旋Biparjoy从阿拉伯海逼近巴基斯坦和印度前，巴基斯坦南部信德省的省级灾害管理局发布公告说，风速达每小时100公里。“在下星期六（17日）风暴系统结束前，建议渔民不要冒险出海。”</text:p>
      <text:p text:style-name="P4">
受季风影响，每年6月至9月为巴基斯坦的雨季，降水量明显增多，山体滑坡、泥石流等洪涝灾害时有发生。</text:p>
      <text:p text:style-name="P4">
Source: <text:a xlink:type="simple" xlink:href="https://www.zaobao.com.sg/realtime/world/story20230611-1403338" text:style-name="Internet_20_link" text:visited-style-name="Visited_20_Internet_20_Link">
https://www.zaobao.com.sg/realtime/world/story20230611-1403338</text:a>
</text:p>
      <!--NEWS-->
      <text:h text:style-name="P10" text:outline-level="1">
<text:span text:style-name="T4">
日本北海道发生6.2级地震</text:span>
</text:h>
      <text:p text:style-name="P4">
Author: 联合早报 (Person)</text:p>
      <text:p text:style-name="P4">
Publisher: 联合早报 (Organization)</text:p>
      <text:p text:style-name="P4">
Published Time: 2023-06-11T19:18</text:p>
      <text:p text:style-name="P4">
Modified Time: 2023-06-11T19:25</text:p>
      <text:p text:style-name="P4">
Description: 日本北海道星期天（6月11日）傍晚发生6.2级地震，目前尚未传出伤亡和损害报告。法新社报道，地震发生在当地时间傍晚6时55分（新加坡时间5时55分）。日本气象厅没有发出海啸警报。美...</text:p>
      <text:p text:style-name="P4">
Videos: []</text:p>
      <text:p text:style-name="P4">
Audios: []</text:p>
      <text:p text:style-name="P4">
Images: []</text:p>
      <text:p text:style-name="P4">
Type: NewsArticle</text:p>
      <text:p text:style-name="P4">
Breadcrumbs: ['即时', '国际']</text:p>
      <text:p text:style-name="P4">
Keywords: ['日本', '地震', '北海道']</text:p>
      <!--METADATA-->
      <text:p text:style-name="P4">
日本北海道星期天（6月11日）傍晚发生6.2级地震，目前尚未传出伤亡和损害报告。</text:p>
      <text:p text:style-name="P4">
法新社报道，地震发生在当地时间傍晚6时55分（新加坡时间5时55分）。日本气象厅没有发出海啸警报。</text:p>
      <text:p text:style-name="P4">
美国地质调查局说，地震震央在北海道日高振兴局浦河町沿岸，震源深度为123公里。</text:p>
      <text:p text:style-name="P4">
据日本放送协会（NHK）报道，目前没有接到损害或人员伤亡的通报。</text:p>
      <text:p text:style-name="P4">
日本核监管机构说，当地的核设施也没有传出异常报告。</text:p>
      <text:p text:style-name="P4">
一名当地官员告诉NHK，地震引起强烈的摇晃，持续了20至30秒。</text:p>
      <text:p text:style-name="P4">
他说：”地震先是侧向摇晃，然后逐渐变强。感觉像持续了很长一段时间，而且很恐怖。”</text:p>
      <text:p text:style-name="P4">
Source: <text:a xlink:type="simple" xlink:href="https://www.zaobao.com.sg/realtime/world/story20230611-1403352" text:style-name="Internet_20_link" text:visited-style-name="Visited_20_Internet_20_Link">
https://www.zaobao.com.sg/realtime/world/story20230611-1403352</text:a>
</text:p>
      <!--NEWS-->
      <text:h text:style-name="P10" text:outline-level="1">
<text:span text:style-name="T4">
南非最大省规模5.0地震 深度10公里建物摇晃</text:span>
</text:h>
      <text:p text:style-name="P4">
Publisher: 法新社</text:p>
      <text:p text:style-name="P4">
Published Time: 2023-06-11T2:32:07+00:00</text:p>
      <text:p text:style-name="P4">
Modified Time: 2023-06-11T08:20:02+00:00</text:p>
      <text:p text:style-name="P4">
Description: （法新社约翰尼斯堡11日电） 美国地质调查所通报，南非约翰尼斯堡附近今天发生规模5.0地震，震动南非人口最多省份建筑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6-11T2-32-07-00-00/000000.png" xlink:type="simple" xlink:show="embed" xlink:actuate="onLoad" draw:mime-type="image/png"/>
</draw:frame>
</text:p>
      <text:p text:style-name="P4">
美国地质调查所（U.S. Geological Survey）说，地震发生在当地时间�R晨2时38分，地震深度约10公里。</text:p>
      <text:p text:style-name="P4">
整个豪登省（Gauteng）的建筑物都在摇晃，位于豪登省境内的约翰内斯堡，是南非最大的城市和商业中心。</text:p>
      <text:p text:style-name="P4">
全豪登省的居民都感觉到地震，一些人在社群媒体发布图片，显示墙壁的结构轻微损坏。</text:p>
      <text:p text:style-name="P4">
在2014年8月，约翰尼斯堡附近的一个金矿镇发生规模5.3地震。</text:p>
      <text:p text:style-name="P4">
南非上一次发生的大地震，是1969年袭击西开普敦省（Western Cape）的规模6.3地震。（译者：林沂锋/核稿：陈政一）</text:p>
      <text:p text:style-name="P4">
Source: <text:a xlink:type="simple" xlink:href="https://www.rfi.fr/cn/%E5%9B%BD%E9%99%85%E6%8A%A5%E9%81%93/20230611-%E5%8D%97%E9%9D%9E%E6%9C%80%E5%A4%A7%E7%9C%81%E8%A7%84%E6%A8%A15-0%E5%9C%B0%E9%9C%87-%E6%B7%B1%E5%BA%A610%E5%85%AC%E9%87%8C%E5%BB%BA%E7%89%A9%E6%91%87%E6%99%83" text:style-name="Internet_20_link" text:visited-style-name="Visited_20_Internet_20_Link">
https://www.rfi.fr/cn/%E5%9B%BD%E9%99%85%E6%8A%A5%E9%81%93/20230611-%E5%8D%97%E9%9D%9E%E6%9C%80%E5%A4%A7%E7%9C%81%E8%A7%84%E6%A8%A15-0%E5%9C%B0%E9%9C%87-%E6%B7%B1%E5%BA%A610%E5%85%AC%E9%87%8C%E5%BB%BA%E7%89%A9%E6%91%87%E6%99%83</text:a>
</text:p>
      <!--NEWS-->
      <text:h text:style-name="P10" text:outline-level="1">
<text:span text:style-name="T4">
调查：三分一德国男性“可以接受”对女性动粗</text:span>
</text:h>
      <text:p text:style-name="P4">
Author: 联合早报 (Person)</text:p>
      <text:p text:style-name="P4">
Publisher: 联合早报 (Organization)</text:p>
      <text:p text:style-name="P4">
Published Time: 2023-06-11T20:46</text:p>
      <text:p text:style-name="P4">
Modified Time: 2023-06-11T21:32</text:p>
      <text:p text:style-name="P4">
Description: 调查显示，德国有超过三分之一的男性认为，针对妇女的暴力行为是“可以接受的”。这项于3月9日至21日通过互联网进行的调查显示，德国18岁至35岁男性中有33%认为，和女性伴侣争吵时偶...</text:p>
      <text:p text:style-name="P4">
Videos: []</text:p>
      <text:p text:style-name="P4">
Audios: []</text:p>
      <text:p text:style-name="P4">
Images: []</text:p>
      <text:p text:style-name="P4">
Type: NewsArticle</text:p>
      <text:p text:style-name="P4">
Breadcrumbs: ['即时', '国际']</text:p>
      <text:p text:style-name="P4">
Keywords: ['暴力', '女性', '德国']</text:p>
      <!--METADATA-->
      <text:p text:style-name="P4">
调查显示，德国有超过三分之一的男性认为，针对妇女的暴力行为是“可以接受的”。</text:p>
      <text:p text:style-name="P4">
这项于3月9日至21日通过互联网进行的调查显示，德国18岁至35岁男性中有33%认为，和女性伴侣争吵时偶尔“手滑”是可以接受的。还有34%的受访者承认，他们曾经暴力对待女性。</text:p>
      <text:p text:style-name="P4">
倡导性别平等的伞式组织“男性联邦论坛”（Federal Forum Men）的卡斯纳（KarstenKassner）形容，调查结果“令人震惊”。他接受德国媒体集团Funke访问时说：“三分之一受调查男性轻视针对女性的暴力行为，这是一个问题。这种情况迫切需要改变。”</text:p>
      <text:p text:style-name="P4">
此次调查由儿童援助组织国际培幼会德国分部（Plan InternationalGermany）委托进行，调查对象为18岁至35岁的1000名男性和1000名女性。</text:p>
      <text:p text:style-name="P4">
调查也发现，52%的男性认为，他们在与伴侣的关系中扮演主要供养者的角色，对方则应该主要负责打理家务事。</text:p>
      <text:p text:style-name="P4">
国际培幼会发言人查赫（Alexandra Tschacher）指出：“传统的性别角色在人们心中仍然根深蒂固。”</text:p>
      <text:p text:style-name="P4">
德国联邦警察数据显示，2021年全国有超过11万5000名妇女性遭到伴侣施暴，即每小时就有13名女性受害。2021年，德国有301名妇女死于现任或前任伴侣手中。</text:p>
      <text:p text:style-name="P4">
德国司法部长布什曼去年说，这类暴力事件不应被淡化为“个人悲剧”，并表明将推动法律改革，让对女性施暴者受到更严厉的惩罚。</text:p>
      <text:p text:style-name="P4">
Source: <text:a xlink:type="simple" xlink:href="https://www.zaobao.com.sg/realtime/world/story20230611-1403369" text:style-name="Internet_20_link" text:visited-style-name="Visited_20_Internet_20_Link">
https://www.zaobao.com.sg/realtime/world/story20230611-1403369</text:a>
</text:p>
      <!--NEWS-->
      <text:h text:style-name="P10" text:outline-level="1">
<text:span text:style-name="T4">
乌克兰：俄军炸毁卡霍夫卡大坝以阻止乌军在南部反攻</text:span>
</text:h>
      <text:p text:style-name="P4">
Author: chinese@voanews.com (美国之音)</text:p>
      <text:p text:style-name="P4">
Publisher: 美国之音中文网 (Type: NewsMediaOrganization)</text:p>
      <text:p text:style-name="P4">
Published Time: 2023-06-11T21:50:59+08:00</text:p>
      <text:p text:style-name="P4">
Modified Time: 2023-06-11 13:50:59Z</text:p>
      <text:p text:style-name="P4">
Description: 乌克兰国防部副部长汉娜·马利亚尔(Hanna Maliar)星期天(6月11日)说，俄罗斯部队炸毁卡霍夫卡大坝（Kakhovka Dam），以阻止乌克兰部队在南部赫尔松地区的反攻。</text:p>
      <text:p text:style-name="P4">
Videos: []</text:p>
      <text:p text:style-name="P4">
Images: []</text:p>
      <text:p text:style-name="P4">
Categories: ['乌克兰局势', '生态环境', '军事']</text:p>
      <text:p text:style-name="P4">
Type: None</text:p>
      <!--METADATA-->
      <text:p text:style-name="P4">
NoneNone</text:p>
      <text:p text:style-name="P4">
Source: <text:a xlink:type="simple" xlink:href="https://www.voachinese.com/a/ukraine-says-russia-blew-up-dam-to-prevent-offensive-in-south-20230611/7132146.html" text:style-name="Internet_20_link" text:visited-style-name="Visited_20_Internet_20_Link">
https://www.voachinese.com/a/ukraine-says-russia-blew-up-dam-to-prevent-offensive-in-south-20230611/7132146.html</text:a>
</text:p>
      <!--NEWS-->
      <text:h text:style-name="P10" text:outline-level="1">
<text:span text:style-name="T4">
雇佣兵组织瓦格纳集团称不与俄防长签约</text:span>
</text:h>
      <text:p text:style-name="P4">
Author: 联合早报 (Person)</text:p>
      <text:p text:style-name="P4">
Publisher: 联合早报 (Organization)</text:p>
      <text:p text:style-name="P4">
Published Time: 2023-06-11T22:12</text:p>
      <text:p text:style-name="P4">
Modified Time: 2023-06-11T22:23</text:p>
      <text:p text:style-name="P4">
Description: 俄罗斯雇佣兵组织瓦格纳集团创办人普里戈任星期天（6月11日）表明，不会与俄罗斯国防部长绍伊古签订任何合同。这意味着他公开拒绝把瓦格纳集团归为俄罗斯国防部麾下。普里戈任多次批评俄罗斯...</text:p>
      <text:p text:style-name="P4">
Videos: []</text:p>
      <text:p text:style-name="P4">
Audios: []</text:p>
      <text:p text:style-name="P4">
Images: []</text:p>
      <text:p text:style-name="P4">
Type: NewsArticle</text:p>
      <text:p text:style-name="P4">
Breadcrumbs: ['即时', '国际']</text:p>
      <text:p text:style-name="P4">
Keywords: ['乌克兰危机', '俄乌战争', '俄罗斯']</text:p>
      <!--METADATA-->
      <text:p text:style-name="P4">
俄罗斯雇佣兵组织瓦格纳集团创办人普里戈任星期天（6月11日）表明，不会与俄罗斯国防部长绍伊古签订任何合同。这意味着他公开拒绝把瓦格纳集团归为俄罗斯国防部麾下。</text:p>
      <text:p text:style-name="P4">
普里戈任多次批评俄罗斯军方高层作战不力，甚至指责他们“叛国”。绍伊古与俄武装力量总参谋长格拉西莫夫至今没有公开回应普里戈任的批评，但俄国防部星期六（10日）说，绍伊古已下令所有“志愿分队”在7月1日前与国防部签约，以提高俄军效率。</text:p>
      <text:p text:style-name="P4">
国防部虽然没有在声明中提到瓦格纳集团，但据俄媒报道，此举旨在收服瓦格纳集团。</text:p>
      <text:p text:style-name="P4">
普里戈任受询时称，这项命令不适用于瓦格纳集团，表明“不会和绍伊古签订任何合同”。俄国防部则未回应路透社的置评请求。</text:p>
      <text:p text:style-name="P4">
普里戈任称，瓦格纳集团完全服从于俄罗斯利益，但若必须向绍伊古报告，瓦格纳集团高效的指挥结构将受到破坏。</text:p>
      <text:p text:style-name="P4">
他称：“绍伊古无法妥善地管理军事编队。”</text:p>
      <text:p text:style-name="P4">
他也说，瓦格纳集团在乌克兰的行动，是与有“末日将军”之称的俄军将领苏罗维金（Sergei Surovikin）协调后进行的。</text:p>
      <text:p text:style-name="P4">
普里戈任还说，俄国防部可能以瓦格纳集团没有遵守签约令为由，拒绝提供武器和弹药，但“当雷声响起时，他们就会带着武器和弹药跑来求助”。</text:p>
      <text:p text:style-name="P4">
Source: <text:a xlink:type="simple" xlink:href="https://www.zaobao.com.sg/realtime/world/story20230611-1403386" text:style-name="Internet_20_link" text:visited-style-name="Visited_20_Internet_20_Link">
https://www.zaobao.com.sg/realtime/world/story20230611-1403386</text:a>
</text:p>
      <!--NEWS-->
      <text:h text:style-name="P10" text:outline-level="1">
<text:span text:style-name="T4">
东盟10国将首度举行南中国海军演 专家:选争议水域向中国示威</text:span>
</text:h>
      <text:p text:style-name="P4">
Author: chinese@voanews.com (向凌)</text:p>
      <text:p text:style-name="P4">
Publisher: 美国之音中文网 (Type: NewsMediaOrganization)</text:p>
      <text:p text:style-name="P4">
Published Time: 2023-06-11T22:14:14+08:00</text:p>
      <text:p text:style-name="P4">
Modified Time: 2023-06-11 14:14:14Z</text:p>
      <text:p text:style-name="P4">
Description: 东南亚国家联盟（ASEAN，简称为东盟）9月将在南中国海举行首次10国联合军事演习。专家认为，东盟欲藉此对中国示威，表达东盟维护南中国海主权的一致决心。</text:p>
      <text:p text:style-name="P4">
Videos: []</text:p>
      <text:p text:style-name="P4">
Images: []</text:p>
      <text:p text:style-name="P4">
Categories: ['亚太', '中国', '军事']</text:p>
      <text:p text:style-name="P4">
Type: None</text:p>
      <!--METADATA-->
      <text:p text:style-name="P4">
NoneNone</text:p>
      <text:p text:style-name="P4">
Source: <text:a xlink:type="simple" xlink:href="https://www.voachinese.com/a/asean-to-hold-first-joint-military-exercise-off-disputed-south-china-sea-region-20230611/7132223.html" text:style-name="Internet_20_link" text:visited-style-name="Visited_20_Internet_20_Link">
https://www.voachinese.com/a/asean-to-hold-first-joint-military-exercise-off-disputed-south-china-sea-region-20230611/7132223.html</text:a>
</text:p>
      <!--NEWS-->
      <text:h text:style-name="P10" text:outline-level="1">
<text:span text:style-name="T4">
洪都拉斯与台湾断交数月后在北京正式开设大使馆</text:span>
</text:h>
      <text:p text:style-name="P4">
Author: chinese@voanews.com (美国之音)</text:p>
      <text:p text:style-name="P4">
Publisher: 美国之音中文网 (Type: NewsMediaOrganization)</text:p>
      <text:p text:style-name="P4">
Published Time: 2023-06-11T22:16:15+08:00</text:p>
      <text:p text:style-name="P4">
Modified Time: 2023-06-11 17:10:18Z</text:p>
      <text:p text:style-name="P4">
Description: 中美洲国家洪都拉斯在与台湾断绝外交关系几个月后，星期天(6月11日)在北京正式开设驻中国大使馆。</text:p>
      <text:p text:style-name="P4">
Videos: []</text:p>
      <text:p text:style-name="P4">
Images: []</text:p>
      <text:p text:style-name="P4">
Categories: ['中国', '美洲', '台湾', '台海两岸关系']</text:p>
      <text:p text:style-name="P4">
Type: None</text:p>
      <!--METADATA-->
      <text:p text:style-name="P4">
NoneNone</text:p>
      <text:p text:style-name="P4">
Source: <text:a xlink:type="simple" xlink:href="https://www.voachinese.com/a/honduras-opens-embassy-in-china-20230611/7132158.html" text:style-name="Internet_20_link" text:visited-style-name="Visited_20_Internet_20_Link">
https://www.voachinese.com/a/honduras-opens-embassy-in-china-20230611/7132158.html</text:a>
</text:p>
      <!--NEWS-->
      <text:h text:style-name="P10" text:outline-level="1">
<text:span text:style-name="T4">
美国费城高速公路大火中坍塌</text:span>
</text:h>
      <text:p text:style-name="P4">
Author: 联合早报 (Person)</text:p>
      <text:p text:style-name="P4">
Publisher: 联合早报 (Organization)</text:p>
      <text:p text:style-name="P4">
Published Time: 2023-06-11T22:37</text:p>
      <text:p text:style-name="P4">
Modified Time: 2023-06-11T22:49</text:p>
      <text:p text:style-name="P4">
Description: 美国费城一条繁忙的高速公路发生油罐车大火，火势导致高速公路立交桥部分坍塌。据法新社报道，出事的是95号州际公路，坍塌事故导致四条车道的高架桥毁坏，部分石块砸到下面的车道，但没有传出...</text:p>
      <text:p text:style-name="P4">
Videos: []</text:p>
      <text:p text:style-name="P4">
Audios: []</text:p>
      <text:p text:style-name="P4">
Images: []</text:p>
      <text:p text:style-name="P4">
Type: NewsArticle</text:p>
      <text:p text:style-name="P4">
Breadcrumbs: ['即时', '国际']</text:p>
      <text:p text:style-name="P4">
Keywords: ['美国', '大火']</text:p>
      <!--METADATA-->
      <text:p text:style-name="P4">
美国费城一条繁忙的高速公路发生油罐车大火，火势导致高速公路立交桥部分坍塌。</text:p>
      <text:p text:style-name="P4">
据法新社报道，出事的是95号州际公路，坍塌事故导致四条车道的高架桥毁坏，部分石块砸到下面的车道，但没有传出人员伤亡的通报。</text:p>
      <text:p text:style-name="P4">
费城市政府发言人说，“95号州际公路下的一场大火”导致公路坍塌，但没有说明是什么事故引发大火。</text:p>
      <text:p text:style-name="P4">
据当地媒体报道，火灾始于当地时间星期天（6月11日）早上7时（新加坡时间晚上7时）。市政府在推特上发布了一系列有关高速公路上油罐车起火的警报。大火显然导致高架桥坍塌。</text:p>
      <text:p text:style-name="P4">
费城市政府常务董事亚历山大在记者会上说：“95号州际公路将在很长一段时间内受影响。”</text:p>
      <text:p text:style-name="P4">
南北向的95号州际公路是美国最繁忙的高速公路之一，衔接从缅因州到佛罗里达州的主要城市。</text:p>
      <text:p text:style-name="P4">
Source: <text:a xlink:type="simple" xlink:href="https://www.zaobao.com.sg/realtime/world/story20230611-1403392" text:style-name="Internet_20_link" text:visited-style-name="Visited_20_Internet_20_Link">
https://www.zaobao.com.sg/realtime/world/story20230611-1403392</text:a>
</text:p>
      <!--NEWS-->
      <text:h text:style-name="P10" text:outline-level="1">
<text:span text:style-name="T4">
苏格兰前首席部长斯特金被拘留 接受财务调查</text:span>
</text:h>
      <text:p text:style-name="P4">
Author: 联合早报 (Person)</text:p>
      <text:p text:style-name="P4">
Publisher: 联合早报 (Organization)</text:p>
      <text:p text:style-name="P4">
Published Time: 2023-06-11T22:55</text:p>
      <text:p text:style-name="P4">
Modified Time: 2023-06-11T23:14</text:p>
      <text:p text:style-name="P4">
Description: 苏格兰地方政府前任首席部长斯特金（Nicola Sturgeon）被拘留，接受财务违规行为的相关调查。法新社报道，苏格兰警方星期天（6月11日）在声明称逮捕了一名52岁女子，指她是...</text:p>
      <text:p text:style-name="P4">
Videos: []</text:p>
      <text:p text:style-name="P4">
Audios: []</text:p>
      <text:p text:style-name="P4">
Images: []</text:p>
      <text:p text:style-name="P4">
Type: NewsArticle</text:p>
      <text:p text:style-name="P4">
Breadcrumbs: ['即时', '国际']</text:p>
      <text:p text:style-name="P4">
Keywords: ['苏格兰', '英国']</text:p>
      <!--METADATA-->
      <text:p text:style-name="P4">
苏格兰地方政府前任首席部长斯特金（Nicola Sturgeon）被拘留，接受财务违规行为的相关调查。</text:p>
      <text:p text:style-name="P4">
法新社报道，苏格兰警方星期天（6月11日）在声明称逮捕了一名52岁女子，指她是苏格兰民族党（SNP）资金和财务调查案件的嫌疑人。该女子目前已被拘留，正在接受警方讯问。</text:p>
      <text:p text:style-name="P4">
英国媒体后来证实，这名女子是苏格兰民族党前党魁斯特金。</text:p>
      <text:p text:style-name="P4">
苏格兰警方近期在开展对苏格兰民族党的财务调查，斯特金是第三个被逮捕的涉案人物，在苏格兰的政治体系中引起震动。</text:p>
      <text:p text:style-name="P4">
苏格兰警方今年4月 <text:a xlink:type="simple" xlink:href="https://www.zaobao.com/realtime/world/story20230405-1379842" text:style-name="Internet_20_link" text:visited-style-name="Visited_20_Internet_20_Link">
 逮捕了斯特金的丈夫</text:a>
、苏格兰民族党前首席执行长穆瑞尔（Peter Murrell）。</text:p>
      <text:p text:style-name="P4">
穆瑞尔被指涉嫌挪用捐赠给民族党的60万英镑（约99万新元）资金，以及给民族党提供超过10万英镑的个人贷款。他后来被无罪释放，等待进一步调查。</text:p>
      <text:p text:style-name="P4">
该党的财务主管比蒂（Colin Beattie）也于4月被捕，后来同样被释放。</text:p>
      <text:p text:style-name="P4">
斯特金今年 <text:a xlink:type="simple" xlink:href="https://www.zaobao.com/realtime/world/story20230215-1363512" text:style-name="Internet_20_link" text:visited-style-name="Visited_20_Internet_20_Link">
 2月正式宣布辞去首席部长一职</text:a>
，并于3月最后一次作为首席部长现身苏格兰议会。</text:p>
      <text:p text:style-name="P4">
Source: <text:a xlink:type="simple" xlink:href="https://www.zaobao.com.sg/realtime/world/story20230611-1403396" text:style-name="Internet_20_link" text:visited-style-name="Visited_20_Internet_20_Link">
https://www.zaobao.com.sg/realtime/world/story20230611-1403396</text:a>
</text:p>
      <!--NEWS-->
      <text:h text:style-name="P10" text:outline-level="1">
<text:span text:style-name="T4">
中国出口的生物燃料涉嫌欺诈？欧盟展开调查</text:span>
</text:h>
      <text:p text:style-name="P4">
Author: None (Language: zh)</text:p>
      <text:p text:style-name="P4">
Publisher: None</text:p>
      <text:p text:style-name="P4">
Time: 2023-06-11T9:50:00Z</text:p>
      <text:p text:style-name="P4">
Description: 欧盟委员会的一位发言人告诉法新社，在收到一个欧盟成员国政府的投诉后，欧委会正在调查被怀疑涉嫌欺诈的来自中国的生物燃料。知情人士称，该投诉来自德国。</text:p>
      <text:p text:style-name="P4">
Videos: []</text:p>
      <text:p text:style-name="P4">
Images: []</text:p>
      <text:p text:style-name="P4">
Subject: 经济纵横</text:p>
      <text:p text:style-name="P4">
Subjects: ['希腊债务危机', '欧债危机', '欧盟', '乌克兰', '岛屿主权争端', '专题报道：全景观看“习马会”', '诺贝尔奖', '欧洲难民危机', '欧洲', '绿色和平']</text:p>
      <text:p text:style-name="P4">
Keywords: ['生物燃料', '废物燃料', '可持续发展', '市场', '欺诈', '欧盟委员会', '欧委会', '欧盟', '中国', '环保', '燃料']</text:p>
      <text:p text:style-name="P4">
ID: 65839356</text:p>
      <!--METADATA-->
      <text:p text:style-name="P4">
<text:a xlink:type="simple" xlink:href="https://www.dw.com/zh/overlay/image/article/65839356/62767137" text:style-name="Internet_20_link" text:visited-style-name="Visited_20_Internet_20_Link">
 </text:a>
</text:p>
      <text:p text:style-name="P4">
生物燃料被认为比化石燃料更环保</text:p>
      <text:p text:style-name="P4">
（德国之声中文网）欧委会的一位发言人周一（6月5日）表示，从市场参与者那里收到了可能欺诈的报告，这里涉及的是一些获得认证的可持续生物燃料。</text:p>
      <text:p text:style-name="P4">
这位发言人说，欧盟委员会正在与提出投诉的国家合作、调查这些嫌疑案例。他还表示，由于调查正在进行中，将不会提供有关进口的数量。</text:p>
      <text:p text:style-name="P4">
一位知情人士表示，该投诉是由德国提出的。</text:p>
      <text:p text:style-name="P4">
生物燃料由动物或植物废弃物制成，例如，由植物油、农场副产品、动物脂肪等制成，生物燃料被认为比化石燃料更环保。</text:p>
      <text:h text:style-name="P12" text:outline-level="3">
<text:span text:style-name="T4">
垃圾变燃油</text:span>
</text:h>
      <text:p text:style-name="P4">
欧委会发言人称，燃料供应商在国际市场上经营着化石燃料和生物燃料，欧委会"邀请所有参与生物燃料市场的经济行为者全面配合调查并报告任何可疑情况"。他说："欧盟非常严肃地对待任何欺诈指控，将毫不犹豫地采取适当行动，以保护其生物燃料市场的诚信。"</text:p>
      <text:p text:style-name="P4">
生物燃料行业组织"欧洲废物和先进生物燃料协会"（EWABA），在上周发给欧委会和德国政府的一封信中，谈到了中国生物柴油进口到欧盟造成的"可怕"情况。信中说，最近中国生物柴油出口激增，被认为存在可能的欺诈行为，而这样的情况"压抑了整个欧盟的生物柴油市场"，导致相关工厂关闭。</text:p>
      <text:p text:style-name="P4">
这封信还表示，只有基于废物的、"其可持续性和可追溯性是毋庸置疑的"生物燃料，才应该在欧盟推广。信中说，除非采取遏制措施、对来自欧盟以外国家的可疑燃料限制使用自愿性证书，否则"我们很快就会走上一条不可挽回的道路，最终导致欧盟该产业完全崩溃"。</text:p>
      <text:p text:style-name="P4">
（法新社）</text:p>
      <text:p text:style-name="P4">
Source: <text:a xlink:type="simple" xlink:href="https://www.dw.com/zh/中国出口的生物燃料涉嫌欺诈？欧盟展开调查/a-65839356" text:style-name="Internet_20_link" text:visited-style-name="Visited_20_Internet_20_Link">
https://www.dw.com/zh/中国出口的生物燃料涉嫌欺诈？欧盟展开调查/a-65839356?maca=chi-rss-chi-all-1127-rdf</text:a>
</text:p>
      <!--NEWS-->
      <text:h text:style-name="P10" text:outline-level="1">
<text:span text:style-name="T4">
越南两警局发生枪击案 四警员遇害16人被捕</text:span>
</text:h>
      <text:p text:style-name="P4">
Author: 联合早报 (Person)</text:p>
      <text:p text:style-name="P4">
Publisher: 联合早报 (Organization)</text:p>
      <text:p text:style-name="P4">
Published Time: 2023-06-12T00:12</text:p>
      <text:p text:style-name="P4">
Modified Time: 2023-06-12T00:17</text:p>
      <text:p text:style-name="P4">
Description: 越南中部高原地区星期天（6月11日）发生两个社区警察局遭枪击的罕见事件，四名警员遇害，另有两名警员受伤，16人被捕。据法新社和路透社报道，越南公安部官网发消息说，遇害警员年龄介于3...</text:p>
      <text:p text:style-name="P4">
Videos: []</text:p>
      <text:p text:style-name="P4">
Audios: []</text:p>
      <text:p text:style-name="P4">
Images: []</text:p>
      <text:p text:style-name="P4">
Type: NewsArticle</text:p>
      <text:p text:style-name="P4">
Breadcrumbs: ['即时', '国际']</text:p>
      <text:p text:style-name="P4">
Keywords: ['越南', '枪击案']</text:p>
      <!--METADATA-->
      <text:p text:style-name="P4">
越南中部高原地区星期天（6月11日）发生两个社区警察局遭枪击的罕见事件，四名警员遇害，另有两名警员受伤，16人被捕。</text:p>
      <text:p text:style-name="P4">
据法新社和路透社报道，越南公安部官网发消息说，遇害警员年龄介于30岁至35岁，均被追授晋升。伤者还包括地方官员和平民，但没有提供伤亡数字。</text:p>
      <text:p text:style-name="P4">
据越通社报道，星期天清晨，一个团伙携带枪支闯入得乐省格昆县亚宵和亚克图尔两乡的警局并开枪射击，造成多名警员、乡干部和民众死亡及受伤。警方救出两名人质，另一名人质自行逃脱。</text:p>
      <text:p text:style-name="P4">
16人因这起事件被捕，调查人员还在搜寻更多嫌疑人。公安部也呼吁格昆县居民保持冷静，不要恐慌。</text:p>
      <text:p text:style-name="P4">
越南中部高原地区有一些少数民族，一直以来是越南的敏感地区之一，当地人长期不满土地权利等问题，另一些地方民众则要求更多的自治权，一些流亡海外的人士则主张地区独立。</text:p>
      <text:p text:style-name="P4">
枪支暴力在越南极为罕见，民众不能拥枪，黑市枪支也极为少见。</text:p>
      <text:p text:style-name="P4">
2020年1月，胡志明市郊区一个非法斗鸡活动发生械斗，四人遭枪杀。</text:p>
      <text:p text:style-name="P4">
2016年，越南北部安沛省两名高级官员在办公室遭同事射杀，凶手随后开枪自杀。</text:p>
      <text:p text:style-name="P4">
Source: <text:a xlink:type="simple" xlink:href="https://www.zaobao.com.sg/realtime/world/story20230612-1403406" text:style-name="Internet_20_link" text:visited-style-name="Visited_20_Internet_20_Link">
https://www.zaobao.com.sg/realtime/world/story20230612-1403406</text:a>
</text:p>
      <!--NEWS-->
      <text:h text:style-name="P10" text:outline-level="1">
<text:span text:style-name="T4">
中国电动车来了！中国电动车来了！美国消费者会买账吗？</text:span>
</text:h>
      <text:p text:style-name="P4">
Author: chinese@voanews.com (美国之音)</text:p>
      <text:p text:style-name="P4">
Publisher: 美国之音中文网 (Type: NewsMediaOrganization)</text:p>
      <text:p text:style-name="P4">
Published Time: 2023-06-12T00:53:13+08:00</text:p>
      <text:p text:style-name="P4">
Modified Time: 2023-06-11 16:59:06Z</text:p>
      <text:p text:style-name="P4">
Description: 在经过多年的准备后，中国的电动车厂商们正试图以价格优势设法打入美国的电动车市场。行业观察人士表示，中国电动车厂商将它们令人刮目相看，更重要的是具有价格优势的中国电动车打入美国市场只是时间问题。</text:p>
      <text:p text:style-name="P4">
Videos: []</text:p>
      <text:p text:style-name="P4">
Images: []</text:p>
      <text:p text:style-name="P4">
Categories: ['经济·金融·贸易', '美国', '中国', '美中关系', '美中贸易']</text:p>
      <text:p text:style-name="P4">
Type: None</text:p>
      <!--METADATA-->
      <text:p text:style-name="P4">
NoneNone</text:p>
      <text:p text:style-name="P4">
Source: <text:a xlink:type="simple" xlink:href="https://www.voachinese.com/a/cheap-chinese-evs-are-coming-to-the-us-20230611/7132171.html" text:style-name="Internet_20_link" text:visited-style-name="Visited_20_Internet_20_Link">
https://www.voachinese.com/a/cheap-chinese-evs-are-coming-to-the-us-20230611/7132171.html</text:a>
</text:p>
      <!--NEWS-->
      <text:h text:style-name="P10" text:outline-level="1">
<text:span text:style-name="T4">
前司法部长称，对特朗普的起诉“非常、非常具有伤害性”</text:span>
</text:h>
      <text:p text:style-name="P4">
Author: chinese@voanews.com (布雷德迈尔)</text:p>
      <text:p text:style-name="P4">
Publisher: 美国之音中文网 (Type: NewsMediaOrganization)</text:p>
      <text:p text:style-name="P4">
Published Time: 2023-06-12T04:10:51+08:00</text:p>
      <text:p text:style-name="P4">
Modified Time: 2023-06-11 20:10:51Z</text:p>
      <text:p text:style-name="P4">
Description: 美国前总统唐纳德·特朗普总统任期结束时的司法部长威廉·巴尔周日表示，指控特朗普在 2021 年卸任时非法保留高度机密的国家安全文件的刑事起诉“非常、非常具有伤害性”。</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indictment-against-trump-very-very-damning-former-attorney-general-says/7132452.html" text:style-name="Internet_20_link" text:visited-style-name="Visited_20_Internet_20_Link">
https://www.voachinese.com/a/indictment-against-trump-very-very-damning-former-attorney-general-says/7132452.html</text:a>
</text:p>
      <!--NEWS-->
      <text:h text:style-name="P10" text:outline-level="1">
<text:span text:style-name="T4">
伊朗最高领袖哈梅内伊：与西方达成核协议“没有错”</text:span>
</text:h>
      <text:p text:style-name="P4">
Author: chinese@voanews.com (美国之音)</text:p>
      <text:p text:style-name="P4">
Publisher: 美国之音中文网 (Type: NewsMediaOrganization)</text:p>
      <text:p text:style-name="P4">
Published Time: 2023-06-12T04:58:05+08:00</text:p>
      <text:p text:style-name="P4">
Modified Time: 2023-06-11 20:58:05Z</text:p>
      <text:p text:style-name="P4">
Description: 伊朗最高领导人哈梅内伊周日表示，如果伊朗的核基础设施保持完好无损，就德黑兰的核项目与西方达成协议是可能的，目前德黑兰和华盛顿之间为恢复 2015 年的核协议陷入僵局。</text:p>
      <text:p text:style-name="P4">
Videos: []</text:p>
      <text:p text:style-name="P4">
Images: []</text:p>
      <text:p text:style-name="P4">
Categories: ['中东', '亚太', '美国']</text:p>
      <text:p text:style-name="P4">
Type: None</text:p>
      <!--METADATA-->
      <text:p text:style-name="P4">
NoneNone</text:p>
      <text:p text:style-name="P4">
Source: <text:a xlink:type="simple" xlink:href="https://www.voachinese.com/a/iran-s-khamenei-nothing-wrong-with-a-nuclear-deal-with-west/7132485.html" text:style-name="Internet_20_link" text:visited-style-name="Visited_20_Internet_20_Link">
https://www.voachinese.com/a/iran-s-khamenei-nothing-wrong-with-a-nuclear-deal-with-west/713248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